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11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219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/>
    <style:style style:name="ce4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estado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privado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gob_regional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en uso</text:p>
          </table:table-cell>
          <table:table-cell office:value-type="float" office:value="234" calcext:value-type="float">
            <text:p>234</text:p>
          </table:table-cell>
          <table:table-cell office:value-type="float" office:value="153" calcext:value-type="float">
            <text:p>153</text:p>
          </table:table-cell>
          <table:table-cell office:value-type="float" office:value="137" calcext:value-type="float">
            <text:p>137</text:p>
          </table:table-cell>
          <table:table-cell office:value-type="float" office:value="43" calcext:value-type="float">
            <text:p>43</text:p>
          </table:table-cell>
          <table:table-cell office:value-type="float" office:value="31" calcext:value-type="float">
            <text:p>31</text:p>
          </table:table-cell>
          <table:table-cell table:formula="of:=SUM([.C2:.G2])" office:value-type="float" office:value="598" calcext:value-type="float">
            <text:p>5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7" calcext:value-type="date">
            <text:p>2020-04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 office:value-type="float" office:value="95" calcext:value-type="float">
            <text:p>95</text:p>
          </table:table-cell>
          <table:table-cell office:value-type="float" office:value="6" calcext:value-type="float">
            <text:p>6</text:p>
          </table:table-cell>
          <table:table-cell table:formula="of:=SUM([.C3:.G3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2" calcext:value-type="float">
            <text:p>152</text:p>
          </table:table-cell>
          <table:table-cell office:value-type="float" office:value="133" calcext:value-type="float">
            <text:p>133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table:formula="of:=SUM([.C4:.G4])" office:value-type="float" office:value="600" calcext:value-type="float">
            <text:p>6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8" calcext:value-type="date">
            <text:p>2020-04-2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float" office:value="82" calcext:value-type="float">
            <text:p>82</text:p>
          </table:table-cell>
          <table:table-cell office:value-type="float" office:value="21" calcext:value-type="float">
            <text:p>21</text:p>
          </table:table-cell>
          <table:table-cell table:formula="of:=SUM([.C5:.G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en uso</text:p>
          </table:table-cell>
          <table:table-cell office:value-type="float" office:value="240" calcext:value-type="float">
            <text:p>240</text:p>
          </table:table-cell>
          <table:table-cell office:value-type="float" office:value="158" calcext:value-type="float">
            <text:p>158</text:p>
          </table:table-cell>
          <table:table-cell office:value-type="float" office:value="141" calcext:value-type="float">
            <text:p>141</text:p>
          </table:table-cell>
          <table:table-cell office:value-type="float" office:value="56" calcext:value-type="float">
            <text:p>56</text:p>
          </table:table-cell>
          <table:table-cell office:value-type="float" office:value="28" calcext:value-type="float">
            <text:p>28</text:p>
          </table:table-cell>
          <table:table-cell table:formula="of:=SUM([.C6:.G6])" office:value-type="float" office:value="623" calcext:value-type="float">
            <text:p>6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29" calcext:value-type="date">
            <text:p>2020-04-29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105" calcext:value-type="float">
            <text:p>105</text:p>
          </table:table-cell>
          <table:table-cell office:value-type="float" office:value="8" calcext:value-type="float">
            <text:p>8</text:p>
          </table:table-cell>
          <table:table-cell table:formula="of:=SUM([.C7:.G7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165" calcext:value-type="float">
            <text:p>165</text:p>
          </table:table-cell>
          <table:table-cell office:value-type="float" office:value="141" calcext:value-type="float">
            <text:p>141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  <table:table-cell table:formula="of:=SUM([.C8:.G8])" office:value-type="float" office:value="651" calcext:value-type="float">
            <text:p>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4-30" calcext:value-type="date">
            <text:p>2020-04-30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office:value-type="float" office:value="8" calcext:value-type="float">
            <text:p>8</text:p>
          </table:table-cell>
          <table:table-cell table:formula="of:=SUM([.C9:.G9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en uso</text:p>
          </table:table-cell>
          <table:table-cell office:value-type="float" office:value="242" calcext:value-type="float">
            <text:p>242</text:p>
          </table:table-cell>
          <table:table-cell office:value-type="float" office:value="168" calcext:value-type="float">
            <text:p>168</text:p>
          </table:table-cell>
          <table:table-cell office:value-type="float" office:value="142" calcext:value-type="float">
            <text:p>142</text:p>
          </table:table-cell>
          <table:table-cell office:value-type="float" office:value="75" calcext:value-type="float">
            <text:p>75</text:p>
          </table:table-cell>
          <table:table-cell office:value-type="float" office:value="31" calcext:value-type="float">
            <text:p>31</text:p>
          </table:table-cell>
          <table:table-cell table:formula="of:=SUM([.C10:.G10])" office:value-type="float" office:value="658" calcext:value-type="float">
            <text:p>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1" calcext:value-type="date">
            <text:p>2020-05-01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84" calcext:value-type="float">
            <text:p>84</text:p>
          </table:table-cell>
          <table:table-cell office:value-type="float" office:value="6" calcext:value-type="float">
            <text:p>6</text:p>
          </table:table-cell>
          <table:table-cell table:formula="of:=SUM([.C11:.G11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en uso</text:p>
          </table:table-cell>
          <table:table-cell office:value-type="float" office:value="236" calcext:value-type="float">
            <text:p>236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73" calcext:value-type="float">
            <text:p>73</text:p>
          </table:table-cell>
          <table:table-cell office:value-type="float" office:value="31" calcext:value-type="float">
            <text:p>31</text:p>
          </table:table-cell>
          <table:table-cell table:formula="of:=SUM([.C12:.G12])" office:value-type="float" office:value="671" calcext:value-type="float">
            <text:p>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2" calcext:value-type="date">
            <text:p>2020-05-02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3" calcext:value-type="float">
            <text:p>3</text:p>
          </table:table-cell>
          <table:table-cell office:value-type="float" office:value="85" calcext:value-type="float">
            <text:p>85</text:p>
          </table:table-cell>
          <table:table-cell office:value-type="float" office:value="6" calcext:value-type="float">
            <text:p>6</text:p>
          </table:table-cell>
          <table:table-cell table:formula="of:=SUM([.C13:.G13])" office:value-type="float" office:value="178" calcext:value-type="float">
            <text:p>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en uso</text:p>
          </table:table-cell>
          <table:table-cell office:value-type="float" office:value="251" calcext:value-type="float">
            <text:p>251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table:formula="of:=SUM([.C14:.G14])" office:value-type="float" office:value="709" calcext:value-type="float">
            <text:p>7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5" calcext:value-type="date">
            <text:p>2020-05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7" calcext:value-type="float">
            <text:p>27</text:p>
          </table:table-cell>
          <table:table-cell office:value-type="float" office:value="9" calcext:value-type="float">
            <text:p>9</text:p>
          </table:table-cell>
          <table:table-cell office:value-type="float" office:value="86" calcext:value-type="float">
            <text:p>86</text:p>
          </table:table-cell>
          <table:table-cell office:value-type="float" office:value="6" calcext:value-type="float">
            <text:p>6</text:p>
          </table:table-cell>
          <table:table-cell table:formula="of:=SUM([.C15:.G15])" office:value-type="float" office:value="171" calcext:value-type="float">
            <text:p>1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2" calcext:value-type="float">
            <text:p>182</text:p>
          </table:table-cell>
          <table:table-cell office:value-type="float" office:value="154" calcext:value-type="float">
            <text:p>154</text:p>
          </table:table-cell>
          <table:table-cell office:value-type="float" office:value="98" calcext:value-type="float">
            <text:p>98</text:p>
          </table:table-cell>
          <table:table-cell office:value-type="float" office:value="31" calcext:value-type="float">
            <text:p>31</text:p>
          </table:table-cell>
          <table:table-cell table:formula="of:=SUM([.C16:.G16])" office:value-type="float" office:value="717" calcext:value-type="float">
            <text:p>7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6" calcext:value-type="date">
            <text:p>2020-05-0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98" calcext:value-type="float">
            <text:p>98</text:p>
          </table:table-cell>
          <table:table-cell office:value-type="float" office:value="6" calcext:value-type="float">
            <text:p>6</text:p>
          </table:table-cell>
          <table:table-cell table:formula="of:=SUM([.C17:.G17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en uso</text:p>
          </table:table-cell>
          <table:table-cell office:value-type="float" office:value="252" calcext:value-type="float">
            <text:p>252</text:p>
          </table:table-cell>
          <table:table-cell office:value-type="float" office:value="183" calcext:value-type="float">
            <text:p>183</text:p>
          </table:table-cell>
          <table:table-cell office:value-type="float" office:value="156" calcext:value-type="float">
            <text:p>156</text:p>
          </table:table-cell>
          <table:table-cell office:value-type="float" office:value="99" calcext:value-type="float">
            <text:p>99</text:p>
          </table:table-cell>
          <table:table-cell office:value-type="float" office:value="32" calcext:value-type="float">
            <text:p>32</text:p>
          </table:table-cell>
          <table:table-cell table:formula="of:=SUM([.C18:.G18])" office:value-type="float" office:value="722" calcext:value-type="float">
            <text:p>7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7" calcext:value-type="date">
            <text:p>2020-05-07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8" calcext:value-type="float">
            <text:p>28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6" calcext:value-type="float">
            <text:p>6</text:p>
          </table:table-cell>
          <table:table-cell table:formula="of:=SUM([.C19:.G19])" office:value-type="float" office:value="186" calcext:value-type="float">
            <text:p>1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en uso</text:p>
          </table:table-cell>
          <table:table-cell office:value-type="float" office:value="250" calcext:value-type="float">
            <text:p>250</text:p>
          </table:table-cell>
          <table:table-cell office:value-type="float" office:value="186" calcext:value-type="float">
            <text:p>186</text:p>
          </table:table-cell>
          <table:table-cell office:value-type="float" office:value="158" calcext:value-type="float">
            <text:p>158</text:p>
          </table:table-cell>
          <table:table-cell office:value-type="float" office:value="99" calcext:value-type="float">
            <text:p>99</text:p>
          </table:table-cell>
          <table:table-cell office:value-type="float" office:value="37" calcext:value-type="float">
            <text:p>37</text:p>
          </table:table-cell>
          <table:table-cell table:formula="of:=SUM([.C20:.G20])" office:value-type="float" office:value="730" calcext:value-type="float">
            <text:p>7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8" calcext:value-type="date">
            <text:p>2020-05-08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32" calcext:value-type="float">
            <text:p>32</text:p>
          </table:table-cell>
          <table:table-cell office:value-type="float" office:value="13" calcext:value-type="float">
            <text:p>13</text:p>
          </table:table-cell>
          <table:table-cell office:value-type="float" office:value="109" calcext:value-type="float">
            <text:p>109</text:p>
          </table:table-cell>
          <table:table-cell office:value-type="float" office:value="5" calcext:value-type="float">
            <text:p>5</text:p>
          </table:table-cell>
          <table:table-cell table:formula="of:=SUM([.C21:.G21])" office:value-type="float" office:value="209" calcext:value-type="float">
            <text:p>2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en uso</text:p>
          </table:table-cell>
          <table:table-cell office:value-type="float" office:value="255" calcext:value-type="float">
            <text:p>255</text:p>
          </table:table-cell>
          <table:table-cell office:value-type="float" office:value="192" calcext:value-type="float">
            <text:p>192</text:p>
          </table:table-cell>
          <table:table-cell office:value-type="float" office:value="158" calcext:value-type="float">
            <text:p>158</text:p>
          </table:table-cell>
          <table:table-cell office:value-type="float" office:value="107" calcext:value-type="float">
            <text:p>107</text:p>
          </table:table-cell>
          <table:table-cell office:value-type="float" office:value="36" calcext:value-type="float">
            <text:p>36</text:p>
          </table:table-cell>
          <table:table-cell table:formula="of:=SUM([.C22:.G22])" office:value-type="float" office:value="748" calcext:value-type="float">
            <text:p>7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09" calcext:value-type="date">
            <text:p>2020-05-0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11" calcext:value-type="float">
            <text:p>111</text:p>
          </table:table-cell>
          <table:table-cell office:value-type="float" office:value="6" calcext:value-type="float">
            <text:p>6</text:p>
          </table:table-cell>
          <table:table-cell table:formula="of:=SUM([.C23:.G23])" office:value-type="float" office:value="199" calcext:value-type="float">
            <text:p>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en uso</text:p>
          </table:table-cell>
          <table:table-cell office:value-type="float" office:value="263" calcext:value-type="float">
            <text:p>263</text:p>
          </table:table-cell>
          <table:table-cell office:value-type="float" office:value="205" calcext:value-type="float">
            <text:p>205</text:p>
          </table:table-cell>
          <table:table-cell office:value-type="float" office:value="162" calcext:value-type="float">
            <text:p>162</text:p>
          </table:table-cell>
          <table:table-cell office:value-type="float" office:value="107" calcext:value-type="float">
            <text:p>107</text:p>
          </table:table-cell>
          <table:table-cell office:value-type="float" office:value="37" calcext:value-type="float">
            <text:p>37</text:p>
          </table:table-cell>
          <table:table-cell table:formula="of:=SUM([.C24:.G24])" office:value-type="float" office:value="774" calcext:value-type="float">
            <text:p>7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0" calcext:value-type="date">
            <text:p>2020-05-10</text:p>
          </table:table-cell>
          <table:table-cell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  <table:table-cell office:value-type="float" office:value="109" calcext:value-type="float">
            <text:p>109</text:p>
          </table:table-cell>
          <table:table-cell office:value-type="float" office:value="8" calcext:value-type="float">
            <text:p>8</text:p>
          </table:table-cell>
          <table:table-cell table:formula="of:=SUM([.C25:.G25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en uso</text:p>
          </table:table-cell>
          <table:table-cell office:value-type="float" office:value="266" calcext:value-type="float">
            <text:p>266</text:p>
          </table:table-cell>
          <table:table-cell office:value-type="float" office:value="207" calcext:value-type="float">
            <text:p>207</text:p>
          </table:table-cell>
          <table:table-cell office:value-type="float" office:value="161" calcext:value-type="float">
            <text:p>161</text:p>
          </table:table-cell>
          <table:table-cell office:value-type="float" office:value="114" calcext:value-type="float">
            <text:p>114</text:p>
          </table:table-cell>
          <table:table-cell office:value-type="float" office:value="37" calcext:value-type="float">
            <text:p>37</text:p>
          </table:table-cell>
          <table:table-cell table:formula="of:=SUM([.C26:.G26])" office:value-type="float" office:value="785" calcext:value-type="float">
            <text:p>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1" calcext:value-type="date">
            <text:p>2020-05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float" office:value="8" calcext:value-type="float">
            <text:p>8</text:p>
          </table:table-cell>
          <table:table-cell table:formula="of:=SUM([.C27:.G27])" office:value-type="float" office:value="194" calcext:value-type="float">
            <text:p>1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en uso</text:p>
          </table:table-cell>
          <table:table-cell office:value-type="float" office:value="278" calcext:value-type="float">
            <text:p>278</text:p>
          </table:table-cell>
          <table:table-cell office:value-type="float" office:value="204" calcext:value-type="float">
            <text:p>204</text:p>
          </table:table-cell>
          <table:table-cell office:value-type="float" office:value="165" calcext:value-type="float">
            <text:p>165</text:p>
          </table:table-cell>
          <table:table-cell office:value-type="float" office:value="109" calcext:value-type="float">
            <text:p>109</text:p>
          </table:table-cell>
          <table:table-cell office:value-type="float" office:value="41" calcext:value-type="float">
            <text:p>41</text:p>
          </table:table-cell>
          <table:table-cell table:formula="of:=SUM([.C28:.G28])" office:value-type="float" office:value="797" calcext:value-type="float">
            <text:p>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2" calcext:value-type="date">
            <text:p>2020-05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03" calcext:value-type="float">
            <text:p>103</text:p>
          </table:table-cell>
          <table:table-cell office:value-type="float" office:value="7" calcext:value-type="float">
            <text:p>7</text:p>
          </table:table-cell>
          <table:table-cell table:formula="of:=SUM([.C29:.G29])" office:value-type="float" office:value="195" calcext:value-type="float">
            <text:p>1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en uso</text:p>
          </table:table-cell>
          <table:table-cell office:value-type="float" office:value="280" calcext:value-type="float">
            <text:p>280</text:p>
          </table:table-cell>
          <table:table-cell office:value-type="float" office:value="205" calcext:value-type="float">
            <text:p>205</text:p>
          </table:table-cell>
          <table:table-cell office:value-type="float" office:value="165" calcext:value-type="float">
            <text:p>165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table:formula="of:=SUM([.C30:.G30])" office:value-type="float" office:value="806" calcext:value-type="float">
            <text:p>8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3" calcext:value-type="date">
            <text:p>2020-05-1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06" calcext:value-type="float">
            <text:p>106</text:p>
          </table:table-cell>
          <table:table-cell office:value-type="float" office:value="5" calcext:value-type="float">
            <text:p>5</text:p>
          </table:table-cell>
          <table:table-cell table:formula="of:=SUM([.C31:.G31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7" calcext:value-type="float">
            <text:p>207</text:p>
          </table:table-cell>
          <table:table-cell office:value-type="float" office:value="165" calcext:value-type="float">
            <text:p>165</text:p>
          </table:table-cell>
          <table:table-cell office:value-type="float" office:value="114" calcext:value-type="float">
            <text:p>114</text:p>
          </table:table-cell>
          <table:table-cell office:value-type="float" office:value="44" calcext:value-type="float">
            <text:p>44</text:p>
          </table:table-cell>
          <table:table-cell table:formula="of:=SUM([.C32:.G32])" office:value-type="float" office:value="842" calcext:value-type="float">
            <text:p>842</text:p>
          </table:table-cell>
          <table:table-cell table:number-columns-repeated="6"/>
        </table:table-row>
        <table:table-row table:style-name="ro2">
          <table:table-cell table:style-name="ce1" office:value-type="date" office:date-value="2020-05-14" calcext:value-type="date">
            <text:p>2020-05-1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04" calcext:value-type="float">
            <text:p>104</text:p>
          </table:table-cell>
          <table:table-cell office:value-type="float" office:value="4" calcext:value-type="float">
            <text:p>4</text:p>
          </table:table-cell>
          <table:table-cell table:formula="of:=SUM([.C33:.G33])" office:value-type="float" office:value="189" calcext:value-type="float">
            <text:p>189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en uso</text:p>
          </table:table-cell>
          <table:table-cell office:value-type="float" office:value="313" calcext:value-type="float">
            <text:p>313</text:p>
          </table:table-cell>
          <table:table-cell office:value-type="float" office:value="210" calcext:value-type="float">
            <text:p>210</text:p>
          </table:table-cell>
          <table:table-cell office:value-type="float" office:value="162" calcext:value-type="float">
            <text:p>162</text:p>
          </table:table-cell>
          <table:table-cell office:value-type="float" office:value="121" calcext:value-type="float">
            <text:p>121</text:p>
          </table:table-cell>
          <table:table-cell office:value-type="float" office:value="45" calcext:value-type="float">
            <text:p>45</text:p>
          </table:table-cell>
          <table:table-cell table:formula="of:=SUM([.C34:.G34])" office:value-type="float" office:value="851" calcext:value-type="float">
            <text:p>851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5" calcext:value-type="date">
            <text:p>2020-05-1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14" calcext:value-type="float">
            <text:p>14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formula="of:=SUM([.C35:.G35])" office:value-type="float" office:value="192" calcext:value-type="float">
            <text:p>192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en uso</text:p>
          </table:table-cell>
          <table:table-cell office:value-type="float" office:value="310" calcext:value-type="float">
            <text:p>310</text:p>
          </table:table-cell>
          <table:table-cell office:value-type="float" office:value="208" calcext:value-type="float">
            <text:p>208</text:p>
          </table:table-cell>
          <table:table-cell office:value-type="float" office:value="159" calcext:value-type="float">
            <text:p>159</text:p>
          </table:table-cell>
          <table:table-cell office:value-type="float" office:value="121" calcext:value-type="float">
            <text:p>121</text:p>
          </table:table-cell>
          <table:table-cell office:value-type="float" office:value="42" calcext:value-type="float">
            <text:p>42</text:p>
          </table:table-cell>
          <table:table-cell table:formula="of:=SUM([.C36:.G36])" office:value-type="float" office:value="840" calcext:value-type="float">
            <text:p>840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6" calcext:value-type="date">
            <text:p>2020-05-16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37:.G37])" office:value-type="float" office:value="196" calcext:value-type="float">
            <text:p>196</text:p>
          </table:table-cell>
          <table:table-cell table:number-columns-repeated="3"/>
          <table:table-cell table:style-name="ce3" table:number-columns-repeated="3"/>
        </table:table-row>
        <table:table-row table:style-name="ro2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en uso</text:p>
          </table:table-cell>
          <table:table-cell office:value-type="float" office:value="312" calcext:value-type="float">
            <text:p>312</text:p>
          </table:table-cell>
          <table:table-cell office:value-type="float" office:value="209" calcext:value-type="float">
            <text:p>209</text:p>
          </table:table-cell>
          <table:table-cell office:value-type="float" office:value="161" calcext:value-type="float">
            <text:p>161</text:p>
          </table:table-cell>
          <table:table-cell office:value-type="float" office:value="126" calcext:value-type="float">
            <text:p>126</text:p>
          </table:table-cell>
          <table:table-cell office:value-type="float" office:value="42" calcext:value-type="float">
            <text:p>42</text:p>
          </table:table-cell>
          <table:table-cell table:formula="of:=SUM([.C38:.G38])" office:value-type="float" office:value="850" calcext:value-type="float">
            <text:p>850</text:p>
          </table:table-cell>
          <table:table-cell table:number-columns-repeated="3"/>
          <table:table-cell table:style-name="ce3" table:number-columns-repeated="3"/>
        </table:table-row>
        <table:table-row table:style-name="ro1">
          <table:table-cell table:style-name="ce1" office:value-type="date" office:date-value="2020-05-17" calcext:value-type="date">
            <text:p>2020-05-17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93" calcext:value-type="float">
            <text:p>93</text:p>
          </table:table-cell>
          <table:table-cell office:value-type="float" office:value="4" calcext:value-type="float">
            <text:p>4</text:p>
          </table:table-cell>
          <table:table-cell table:formula="of:=SUM([.C39:.G39])" office:value-type="float" office:value="191" calcext:value-type="float">
            <text:p>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en uso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5" calcext:value-type="float">
            <text:p>45</text:p>
          </table:table-cell>
          <table:table-cell table:formula="of:=SUM([.C40:.G40])" office:value-type="float" office:value="866" calcext:value-type="float">
            <text:p>8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8" calcext:value-type="date">
            <text:p>2020-05-18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21" calcext:value-type="float">
            <text:p>21</text:p>
          </table:table-cell>
          <table:table-cell office:value-type="float" office:value="10" calcext:value-type="float">
            <text:p>1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table:formula="of:=SUM([.C41:.G41])" office:value-type="float" office:value="187" calcext:value-type="float">
            <text:p>1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en uso</text:p>
          </table:table-cell>
          <table:table-cell office:value-type="float" office:value="323" calcext:value-type="float">
            <text:p>323</text:p>
          </table:table-cell>
          <table:table-cell office:value-type="float" office:value="219" calcext:value-type="float">
            <text:p>219</text:p>
          </table:table-cell>
          <table:table-cell office:value-type="float" office:value="172" calcext:value-type="float">
            <text:p>172</text:p>
          </table:table-cell>
          <table:table-cell office:value-type="float" office:value="125" calcext:value-type="float">
            <text:p>125</text:p>
          </table:table-cell>
          <table:table-cell office:value-type="float" office:value="44" calcext:value-type="float">
            <text:p>44</text:p>
          </table:table-cell>
          <table:table-cell table:formula="of:=SUM([.C42:.G42])"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19" calcext:value-type="date">
            <text:p>2020-05-19</text:p>
          </table:table-cell>
          <table:table-cell office:value-type="string" calcext:value-type="string">
            <text:p>disponible</text:p>
          </table:table-cell>
          <table:table-cell office:value-type="float" office:value="48" calcext:value-type="float">
            <text:p>48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SUM([.C43:.G43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en uso</text:p>
          </table:table-cell>
          <table:table-cell office:value-type="float" office:value="326" calcext:value-type="float">
            <text:p>326</text:p>
          </table:table-cell>
          <table:table-cell office:value-type="float" office:value="214" calcext:value-type="float">
            <text:p>214</text:p>
          </table:table-cell>
          <table:table-cell office:value-type="float" office:value="166" calcext:value-type="float">
            <text:p>166</text:p>
          </table:table-cell>
          <table:table-cell office:value-type="float" office:value="119" calcext:value-type="float">
            <text:p>119</text:p>
          </table:table-cell>
          <table:table-cell office:value-type="float" office:value="44" calcext:value-type="float">
            <text:p>44</text:p>
          </table:table-cell>
          <table:table-cell table:formula="of:=SUM([.C44:.G44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0" calcext:value-type="date">
            <text:p>2020-05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SUM([.C45:.G45])" office:value-type="float" office:value="177" calcext:value-type="float">
            <text:p>1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1" calcext:value-type="float">
            <text:p>211</text:p>
          </table:table-cell>
          <table:table-cell office:value-type="float" office:value="166" calcext:value-type="float">
            <text:p>166</text:p>
          </table:table-cell>
          <table:table-cell office:value-type="float" office:value="126" calcext:value-type="float">
            <text:p>126</text:p>
          </table:table-cell>
          <table:table-cell office:value-type="float" office:value="47" calcext:value-type="float">
            <text:p>47</text:p>
          </table:table-cell>
          <table:table-cell table:formula="of:=SUM([.C46:.G46])" office:value-type="float" office:value="886" calcext:value-type="float">
            <text:p>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1" calcext:value-type="date">
            <text:p>2020-05-21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7:.G47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en uso</text:p>
          </table:table-cell>
          <table:table-cell office:value-type="float" office:value="337" calcext:value-type="float">
            <text:p>337</text:p>
          </table:table-cell>
          <table:table-cell office:value-type="float" office:value="217" calcext:value-type="float">
            <text:p>217</text:p>
          </table:table-cell>
          <table:table-cell office:value-type="float" office:value="172" calcext:value-type="float">
            <text:p>172</text:p>
          </table:table-cell>
          <table:table-cell office:value-type="float" office:value="128" calcext:value-type="float">
            <text:p>128</text:p>
          </table:table-cell>
          <table:table-cell office:value-type="float" office:value="47" calcext:value-type="float">
            <text:p>47</text:p>
          </table:table-cell>
          <table:table-cell table:formula="of:=SUM([.C48:.G48])" office:value-type="float" office:value="901" calcext:value-type="float">
            <text:p>9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2" calcext:value-type="date">
            <text:p>2020-05-2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SUM([.C49:.G49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en uso</text:p>
          </table:table-cell>
          <table:table-cell office:value-type="float" office:value="336" calcext:value-type="float">
            <text:p>336</text:p>
          </table:table-cell>
          <table:table-cell office:value-type="float" office:value="214" calcext:value-type="float">
            <text:p>214</text:p>
          </table:table-cell>
          <table:table-cell office:value-type="float" office:value="174" calcext:value-type="float">
            <text:p>174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table:formula="of:=SUM([.C50:.G50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3" calcext:value-type="date">
            <text:p>2020-05-23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81" calcext:value-type="float">
            <text:p>81</text:p>
          </table:table-cell>
          <table:table-cell office:value-type="float" office:value="7" calcext:value-type="float">
            <text:p>7</text:p>
          </table:table-cell>
          <table:table-cell table:formula="of:=SUM([.C51:.G51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en uso</text:p>
          </table:table-cell>
          <table:table-cell office:value-type="float" office:value="329" calcext:value-type="float">
            <text:p>329</text:p>
          </table:table-cell>
          <table:table-cell office:value-type="float" office:value="219" calcext:value-type="float">
            <text:p>219</text:p>
          </table:table-cell>
          <table:table-cell office:value-type="float" office:value="179" calcext:value-type="float">
            <text:p>179</text:p>
          </table:table-cell>
          <table:table-cell office:value-type="float" office:value="145" calcext:value-type="float">
            <text:p>145</text:p>
          </table:table-cell>
          <table:table-cell office:value-type="float" office:value="48" calcext:value-type="float">
            <text:p>48</text:p>
          </table:table-cell>
          <table:table-cell table:formula="of:=SUM([.C52:.G52])" office:value-type="float" office:value="920" calcext:value-type="float">
            <text:p>9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4" calcext:value-type="date">
            <text:p>2020-05-2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9" calcext:value-type="float">
            <text:p>9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formula="of:=SUM([.C53:.G5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en uso</text:p>
          </table:table-cell>
          <table:table-cell office:value-type="float" office:value="327" calcext:value-type="float">
            <text:p>327</text:p>
          </table:table-cell>
          <table:table-cell office:value-type="float" office:value="219" calcext:value-type="float">
            <text:p>219</text:p>
          </table:table-cell>
          <table:table-cell office:value-type="float" office:value="177" calcext:value-type="float">
            <text:p>177</text:p>
          </table:table-cell>
          <table:table-cell office:value-type="float" office:value="136" calcext:value-type="float">
            <text:p>136</text:p>
          </table:table-cell>
          <table:table-cell office:value-type="float" office:value="50" calcext:value-type="float">
            <text:p>50</text:p>
          </table:table-cell>
          <table:table-cell table:formula="of:=SUM([.C54:.G54])" office:value-type="float" office:value="909" calcext:value-type="float">
            <text:p>9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5" calcext:value-type="date">
            <text:p>2020-05-25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81" calcext:value-type="float">
            <text:p>81</text:p>
          </table:table-cell>
          <table:table-cell office:value-type="float" office:value="6" calcext:value-type="float">
            <text:p>6</text:p>
          </table:table-cell>
          <table:table-cell table:formula="of:=SUM([.C55:.G55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en uso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183" calcext:value-type="float">
            <text:p>183</text:p>
          </table:table-cell>
          <table:table-cell office:value-type="float" office:value="143" calcext:value-type="float">
            <text:p>143</text:p>
          </table:table-cell>
          <table:table-cell office:value-type="float" office:value="55" calcext:value-type="float">
            <text:p>55</text:p>
          </table:table-cell>
          <table:table-cell table:formula="of:=SUM([.C56:.G56])" office:value-type="float" office:value="923" calcext:value-type="float">
            <text:p>9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6" calcext:value-type="date">
            <text:p>2020-05-2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57:.G57])" office:value-type="float" office:value="167" calcext:value-type="float">
            <text:p>1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13" calcext:value-type="float">
            <text:p>213</text:p>
          </table:table-cell>
          <table:table-cell office:value-type="float" office:value="176" calcext:value-type="float">
            <text:p>176</text:p>
          </table:table-cell>
          <table:table-cell office:value-type="float" office:value="145" calcext:value-type="float">
            <text:p>145</text:p>
          </table:table-cell>
          <table:table-cell office:value-type="float" office:value="57" calcext:value-type="float">
            <text:p>57</text:p>
          </table:table-cell>
          <table:table-cell table:formula="of:=SUM([.C58:.G58])" office:value-type="float" office:value="926" calcext:value-type="float">
            <text:p>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7" calcext:value-type="date">
            <text:p>2020-05-2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2" calcext:value-type="float">
            <text:p>2</text:p>
          </table:table-cell>
          <table:table-cell table:formula="of:=SUM([.C59:.G59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en uso</text:p>
          </table:table-cell>
          <table:table-cell office:value-type="float" office:value="335" calcext:value-type="float">
            <text:p>335</text:p>
          </table:table-cell>
          <table:table-cell office:value-type="float" office:value="226" calcext:value-type="float">
            <text:p>226</text:p>
          </table:table-cell>
          <table:table-cell office:value-type="float" office:value="185" calcext:value-type="float">
            <text:p>185</text:p>
          </table:table-cell>
          <table:table-cell office:value-type="float" office:value="138" calcext:value-type="float">
            <text:p>138</text:p>
          </table:table-cell>
          <table:table-cell office:value-type="float" office:value="59" calcext:value-type="float">
            <text:p>59</text:p>
          </table:table-cell>
          <table:table-cell table:formula="of:=SUM([.C60:.G60])"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8" calcext:value-type="date">
            <text:p>2020-05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61:.G61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en uso</text:p>
          </table:table-cell>
          <table:table-cell office:value-type="float" office:value="339" calcext:value-type="float">
            <text:p>339</text:p>
          </table:table-cell>
          <table:table-cell office:value-type="float" office:value="213" calcext:value-type="float">
            <text:p>213</text:p>
          </table:table-cell>
          <table:table-cell office:value-type="float" office:value="179" calcext:value-type="float">
            <text:p>179</text:p>
          </table:table-cell>
          <table:table-cell office:value-type="float" office:value="151" calcext:value-type="float">
            <text:p>151</text:p>
          </table:table-cell>
          <table:table-cell office:value-type="float" office:value="58" calcext:value-type="float">
            <text:p>58</text:p>
          </table:table-cell>
          <table:table-cell table:formula="of:=SUM([.C62:.G62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29" calcext:value-type="date">
            <text:p>2020-05-29</text:p>
          </table:table-cell>
          <table:table-cell office:value-type="string" calcext:value-type="string">
            <text:p>disponible</text:p>
          </table:table-cell>
          <table:table-cell office:value-type="float" office:value="102" calcext:value-type="float">
            <text:p>10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70" calcext:value-type="float">
            <text:p>70</text:p>
          </table:table-cell>
          <table:table-cell office:value-type="float" office:value="6" calcext:value-type="float">
            <text:p>6</text:p>
          </table:table-cell>
          <table:table-cell table:formula="of:=SUM([.C63:.G63])" office:value-type="float" office:value="230" calcext:value-type="float">
            <text:p>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216" calcext:value-type="float">
            <text:p>216</text:p>
          </table:table-cell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58" calcext:value-type="float">
            <text:p>58</text:p>
          </table:table-cell>
          <table:table-cell table:formula="of:=SUM([.C64:.G64])" office:value-type="float" office:value="960" calcext:value-type="float">
            <text:p>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0" calcext:value-type="date">
            <text:p>2020-05-30</text:p>
          </table:table-cell>
          <table:table-cell office:value-type="string" calcext:value-type="string">
            <text:p>disponible</text:p>
          </table:table-cell>
          <table:table-cell office:value-type="float" office:value="88" calcext:value-type="float">
            <text:p>88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  <table:table-cell office:value-type="float" office:value="73" calcext:value-type="float">
            <text:p>73</text:p>
          </table:table-cell>
          <table:table-cell office:value-type="float" office:value="7" calcext:value-type="float">
            <text:p>7</text:p>
          </table:table-cell>
          <table:table-cell table:formula="of:=SUM([.C65:.G65])" office:value-type="float" office:value="222" calcext:value-type="float">
            <text:p>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en uso</text:p>
          </table:table-cell>
          <table:table-cell office:value-type="float" office:value="363" calcext:value-type="float">
            <text:p>363</text:p>
          </table:table-cell>
          <table:table-cell office:value-type="float" office:value="220" calcext:value-type="float">
            <text:p>220</text:p>
          </table:table-cell>
          <table:table-cell office:value-type="float" office:value="195" calcext:value-type="float">
            <text:p>195</text:p>
          </table:table-cell>
          <table:table-cell office:value-type="float" office:value="149" calcext:value-type="float">
            <text:p>149</text:p>
          </table:table-cell>
          <table:table-cell office:value-type="float" office:value="61" calcext:value-type="float">
            <text:p>61</text:p>
          </table:table-cell>
          <table:table-cell table:formula="of:=SUM([.C66:.G6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5-31" calcext:value-type="date">
            <text:p>2020-05-31</text:p>
          </table:table-cell>
          <table:table-cell office:value-type="string" calcext:value-type="string">
            <text:p>disponible</text:p>
          </table:table-cell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float" office:value="14" calcext:value-type="float">
            <text:p>14</text:p>
          </table:table-cell>
          <table:table-cell office:value-type="float" office:value="74" calcext:value-type="float">
            <text:p>74</text:p>
          </table:table-cell>
          <table:table-cell office:value-type="float" office:value="4" calcext:value-type="float">
            <text:p>4</text:p>
          </table:table-cell>
          <table:table-cell table:formula="of:=SUM([.C67:.G67])" office:value-type="float" office:value="198" calcext:value-type="float">
            <text:p>1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en uso</text:p>
          </table:table-cell>
          <table:table-cell office:value-type="float" office:value="358" calcext:value-type="float">
            <text:p>358</text:p>
          </table:table-cell>
          <table:table-cell office:value-type="float" office:value="225" calcext:value-type="float">
            <text:p>225</text:p>
          </table:table-cell>
          <table:table-cell office:value-type="float" office:value="183" calcext:value-type="float">
            <text:p>183</text:p>
          </table:table-cell>
          <table:table-cell office:value-type="float" office:value="149" calcext:value-type="float">
            <text:p>149</text:p>
          </table:table-cell>
          <table:table-cell office:value-type="float" office:value="60" calcext:value-type="float">
            <text:p>60</text:p>
          </table:table-cell>
          <table:table-cell table:formula="of:=SUM([.C68:.G68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1" calcext:value-type="date">
            <text:p>2020-06-01</text:p>
          </table:table-cell>
          <table:table-cell office:value-type="string" calcext:value-type="string">
            <text:p>disponible</text:p>
          </table:table-cell>
          <table:table-cell office:value-type="float" office:value="91" calcext:value-type="float">
            <text:p>91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5" calcext:value-type="float">
            <text:p>5</text:p>
          </table:table-cell>
          <table:table-cell table:formula="of:=SUM([.C69:.G69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en uso</text:p>
          </table:table-cell>
          <table:table-cell office:value-type="float" office:value="350" calcext:value-type="float">
            <text:p>350</text:p>
          </table:table-cell>
          <table:table-cell office:value-type="float" office:value="225" calcext:value-type="float">
            <text:p>225</text:p>
          </table:table-cell>
          <table:table-cell office:value-type="float" office:value="186" calcext:value-type="float">
            <text:p>186</text:p>
          </table:table-cell>
          <table:table-cell office:value-type="float" office:value="145" calcext:value-type="float">
            <text:p>145</text:p>
          </table:table-cell>
          <table:table-cell office:value-type="float" office:value="58" calcext:value-type="float">
            <text:p>58</text:p>
          </table:table-cell>
          <table:table-cell table:formula="of:=SUM([.C70:.G70])" office:value-type="float" office:value="964" calcext:value-type="float">
            <text:p>9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2" calcext:value-type="date">
            <text:p>2020-06-02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8" calcext:value-type="float">
            <text:p>18</text:p>
          </table:table-cell>
          <table:table-cell office:value-type="float" office:value="79" calcext:value-type="float">
            <text:p>79</text:p>
          </table:table-cell>
          <table:table-cell office:value-type="float" office:value="6" calcext:value-type="float">
            <text:p>6</text:p>
          </table:table-cell>
          <table:table-cell table:formula="of:=SUM([.C71:.G71])" office:value-type="float" office:value="206" calcext:value-type="float">
            <text:p>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en uso</text:p>
          </table:table-cell>
          <table:table-cell office:value-type="float" office:value="352" calcext:value-type="float">
            <text:p>352</text:p>
          </table:table-cell>
          <table:table-cell office:value-type="float" office:value="229" calcext:value-type="float">
            <text:p>229</text:p>
          </table:table-cell>
          <table:table-cell office:value-type="float" office:value="198" calcext:value-type="float">
            <text:p>198</text:p>
          </table:table-cell>
          <table:table-cell office:value-type="float" office:value="162" calcext:value-type="float">
            <text:p>162</text:p>
          </table:table-cell>
          <table:table-cell office:value-type="float" office:value="57" calcext:value-type="float">
            <text:p>57</text:p>
          </table:table-cell>
          <table:table-cell table:formula="of:=SUM([.C72:.G72])" office:value-type="float" office:value="998" calcext:value-type="float">
            <text:p>9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3" calcext:value-type="date">
            <text:p>2020-06-03</text:p>
          </table:table-cell>
          <table:table-cell office:value-type="string" calcext:value-type="string">
            <text:p>disponible</text:p>
          </table:table-cell>
          <table:table-cell office:value-type="float" office:value="76" calcext:value-type="float">
            <text:p>7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74" calcext:value-type="float">
            <text:p>74</text:p>
          </table:table-cell>
          <table:table-cell office:value-type="float" office:value="8" calcext:value-type="float">
            <text:p>8</text:p>
          </table:table-cell>
          <table:table-cell table:formula="of:=SUM([.C73:.G73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en uso</text:p>
          </table:table-cell>
          <table:table-cell office:value-type="float" office:value="355" calcext:value-type="float">
            <text:p>355</text:p>
          </table:table-cell>
          <table:table-cell office:value-type="float" office:value="225" calcext:value-type="float">
            <text:p>225</text:p>
          </table:table-cell>
          <table:table-cell office:value-type="float" office:value="203" calcext:value-type="float">
            <text:p>203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4:.G74])" office:value-type="float" office:value="1005" calcext:value-type="float">
            <text:p>10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4" calcext:value-type="date">
            <text:p>2020-06-04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0" calcext:value-type="float">
            <text:p>30</text:p>
          </table:table-cell>
          <table:table-cell office:value-type="float" office:value="13" calcext:value-type="float">
            <text:p>1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table:formula="of:=SUM([.C75:.G75])" office:value-type="float" office:value="185" calcext:value-type="float">
            <text:p>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2" calcext:value-type="float">
            <text:p>232</text:p>
          </table:table-cell>
          <table:table-cell office:value-type="float" office:value="208" calcext:value-type="float">
            <text:p>208</text:p>
          </table:table-cell>
          <table:table-cell office:value-type="float" office:value="162" calcext:value-type="float">
            <text:p>162</text:p>
          </table:table-cell>
          <table:table-cell office:value-type="float" office:value="60" calcext:value-type="float">
            <text:p>60</text:p>
          </table:table-cell>
          <table:table-cell table:formula="of:=SUM([.C76:.G76])"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5" calcext:value-type="date">
            <text:p>2020-06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5" calcext:value-type="float">
            <text:p>5</text:p>
          </table:table-cell>
          <table:table-cell table:formula="of:=SUM([.C77:.G77])" office:value-type="float" office:value="156" calcext:value-type="float">
            <text:p>1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en uso</text:p>
          </table:table-cell>
          <table:table-cell office:value-type="float" office:value="371" calcext:value-type="float">
            <text:p>371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  <table:table-cell office:value-type="float" office:value="173" calcext:value-type="float">
            <text:p>173</text:p>
          </table:table-cell>
          <table:table-cell office:value-type="float" office:value="60" calcext:value-type="float">
            <text:p>60</text:p>
          </table:table-cell>
          <table:table-cell table:formula="of:=SUM([.C78:.G78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6" calcext:value-type="date">
            <text:p>2020-06-06</text:p>
          </table:table-cell>
          <table:table-cell office:value-type="string" calcext:value-type="string">
            <text:p>disponible</text:p>
          </table:table-cell>
          <table:table-cell office:value-type="float" office:value="60" calcext:value-type="float">
            <text:p>60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63" calcext:value-type="float">
            <text:p>63</text:p>
          </table:table-cell>
          <table:table-cell office:value-type="float" office:value="5" calcext:value-type="float">
            <text:p>5</text:p>
          </table:table-cell>
          <table:table-cell table:formula="of:=SUM([.C79:.G7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232" calcext:value-type="float">
            <text:p>232</text:p>
          </table:table-cell>
          <table:table-cell office:value-type="float" office:value="229" calcext:value-type="float">
            <text:p>229</text:p>
          </table:table-cell>
          <table:table-cell office:value-type="float" office:value="176" calcext:value-type="float">
            <text:p>176</text:p>
          </table:table-cell>
          <table:table-cell office:value-type="float" office:value="58" calcext:value-type="float">
            <text:p>58</text:p>
          </table:table-cell>
          <table:table-cell table:formula="of:=SUM([.C80:.G80])" office:value-type="float" office:value="1062" calcext:value-type="float">
            <text:p>10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7" calcext:value-type="date">
            <text:p>2020-06-07</text:p>
          </table:table-cell>
          <table:table-cell office:value-type="string" calcext:value-type="string">
            <text:p>disponible</text:p>
          </table:table-cell>
          <table:table-cell office:value-type="float" office:value="68" calcext:value-type="float">
            <text:p>68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float" office:value="5" calcext:value-type="float">
            <text:p>5</text:p>
          </table:table-cell>
          <table:table-cell table:formula="of:=SUM([.C81:.G81])" office:value-type="float" office:value="176" calcext:value-type="float">
            <text:p>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en uso</text:p>
          </table:table-cell>
          <table:table-cell office:value-type="float" office:value="378" calcext:value-type="float">
            <text:p>378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  <table:table-cell office:value-type="float" office:value="176" calcext:value-type="float">
            <text:p>176</text:p>
          </table:table-cell>
          <table:table-cell office:value-type="float" office:value="59" calcext:value-type="float">
            <text:p>59</text:p>
          </table:table-cell>
          <table:table-cell table:formula="of:=SUM([.C82:.G82])" office:value-type="float" office:value="1072" calcext:value-type="float">
            <text:p>10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8" calcext:value-type="date">
            <text:p>2020-06-08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7" calcext:value-type="float">
            <text:p>27</text:p>
          </table:table-cell>
          <table:table-cell office:value-type="float" office:value="17" calcext:value-type="float">
            <text:p>17</text:p>
          </table:table-cell>
          <table:table-cell office:value-type="float" office:value="55" calcext:value-type="float">
            <text:p>55</text:p>
          </table:table-cell>
          <table:table-cell office:value-type="float" office:value="4" calcext:value-type="float">
            <text:p>4</text:p>
          </table:table-cell>
          <table:table-cell table:formula="of:=SUM([.C83:.G83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en uso</text:p>
          </table:table-cell>
          <table:table-cell office:value-type="float" office:value="369" calcext:value-type="float">
            <text:p>369</text:p>
          </table:table-cell>
          <table:table-cell office:value-type="float" office:value="238" calcext:value-type="float">
            <text:p>238</text:p>
          </table:table-cell>
          <table:table-cell office:value-type="float" office:value="227" calcext:value-type="float">
            <text:p>227</text:p>
          </table:table-cell>
          <table:table-cell office:value-type="float" office:value="191" calcext:value-type="float">
            <text:p>191</text:p>
          </table:table-cell>
          <table:table-cell office:value-type="float" office:value="52" calcext:value-type="float">
            <text:p>52</text:p>
          </table:table-cell>
          <table:table-cell table:formula="of:=SUM([.C84:.G84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09" calcext:value-type="date">
            <text:p>2020-06-09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office:value-type="float" office:value="7" calcext:value-type="float">
            <text:p>7</text:p>
          </table:table-cell>
          <table:table-cell table:formula="of:=SUM([.C85:.G85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en uso</text:p>
          </table:table-cell>
          <table:table-cell office:value-type="float" office:value="374" calcext:value-type="float">
            <text:p>374</text:p>
          </table:table-cell>
          <table:table-cell office:value-type="float" office:value="237" calcext:value-type="float">
            <text:p>237</text:p>
          </table:table-cell>
          <table:table-cell office:value-type="float" office:value="215" calcext:value-type="float">
            <text:p>215</text:p>
          </table:table-cell>
          <table:table-cell office:value-type="float" office:value="190" calcext:value-type="float">
            <text:p>190</text:p>
          </table:table-cell>
          <table:table-cell office:value-type="float" office:value="49" calcext:value-type="float">
            <text:p>49</text:p>
          </table:table-cell>
          <table:table-cell table:formula="of:=SUM([.C86:.G86])" office:value-type="float" office:value="1065" calcext:value-type="float">
            <text:p>10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0" calcext:value-type="date">
            <text:p>2020-06-10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table:formula="of:=SUM([.C87:.G87])" office:value-type="float" office:value="175" calcext:value-type="float">
            <text:p>1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en uso</text:p>
          </table:table-cell>
          <table:table-cell office:value-type="float" office:value="375" calcext:value-type="float">
            <text:p>375</text:p>
          </table:table-cell>
          <table:table-cell office:value-type="float" office:value="233" calcext:value-type="float">
            <text:p>233</text:p>
          </table:table-cell>
          <table:table-cell office:value-type="float" office:value="218" calcext:value-type="float">
            <text:p>218</text:p>
          </table:table-cell>
          <table:table-cell office:value-type="float" office:value="193" calcext:value-type="float">
            <text:p>193</text:p>
          </table:table-cell>
          <table:table-cell office:value-type="float" office:value="50" calcext:value-type="float">
            <text:p>50</text:p>
          </table:table-cell>
          <table:table-cell table:formula="of:=SUM([.C88:.G88])" office:value-type="float" office:value="1069" calcext:value-type="float">
            <text:p>1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1" calcext:value-type="date">
            <text:p>2020-06-11</text:p>
          </table:table-cell>
          <table:table-cell office:value-type="string" calcext:value-type="string">
            <text:p>disponible</text:p>
          </table:table-cell>
          <table:table-cell office:value-type="float" office:value="72" calcext:value-type="float">
            <text:p>72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table:formula="of:=SUM([.C89:.G89])" office:value-type="float" office:value="172" calcext:value-type="float">
            <text:p>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en uso</text:p>
          </table:table-cell>
          <table:table-cell office:value-type="float" office:value="379" calcext:value-type="float">
            <text:p>379</text:p>
          </table:table-cell>
          <table:table-cell office:value-type="float" office:value="233" calcext:value-type="float">
            <text:p>233</text:p>
          </table:table-cell>
          <table:table-cell office:value-type="float" office:value="230" calcext:value-type="float">
            <text:p>230</text:p>
          </table:table-cell>
          <table:table-cell office:value-type="float" office:value="191" calcext:value-type="float">
            <text:p>191</text:p>
          </table:table-cell>
          <table:table-cell office:value-type="float" office:value="56" calcext:value-type="float">
            <text:p>56</text:p>
          </table:table-cell>
          <table:table-cell table:formula="of:=SUM([.C90:.G90])" office:value-type="float" office:value="1089" calcext:value-type="float">
            <text:p>10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2" calcext:value-type="date">
            <text:p>2020-06-12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SUM([.C91:.G9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231" calcext:value-type="float">
            <text:p>231</text:p>
          </table:table-cell>
          <table:table-cell office:value-type="float" office:value="242" calcext:value-type="float">
            <text:p>242</text:p>
          </table:table-cell>
          <table:table-cell office:value-type="float" office:value="197" calcext:value-type="float">
            <text:p>197</text:p>
          </table:table-cell>
          <table:table-cell office:value-type="float" office:value="57" calcext:value-type="float">
            <text:p>57</text:p>
          </table:table-cell>
          <table:table-cell table:formula="of:=SUM([.C92:.G92])" office:value-type="float" office:value="1113" calcext:value-type="float">
            <text:p>1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3" calcext:value-type="date">
            <text:p>2020-06-13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27" calcext:value-type="float">
            <text:p>27</text:p>
          </table:table-cell>
          <table:table-cell office:value-type="float" office:value="16" calcext:value-type="float">
            <text:p>16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SUM([.C93:.G93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en uso</text:p>
          </table:table-cell>
          <table:table-cell office:value-type="float" office:value="391" calcext:value-type="float">
            <text:p>391</text:p>
          </table:table-cell>
          <table:table-cell office:value-type="float" office:value="232" calcext:value-type="float">
            <text:p>232</text:p>
          </table:table-cell>
          <table:table-cell office:value-type="float" office:value="241" calcext:value-type="float">
            <text:p>241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4:.G94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4" calcext:value-type="date">
            <text:p>2020-06-14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25" calcext:value-type="float">
            <text:p>25</text:p>
          </table:table-cell>
          <table:table-cell office:value-type="float" office:value="18" calcext:value-type="float">
            <text:p>18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table:formula="of:=SUM([.C95:.G95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en uso</text:p>
          </table:table-cell>
          <table:table-cell office:value-type="float" office:value="397" calcext:value-type="float">
            <text:p>397</text:p>
          </table:table-cell>
          <table:table-cell office:value-type="float" office:value="237" calcext:value-type="float">
            <text:p>237</text:p>
          </table:table-cell>
          <table:table-cell office:value-type="float" office:value="240" calcext:value-type="float">
            <text:p>240</text:p>
          </table:table-cell>
          <table:table-cell office:value-type="float" office:value="207" calcext:value-type="float">
            <text:p>207</text:p>
          </table:table-cell>
          <table:table-cell office:value-type="float" office:value="40" calcext:value-type="float">
            <text:p>40</text:p>
          </table:table-cell>
          <table:table-cell table:formula="of:=SUM([.C96:.G96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5" calcext:value-type="date">
            <text:p>2020-06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float" office:value="9" calcext:value-type="float">
            <text:p>9</text:p>
          </table:table-cell>
          <table:table-cell table:formula="of:=SUM([.C97:.G97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6" calcext:value-type="date">
            <text:p>2020-06-1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en uso</text:p>
          </table:table-cell>
          <table:table-cell office:value-type="float" office:value="390" calcext:value-type="float">
            <text:p>390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197" calcext:value-type="float">
            <text:p>197</text:p>
          </table:table-cell>
          <table:table-cell office:value-type="float" office:value="39" calcext:value-type="float">
            <text:p>39</text:p>
          </table:table-cell>
          <table:table-cell table:formula="of:=SUM([.C100:.G100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7" calcext:value-type="date">
            <text:p>2020-06-1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86" calcext:value-type="float">
            <text:p>86</text:p>
          </table:table-cell>
          <table:table-cell office:value-type="float" office:value="9" calcext:value-type="float">
            <text:p>9</text:p>
          </table:table-cell>
          <table:table-cell table:formula="of:=SUM([.C101:.G101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204" calcext:value-type="float">
            <text:p>204</text:p>
          </table:table-cell>
          <table:table-cell office:value-type="float" office:value="40" calcext:value-type="float">
            <text:p>40</text:p>
          </table:table-cell>
          <table:table-cell table:formula="of:=SUM([.C102:.G102])" office:value-type="float" office:value="1130" calcext:value-type="float">
            <text:p>1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8" calcext:value-type="date">
            <text:p>2020-06-18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78" calcext:value-type="float">
            <text:p>78</text:p>
          </table:table-cell>
          <table:table-cell office:value-type="float" office:value="8" calcext:value-type="float">
            <text:p>8</text:p>
          </table:table-cell>
          <table:table-cell table:formula="of:=SUM([.C103:.G103])" office:value-type="float" office:value="168" calcext:value-type="float">
            <text:p>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35" calcext:value-type="float">
            <text:p>235</text:p>
          </table:table-cell>
          <table:table-cell office:value-type="float" office:value="250" calcext:value-type="float">
            <text:p>250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  <table:table-cell table:formula="of:=SUM([.C104:.G104])" office:value-type="float" office:value="1126" calcext:value-type="float">
            <text:p>1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19" calcext:value-type="date">
            <text:p>2020-06-19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5" calcext:value-type="float">
            <text:p>25</text:p>
          </table:table-cell>
          <table:table-cell office:value-type="float" office:value="12" calcext:value-type="float">
            <text:p>12</text:p>
          </table:table-cell>
          <table:table-cell office:value-type="float" office:value="82" calcext:value-type="float">
            <text:p>82</text:p>
          </table:table-cell>
          <table:table-cell office:value-type="float" office:value="9" calcext:value-type="float">
            <text:p>9</text:p>
          </table:table-cell>
          <table:table-cell table:formula="of:=SUM([.C105:.G105])" office:value-type="float" office:value="182" calcext:value-type="float">
            <text:p>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8" calcext:value-type="float">
            <text:p>238</text:p>
          </table:table-cell>
          <table:table-cell office:value-type="float" office:value="247" calcext:value-type="float">
            <text:p>247</text:p>
          </table:table-cell>
          <table:table-cell office:value-type="float" office:value="208" calcext:value-type="float">
            <text:p>208</text:p>
          </table:table-cell>
          <table:table-cell office:value-type="float" office:value="39" calcext:value-type="float">
            <text:p>39</text:p>
          </table:table-cell>
          <table:table-cell table:formula="of:=SUM([.C106:.G106])" office:value-type="float" office:value="1143" calcext:value-type="float">
            <text:p>1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0" calcext:value-type="date">
            <text:p>2020-06-20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79" calcext:value-type="float">
            <text:p>79</text:p>
          </table:table-cell>
          <table:table-cell office:value-type="float" office:value="8" calcext:value-type="float">
            <text:p>8</text:p>
          </table:table-cell>
          <table:table-cell table:formula="of:=SUM([.C107:.G107])" office:value-type="float" office:value="166" calcext:value-type="float">
            <text:p>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en uso</text:p>
          </table:table-cell>
          <table:table-cell office:value-type="float" office:value="400" calcext:value-type="float">
            <text:p>400</text:p>
          </table:table-cell>
          <table:table-cell office:value-type="float" office:value="242" calcext:value-type="float">
            <text:p>242</text:p>
          </table:table-cell>
          <table:table-cell office:value-type="float" office:value="244" calcext:value-type="float">
            <text:p>244</text:p>
          </table:table-cell>
          <table:table-cell office:value-type="float" office:value="213" calcext:value-type="float">
            <text:p>213</text:p>
          </table:table-cell>
          <table:table-cell office:value-type="float" office:value="38" calcext:value-type="float">
            <text:p>38</text:p>
          </table:table-cell>
          <table:table-cell table:formula="of:=SUM([.C108:.G108])" office:value-type="float" office:value="1137" calcext:value-type="float">
            <text:p>1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1" calcext:value-type="date">
            <text:p>2020-06-2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office:value-type="float" office:value="73" calcext:value-type="float">
            <text:p>73</text:p>
          </table:table-cell>
          <table:table-cell office:value-type="float" office:value="9" calcext:value-type="float">
            <text:p>9</text:p>
          </table:table-cell>
          <table:table-cell table:formula="of:=SUM([.C109:.G109])" office:value-type="float" office:value="181" calcext:value-type="float">
            <text:p>1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en uso</text:p>
          </table:table-cell>
          <table:table-cell office:value-type="float" office:value="406" calcext:value-type="float">
            <text:p>406</text:p>
          </table:table-cell>
          <table:table-cell office:value-type="float" office:value="243" calcext:value-type="float">
            <text:p>243</text:p>
          </table:table-cell>
          <table:table-cell office:value-type="float" office:value="249" calcext:value-type="float">
            <text:p>249</text:p>
          </table:table-cell>
          <table:table-cell office:value-type="float" office:value="208" calcext:value-type="float">
            <text:p>208</text:p>
          </table:table-cell>
          <table:table-cell office:value-type="float" office:value="38" calcext:value-type="float">
            <text:p>38</text:p>
          </table:table-cell>
          <table:table-cell table:formula="of:=SUM([.C110:.G110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2" calcext:value-type="date">
            <text:p>2020-06-22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69" calcext:value-type="float">
            <text:p>69</text:p>
          </table:table-cell>
          <table:table-cell office:value-type="float" office:value="9" calcext:value-type="float">
            <text:p>9</text:p>
          </table:table-cell>
          <table:table-cell table:formula="of:=SUM([.C111:.G111])" office:value-type="float" office:value="164" calcext:value-type="float">
            <text:p>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en uso</text:p>
          </table:table-cell>
          <table:table-cell office:value-type="float" office:value="409" calcext:value-type="float">
            <text:p>409</text:p>
          </table:table-cell>
          <table:table-cell office:value-type="float" office:value="238" calcext:value-type="float">
            <text:p>238</text:p>
          </table:table-cell>
          <table:table-cell office:value-type="float" office:value="248" calcext:value-type="float">
            <text:p>248</text:p>
          </table:table-cell>
          <table:table-cell office:value-type="float" office:value="226" calcext:value-type="float">
            <text:p>226</text:p>
          </table:table-cell>
          <table:table-cell office:value-type="float" office:value="40" calcext:value-type="float">
            <text:p>40</text:p>
          </table:table-cell>
          <table:table-cell table:formula="of:=SUM([.C112:.G112])" office:value-type="float" office:value="1161" calcext:value-type="float">
            <text:p>1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3" calcext:value-type="date">
            <text:p>2020-06-2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24" calcext:value-type="float">
            <text:p>24</text:p>
          </table:table-cell>
          <table:table-cell office:value-type="float" office:value="16" calcext:value-type="float">
            <text:p>16</text:p>
          </table:table-cell>
          <table:table-cell office:value-type="float" office:value="60" calcext:value-type="float">
            <text:p>60</text:p>
          </table:table-cell>
          <table:table-cell office:value-type="float" office:value="9" calcext:value-type="float">
            <text:p>9</text:p>
          </table:table-cell>
          <table:table-cell table:formula="of:=SUM([.C113:.G113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241" calcext:value-type="float">
            <text:p>241</text:p>
          </table:table-cell>
          <table:table-cell office:value-type="float" office:value="249" calcext:value-type="float">
            <text:p>249</text:p>
          </table:table-cell>
          <table:table-cell office:value-type="float" office:value="227" calcext:value-type="float">
            <text:p>227</text:p>
          </table:table-cell>
          <table:table-cell office:value-type="float" office:value="36" calcext:value-type="float">
            <text:p>36</text:p>
          </table:table-cell>
          <table:table-cell table:formula="of:=SUM([.C114:.G114])" office:value-type="float" office:value="1166" calcext:value-type="float">
            <text:p>11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4" calcext:value-type="date">
            <text:p>2020-06-24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14" calcext:value-type="float">
            <text:p>14</text:p>
          </table:table-cell>
          <table:table-cell office:value-type="float" office:value="56" calcext:value-type="float">
            <text:p>56</text:p>
          </table:table-cell>
          <table:table-cell office:value-type="float" office:value="15" calcext:value-type="float">
            <text:p>15</text:p>
          </table:table-cell>
          <table:table-cell table:formula="of:=SUM([.C115:.G1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en uso</text:p>
          </table:table-cell>
          <table:table-cell office:value-type="float" office:value="411" calcext:value-type="float">
            <text:p>411</text:p>
          </table:table-cell>
          <table:table-cell office:value-type="float" office:value="230" calcext:value-type="float">
            <text:p>230</text:p>
          </table:table-cell>
          <table:table-cell office:value-type="float" office:value="247" calcext:value-type="float">
            <text:p>247</text:p>
          </table:table-cell>
          <table:table-cell office:value-type="float" office:value="221" calcext:value-type="float">
            <text:p>221</text:p>
          </table:table-cell>
          <table:table-cell office:value-type="float" office:value="35" calcext:value-type="float">
            <text:p>35</text:p>
          </table:table-cell>
          <table:table-cell table:formula="of:=SUM([.C116:.G11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5" calcext:value-type="date">
            <text:p>2020-06-2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62" calcext:value-type="float">
            <text:p>62</text:p>
          </table:table-cell>
          <table:table-cell office:value-type="float" office:value="14" calcext:value-type="float">
            <text:p>14</text:p>
          </table:table-cell>
          <table:table-cell table:formula="of:=SUM([.C117:.G117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en uso</text:p>
          </table:table-cell>
          <table:table-cell office:value-type="float" office:value="426" calcext:value-type="float">
            <text:p>426</text:p>
          </table:table-cell>
          <table:table-cell office:value-type="float" office:value="237" calcext:value-type="float">
            <text:p>237</text:p>
          </table:table-cell>
          <table:table-cell office:value-type="float" office:value="243" calcext:value-type="float">
            <text:p>243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18:.G118])" office:value-type="float" office:value="1172" calcext:value-type="float">
            <text:p>11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6" calcext:value-type="date">
            <text:p>2020-06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57" calcext:value-type="float">
            <text:p>57</text:p>
          </table:table-cell>
          <table:table-cell office:value-type="float" office:value="12" calcext:value-type="float">
            <text:p>12</text:p>
          </table:table-cell>
          <table:table-cell table:formula="of:=SUM([.C119:.G119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en uso</text:p>
          </table:table-cell>
          <table:table-cell office:value-type="float" office:value="425" calcext:value-type="float">
            <text:p>425</text:p>
          </table:table-cell>
          <table:table-cell office:value-type="float" office:value="239" calcext:value-type="float">
            <text:p>239</text:p>
          </table:table-cell>
          <table:table-cell office:value-type="float" office:value="246" calcext:value-type="float">
            <text:p>246</text:p>
          </table:table-cell>
          <table:table-cell office:value-type="float" office:value="221" calcext:value-type="float">
            <text:p>221</text:p>
          </table:table-cell>
          <table:table-cell office:value-type="float" office:value="38" calcext:value-type="float">
            <text:p>38</text:p>
          </table:table-cell>
          <table:table-cell table:formula="of:=SUM([.C120:.G120])" office:value-type="float" office:value="1169" calcext:value-type="float">
            <text:p>1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7" calcext:value-type="date">
            <text:p>2020-06-27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66" calcext:value-type="float">
            <text:p>66</text:p>
          </table:table-cell>
          <table:table-cell office:value-type="float" office:value="12" calcext:value-type="float">
            <text:p>12</text:p>
          </table:table-cell>
          <table:table-cell table:formula="of:=SUM([.C121:.G121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en uso</text:p>
          </table:table-cell>
          <table:table-cell office:value-type="float" office:value="428" calcext:value-type="float">
            <text:p>428</text:p>
          </table:table-cell>
          <table:table-cell office:value-type="float" office:value="238" calcext:value-type="float">
            <text:p>23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37" calcext:value-type="float">
            <text:p>37</text:p>
          </table:table-cell>
          <table:table-cell table:formula="of:=SUM([.C122:.G122])" office:value-type="float" office:value="1178" calcext:value-type="float">
            <text:p>11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8" calcext:value-type="date">
            <text:p>2020-06-28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formula="of:=SUM([.C123:.G123])" office:value-type="float" office:value="157" calcext:value-type="float">
            <text:p>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en uso</text:p>
          </table:table-cell>
          <table:table-cell office:value-type="float" office:value="432" calcext:value-type="float">
            <text:p>432</text:p>
          </table:table-cell>
          <table:table-cell office:value-type="float" office:value="234" calcext:value-type="float">
            <text:p>234</text:p>
          </table:table-cell>
          <table:table-cell office:value-type="float" office:value="246" calcext:value-type="float">
            <text:p>246</text:p>
          </table:table-cell>
          <table:table-cell office:value-type="float" office:value="234" calcext:value-type="float">
            <text:p>234</text:p>
          </table:table-cell>
          <table:table-cell office:value-type="float" office:value="37" calcext:value-type="float">
            <text:p>37</text:p>
          </table:table-cell>
          <table:table-cell table:formula="of:=SUM([.C124:.G124])" office:value-type="float" office:value="1183" calcext:value-type="float">
            <text:p>11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29" calcext:value-type="date">
            <text:p>2020-06-29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12" calcext:value-type="float">
            <text:p>12</text:p>
          </table:table-cell>
          <table:table-cell table:formula="of:=SUM([.C125:.G125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39" calcext:value-type="float">
            <text:p>239</text:p>
          </table:table-cell>
          <table:table-cell office:value-type="float" office:value="240" calcext:value-type="float">
            <text:p>240</text:p>
          </table:table-cell>
          <table:table-cell office:value-type="float" office:value="234" calcext:value-type="float">
            <text:p>234</text:p>
          </table:table-cell>
          <table:table-cell office:value-type="float" office:value="39" calcext:value-type="float">
            <text:p>39</text:p>
          </table:table-cell>
          <table:table-cell table:formula="of:=SUM([.C126:.G126])" office:value-type="float" office:value="1185" calcext:value-type="float">
            <text:p>11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6-30" calcext:value-type="date">
            <text:p>2020-06-30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61" calcext:value-type="float">
            <text:p>61</text:p>
          </table:table-cell>
          <table:table-cell office:value-type="float" office:value="10" calcext:value-type="float">
            <text:p>10</text:p>
          </table:table-cell>
          <table:table-cell table:formula="of:=SUM([.C127:.G127])" office:value-type="float" office:value="151" calcext:value-type="float">
            <text:p>1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en uso</text:p>
          </table:table-cell>
          <table:table-cell office:value-type="float" office:value="433" calcext:value-type="float">
            <text:p>433</text:p>
          </table:table-cell>
          <table:table-cell office:value-type="float" office:value="249" calcext:value-type="float">
            <text:p>249</text:p>
          </table:table-cell>
          <table:table-cell office:value-type="float" office:value="252" calcext:value-type="float">
            <text:p>252</text:p>
          </table:table-cell>
          <table:table-cell office:value-type="float" office:value="237" calcext:value-type="float">
            <text:p>237</text:p>
          </table:table-cell>
          <table:table-cell office:value-type="float" office:value="41" calcext:value-type="float">
            <text:p>41</text:p>
          </table:table-cell>
          <table:table-cell table:formula="of:=SUM([.C128:.G128])" office:value-type="float" office:value="1212" calcext:value-type="float">
            <text:p>1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1" calcext:value-type="date">
            <text:p>2020-07-0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table:formula="of:=SUM([.C129:.G129])" office:value-type="float" office:value="142" calcext:value-type="float">
            <text:p>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55" calcext:value-type="float">
            <text:p>255</text:p>
          </table:table-cell>
          <table:table-cell office:value-type="float" office:value="237" calcext:value-type="float">
            <text:p>237</text:p>
          </table:table-cell>
          <table:table-cell office:value-type="float" office:value="37" calcext:value-type="float">
            <text:p>37</text:p>
          </table:table-cell>
          <table:table-cell table:formula="of:=SUM([.C130:.G130])" office:value-type="float" office:value="1220" calcext:value-type="float">
            <text:p>12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2" calcext:value-type="date">
            <text:p>2020-07-02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58" calcext:value-type="float">
            <text:p>58</text:p>
          </table:table-cell>
          <table:table-cell office:value-type="float" office:value="14" calcext:value-type="float">
            <text:p>14</text:p>
          </table:table-cell>
          <table:table-cell table:formula="of:=SUM([.C131:.G13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en uso</text:p>
          </table:table-cell>
          <table:table-cell office:value-type="float" office:value="39" calcext:value-type="float">
            <text:p>39</text:p>
          </table:table-cell>
          <table:table-cell office:value-type="float" office:value="231" calcext:value-type="float">
            <text:p>231</text:p>
          </table:table-cell>
          <table:table-cell office:value-type="float" office:value="256" calcext:value-type="float">
            <text:p>256</text:p>
          </table:table-cell>
          <table:table-cell office:value-type="float" office:value="253" calcext:value-type="float">
            <text:p>253</text:p>
          </table:table-cell>
          <table:table-cell office:value-type="float" office:value="431" calcext:value-type="float">
            <text:p>431</text:p>
          </table:table-cell>
          <table:table-cell table:formula="of:=SUM([.C132:.G1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3" calcext:value-type="date">
            <text:p>2020-07-03</text:p>
          </table:table-cell>
          <table:table-cell office:value-type="string" calcext:value-type="string">
            <text:p>disponible</text:p>
          </table:table-cell>
          <table:table-cell office:value-type="float" office:value="12" calcext:value-type="float">
            <text:p>12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table:formula="of:=SUM([.C133:.G13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en uso</text:p>
          </table:table-cell>
          <table:table-cell office:value-type="float" office:value="438" calcext:value-type="float">
            <text:p>438</text:p>
          </table:table-cell>
          <table:table-cell office:value-type="float" office:value="258" calcext:value-type="float">
            <text:p>258</text:p>
          </table:table-cell>
          <table:table-cell office:value-type="float" office:value="257" calcext:value-type="float">
            <text:p>257</text:p>
          </table:table-cell>
          <table:table-cell office:value-type="float" office:value="232" calcext:value-type="float">
            <text:p>232</text:p>
          </table:table-cell>
          <table:table-cell office:value-type="float" office:value="39" calcext:value-type="float">
            <text:p>39</text:p>
          </table:table-cell>
          <table:table-cell table:formula="of:=SUM([.C134:.G134])" office:value-type="float" office:value="1224" calcext:value-type="float">
            <text:p>12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4" calcext:value-type="date">
            <text:p>2020-07-04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table:formula="of:=SUM([.C135:.G13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en uso</text:p>
          </table:table-cell>
          <table:table-cell office:value-type="float" office:value="440" calcext:value-type="float">
            <text:p>440</text:p>
          </table:table-cell>
          <table:table-cell office:value-type="float" office:value="251" calcext:value-type="float">
            <text:p>251</text:p>
          </table:table-cell>
          <table:table-cell office:value-type="float" office:value="268" calcext:value-type="float">
            <text:p>268</text:p>
          </table:table-cell>
          <table:table-cell office:value-type="float" office:value="229" calcext:value-type="float">
            <text:p>229</text:p>
          </table:table-cell>
          <table:table-cell office:value-type="float" office:value="39" calcext:value-type="float">
            <text:p>39</text:p>
          </table:table-cell>
          <table:table-cell table:formula="of:=SUM([.C136:.G136])" office:value-type="float" office:value="1227" calcext:value-type="float">
            <text:p>1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5" calcext:value-type="date">
            <text:p>2020-07-0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formula="of:=SUM([.C137:.G13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en uso</text:p>
          </table:table-cell>
          <table:table-cell office:value-type="float" office:value="442" calcext:value-type="float">
            <text:p>442</text:p>
          </table:table-cell>
          <table:table-cell office:value-type="float" office:value="254" calcext:value-type="float">
            <text:p>254</text:p>
          </table:table-cell>
          <table:table-cell office:value-type="float" office:value="264" calcext:value-type="float">
            <text:p>264</text:p>
          </table:table-cell>
          <table:table-cell office:value-type="float" office:value="237" calcext:value-type="float">
            <text:p>237</text:p>
          </table:table-cell>
          <table:table-cell office:value-type="float" office:value="39" calcext:value-type="float">
            <text:p>39</text:p>
          </table:table-cell>
          <table:table-cell table:formula="of:=SUM([.C138:.G138])" office:value-type="float" office:value="1236" calcext:value-type="float">
            <text:p>1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6" calcext:value-type="date">
            <text:p>2020-07-06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table:formula="of:=SUM([.C139:.G139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263" calcext:value-type="float">
            <text:p>263</text:p>
          </table:table-cell>
          <table:table-cell office:value-type="float" office:value="270" calcext:value-type="float">
            <text:p>270</text:p>
          </table:table-cell>
          <table:table-cell office:value-type="float" office:value="251" calcext:value-type="float">
            <text:p>251</text:p>
          </table:table-cell>
          <table:table-cell office:value-type="float" office:value="37" calcext:value-type="float">
            <text:p>37</text:p>
          </table:table-cell>
          <table:table-cell table:formula="of:=SUM([.C140:.G140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7" calcext:value-type="date">
            <text:p>2020-07-07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SUM([.C141:.G141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en uso</text:p>
          </table:table-cell>
          <table:table-cell office:value-type="float" office:value="443" calcext:value-type="float">
            <text:p>443</text:p>
          </table:table-cell>
          <table:table-cell office:value-type="float" office:value="258" calcext:value-type="float">
            <text:p>258</text:p>
          </table:table-cell>
          <table:table-cell office:value-type="float" office:value="267" calcext:value-type="float">
            <text:p>267</text:p>
          </table:table-cell>
          <table:table-cell office:value-type="float" office:value="262" calcext:value-type="float">
            <text:p>262</text:p>
          </table:table-cell>
          <table:table-cell office:value-type="float" office:value="35" calcext:value-type="float">
            <text:p>35</text:p>
          </table:table-cell>
          <table:table-cell table:formula="of:=SUM([.C142:.G142])" office:value-type="float" office:value="1265" calcext:value-type="float">
            <text:p>1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8" calcext:value-type="date">
            <text:p>2020-07-08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47" calcext:value-type="float">
            <text:p>47</text:p>
          </table:table-cell>
          <table:table-cell office:value-type="float" office:value="15" calcext:value-type="float">
            <text:p>15</text:p>
          </table:table-cell>
          <table:table-cell table:formula="of:=SUM([.C143:.G143])" office:value-type="float" office:value="143" calcext:value-type="float">
            <text:p>1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1" calcext:value-type="float">
            <text:p>261</text:p>
          </table:table-cell>
          <table:table-cell office:value-type="float" office:value="275" calcext:value-type="float">
            <text:p>275</text:p>
          </table:table-cell>
          <table:table-cell office:value-type="float" office:value="266" calcext:value-type="float">
            <text:p>266</text:p>
          </table:table-cell>
          <table:table-cell office:value-type="float" office:value="35" calcext:value-type="float">
            <text:p>35</text:p>
          </table:table-cell>
          <table:table-cell table:formula="of:=SUM([.C144:.G144])" office:value-type="float" office:value="1292" calcext:value-type="float">
            <text:p>12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09" calcext:value-type="date">
            <text:p>2020-07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table:formula="of:=SUM([.C145:.G145])" office:value-type="float" office:value="126" calcext:value-type="float">
            <text:p>1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268" calcext:value-type="float">
            <text:p>268</text:p>
          </table:table-cell>
          <table:table-cell office:value-type="float" office:value="277" calcext:value-type="float">
            <text:p>277</text:p>
          </table:table-cell>
          <table:table-cell office:value-type="float" office:value="270" calcext:value-type="float">
            <text:p>270</text:p>
          </table:table-cell>
          <table:table-cell office:value-type="float" office:value="39" calcext:value-type="float">
            <text:p>39</text:p>
          </table:table-cell>
          <table:table-cell table:formula="of:=SUM([.C146:.G146])" office:value-type="float" office:value="1309" calcext:value-type="float">
            <text:p>13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0" calcext:value-type="date">
            <text:p>2020-07-10</text:p>
          </table:table-cell>
          <table:table-cell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52" calcext:value-type="float">
            <text:p>52</text:p>
          </table:table-cell>
          <table:table-cell office:value-type="float" office:value="12" calcext:value-type="float">
            <text:p>12</text:p>
          </table:table-cell>
          <table:table-cell table:formula="of:=SUM([.C147:.G147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71" calcext:value-type="float">
            <text:p>271</text:p>
          </table:table-cell>
          <table:table-cell office:value-type="float" office:value="281" calcext:value-type="float">
            <text:p>281</text:p>
          </table:table-cell>
          <table:table-cell office:value-type="float" office:value="262" calcext:value-type="float">
            <text:p>262</text:p>
          </table:table-cell>
          <table:table-cell office:value-type="float" office:value="39" calcext:value-type="float">
            <text:p>39</text:p>
          </table:table-cell>
          <table:table-cell table:formula="of:=SUM([.C148:.G148])" office:value-type="float" office:value="1315" calcext:value-type="float">
            <text:p>13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1" calcext:value-type="date">
            <text:p>2020-07-11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5" calcext:value-type="float">
            <text:p>55</text:p>
          </table:table-cell>
          <table:table-cell office:value-type="float" office:value="12" calcext:value-type="float">
            <text:p>12</text:p>
          </table:table-cell>
          <table:table-cell table:formula="of:=SUM([.C149:.G14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270" calcext:value-type="float">
            <text:p>270</text:p>
          </table:table-cell>
          <table:table-cell office:value-type="float" office:value="272" calcext:value-type="float">
            <text:p>272</text:p>
          </table:table-cell>
          <table:table-cell office:value-type="float" office:value="274" calcext:value-type="float">
            <text:p>274</text:p>
          </table:table-cell>
          <table:table-cell office:value-type="float" office:value="40" calcext:value-type="float">
            <text:p>40</text:p>
          </table:table-cell>
          <table:table-cell table:formula="of:=SUM([.C150:.G150])" office:value-type="float" office:value="1316" calcext:value-type="float">
            <text:p>1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2" calcext:value-type="date">
            <text:p>2020-07-12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office:value-type="float" office:value="7" calcext:value-type="float">
            <text:p>7</text:p>
          </table:table-cell>
          <table:table-cell office:value-type="float" office:value="48" calcext:value-type="float">
            <text:p>48</text:p>
          </table:table-cell>
          <table:table-cell office:value-type="float" office:value="15" calcext:value-type="float">
            <text:p>15</text:p>
          </table:table-cell>
          <table:table-cell table:formula="of:=SUM([.C151:.G15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8" calcext:value-type="float">
            <text:p>268</text:p>
          </table:table-cell>
          <table:table-cell office:value-type="float" office:value="270" calcext:value-type="float">
            <text:p>270</text:p>
          </table:table-cell>
          <table:table-cell office:value-type="float" office:value="278" calcext:value-type="float">
            <text:p>278</text:p>
          </table:table-cell>
          <table:table-cell office:value-type="float" office:value="41" calcext:value-type="float">
            <text:p>41</text:p>
          </table:table-cell>
          <table:table-cell table:formula="of:=SUM([.C152:.G152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3" calcext:value-type="date">
            <text:p>2020-07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14" calcext:value-type="float">
            <text:p>14</text:p>
          </table:table-cell>
          <table:table-cell table:formula="of:=SUM([.C153:.G153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0" calcext:value-type="float">
            <text:p>270</text:p>
          </table:table-cell>
          <table:table-cell office:value-type="float" office:value="289" calcext:value-type="float">
            <text:p>289</text:p>
          </table:table-cell>
          <table:table-cell office:value-type="float" office:value="45" calcext:value-type="float">
            <text:p>45</text:p>
          </table:table-cell>
          <table:table-cell table:formula="of:=SUM([.C154:.G154])" office:value-type="float" office:value="1325" calcext:value-type="float">
            <text:p>13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4" calcext:value-type="date">
            <text:p>2020-07-14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SUM([.C155:.G155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264" calcext:value-type="float">
            <text:p>264</text:p>
          </table:table-cell>
          <table:table-cell office:value-type="float" office:value="272" calcext:value-type="float">
            <text:p>272</text:p>
          </table:table-cell>
          <table:table-cell office:value-type="float" office:value="286" calcext:value-type="float">
            <text:p>286</text:p>
          </table:table-cell>
          <table:table-cell office:value-type="float" office:value="44" calcext:value-type="float">
            <text:p>44</text:p>
          </table:table-cell>
          <table:table-cell table:formula="of:=SUM([.C156:.G156])" office:value-type="float" office:value="1323" calcext:value-type="float">
            <text:p>1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5" calcext:value-type="date">
            <text:p>2020-07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table:formula="of:=SUM([.C157:.G15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266" calcext:value-type="float">
            <text:p>266</text:p>
          </table:table-cell>
          <table:table-cell office:value-type="float" office:value="276" calcext:value-type="float">
            <text:p>276</text:p>
          </table:table-cell>
          <table:table-cell office:value-type="float" office:value="265" calcext:value-type="float">
            <text:p>265</text:p>
          </table:table-cell>
          <table:table-cell office:value-type="float" office:value="42" calcext:value-type="float">
            <text:p>42</text:p>
          </table:table-cell>
          <table:table-cell table:formula="of:=SUM([.C158:.G158])" office:value-type="float" office:value="1302" calcext:value-type="float">
            <text:p>1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6" calcext:value-type="date">
            <text:p>2020-07-16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59:.G159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en uso</text:p>
          </table:table-cell>
          <table:table-cell office:value-type="float" office:value="467" calcext:value-type="float">
            <text:p>467</text:p>
          </table:table-cell>
          <table:table-cell office:value-type="float" office:value="270" calcext:value-type="float">
            <text:p>270</text:p>
          </table:table-cell>
          <table:table-cell office:value-type="float" office:value="276" calcext:value-type="float">
            <text:p>276</text:p>
          </table:table-cell>
          <table:table-cell office:value-type="float" office:value="258" calcext:value-type="float">
            <text:p>258</text:p>
          </table:table-cell>
          <table:table-cell office:value-type="float" office:value="43" calcext:value-type="float">
            <text:p>43</text:p>
          </table:table-cell>
          <table:table-cell table:formula="of:=SUM([.C160:.G160])" office:value-type="float" office:value="1314" calcext:value-type="float">
            <text:p>13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7" calcext:value-type="date">
            <text:p>2020-07-17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68" calcext:value-type="float">
            <text:p>68</text:p>
          </table:table-cell>
          <table:table-cell office:value-type="float" office:value="17" calcext:value-type="float">
            <text:p>17</text:p>
          </table:table-cell>
          <table:table-cell table:formula="of:=SUM([.C161:.G16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267" calcext:value-type="float">
            <text:p>267</text:p>
          </table:table-cell>
          <table:table-cell office:value-type="float" office:value="282" calcext:value-type="float">
            <text:p>282</text:p>
          </table:table-cell>
          <table:table-cell office:value-type="float" office:value="259" calcext:value-type="float">
            <text:p>259</text:p>
          </table:table-cell>
          <table:table-cell office:value-type="float" office:value="40" calcext:value-type="float">
            <text:p>40</text:p>
          </table:table-cell>
          <table:table-cell table:formula="of:=SUM([.C162:.G162])"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8" calcext:value-type="date">
            <text:p>2020-07-18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3:.G163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263" calcext:value-type="float">
            <text:p>263</text:p>
          </table:table-cell>
          <table:table-cell office:value-type="float" office:value="272" calcext:value-type="float">
            <text:p>272</text:p>
          </table:table-cell>
          <table:table-cell office:value-type="float" office:value="262" calcext:value-type="float">
            <text:p>262</text:p>
          </table:table-cell>
          <table:table-cell office:value-type="float" office:value="40" calcext:value-type="float">
            <text:p>40</text:p>
          </table:table-cell>
          <table:table-cell table:formula="of:=SUM([.C164:.G164])"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19" calcext:value-type="date">
            <text:p>2020-07-19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19" calcext:value-type="float">
            <text:p>19</text:p>
          </table:table-cell>
          <table:table-cell table:formula="of:=SUM([.C165:.G165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en uso</text:p>
          </table:table-cell>
          <table:table-cell office:value-type="float" office:value="462" calcext:value-type="float">
            <text:p>462</text:p>
          </table:table-cell>
          <table:table-cell office:value-type="float" office:value="265" calcext:value-type="float">
            <text:p>265</text:p>
          </table:table-cell>
          <table:table-cell office:value-type="float" office:value="271" calcext:value-type="float">
            <text:p>271</text:p>
          </table:table-cell>
          <table:table-cell office:value-type="float" office:value="262" calcext:value-type="float">
            <text:p>262</text:p>
          </table:table-cell>
          <table:table-cell office:value-type="float" office:value="43" calcext:value-type="float">
            <text:p>43</text:p>
          </table:table-cell>
          <table:table-cell table:formula="of:=SUM([.C166:.G166])" office:value-type="float" office:value="1303" calcext:value-type="float">
            <text:p>1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0" calcext:value-type="date">
            <text:p>2020-07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6" calcext:value-type="float">
            <text:p>16</text:p>
          </table:table-cell>
          <table:table-cell table:formula="of:=SUM([.C167:.G167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69" calcext:value-type="float">
            <text:p>269</text:p>
          </table:table-cell>
          <table:table-cell office:value-type="float" office:value="286" calcext:value-type="float">
            <text:p>286</text:p>
          </table:table-cell>
          <table:table-cell office:value-type="float" office:value="272" calcext:value-type="float">
            <text:p>272</text:p>
          </table:table-cell>
          <table:table-cell office:value-type="float" office:value="43" calcext:value-type="float">
            <text:p>43</text:p>
          </table:table-cell>
          <table:table-cell table:formula="of:=SUM([.C168:.G168])" office:value-type="float" office:value="1342" calcext:value-type="float">
            <text:p>13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1" calcext:value-type="date">
            <text:p>2020-07-21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8" calcext:value-type="float">
            <text:p>18</text:p>
          </table:table-cell>
          <table:table-cell office:value-type="float" office:value="7" calcext:value-type="float">
            <text:p>7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table:formula="of:=SUM([.C169:.G169])" office:value-type="float" office:value="149" calcext:value-type="float">
            <text:p>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270" calcext:value-type="float">
            <text:p>270</text:p>
          </table:table-cell>
          <table:table-cell office:value-type="float" office:value="287" calcext:value-type="float">
            <text:p>287</text:p>
          </table:table-cell>
          <table:table-cell office:value-type="float" office:value="276" calcext:value-type="float">
            <text:p>276</text:p>
          </table:table-cell>
          <table:table-cell office:value-type="float" office:value="46" calcext:value-type="float">
            <text:p>46</text:p>
          </table:table-cell>
          <table:table-cell table:formula="of:=SUM([.C170:.G170])" office:value-type="float" office:value="1351" calcext:value-type="float">
            <text:p>13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2" calcext:value-type="date">
            <text:p>2020-07-22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office:value-type="float" office:value="15" calcext:value-type="float">
            <text:p>15</text:p>
          </table:table-cell>
          <table:table-cell table:formula="of:=SUM([.C171:.G171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en uso</text:p>
          </table:table-cell>
          <table:table-cell office:value-type="float" office:value="480" calcext:value-type="float">
            <text:p>480</text:p>
          </table:table-cell>
          <table:table-cell office:value-type="float" office:value="274" calcext:value-type="float">
            <text:p>274</text:p>
          </table:table-cell>
          <table:table-cell office:value-type="float" office:value="292" calcext:value-type="float">
            <text:p>292</text:p>
          </table:table-cell>
          <table:table-cell office:value-type="float" office:value="279" calcext:value-type="float">
            <text:p>279</text:p>
          </table:table-cell>
          <table:table-cell office:value-type="float" office:value="47" calcext:value-type="float">
            <text:p>47</text:p>
          </table:table-cell>
          <table:table-cell table:formula="of:=SUM([.C172:.G172])" office:value-type="float" office:value="1372" calcext:value-type="float">
            <text:p>13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3" calcext:value-type="date">
            <text:p>2020-07-23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12" calcext:value-type="float">
            <text:p>12</text:p>
          </table:table-cell>
          <table:table-cell table:formula="of:=SUM([.C173:.G173])" office:value-type="float" office:value="135" calcext:value-type="float">
            <text:p>1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en uso</text:p>
          </table:table-cell>
          <table:table-cell office:value-type="float" office:value="492" calcext:value-type="float">
            <text:p>492</text:p>
          </table:table-cell>
          <table:table-cell office:value-type="float" office:value="273" calcext:value-type="float">
            <text:p>273</text:p>
          </table:table-cell>
          <table:table-cell office:value-type="float" office:value="289" calcext:value-type="float">
            <text:p>289</text:p>
          </table:table-cell>
          <table:table-cell office:value-type="float" office:value="287" calcext:value-type="float">
            <text:p>287</text:p>
          </table:table-cell>
          <table:table-cell office:value-type="float" office:value="48" calcext:value-type="float">
            <text:p>48</text:p>
          </table:table-cell>
          <table:table-cell table:formula="of:=SUM([.C174:.G174])" office:value-type="float" office:value="1389" calcext:value-type="float">
            <text:p>13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4" calcext:value-type="date">
            <text:p>2020-07-24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3" calcext:value-type="float">
            <text:p>63</text:p>
          </table:table-cell>
          <table:table-cell office:value-type="float" office:value="11" calcext:value-type="float">
            <text:p>11</text:p>
          </table:table-cell>
          <table:table-cell table:formula="of:=SUM([.C175:.G175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02" calcext:value-type="float">
            <text:p>14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5" calcext:value-type="date">
            <text:p>2020-07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6" calcext:value-type="date">
            <text:p>2020-07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en uso</text:p>
          </table:table-cell>
          <table:table-cell office:value-type="float" office:value="500" calcext:value-type="float">
            <text:p>500</text:p>
          </table:table-cell>
          <table:table-cell office:value-type="float" office:value="278" calcext:value-type="float">
            <text:p>278</text:p>
          </table:table-cell>
          <table:table-cell office:value-type="float" office:value="298" calcext:value-type="float">
            <text:p>298</text:p>
          </table:table-cell>
          <table:table-cell office:value-type="float" office:value="314" calcext:value-type="float">
            <text:p>314</text:p>
          </table:table-cell>
          <table:table-cell office:value-type="float" office:value="49" calcext:value-type="float">
            <text:p>49</text:p>
          </table:table-cell>
          <table:table-cell table:formula="of:=SUM([.C180:.G180])" office:value-type="float" office:value="1439" calcext:value-type="float">
            <text:p>14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7" calcext:value-type="date">
            <text:p>2020-07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office:value-type="float" office:value="68" calcext:value-type="float">
            <text:p>68</text:p>
          </table:table-cell>
          <table:table-cell office:value-type="float" office:value="10" calcext:value-type="float">
            <text:p>10</text:p>
          </table:table-cell>
          <table:table-cell table:formula="of:=SUM([.C181:.G181])" office:value-type="float" office:value="133" calcext:value-type="float">
            <text:p>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306" calcext:value-type="float">
            <text:p>306</text:p>
          </table:table-cell>
          <table:table-cell office:value-type="float" office:value="49" calcext:value-type="float">
            <text:p>49</text:p>
          </table:table-cell>
          <table:table-cell table:formula="of:=SUM([.C182:.G182])" office:value-type="float" office:value="1423" calcext:value-type="float">
            <text:p>14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8" calcext:value-type="date">
            <text:p>2020-07-28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74" calcext:value-type="float">
            <text:p>74</text:p>
          </table:table-cell>
          <table:table-cell office:value-type="float" office:value="10" calcext:value-type="float">
            <text:p>10</text:p>
          </table:table-cell>
          <table:table-cell table:formula="of:=SUM([.C183:.G18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304" calcext:value-type="float">
            <text:p>304</text:p>
          </table:table-cell>
          <table:table-cell office:value-type="float" office:value="43" calcext:value-type="float">
            <text:p>43</text:p>
          </table:table-cell>
          <table:table-cell table:formula="of:=SUM([.C184:.G184])" office:value-type="float" office:value="1427" calcext:value-type="float">
            <text:p>14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29" calcext:value-type="date">
            <text:p>2020-07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16" calcext:value-type="float">
            <text:p>16</text:p>
          </table:table-cell>
          <table:table-cell table:formula="of:=SUM([.C185:.G185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en uso</text:p>
          </table:table-cell>
          <table:table-cell office:value-type="float" office:value="505" calcext:value-type="float">
            <text:p>505</text:p>
          </table:table-cell>
          <table:table-cell office:value-type="float" office:value="271" calcext:value-type="float">
            <text:p>271</text:p>
          </table:table-cell>
          <table:table-cell office:value-type="float" office:value="295" calcext:value-type="float">
            <text:p>295</text:p>
          </table:table-cell>
          <table:table-cell office:value-type="float" office:value="304" calcext:value-type="float">
            <text:p>304</text:p>
          </table:table-cell>
          <table:table-cell office:value-type="float" office:value="46" calcext:value-type="float">
            <text:p>46</text:p>
          </table:table-cell>
          <table:table-cell table:formula="of:=SUM([.C186:.G186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0" calcext:value-type="date">
            <text:p>2020-07-30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73" calcext:value-type="float">
            <text:p>73</text:p>
          </table:table-cell>
          <table:table-cell office:value-type="float" office:value="13" calcext:value-type="float">
            <text:p>13</text:p>
          </table:table-cell>
          <table:table-cell table:formula="of:=SUM([.C187:.G18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7-31" calcext:value-type="date">
            <text:p>2020-07-3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0:.G190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1" calcext:value-type="date">
            <text:p>2020-08-0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1:.G19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2:.G192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2" calcext:value-type="date">
            <text:p>2020-08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3:.G19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74" calcext:value-type="float">
            <text:p>274</text:p>
          </table:table-cell>
          <table:table-cell office:value-type="float" office:value="295" calcext:value-type="float">
            <text:p>295</text:p>
          </table:table-cell>
          <table:table-cell office:value-type="float" office:value="292" calcext:value-type="float">
            <text:p>292</text:p>
          </table:table-cell>
          <table:table-cell office:value-type="float" office:value="49" calcext:value-type="float">
            <text:p>49</text:p>
          </table:table-cell>
          <table:table-cell table:formula="of:=SUM([.C194:.G194])" office:value-type="float" office:value="1416" calcext:value-type="float">
            <text:p>14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3" calcext:value-type="date">
            <text:p>2020-08-03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table:formula="of:=SUM([.C195:.G195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en uso</text:p>
          </table:table-cell>
          <table:table-cell office:value-type="float" office:value="507" calcext:value-type="float">
            <text:p>507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6:.G196])" office:value-type="float" office:value="1418" calcext:value-type="float">
            <text:p>14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4" calcext:value-type="date">
            <text:p>2020-08-0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13" calcext:value-type="float">
            <text:p>13</text:p>
          </table:table-cell>
          <table:table-cell table:formula="of:=SUM([.C197:.G197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198:.G198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5" calcext:value-type="date">
            <text:p>2020-08-05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199:.G199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75" calcext:value-type="float">
            <text:p>275</text:p>
          </table:table-cell>
          <table:table-cell office:value-type="float" office:value="293" calcext:value-type="float">
            <text:p>293</text:p>
          </table:table-cell>
          <table:table-cell office:value-type="float" office:value="297" calcext:value-type="float">
            <text:p>297</text:p>
          </table:table-cell>
          <table:table-cell office:value-type="float" office:value="46" calcext:value-type="float">
            <text:p>46</text:p>
          </table:table-cell>
          <table:table-cell table:formula="of:=SUM([.C200:.G200])" office:value-type="float" office:value="1419" calcext:value-type="float">
            <text:p>14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6" calcext:value-type="date">
            <text:p>2020-08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76" calcext:value-type="float">
            <text:p>76</text:p>
          </table:table-cell>
          <table:table-cell office:value-type="float" office:value="13" calcext:value-type="float">
            <text:p>13</text:p>
          </table:table-cell>
          <table:table-cell table:formula="of:=SUM([.C201:.G20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2:.G20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7" calcext:value-type="date">
            <text:p>2020-08-0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3:.G20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4:.G20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8" calcext:value-type="date">
            <text:p>2020-08-08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5:.G2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6:.G206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09" calcext:value-type="date">
            <text:p>2020-08-09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7:.G207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08:.G20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0" calcext:value-type="date">
            <text:p>2020-08-10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09:.G209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0:.G21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1" calcext:value-type="date">
            <text:p>2020-08-1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1:.G211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2:.G212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2" calcext:value-type="date">
            <text:p>2020-08-12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3:.G213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277" calcext:value-type="float">
            <text:p>277</text:p>
          </table:table-cell>
          <table:table-cell office:value-type="float" office:value="311" calcext:value-type="float">
            <text:p>311</text:p>
          </table:table-cell>
          <table:table-cell office:value-type="float" office:value="309" calcext:value-type="float">
            <text:p>309</text:p>
          </table:table-cell>
          <table:table-cell office:value-type="float" office:value="45" calcext:value-type="float">
            <text:p>45</text:p>
          </table:table-cell>
          <table:table-cell table:formula="of:=SUM([.C214:.G214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3" calcext:value-type="date">
            <text:p>2020-08-13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office:value-type="float" office:value="14" calcext:value-type="float">
            <text:p>14</text:p>
          </table:table-cell>
          <table:table-cell table:formula="of:=SUM([.C215:.G21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3" calcext:value-type="float">
            <text:p>303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0" calcext:value-type="float">
            <text:p>60</text:p>
          </table:table-cell>
          <table:table-cell table:formula="of:=SUM([.C216:.G216])" office:value-type="float" office:value="1534" calcext:value-type="float">
            <text:p>1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4" calcext:value-type="date">
            <text:p>2020-08-14</text:p>
          </table:table-cell>
          <table:table-cell office:value-type="string" calcext:value-type="string">
            <text:p>disponible</text:p>
          </table:table-cell>
          <table:table-cell office:value-type="float" office:value="37" calcext:value-type="float">
            <text:p>37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table:formula="of:=SUM([.C217:.G2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301" calcext:value-type="float">
            <text:p>301</text:p>
          </table:table-cell>
          <table:table-cell office:value-type="float" office:value="335" calcext:value-type="float">
            <text:p>335</text:p>
          </table:table-cell>
          <table:table-cell office:value-type="float" office:value="317" calcext:value-type="float">
            <text:p>317</text:p>
          </table:table-cell>
          <table:table-cell office:value-type="float" office:value="61" calcext:value-type="float">
            <text:p>61</text:p>
          </table:table-cell>
          <table:table-cell table:formula="of:=SUM([.C218:.G218])" office:value-type="float" office:value="1540" calcext:value-type="float">
            <text:p>15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5" calcext:value-type="date">
            <text:p>2020-08-15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64" calcext:value-type="float">
            <text:p>64</text:p>
          </table:table-cell>
          <table:table-cell office:value-type="float" office:value="8" calcext:value-type="float">
            <text:p>8</text:p>
          </table:table-cell>
          <table:table-cell table:formula="of:=SUM([.C219:.G21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en uso</text:p>
          </table:table-cell>
          <table:table-cell office:value-type="float" office:value="523" calcext:value-type="float">
            <text:p>523</text:p>
          </table:table-cell>
          <table:table-cell office:value-type="float" office:value="302" calcext:value-type="float">
            <text:p>302</text:p>
          </table:table-cell>
          <table:table-cell office:value-type="float" office:value="332" calcext:value-type="float">
            <text:p>332</text:p>
          </table:table-cell>
          <table:table-cell office:value-type="float" office:value="311" calcext:value-type="float">
            <text:p>311</text:p>
          </table:table-cell>
          <table:table-cell office:value-type="float" office:value="63" calcext:value-type="float">
            <text:p>63</text:p>
          </table:table-cell>
          <table:table-cell table:formula="of:=SUM([.C220:.G220])" office:value-type="float" office:value="1531" calcext:value-type="float">
            <text:p>15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6" calcext:value-type="date">
            <text:p>2020-08-16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71" calcext:value-type="float">
            <text:p>71</text:p>
          </table:table-cell>
          <table:table-cell office:value-type="float" office:value="6" calcext:value-type="float">
            <text:p>6</text:p>
          </table:table-cell>
          <table:table-cell table:formula="of:=SUM([.C221:.G221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2:.G222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7" calcext:value-type="date">
            <text:p>2020-08-17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3:.G223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4:.G224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8" calcext:value-type="date">
            <text:p>2020-08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5:.G225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300" calcext:value-type="float">
            <text:p>300</text:p>
          </table:table-cell>
          <table:table-cell office:value-type="float" office:value="332" calcext:value-type="float">
            <text:p>332</text:p>
          </table:table-cell>
          <table:table-cell office:value-type="float" office:value="304" calcext:value-type="float">
            <text:p>304</text:p>
          </table:table-cell>
          <table:table-cell office:value-type="float" office:value="63" calcext:value-type="float">
            <text:p>63</text:p>
          </table:table-cell>
          <table:table-cell table:formula="of:=SUM([.C226:.G226])" office:value-type="float" office:value="1518" calcext:value-type="float">
            <text:p>15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19" calcext:value-type="date">
            <text:p>2020-08-19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table:formula="of:=SUM([.C227:.G22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5" calcext:value-type="float">
            <text:p>295</text:p>
          </table:table-cell>
          <table:table-cell office:value-type="float" office:value="334" calcext:value-type="float">
            <text:p>334</text:p>
          </table:table-cell>
          <table:table-cell office:value-type="float" office:value="303" calcext:value-type="float">
            <text:p>303</text:p>
          </table:table-cell>
          <table:table-cell office:value-type="float" office:value="63" calcext:value-type="float">
            <text:p>63</text:p>
          </table:table-cell>
          <table:table-cell table:formula="of:=SUM([.C228:.G228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0" calcext:value-type="date">
            <text:p>2020-08-2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8" calcext:value-type="float">
            <text:p>78</text:p>
          </table:table-cell>
          <table:table-cell office:value-type="float" office:value="6" calcext:value-type="float">
            <text:p>6</text:p>
          </table:table-cell>
          <table:table-cell table:formula="of:=SUM([.C229:.G229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97" calcext:value-type="float">
            <text:p>297</text:p>
          </table:table-cell>
          <table:table-cell office:value-type="float" office:value="344" calcext:value-type="float">
            <text:p>344</text:p>
          </table:table-cell>
          <table:table-cell office:value-type="float" office:value="305" calcext:value-type="float">
            <text:p>305</text:p>
          </table:table-cell>
          <table:table-cell office:value-type="float" office:value="64" calcext:value-type="float">
            <text:p>64</text:p>
          </table:table-cell>
          <table:table-cell table:formula="of:=SUM([.C230:.G230])" office:value-type="float" office:value="1538" calcext:value-type="float">
            <text:p>1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1" calcext:value-type="date">
            <text:p>2020-08-21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5" calcext:value-type="float">
            <text:p>5</text:p>
          </table:table-cell>
          <table:table-cell table:formula="of:=SUM([.C231:.G231])" office:value-type="float" office:value="136" calcext:value-type="float">
            <text:p>1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en uso</text:p>
          </table:table-cell>
          <table:table-cell office:value-type="float" office:value="519" calcext:value-type="float">
            <text:p>519</text:p>
          </table:table-cell>
          <table:table-cell office:value-type="float" office:value="291" calcext:value-type="float">
            <text:p>291</text:p>
          </table:table-cell>
          <table:table-cell office:value-type="float" office:value="332" calcext:value-type="float">
            <text:p>332</text:p>
          </table:table-cell>
          <table:table-cell office:value-type="float" office:value="300" calcext:value-type="float">
            <text:p>300</text:p>
          </table:table-cell>
          <table:table-cell office:value-type="float" office:value="64" calcext:value-type="float">
            <text:p>64</text:p>
          </table:table-cell>
          <table:table-cell table:formula="of:=SUM([.C232:.G232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2" calcext:value-type="date">
            <text:p>2020-08-2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79" calcext:value-type="float">
            <text:p>79</text:p>
          </table:table-cell>
          <table:table-cell office:value-type="float" office:value="5" calcext:value-type="float">
            <text:p>5</text:p>
          </table:table-cell>
          <table:table-cell table:formula="of:=SUM([.C233:.G233])" office:value-type="float" office:value="170" calcext:value-type="float">
            <text:p>1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91" calcext:value-type="float">
            <text:p>291</text:p>
          </table:table-cell>
          <table:table-cell office:value-type="float" office:value="330" calcext:value-type="float">
            <text:p>330</text:p>
          </table:table-cell>
          <table:table-cell office:value-type="float" office:value="297" calcext:value-type="float">
            <text:p>297</text:p>
          </table:table-cell>
          <table:table-cell office:value-type="float" office:value="65" calcext:value-type="float">
            <text:p>65</text:p>
          </table:table-cell>
          <table:table-cell table:formula="of:=SUM([.C234:.G234])" office:value-type="float" office:value="1515" calcext:value-type="float">
            <text:p>1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3" calcext:value-type="date">
            <text:p>2020-08-23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78" calcext:value-type="float">
            <text:p>78</text:p>
          </table:table-cell>
          <table:table-cell office:value-type="float" office:value="4" calcext:value-type="float">
            <text:p>4</text:p>
          </table:table-cell>
          <table:table-cell table:formula="of:=SUM([.C235:.G235])" office:value-type="float" office:value="150" calcext:value-type="float">
            <text:p>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5" calcext:value-type="float">
            <text:p>295</text:p>
          </table:table-cell>
          <table:table-cell office:value-type="float" office:value="338" calcext:value-type="float">
            <text:p>338</text:p>
          </table:table-cell>
          <table:table-cell office:value-type="float" office:value="296" calcext:value-type="float">
            <text:p>296</text:p>
          </table:table-cell>
          <table:table-cell office:value-type="float" office:value="65" calcext:value-type="float">
            <text:p>65</text:p>
          </table:table-cell>
          <table:table-cell table:formula="of:=SUM([.C236:.G236])" office:value-type="float" office:value="1525" calcext:value-type="float">
            <text:p>15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4" calcext:value-type="date">
            <text:p>2020-08-24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SUM([.C237:.G237])" office:value-type="float" office:value="148" calcext:value-type="float">
            <text:p>1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2" calcext:value-type="float">
            <text:p>292</text:p>
          </table:table-cell>
          <table:table-cell office:value-type="float" office:value="336" calcext:value-type="float">
            <text:p>336</text:p>
          </table:table-cell>
          <table:table-cell office:value-type="float" office:value="298" calcext:value-type="float">
            <text:p>298</text:p>
          </table:table-cell>
          <table:table-cell office:value-type="float" office:value="64" calcext:value-type="float">
            <text:p>64</text:p>
          </table:table-cell>
          <table:table-cell table:formula="of:=SUM([.C238:.G238])" office:value-type="float" office:value="1520" calcext:value-type="float">
            <text:p>1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5" calcext:value-type="date">
            <text:p>2020-08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formula="of:=SUM([.C239:.G239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98" calcext:value-type="float">
            <text:p>298</text:p>
          </table:table-cell>
          <table:table-cell office:value-type="float" office:value="330" calcext:value-type="float">
            <text:p>330</text:p>
          </table:table-cell>
          <table:table-cell office:value-type="float" office:value="292" calcext:value-type="float">
            <text:p>292</text:p>
          </table:table-cell>
          <table:table-cell office:value-type="float" office:value="62" calcext:value-type="float">
            <text:p>62</text:p>
          </table:table-cell>
          <table:table-cell table:formula="of:=SUM([.C240:.G24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6" calcext:value-type="date">
            <text:p>2020-08-26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0" calcext:value-type="float">
            <text:p>80</text:p>
          </table:table-cell>
          <table:table-cell office:value-type="float" office:value="7" calcext:value-type="float">
            <text:p>7</text:p>
          </table:table-cell>
          <table:table-cell table:formula="of:=SUM([.C241:.G241])" office:value-type="float" office:value="169" calcext:value-type="float">
            <text:p>1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300" calcext:value-type="float">
            <text:p>300</text:p>
          </table:table-cell>
          <table:table-cell office:value-type="float" office:value="331" calcext:value-type="float">
            <text:p>331</text:p>
          </table:table-cell>
          <table:table-cell office:value-type="float" office:value="294" calcext:value-type="float">
            <text:p>294</text:p>
          </table:table-cell>
          <table:table-cell office:value-type="float" office:value="60" calcext:value-type="float">
            <text:p>60</text:p>
          </table:table-cell>
          <table:table-cell table:formula="of:=SUM([.C242:.G242])" office:value-type="float" office:value="1526" calcext:value-type="float">
            <text:p>15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7" calcext:value-type="date">
            <text:p>2020-08-27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office:value-type="float" office:value="9" calcext:value-type="float">
            <text:p>9</text:p>
          </table:table-cell>
          <table:table-cell table:formula="of:=SUM([.C243:.G243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en uso</text:p>
          </table:table-cell>
          <table:table-cell office:value-type="float" office:value="540" calcext:value-type="float">
            <text:p>540</text:p>
          </table:table-cell>
          <table:table-cell office:value-type="float" office:value="301" calcext:value-type="float">
            <text:p>301</text:p>
          </table:table-cell>
          <table:table-cell office:value-type="float" office:value="330" calcext:value-type="float">
            <text:p>330</text:p>
          </table:table-cell>
          <table:table-cell office:value-type="float" office:value="288" calcext:value-type="float">
            <text:p>288</text:p>
          </table:table-cell>
          <table:table-cell office:value-type="float" office:value="60" calcext:value-type="float">
            <text:p>60</text:p>
          </table:table-cell>
          <table:table-cell table:formula="of:=SUM([.C244:.G244])" office:value-type="float" office:value="1519" calcext:value-type="float">
            <text:p>15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8" calcext:value-type="date">
            <text:p>2020-08-28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81" calcext:value-type="float">
            <text:p>81</text:p>
          </table:table-cell>
          <table:table-cell office:value-type="float" office:value="9" calcext:value-type="float">
            <text:p>9</text:p>
          </table:table-cell>
          <table:table-cell table:formula="of:=SUM([.C245:.G245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en uso</text:p>
          </table:table-cell>
          <table:table-cell office:value-type="float" office:value="535" calcext:value-type="float">
            <text:p>535</text:p>
          </table:table-cell>
          <table:table-cell office:value-type="float" office:value="299" calcext:value-type="float">
            <text:p>299</text:p>
          </table:table-cell>
          <table:table-cell office:value-type="float" office:value="331" calcext:value-type="float">
            <text:p>331</text:p>
          </table:table-cell>
          <table:table-cell office:value-type="float" office:value="299" calcext:value-type="float">
            <text:p>299</text:p>
          </table:table-cell>
          <table:table-cell office:value-type="float" office:value="60" calcext:value-type="float">
            <text:p>60</text:p>
          </table:table-cell>
          <table:table-cell table:formula="of:=SUM([.C246:.G246])" office:value-type="float" office:value="1524" calcext:value-type="float">
            <text:p>15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29" calcext:value-type="date">
            <text:p>2020-08-29</text:p>
          </table:table-cell>
          <table:table-cell office:value-type="string" calcext:value-type="string">
            <text:p>disponible</text:p>
          </table:table-cell>
          <table:table-cell table:number-columns-repeated="2" office:value-type="float" office:value="88" calcext:value-type="float">
            <text:p>88</text:p>
          </table:table-cell>
          <table:table-cell office:value-type="float" office:value="13" calcext:value-type="float">
            <text:p>13</text:p>
          </table:table-cell>
          <table:table-cell office:value-type="float" office:value="88" calcext:value-type="float">
            <text:p>88</text:p>
          </table:table-cell>
          <table:table-cell office:value-type="float" office:value="9" calcext:value-type="float">
            <text:p>9</text:p>
          </table:table-cell>
          <table:table-cell table:formula="of:=SUM([.C247:.G247])" office:value-type="float" office:value="286" calcext:value-type="float">
            <text:p>2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5" calcext:value-type="float">
            <text:p>295</text:p>
          </table:table-cell>
          <table:table-cell office:value-type="float" office:value="328" calcext:value-type="float">
            <text:p>328</text:p>
          </table:table-cell>
          <table:table-cell office:value-type="float" office:value="298" calcext:value-type="float">
            <text:p>298</text:p>
          </table:table-cell>
          <table:table-cell office:value-type="float" office:value="52" calcext:value-type="float">
            <text:p>52</text:p>
          </table:table-cell>
          <table:table-cell table:formula="of:=SUM([.C248:.G248])" office:value-type="float" office:value="1514" calcext:value-type="float">
            <text:p>15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0" calcext:value-type="date">
            <text:p>2020-08-30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89" calcext:value-type="float">
            <text:p>89</text:p>
          </table:table-cell>
          <table:table-cell office:value-type="float" office:value="15" calcext:value-type="float">
            <text:p>15</text:p>
          </table:table-cell>
          <table:table-cell table:formula="of:=SUM([.C249:.G24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en uso</text:p>
          </table:table-cell>
          <table:table-cell office:value-type="float" office:value="537" calcext:value-type="float">
            <text:p>537</text:p>
          </table:table-cell>
          <table:table-cell office:value-type="float" office:value="296" calcext:value-type="float">
            <text:p>296</text:p>
          </table:table-cell>
          <table:table-cell office:value-type="float" office:value="333" calcext:value-type="float">
            <text:p>333</text:p>
          </table:table-cell>
          <table:table-cell office:value-type="float" office:value="290" calcext:value-type="float">
            <text:p>290</text:p>
          </table:table-cell>
          <table:table-cell office:value-type="float" office:value="56" calcext:value-type="float">
            <text:p>56</text:p>
          </table:table-cell>
          <table:table-cell table:formula="of:=SUM([.C250:.G250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8-31" calcext:value-type="date">
            <text:p>2020-08-31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94" calcext:value-type="float">
            <text:p>94</text:p>
          </table:table-cell>
          <table:table-cell office:value-type="float" office:value="11" calcext:value-type="float">
            <text:p>11</text:p>
          </table:table-cell>
          <table:table-cell table:formula="of:=SUM([.C251:.G251])" office:value-type="float" office:value="173" calcext:value-type="float">
            <text:p>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en uso</text:p>
          </table:table-cell>
          <table:table-cell office:value-type="float" office:value="531" calcext:value-type="float">
            <text:p>531</text:p>
          </table:table-cell>
          <table:table-cell office:value-type="float" office:value="296" calcext:value-type="float">
            <text:p>296</text:p>
          </table:table-cell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54" calcext:value-type="float">
            <text:p>54</text:p>
          </table:table-cell>
          <table:table-cell table:formula="of:=SUM([.C252:.G252])" office:value-type="float" office:value="1493" calcext:value-type="float">
            <text:p>1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1" calcext:value-type="date">
            <text:p>2020-09-01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108" calcext:value-type="float">
            <text:p>108</text:p>
          </table:table-cell>
          <table:table-cell office:value-type="float" office:value="14" calcext:value-type="float">
            <text:p>14</text:p>
          </table:table-cell>
          <table:table-cell table:formula="of:=SUM([.C253:.G253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2" calcext:value-type="date">
            <text:p>2020-09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91" calcext:value-type="float">
            <text:p>291</text:p>
          </table:table-cell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6:.G256])"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3" calcext:value-type="date">
            <text:p>2020-09-03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9" calcext:value-type="float">
            <text:p>9</text:p>
          </table:table-cell>
          <table:table-cell office:value-type="float" office:value="18" calcext:value-type="float">
            <text:p>18</text:p>
          </table:table-cell>
          <table:table-cell office:value-type="float" office:value="110" calcext:value-type="float">
            <text:p>110</text:p>
          </table:table-cell>
          <table:table-cell office:value-type="float" office:value="12" calcext:value-type="float">
            <text:p>12</text:p>
          </table:table-cell>
          <table:table-cell table:formula="of:=SUM([.C257:.G257])" office:value-type="float" office:value="203" calcext:value-type="float">
            <text:p>2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en uso</text:p>
          </table:table-cell>
          <table:table-cell office:value-type="float" office:value="526" calcext:value-type="float">
            <text:p>526</text:p>
          </table:table-cell>
          <table:table-cell office:value-type="float" office:value="290" calcext:value-type="float">
            <text:p>290</text:p>
          </table:table-cell>
          <table:table-cell office:value-type="float" office:value="340" calcext:value-type="float">
            <text:p>340</text:p>
          </table:table-cell>
          <table:table-cell office:value-type="float" office:value="285" calcext:value-type="float">
            <text:p>285</text:p>
          </table:table-cell>
          <table:table-cell office:value-type="float" office:value="56" calcext:value-type="float">
            <text:p>56</text:p>
          </table:table-cell>
          <table:table-cell table:formula="of:=SUM([.C258:.G258])" office:value-type="float" office:value="1497" calcext:value-type="float">
            <text:p>14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4" calcext:value-type="date">
            <text:p>2020-09-04</text:p>
          </table:table-cell>
          <table:table-cell office:value-type="string" calcext:value-type="string">
            <text:p>disponible</text:p>
          </table:table-cell>
          <table:table-cell office:value-type="float" office:value="73" calcext:value-type="float">
            <text:p>73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3" calcext:value-type="float">
            <text:p>103</text:p>
          </table:table-cell>
          <table:table-cell office:value-type="float" office:value="11" calcext:value-type="float">
            <text:p>11</text:p>
          </table:table-cell>
          <table:table-cell table:formula="of:=SUM([.C259:.G259])" office:value-type="float" office:value="211" calcext:value-type="float">
            <text:p>2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89" calcext:value-type="float">
            <text:p>289</text:p>
          </table:table-cell>
          <table:table-cell office:value-type="float" office:value="339" calcext:value-type="float">
            <text:p>339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0:.G260])" office:value-type="float" office:value="1492" calcext:value-type="float">
            <text:p>14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5" calcext:value-type="date">
            <text:p>2020-09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6" calcext:value-type="float">
            <text:p>106</text:p>
          </table:table-cell>
          <table:table-cell office:value-type="float" office:value="14" calcext:value-type="float">
            <text:p>14</text:p>
          </table:table-cell>
          <table:table-cell table:formula="of:=SUM([.C261:.G261])" office:value-type="float" office:value="202" calcext:value-type="float">
            <text:p>2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en uso</text:p>
          </table:table-cell>
          <table:table-cell office:value-type="float" office:value="539" calcext:value-type="float">
            <text:p>539</text:p>
          </table:table-cell>
          <table:table-cell office:value-type="float" office:value="294" calcext:value-type="float">
            <text:p>294</text:p>
          </table:table-cell>
          <table:table-cell office:value-type="float" office:value="336" calcext:value-type="float">
            <text:p>336</text:p>
          </table:table-cell>
          <table:table-cell office:value-type="float" office:value="278" calcext:value-type="float">
            <text:p>278</text:p>
          </table:table-cell>
          <table:table-cell office:value-type="float" office:value="53" calcext:value-type="float">
            <text:p>53</text:p>
          </table:table-cell>
          <table:table-cell table:formula="of:=SUM([.C262:.G262])" office:value-type="float" office:value="1500" calcext:value-type="float">
            <text:p>1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6" calcext:value-type="date">
            <text:p>2020-09-06</text:p>
          </table:table-cell>
          <table:table-cell office:value-type="string" calcext:value-type="string">
            <text:p>disponible</text:p>
          </table:table-cell>
          <table:table-cell office:value-type="float" office:value="71" calcext:value-type="float">
            <text:p>71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office:value-type="float" office:value="102" calcext:value-type="float">
            <text:p>102</text:p>
          </table:table-cell>
          <table:table-cell office:value-type="float" office:value="14" calcext:value-type="float">
            <text:p>14</text:p>
          </table:table-cell>
          <table:table-cell table:formula="of:=SUM([.C263:.G263])" office:value-type="float" office:value="221" calcext:value-type="float">
            <text:p>2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en uso</text:p>
          </table:table-cell>
          <table:table-cell office:value-type="float" office:value="534" calcext:value-type="float">
            <text:p>534</text:p>
          </table:table-cell>
          <table:table-cell office:value-type="float" office:value="295" calcext:value-type="float">
            <text:p>295</text:p>
          </table:table-cell>
          <table:table-cell office:value-type="float" office:value="336" calcext:value-type="float">
            <text:p>336</text:p>
          </table:table-cell>
          <table:table-cell office:value-type="float" office:value="270" calcext:value-type="float">
            <text:p>270</text:p>
          </table:table-cell>
          <table:table-cell office:value-type="float" office:value="53" calcext:value-type="float">
            <text:p>53</text:p>
          </table:table-cell>
          <table:table-cell table:formula="of:=SUM([.C264:.G264])" office:value-type="float" office:value="1488" calcext:value-type="float">
            <text:p>14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7" calcext:value-type="date">
            <text:p>2020-09-07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4" calcext:value-type="float">
            <text:p>14</text:p>
          </table:table-cell>
          <table:table-cell table:formula="of:=SUM([.C265:.G265])" office:value-type="float" office:value="227" calcext:value-type="float">
            <text:p>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en uso</text:p>
          </table:table-cell>
          <table:table-cell office:value-type="float" office:value="541" calcext:value-type="float">
            <text:p>541</text:p>
          </table:table-cell>
          <table:table-cell office:value-type="float" office:value="294" calcext:value-type="float">
            <text:p>294</text:p>
          </table:table-cell>
          <table:table-cell office:value-type="float" office:value="329" calcext:value-type="float">
            <text:p>329</text:p>
          </table:table-cell>
          <table:table-cell office:value-type="float" office:value="282" calcext:value-type="float">
            <text:p>282</text:p>
          </table:table-cell>
          <table:table-cell office:value-type="float" office:value="53" calcext:value-type="float">
            <text:p>53</text:p>
          </table:table-cell>
          <table:table-cell table:formula="of:=SUM([.C266:.G266])" office:value-type="float" office:value="1499" calcext:value-type="float">
            <text:p>14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8" calcext:value-type="date">
            <text:p>2020-09-08</text:p>
          </table:table-cell>
          <table:table-cell office:value-type="string" calcext:value-type="string">
            <text:p>disponible</text:p>
          </table:table-cell>
          <table:table-cell office:value-type="float" office:value="74" calcext:value-type="float">
            <text:p>74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109" calcext:value-type="float">
            <text:p>109</text:p>
          </table:table-cell>
          <table:table-cell office:value-type="float" office:value="16" calcext:value-type="float">
            <text:p>16</text:p>
          </table:table-cell>
          <table:table-cell table:formula="of:=SUM([.C267:.G267])" office:value-type="float" office:value="229" calcext:value-type="float">
            <text:p>2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en uso</text:p>
          </table:table-cell>
          <table:table-cell office:value-type="float" office:value="524" calcext:value-type="float">
            <text:p>524</text:p>
          </table:table-cell>
          <table:table-cell office:value-type="float" office:value="292" calcext:value-type="float">
            <text:p>292</text:p>
          </table:table-cell>
          <table:table-cell office:value-type="float" office:value="326" calcext:value-type="float">
            <text:p>326</text:p>
          </table:table-cell>
          <table:table-cell office:value-type="float" office:value="277" calcext:value-type="float">
            <text:p>277</text:p>
          </table:table-cell>
          <table:table-cell office:value-type="float" office:value="57" calcext:value-type="float">
            <text:p>57</text:p>
          </table:table-cell>
          <table:table-cell table:formula="of:=SUM([.C268:.G268])" office:value-type="float" office:value="1476" calcext:value-type="float">
            <text:p>14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09" calcext:value-type="date">
            <text:p>2020-09-09</text:p>
          </table:table-cell>
          <table:table-cell office:value-type="string" calcext:value-type="string">
            <text:p>disponible</text:p>
          </table:table-cell>
          <table:table-cell office:value-type="float" office:value="80" calcext:value-type="float">
            <text:p>80</text:p>
          </table:table-cell>
          <table:table-cell office:value-type="float" office:value="11" calcext:value-type="float">
            <text:p>11</text:p>
          </table:table-cell>
          <table:table-cell office:value-type="float" office:value="23" calcext:value-type="float">
            <text:p>23</text:p>
          </table:table-cell>
          <table:table-cell office:value-type="float" office:value="107" calcext:value-type="float">
            <text:p>107</text:p>
          </table:table-cell>
          <table:table-cell office:value-type="float" office:value="12" calcext:value-type="float">
            <text:p>12</text:p>
          </table:table-cell>
          <table:table-cell table:formula="of:=SUM([.C269:.G269])" office:value-type="float" office:value="233" calcext:value-type="float">
            <text:p>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en uso</text:p>
          </table:table-cell>
          <table:table-cell office:value-type="float" office:value="525" calcext:value-type="float">
            <text:p>525</text:p>
          </table:table-cell>
          <table:table-cell office:value-type="float" office:value="284" calcext:value-type="float">
            <text:p>284</text:p>
          </table:table-cell>
          <table:table-cell office:value-type="float" office:value="322" calcext:value-type="float">
            <text:p>322</text:p>
          </table:table-cell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table:formula="of:=SUM([.C270:.G270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0" calcext:value-type="date">
            <text:p>2020-09-10</text:p>
          </table:table-cell>
          <table:table-cell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10" calcext:value-type="float">
            <text:p>110</text:p>
          </table:table-cell>
          <table:table-cell office:value-type="float" office:value="16" calcext:value-type="float">
            <text:p>16</text:p>
          </table:table-cell>
          <table:table-cell table:formula="of:=SUM([.C271:.G271])" office:value-type="float" office:value="251" calcext:value-type="float">
            <text:p>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2:.G272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1" calcext:value-type="date">
            <text:p>2020-09-11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3:.G273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en uso</text:p>
          </table:table-cell>
          <table:table-cell office:value-type="float" office:value="532" calcext:value-type="float">
            <text:p>532</text:p>
          </table:table-cell>
          <table:table-cell office:value-type="float" office:value="273" calcext:value-type="float">
            <text:p>273</text:p>
          </table:table-cell>
          <table:table-cell office:value-type="float" office:value="331" calcext:value-type="float">
            <text:p>331</text:p>
          </table:table-cell>
          <table:table-cell office:value-type="float" office:value="278" calcext:value-type="float">
            <text:p>278</text:p>
          </table:table-cell>
          <table:table-cell office:value-type="float" office:value="55" calcext:value-type="float">
            <text:p>55</text:p>
          </table:table-cell>
          <table:table-cell table:formula="of:=SUM([.C274:.G274])" office:value-type="float" office:value="1469" calcext:value-type="float">
            <text:p>14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2" calcext:value-type="date">
            <text:p>2020-09-12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table:formula="of:=SUM([.C275:.G275])" office:value-type="float" office:value="257" calcext:value-type="float">
            <text:p>2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en uso</text:p>
          </table:table-cell>
          <table:table-cell office:value-type="float" office:value="530" calcext:value-type="float">
            <text:p>530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52" calcext:value-type="float">
            <text:p>52</text:p>
          </table:table-cell>
          <table:table-cell table:formula="of:=SUM([.C276:.G276])" office:value-type="float" office:value="1448" calcext:value-type="float">
            <text:p>1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3" calcext:value-type="date">
            <text:p>2020-09-13</text:p>
          </table:table-cell>
          <table:table-cell office:value-type="string" calcext:value-type="string">
            <text:p>disponible</text:p>
          </table:table-cell>
          <table:table-cell office:value-type="float" office:value="118" calcext:value-type="float">
            <text:p>118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277:.G277])" office:value-type="float" office:value="303" calcext:value-type="float">
            <text:p>3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en uso</text:p>
          </table:table-cell>
          <table:table-cell office:value-type="float" office:value="533" calcext:value-type="float">
            <text:p>533</text:p>
          </table:table-cell>
          <table:table-cell office:value-type="float" office:value="273" calcext:value-type="float">
            <text:p>273</text:p>
          </table:table-cell>
          <table:table-cell office:value-type="float" office:value="330" calcext:value-type="float">
            <text:p>330</text:p>
          </table:table-cell>
          <table:table-cell office:value-type="float" office:value="273" calcext:value-type="float">
            <text:p>273</text:p>
          </table:table-cell>
          <table:table-cell office:value-type="float" office:value="51" calcext:value-type="float">
            <text:p>51</text:p>
          </table:table-cell>
          <table:table-cell table:formula="of:=SUM([.C278:.G278])" office:value-type="float" office:value="1460" calcext:value-type="float">
            <text:p>14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4" calcext:value-type="date">
            <text:p>2020-09-14</text:p>
          </table:table-cell>
          <table:table-cell office:value-type="string" calcext:value-type="string">
            <text:p>disponible</text:p>
          </table:table-cell>
          <table:table-cell office:value-type="float" office:value="101" calcext:value-type="float">
            <text:p>101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116" calcext:value-type="float">
            <text:p>116</text:p>
          </table:table-cell>
          <table:table-cell office:value-type="float" office:value="17" calcext:value-type="float">
            <text:p>17</text:p>
          </table:table-cell>
          <table:table-cell table:formula="of:=SUM([.C279:.G279])" office:value-type="float" office:value="280" calcext:value-type="float">
            <text:p>2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en uso</text:p>
          </table:table-cell>
          <table:table-cell office:value-type="float" office:value="529" calcext:value-type="float">
            <text:p>529</text:p>
          </table:table-cell>
          <table:table-cell office:value-type="float" office:value="271" calcext:value-type="float">
            <text:p>271</text:p>
          </table:table-cell>
          <table:table-cell office:value-type="float" office:value="323" calcext:value-type="float">
            <text:p>323</text:p>
          </table:table-cell>
          <table:table-cell office:value-type="float" office:value="279" calcext:value-type="float">
            <text:p>279</text:p>
          </table:table-cell>
          <table:table-cell office:value-type="float" office:value="49" calcext:value-type="float">
            <text:p>49</text:p>
          </table:table-cell>
          <table:table-cell table:formula="of:=SUM([.C280:.G280])" office:value-type="float" office:value="1451" calcext:value-type="float">
            <text:p>14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5" calcext:value-type="date">
            <text:p>2020-09-15</text:p>
          </table:table-cell>
          <table:table-cell office:value-type="string" calcext:value-type="string">
            <text:p>disponible</text:p>
          </table:table-cell>
          <table:table-cell office:value-type="float" office:value="94" calcext:value-type="float">
            <text:p>94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108" calcext:value-type="float">
            <text:p>108</text:p>
          </table:table-cell>
          <table:table-cell office:value-type="float" office:value="19" calcext:value-type="float">
            <text:p>19</text:p>
          </table:table-cell>
          <table:table-cell table:formula="of:=SUM([.C281:.G281])" office:value-type="float" office:value="274" calcext:value-type="float">
            <text:p>2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2:.G282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6" calcext:value-type="date">
            <text:p>2020-09-16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3:.G283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en uso</text:p>
          </table:table-cell>
          <table:table-cell office:value-type="float" office:value="536" calcext:value-type="float">
            <text:p>536</text:p>
          </table:table-cell>
          <table:table-cell office:value-type="float" office:value="267" calcext:value-type="float">
            <text:p>267</text:p>
          </table:table-cell>
          <table:table-cell office:value-type="float" office:value="322" calcext:value-type="float">
            <text:p>322</text:p>
          </table:table-cell>
          <table:table-cell office:value-type="float" office:value="276" calcext:value-type="float">
            <text:p>276</text:p>
          </table:table-cell>
          <table:table-cell office:value-type="float" office:value="51" calcext:value-type="float">
            <text:p>51</text:p>
          </table:table-cell>
          <table:table-cell table:formula="of:=SUM([.C284:.G284])" office:value-type="float" office:value="1452" calcext:value-type="float">
            <text:p>14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7" calcext:value-type="date">
            <text:p>2020-09-17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25" calcext:value-type="float">
            <text:p>25</text:p>
          </table:table-cell>
          <table:table-cell office:value-type="float" office:value="120" calcext:value-type="float">
            <text:p>120</text:p>
          </table:table-cell>
          <table:table-cell office:value-type="float" office:value="17" calcext:value-type="float">
            <text:p>17</text:p>
          </table:table-cell>
          <table:table-cell table:formula="of:=SUM([.C285:.G285])" office:value-type="float" office:value="288" calcext:value-type="float">
            <text:p>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en uso</text:p>
          </table:table-cell>
          <table:table-cell office:value-type="float" office:value="528" calcext:value-type="float">
            <text:p>528</text:p>
          </table:table-cell>
          <table:table-cell office:value-type="float" office:value="263" calcext:value-type="float">
            <text:p>263</text:p>
          </table:table-cell>
          <table:table-cell office:value-type="float" office:value="326" calcext:value-type="float">
            <text:p>326</text:p>
          </table:table-cell>
          <table:table-cell office:value-type="float" office:value="285" calcext:value-type="float">
            <text:p>285</text:p>
          </table:table-cell>
          <table:table-cell office:value-type="float" office:value="47" calcext:value-type="float">
            <text:p>47</text:p>
          </table:table-cell>
          <table:table-cell table:formula="of:=SUM([.C286:.G286])" office:value-type="float" office:value="1449" calcext:value-type="float">
            <text:p>14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8" calcext:value-type="date">
            <text:p>2020-09-18</text:p>
          </table:table-cell>
          <table:table-cell office:value-type="string" calcext:value-type="string">
            <text:p>disponible</text:p>
          </table:table-cell>
          <table:table-cell office:value-type="float" office:value="98" calcext:value-type="float">
            <text:p>98</text:p>
          </table:table-cell>
          <table:table-cell office:value-type="float" office:value="29" calcext:value-type="float">
            <text:p>29</text:p>
          </table:table-cell>
          <table:table-cell office:value-type="float" office:value="21" calcext:value-type="float">
            <text:p>21</text:p>
          </table:table-cell>
          <table:table-cell office:value-type="float" office:value="106" calcext:value-type="float">
            <text:p>106</text:p>
          </table:table-cell>
          <table:table-cell office:value-type="float" office:value="23" calcext:value-type="float">
            <text:p>23</text:p>
          </table:table-cell>
          <table:table-cell table:formula="of:=SUM([.C287:.G287])" office:value-type="float" office:value="277" calcext:value-type="float">
            <text:p>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88:.G288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19" calcext:value-type="date">
            <text:p>2020-09-19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89:.G289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en uso</text:p>
          </table:table-cell>
          <table:table-cell office:value-type="float" office:value="520" calcext:value-type="float">
            <text:p>520</text:p>
          </table:table-cell>
          <table:table-cell office:value-type="float" office:value="253" calcext:value-type="float">
            <text:p>253</text:p>
          </table:table-cell>
          <table:table-cell office:value-type="float" office:value="332" calcext:value-type="float">
            <text:p>332</text:p>
          </table:table-cell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table:formula="of:=SUM([.C290:.G290])" office:value-type="float" office:value="1421" calcext:value-type="float">
            <text:p>1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0" calcext:value-type="date">
            <text:p>2020-09-20</text:p>
          </table:table-cell>
          <table:table-cell office:value-type="string" calcext:value-type="string">
            <text:p>disponible</text:p>
          </table:table-cell>
          <table:table-cell office:value-type="float" office:value="106" calcext:value-type="float">
            <text:p>106</text:p>
          </table:table-cell>
          <table:table-cell office:value-type="float" office:value="35" calcext:value-type="float">
            <text:p>35</text:p>
          </table:table-cell>
          <table:table-cell office:value-type="float" office:value="21" calcext:value-type="float">
            <text:p>21</text:p>
          </table:table-cell>
          <table:table-cell office:value-type="float" office:value="117" calcext:value-type="float">
            <text:p>117</text:p>
          </table:table-cell>
          <table:table-cell office:value-type="float" office:value="23" calcext:value-type="float">
            <text:p>23</text:p>
          </table:table-cell>
          <table:table-cell table:formula="of:=SUM([.C291:.G291])" office:value-type="float" office:value="302" calcext:value-type="float">
            <text:p>3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5" calcext:value-type="float">
            <text:p>14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1" calcext:value-type="date">
            <text:p>2020-09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50" calcext:value-type="float">
            <text:p>250</text:p>
          </table:table-cell>
          <table:table-cell office:value-type="float" office:value="327" calcext:value-type="float">
            <text:p>327</text:p>
          </table:table-cell>
          <table:table-cell office:value-type="float" office:value="269" calcext:value-type="float">
            <text:p>269</text:p>
          </table:table-cell>
          <table:table-cell office:value-type="float" office:value="49" calcext:value-type="float">
            <text:p>49</text:p>
          </table:table-cell>
          <table:table-cell table:formula="of:=SUM([.C294:.G294])" office:value-type="float" office:value="1405" calcext:value-type="float">
            <text:p>14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2" calcext:value-type="date">
            <text:p>2020-09-22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21" calcext:value-type="float">
            <text:p>21</text:p>
          </table:table-cell>
          <table:table-cell table:formula="of:=SUM([.C295:.G2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en uso</text:p>
          </table:table-cell>
          <table:table-cell office:value-type="float" office:value="501" calcext:value-type="float">
            <text:p>501</text:p>
          </table:table-cell>
          <table:table-cell office:value-type="float" office:value="240" calcext:value-type="float">
            <text:p>240</text:p>
          </table:table-cell>
          <table:table-cell office:value-type="float" office:value="326" calcext:value-type="float">
            <text:p>326</text:p>
          </table:table-cell>
          <table:table-cell office:value-type="float" office:value="267" calcext:value-type="float">
            <text:p>267</text:p>
          </table:table-cell>
          <table:table-cell office:value-type="float" office:value="47" calcext:value-type="float">
            <text:p>47</text:p>
          </table:table-cell>
          <table:table-cell table:formula="of:=SUM([.C296:.G296])" office:value-type="float" office:value="1381" calcext:value-type="float">
            <text:p>13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3" calcext:value-type="date">
            <text:p>2020-09-2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office:value-type="float" office:value="114" calcext:value-type="float">
            <text:p>114</text:p>
          </table:table-cell>
          <table:table-cell office:value-type="float" office:value="23" calcext:value-type="float">
            <text:p>23</text:p>
          </table:table-cell>
          <table:table-cell table:formula="of:=SUM([.C297:.G297])" office:value-type="float" office:value="326" calcext:value-type="float">
            <text:p>3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35" calcext:value-type="float">
            <text:p>235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7" calcext:value-type="float">
            <text:p>47</text:p>
          </table:table-cell>
          <table:table-cell table:formula="of:=SUM([.C298:.G298])" office:value-type="float" office:value="1382" calcext:value-type="float">
            <text:p>1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4" calcext:value-type="date">
            <text:p>2020-09-2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42" calcext:value-type="float">
            <text:p>4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office:value-type="float" office:value="17" calcext:value-type="float">
            <text:p>17</text:p>
          </table:table-cell>
          <table:table-cell table:formula="of:=SUM([.C299:.G299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232" calcext:value-type="float">
            <text:p>232</text:p>
          </table:table-cell>
          <table:table-cell office:value-type="float" office:value="330" calcext:value-type="float">
            <text:p>330</text:p>
          </table:table-cell>
          <table:table-cell office:value-type="float" office:value="261" calcext:value-type="float">
            <text:p>261</text:p>
          </table:table-cell>
          <table:table-cell office:value-type="float" office:value="46" calcext:value-type="float">
            <text:p>46</text:p>
          </table:table-cell>
          <table:table-cell table:formula="of:=SUM([.C300:.G300])" office:value-type="float" office:value="1368" calcext:value-type="float">
            <text:p>1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5" calcext:value-type="date">
            <text:p>2020-09-2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43" calcext:value-type="float">
            <text:p>43</text:p>
          </table:table-cell>
          <table:table-cell office:value-type="float" office:value="24" calcext:value-type="float">
            <text:p>24</text:p>
          </table:table-cell>
          <table:table-cell office:value-type="float" office:value="127" calcext:value-type="float">
            <text:p>127</text:p>
          </table:table-cell>
          <table:table-cell office:value-type="float" office:value="18" calcext:value-type="float">
            <text:p>18</text:p>
          </table:table-cell>
          <table:table-cell table:formula="of:=SUM([.C301:.G301])" office:value-type="float" office:value="348" calcext:value-type="float">
            <text:p>3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en uso</text:p>
          </table:table-cell>
          <table:table-cell office:value-type="float" office:value="508" calcext:value-type="float">
            <text:p>508</text:p>
          </table:table-cell>
          <table:table-cell office:value-type="float" office:value="222" calcext:value-type="float">
            <text:p>222</text:p>
          </table:table-cell>
          <table:table-cell office:value-type="float" office:value="324" calcext:value-type="float">
            <text:p>324</text:p>
          </table:table-cell>
          <table:table-cell office:value-type="float" office:value="258" calcext:value-type="float">
            <text:p>258</text:p>
          </table:table-cell>
          <table:table-cell office:value-type="float" office:value="45" calcext:value-type="float">
            <text:p>45</text:p>
          </table:table-cell>
          <table:table-cell table:formula="of:=SUM([.C302:.G302])" office:value-type="float" office:value="1357" calcext:value-type="float">
            <text:p>13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6" calcext:value-type="date">
            <text:p>2020-09-26</text:p>
          </table:table-cell>
          <table:table-cell office:value-type="string" calcext:value-type="string">
            <text:p>disponible</text:p>
          </table:table-cell>
          <table:table-cell office:value-type="float" office:value="126" calcext:value-type="float">
            <text:p>126</text:p>
          </table:table-cell>
          <table:table-cell office:value-type="float" office:value="51" calcext:value-type="float">
            <text:p>51</text:p>
          </table:table-cell>
          <table:table-cell office:value-type="float" office:value="30" calcext:value-type="float">
            <text:p>30</text:p>
          </table:table-cell>
          <table:table-cell office:value-type="float" office:value="124" calcext:value-type="float">
            <text:p>124</text:p>
          </table:table-cell>
          <table:table-cell office:value-type="float" office:value="19" calcext:value-type="float">
            <text:p>19</text:p>
          </table:table-cell>
          <table:table-cell table:formula="of:=SUM([.C303:.G303])" office:value-type="float" office:value="350" calcext:value-type="float">
            <text:p>3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en uso</text:p>
          </table:table-cell>
          <table:table-cell office:value-type="float" office:value="512" calcext:value-type="float">
            <text:p>512</text:p>
          </table:table-cell>
          <table:table-cell office:value-type="float" office:value="260" calcext:value-type="float">
            <text:p>260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46" calcext:value-type="float">
            <text:p>46</text:p>
          </table:table-cell>
          <table:table-cell table:formula="of:=SUM([.C304:.G304])" office:value-type="float" office:value="1370" calcext:value-type="float">
            <text:p>1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7" calcext:value-type="date">
            <text:p>2020-09-27</text:p>
          </table:table-cell>
          <table:table-cell office:value-type="string" calcext:value-type="string">
            <text:p>disponible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8" calcext:value-type="float">
            <text:p>18</text:p>
          </table:table-cell>
          <table:table-cell table:formula="of:=SUM([.C305:.G305])" office:value-type="float" office:value="343" calcext:value-type="float">
            <text:p>3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en uso</text:p>
          </table:table-cell>
          <table:table-cell office:value-type="float" office:value="506" calcext:value-type="float">
            <text:p>506</text:p>
          </table:table-cell>
          <table:table-cell office:value-type="float" office:value="220" calcext:value-type="float">
            <text:p>220</text:p>
          </table:table-cell>
          <table:table-cell office:value-type="float" office:value="332" calcext:value-type="float">
            <text:p>332</text:p>
          </table:table-cell>
          <table:table-cell office:value-type="float" office:value="252" calcext:value-type="float">
            <text:p>252</text:p>
          </table:table-cell>
          <table:table-cell office:value-type="float" office:value="44" calcext:value-type="float">
            <text:p>44</text:p>
          </table:table-cell>
          <table:table-cell table:formula="of:=SUM([.C306:.G306])" office:value-type="float" office:value="1354" calcext:value-type="float">
            <text:p>13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8" calcext:value-type="date">
            <text:p>2020-09-28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3" calcext:value-type="float">
            <text:p>53</text:p>
          </table:table-cell>
          <table:table-cell office:value-type="float" office:value="23" calcext:value-type="float">
            <text:p>23</text:p>
          </table:table-cell>
          <table:table-cell office:value-type="float" office:value="130" calcext:value-type="float">
            <text:p>130</text:p>
          </table:table-cell>
          <table:table-cell office:value-type="float" office:value="20" calcext:value-type="float">
            <text:p>20</text:p>
          </table:table-cell>
          <table:table-cell table:formula="of:=SUM([.C307:.G307])" office:value-type="float" office:value="355" calcext:value-type="float">
            <text:p>3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en uso</text:p>
          </table:table-cell>
          <table:table-cell office:value-type="float" office:value="504" calcext:value-type="float">
            <text:p>504</text:p>
          </table:table-cell>
          <table:table-cell office:value-type="float" office:value="219" calcext:value-type="float">
            <text:p>219</text:p>
          </table:table-cell>
          <table:table-cell office:value-type="float" office:value="330" calcext:value-type="float">
            <text:p>330</text:p>
          </table:table-cell>
          <table:table-cell office:value-type="float" office:value="266" calcext:value-type="float">
            <text:p>266</text:p>
          </table:table-cell>
          <table:table-cell office:value-type="float" office:value="43" calcext:value-type="float">
            <text:p>43</text:p>
          </table:table-cell>
          <table:table-cell table:formula="of:=SUM([.C308:.G308])" office:value-type="float" office:value="1362" calcext:value-type="float">
            <text:p>13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29" calcext:value-type="date">
            <text:p>2020-09-2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53" calcext:value-type="float">
            <text:p>53</text:p>
          </table:table-cell>
          <table:table-cell office:value-type="float" office:value="22" calcext:value-type="float">
            <text:p>22</text:p>
          </table:table-cell>
          <table:table-cell office:value-type="float" office:value="118" calcext:value-type="float">
            <text:p>118</text:p>
          </table:table-cell>
          <table:table-cell office:value-type="float" office:value="16" calcext:value-type="float">
            <text:p>16</text:p>
          </table:table-cell>
          <table:table-cell table:formula="of:=SUM([.C309:.G309])" office:value-type="float" office:value="341" calcext:value-type="float">
            <text:p>3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en uso</text:p>
          </table:table-cell>
          <table:table-cell office:value-type="float" office:value="516" calcext:value-type="float">
            <text:p>516</text:p>
          </table:table-cell>
          <table:table-cell office:value-type="float" office:value="217" calcext:value-type="float">
            <text:p>217</text:p>
          </table:table-cell>
          <table:table-cell office:value-type="float" office:value="327" calcext:value-type="float">
            <text:p>327</text:p>
          </table:table-cell>
          <table:table-cell office:value-type="float" office:value="259" calcext:value-type="float">
            <text:p>259</text:p>
          </table:table-cell>
          <table:table-cell office:value-type="float" office:value="39" calcext:value-type="float">
            <text:p>39</text:p>
          </table:table-cell>
          <table:table-cell table:formula="of:=SUM([.C310:.G310])" office:value-type="float" office:value="1358" calcext:value-type="float">
            <text:p>13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09-30" calcext:value-type="date">
            <text:p>2020-09-30</text:p>
          </table:table-cell>
          <table:table-cell office:value-type="string" calcext:value-type="string">
            <text:p>disponible</text:p>
          </table:table-cell>
          <table:table-cell office:value-type="float" office:value="121" calcext:value-type="float">
            <text:p>121</text:p>
          </table:table-cell>
          <table:table-cell office:value-type="float" office:value="40" calcext:value-type="float">
            <text:p>40</text:p>
          </table:table-cell>
          <table:table-cell office:value-type="float" office:value="28" calcext:value-type="float">
            <text:p>28</text:p>
          </table:table-cell>
          <table:table-cell office:value-type="float" office:value="121" calcext:value-type="float">
            <text:p>121</text:p>
          </table:table-cell>
          <table:table-cell office:value-type="float" office:value="20" calcext:value-type="float">
            <text:p>20</text:p>
          </table:table-cell>
          <table:table-cell table:formula="of:=SUM([.C311:.G311])" office:value-type="float" office:value="330" calcext:value-type="float">
            <text:p>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en uso</text:p>
          </table:table-cell>
          <table:table-cell office:value-type="float" office:value="509" calcext:value-type="float">
            <text:p>509</text:p>
          </table:table-cell>
          <table:table-cell office:value-type="float" office:value="214" calcext:value-type="float">
            <text:p>214</text:p>
          </table:table-cell>
          <table:table-cell office:value-type="float" office:value="329" calcext:value-type="float">
            <text:p>329</text:p>
          </table:table-cell>
          <table:table-cell office:value-type="float" office:value="263" calcext:value-type="float">
            <text:p>263</text:p>
          </table:table-cell>
          <table:table-cell office:value-type="float" office:value="38" calcext:value-type="float">
            <text:p>38</text:p>
          </table:table-cell>
          <table:table-cell table:formula="of:=SUM([.C312:.G312])" office:value-type="float" office:value="1353" calcext:value-type="float">
            <text:p>13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1" calcext:value-type="date">
            <text:p>2020-10-01</text:p>
          </table:table-cell>
          <table:table-cell office:value-type="string" calcext:value-type="string">
            <text:p>disponible</text:p>
          </table:table-cell>
          <table:table-cell office:value-type="float" office:value="130" calcext:value-type="float">
            <text:p>130</text:p>
          </table:table-cell>
          <table:table-cell office:value-type="float" office:value="37" calcext:value-type="float">
            <text:p>37</text:p>
          </table:table-cell>
          <table:table-cell office:value-type="float" office:value="25" calcext:value-type="float">
            <text:p>25</text:p>
          </table:table-cell>
          <table:table-cell office:value-type="float" office:value="122" calcext:value-type="float">
            <text:p>122</text:p>
          </table:table-cell>
          <table:table-cell office:value-type="float" office:value="20" calcext:value-type="float">
            <text:p>20</text:p>
          </table:table-cell>
          <table:table-cell table:formula="of:=SUM([.C313:.G313])" office:value-type="float" office:value="334" calcext:value-type="float">
            <text:p>3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en uso</text:p>
          </table:table-cell>
          <table:table-cell office:value-type="float" office:value="510" calcext:value-type="float">
            <text:p>510</text:p>
          </table:table-cell>
          <table:table-cell office:value-type="float" office:value="202" calcext:value-type="float">
            <text:p>202</text:p>
          </table:table-cell>
          <table:table-cell office:value-type="float" office:value="326" calcext:value-type="float">
            <text:p>326</text:p>
          </table:table-cell>
          <table:table-cell office:value-type="float" office:value="255" calcext:value-type="float">
            <text:p>255</text:p>
          </table:table-cell>
          <table:table-cell office:value-type="float" office:value="38" calcext:value-type="float">
            <text:p>38</text:p>
          </table:table-cell>
          <table:table-cell table:formula="of:=SUM([.C314:.G314])" office:value-type="float" office:value="1331" calcext:value-type="float">
            <text:p>13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2" calcext:value-type="date">
            <text:p>2020-10-02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26" calcext:value-type="float">
            <text:p>26</text:p>
          </table:table-cell>
          <table:table-cell office:value-type="float" office:value="112" calcext:value-type="float">
            <text:p>112</text:p>
          </table:table-cell>
          <table:table-cell office:value-type="float" office:value="21" calcext:value-type="float">
            <text:p>21</text:p>
          </table:table-cell>
          <table:table-cell table:formula="of:=SUM([.C315:.G315])" office:value-type="float" office:value="327" calcext:value-type="float">
            <text:p>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11" calcext:value-type="float">
            <text:p>13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3" calcext:value-type="date">
            <text:p>2020-10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en uso</text:p>
          </table:table-cell>
          <table:table-cell office:value-type="float" office:value="495" calcext:value-type="float">
            <text:p>495</text:p>
          </table:table-cell>
          <table:table-cell office:value-type="float" office:value="199" calcext:value-type="float">
            <text:p>199</text:p>
          </table:table-cell>
          <table:table-cell office:value-type="float" office:value="308" calcext:value-type="float">
            <text:p>308</text:p>
          </table:table-cell>
          <table:table-cell office:value-type="float" office:value="247" calcext:value-type="float">
            <text:p>247</text:p>
          </table:table-cell>
          <table:table-cell office:value-type="float" office:value="38" calcext:value-type="float">
            <text:p>38</text:p>
          </table:table-cell>
          <table:table-cell table:formula="of:=SUM([.C318:.G318])" office:value-type="float" office:value="1287" calcext:value-type="float">
            <text:p>12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4" calcext:value-type="date">
            <text:p>2020-10-04</text:p>
          </table:table-cell>
          <table:table-cell office:value-type="string" calcext:value-type="string">
            <text:p>disponible</text:p>
          </table:table-cell>
          <table:table-cell office:value-type="float" office:value="140" calcext:value-type="float">
            <text:p>140</text:p>
          </table:table-cell>
          <table:table-cell office:value-type="float" office:value="45" calcext:value-type="float">
            <text:p>45</text:p>
          </table:table-cell>
          <table:table-cell office:value-type="float" office:value="25" calcext:value-type="float">
            <text:p>25</text:p>
          </table:table-cell>
          <table:table-cell office:value-type="float" office:value="132" calcext:value-type="float">
            <text:p>132</text:p>
          </table:table-cell>
          <table:table-cell office:value-type="float" office:value="21" calcext:value-type="float">
            <text:p>21</text:p>
          </table:table-cell>
          <table:table-cell table:formula="of:=SUM([.C319:.G319])" office:value-type="float" office:value="363" calcext:value-type="float">
            <text:p>3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en uso</text:p>
          </table:table-cell>
          <table:table-cell office:value-type="float" office:value="490" calcext:value-type="float">
            <text:p>490</text:p>
          </table:table-cell>
          <table:table-cell office:value-type="float" office:value="192" calcext:value-type="float">
            <text:p>192</text:p>
          </table:table-cell>
          <table:table-cell office:value-type="float" office:value="308" calcext:value-type="float">
            <text:p>308</text:p>
          </table:table-cell>
          <table:table-cell office:value-type="float" office:value="241" calcext:value-type="float">
            <text:p>241</text:p>
          </table:table-cell>
          <table:table-cell office:value-type="float" office:value="38" calcext:value-type="float">
            <text:p>38</text:p>
          </table:table-cell>
          <table:table-cell table:formula="of:=SUM([.C320:.G320])" office:value-type="float" office:value="1269" calcext:value-type="float">
            <text:p>12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5" calcext:value-type="date">
            <text:p>2020-10-05</text:p>
          </table:table-cell>
          <table:table-cell office:value-type="string" calcext:value-type="string">
            <text:p>disponible</text:p>
          </table:table-cell>
          <table:table-cell office:value-type="float" office:value="145" calcext:value-type="float">
            <text:p>145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  <table:table-cell office:value-type="float" office:value="136" calcext:value-type="float">
            <text:p>136</text:p>
          </table:table-cell>
          <table:table-cell office:value-type="float" office:value="21" calcext:value-type="float">
            <text:p>21</text:p>
          </table:table-cell>
          <table:table-cell table:formula="of:=SUM([.C321:.G321])" office:value-type="float" office:value="382" calcext:value-type="float">
            <text:p>3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82" calcext:value-type="float">
            <text:p>182</text:p>
          </table:table-cell>
          <table:table-cell office:value-type="float" office:value="306" calcext:value-type="float">
            <text:p>306</text:p>
          </table:table-cell>
          <table:table-cell office:value-type="float" office:value="244" calcext:value-type="float">
            <text:p>244</text:p>
          </table:table-cell>
          <table:table-cell office:value-type="float" office:value="39" calcext:value-type="float">
            <text:p>39</text:p>
          </table:table-cell>
          <table:table-cell table:formula="of:=SUM([.C322:.G322])" office:value-type="float" office:value="1268" calcext:value-type="float">
            <text:p>12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6" calcext:value-type="date">
            <text:p>2020-10-06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1" calcext:value-type="float">
            <text:p>51</text:p>
          </table:table-cell>
          <table:table-cell office:value-type="float" office:value="29" calcext:value-type="float">
            <text:p>29</text:p>
          </table:table-cell>
          <table:table-cell office:value-type="float" office:value="134" calcext:value-type="float">
            <text:p>134</text:p>
          </table:table-cell>
          <table:table-cell office:value-type="float" office:value="20" calcext:value-type="float">
            <text:p>20</text:p>
          </table:table-cell>
          <table:table-cell table:formula="of:=SUM([.C323:.G323])" office:value-type="float" office:value="370" calcext:value-type="float">
            <text:p>3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en uso</text:p>
          </table:table-cell>
          <table:table-cell office:value-type="float" office:value="493" calcext:value-type="float">
            <text:p>493</text:p>
          </table:table-cell>
          <table:table-cell office:value-type="float" office:value="183" calcext:value-type="float">
            <text:p>183</text:p>
          </table:table-cell>
          <table:table-cell office:value-type="float" office:value="301" calcext:value-type="float">
            <text:p>301</text:p>
          </table:table-cell>
          <table:table-cell office:value-type="float" office:value="225" calcext:value-type="float">
            <text:p>225</text:p>
          </table:table-cell>
          <table:table-cell office:value-type="float" office:value="39" calcext:value-type="float">
            <text:p>39</text:p>
          </table:table-cell>
          <table:table-cell table:formula="of:=SUM([.C324:.G324])" office:value-type="float" office:value="1241" calcext:value-type="float">
            <text:p>1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7" calcext:value-type="date">
            <text:p>2020-10-07</text:p>
          </table:table-cell>
          <table:table-cell office:value-type="string" calcext:value-type="string">
            <text:p>disponible</text:p>
          </table:table-cell>
          <table:table-cell office:value-type="float" office:value="138" calcext:value-type="float">
            <text:p>138</text:p>
          </table:table-cell>
          <table:table-cell office:value-type="float" office:value="49" calcext:value-type="float">
            <text:p>49</text:p>
          </table:table-cell>
          <table:table-cell office:value-type="float" office:value="28" calcext:value-type="float">
            <text:p>28</text:p>
          </table:table-cell>
          <table:table-cell office:value-type="float" office:value="146" calcext:value-type="float">
            <text:p>146</text:p>
          </table:table-cell>
          <table:table-cell office:value-type="float" office:value="25" calcext:value-type="float">
            <text:p>25</text:p>
          </table:table-cell>
          <table:table-cell table:formula="of:=SUM([.C325:.G325])" office:value-type="float" office:value="386" calcext:value-type="float">
            <text:p>3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76" calcext:value-type="float">
            <text:p>176</text:p>
          </table:table-cell>
          <table:table-cell office:value-type="float" office:value="303" calcext:value-type="float">
            <text:p>303</text:p>
          </table:table-cell>
          <table:table-cell office:value-type="float" office:value="223" calcext:value-type="float">
            <text:p>223</text:p>
          </table:table-cell>
          <table:table-cell office:value-type="float" office:value="35" calcext:value-type="float">
            <text:p>35</text:p>
          </table:table-cell>
          <table:table-cell table:formula="of:=SUM([.C326:.G326])" office:value-type="float" office:value="1233" calcext:value-type="float">
            <text:p>12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8" calcext:value-type="date">
            <text:p>2020-10-08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7:.G327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78" calcext:value-type="float">
            <text:p>178</text:p>
          </table:table-cell>
          <table:table-cell office:value-type="float" office:value="301" calcext:value-type="float">
            <text:p>301</text:p>
          </table:table-cell>
          <table:table-cell office:value-type="float" office:value="218" calcext:value-type="float">
            <text:p>218</text:p>
          </table:table-cell>
          <table:table-cell office:value-type="float" office:value="35" calcext:value-type="float">
            <text:p>35</text:p>
          </table:table-cell>
          <table:table-cell table:formula="of:=SUM([.C328:.G328])" office:value-type="float" office:value="1235" calcext:value-type="float">
            <text:p>12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09" calcext:value-type="date">
            <text:p>2020-10-09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47" calcext:value-type="float">
            <text:p>47</text:p>
          </table:table-cell>
          <table:table-cell office:value-type="float" office:value="34" calcext:value-type="float">
            <text:p>34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table:formula="of:=SUM([.C329:.G329])" office:value-type="float" office:value="379" calcext:value-type="float">
            <text:p>3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5" calcext:value-type="float">
            <text:p>175</text:p>
          </table:table-cell>
          <table:table-cell office:value-type="float" office:value="293" calcext:value-type="float">
            <text:p>293</text:p>
          </table:table-cell>
          <table:table-cell office:value-type="float" office:value="207" calcext:value-type="float">
            <text:p>207</text:p>
          </table:table-cell>
          <table:table-cell office:value-type="float" office:value="35" calcext:value-type="float">
            <text:p>35</text:p>
          </table:table-cell>
          <table:table-cell table:formula="of:=SUM([.C330:.G330])" office:value-type="float" office:value="1207" calcext:value-type="float">
            <text:p>12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0" calcext:value-type="date">
            <text:p>2020-10-10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4" calcext:value-type="float">
            <text:p>24</text:p>
          </table:table-cell>
          <table:table-cell table:formula="of:=SUM([.C331:.G331])" office:value-type="float" office:value="390" calcext:value-type="float">
            <text:p>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78" calcext:value-type="float">
            <text:p>178</text:p>
          </table:table-cell>
          <table:table-cell office:value-type="float" office:value="285" calcext:value-type="float">
            <text:p>285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2:.G332])" office:value-type="float" office:value="1210" calcext:value-type="float">
            <text:p>1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1" calcext:value-type="date">
            <text:p>2020-10-11</text:p>
          </table:table-cell>
          <table:table-cell office:value-type="string" calcext:value-type="string">
            <text:p>disponible</text:p>
          </table:table-cell>
          <table:table-cell office:value-type="float" office:value="133" calcext:value-type="float">
            <text:p>133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143" calcext:value-type="float">
            <text:p>143</text:p>
          </table:table-cell>
          <table:table-cell office:value-type="float" office:value="24" calcext:value-type="float">
            <text:p>24</text:p>
          </table:table-cell>
          <table:table-cell table:formula="of:=SUM([.C333:.G333])" office:value-type="float" office:value="378" calcext:value-type="float">
            <text:p>3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70" calcext:value-type="float">
            <text:p>170</text:p>
          </table:table-cell>
          <table:table-cell office:value-type="float" office:value="271" calcext:value-type="float">
            <text:p>271</text:p>
          </table:table-cell>
          <table:table-cell office:value-type="float" office:value="215" calcext:value-type="float">
            <text:p>215</text:p>
          </table:table-cell>
          <table:table-cell office:value-type="float" office:value="35" calcext:value-type="float">
            <text:p>35</text:p>
          </table:table-cell>
          <table:table-cell table:formula="of:=SUM([.C334:.G334])" office:value-type="float" office:value="1182" calcext:value-type="float">
            <text:p>11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2" calcext:value-type="date">
            <text:p>2020-10-12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float" office:value="146" calcext:value-type="float">
            <text:p>146</text:p>
          </table:table-cell>
          <table:table-cell office:value-type="float" office:value="24" calcext:value-type="float">
            <text:p>24</text:p>
          </table:table-cell>
          <table:table-cell table:formula="of:=SUM([.C335:.G335])" office:value-type="float" office:value="385" calcext:value-type="float">
            <text:p>3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en uso</text:p>
          </table:table-cell>
          <table:table-cell office:value-type="float" office:value="488" calcext:value-type="float">
            <text:p>488</text:p>
          </table:table-cell>
          <table:table-cell office:value-type="float" office:value="166" calcext:value-type="float">
            <text:p>166</text:p>
          </table:table-cell>
          <table:table-cell office:value-type="float" office:value="273" calcext:value-type="float">
            <text:p>273</text:p>
          </table:table-cell>
          <table:table-cell office:value-type="float" office:value="210" calcext:value-type="float">
            <text:p>210</text:p>
          </table:table-cell>
          <table:table-cell office:value-type="float" office:value="36" calcext:value-type="float">
            <text:p>36</text:p>
          </table:table-cell>
          <table:table-cell table:formula="of:=SUM([.C336:.G336])" office:value-type="float" office:value="1173" calcext:value-type="float">
            <text:p>11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3" calcext:value-type="date">
            <text:p>2020-10-13</text:p>
          </table:table-cell>
          <table:table-cell office:value-type="string" calcext:value-type="string">
            <text:p>disponible</text:p>
          </table:table-cell>
          <table:table-cell office:value-type="float" office:value="139" calcext:value-type="float">
            <text:p>139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table:formula="of:=SUM([.C337:.G337])" office:value-type="float" office:value="383" calcext:value-type="float">
            <text:p>3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54" calcext:value-type="float">
            <text:p>154</text:p>
          </table:table-cell>
          <table:table-cell office:value-type="float" office:value="267" calcext:value-type="float">
            <text:p>267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  <table:table-cell table:formula="of:=SUM([.C338:.G338])"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4" calcext:value-type="date">
            <text:p>2020-10-14</text:p>
          </table:table-cell>
          <table:table-cell office:value-type="string" calcext:value-type="string">
            <text:p>disponible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float" office:value="145" calcext:value-type="float">
            <text:p>145</text:p>
          </table:table-cell>
          <table:table-cell office:value-type="float" office:value="24" calcext:value-type="float">
            <text:p>24</text:p>
          </table:table-cell>
          <table:table-cell table:formula="of:=SUM([.C339:.G339])" office:value-type="float" office:value="399" calcext:value-type="float">
            <text:p>3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45" calcext:value-type="float">
            <text:p>145</text:p>
          </table:table-cell>
          <table:table-cell office:value-type="float" office:value="269" calcext:value-type="float">
            <text:p>269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40:.G340])" office:value-type="float" office:value="1139" calcext:value-type="float">
            <text:p>1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5" calcext:value-type="date">
            <text:p>2020-10-15</text:p>
          </table:table-cell>
          <table:table-cell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66" calcext:value-type="float">
            <text:p>66</text:p>
          </table:table-cell>
          <table:table-cell office:value-type="float" office:value="37" calcext:value-type="float">
            <text:p>37</text:p>
          </table:table-cell>
          <table:table-cell office:value-type="float" office:value="143" calcext:value-type="float">
            <text:p>143</text:p>
          </table:table-cell>
          <table:table-cell office:value-type="float" office:value="26" calcext:value-type="float">
            <text:p>26</text:p>
          </table:table-cell>
          <table:table-cell table:formula="of:=SUM([.C341:.G341])" office:value-type="float" office:value="407" calcext:value-type="float">
            <text:p>4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en uso</text:p>
          </table:table-cell>
          <table:table-cell office:value-type="float" office:value="496" calcext:value-type="float">
            <text:p>496</text:p>
          </table:table-cell>
          <table:table-cell office:value-type="float" office:value="142" calcext:value-type="float">
            <text:p>142</text:p>
          </table:table-cell>
          <table:table-cell office:value-type="float" office:value="277" calcext:value-type="float">
            <text:p>277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42:.G342])" office:value-type="float" office:value="1149" calcext:value-type="float">
            <text:p>1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6" calcext:value-type="date">
            <text:p>2020-10-16</text:p>
          </table:table-cell>
          <table:table-cell office:value-type="string" calcext:value-type="string">
            <text:p>disponible</text:p>
          </table:table-cell>
          <table:table-cell office:value-type="float" office:value="137" calcext:value-type="float">
            <text:p>137</text:p>
          </table:table-cell>
          <table:table-cell office:value-type="float" office:value="66" calcext:value-type="float">
            <text:p>66</text:p>
          </table:table-cell>
          <table:table-cell office:value-type="float" office:value="32" calcext:value-type="float">
            <text:p>32</text:p>
          </table:table-cell>
          <table:table-cell office:value-type="float" office:value="150" calcext:value-type="float">
            <text:p>150</text:p>
          </table:table-cell>
          <table:table-cell office:value-type="float" office:value="26" calcext:value-type="float">
            <text:p>26</text:p>
          </table:table-cell>
          <table:table-cell table:formula="of:=SUM([.C343:.G343])" office:value-type="float" office:value="411" calcext:value-type="float">
            <text:p>4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en uso</text:p>
          </table:table-cell>
          <table:table-cell office:value-type="float" office:value="487" calcext:value-type="float">
            <text:p>487</text:p>
          </table:table-cell>
          <table:table-cell office:value-type="float" office:value="123" calcext:value-type="float">
            <text:p>123</text:p>
          </table:table-cell>
          <table:table-cell office:value-type="float" office:value="287" calcext:value-type="float">
            <text:p>287</text:p>
          </table:table-cell>
          <table:table-cell office:value-type="float" office:value="204" calcext:value-type="float">
            <text:p>204</text:p>
          </table:table-cell>
          <table:table-cell office:value-type="float" office:value="32" calcext:value-type="float">
            <text:p>32</text:p>
          </table:table-cell>
          <table:table-cell table:formula="of:=SUM([.C344:.G344])" office:value-type="float" office:value="1133" calcext:value-type="float">
            <text:p>11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7" calcext:value-type="date">
            <text:p>2020-10-17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65" calcext:value-type="float">
            <text:p>65</text:p>
          </table:table-cell>
          <table:table-cell office:value-type="float" office:value="31" calcext:value-type="float">
            <text:p>31</text:p>
          </table:table-cell>
          <table:table-cell office:value-type="float" office:value="153" calcext:value-type="float">
            <text:p>153</text:p>
          </table:table-cell>
          <table:table-cell office:value-type="float" office:value="27" calcext:value-type="float">
            <text:p>27</text:p>
          </table:table-cell>
          <table:table-cell table:formula="of:=SUM([.C345:.G345])" office:value-type="float" office:value="412" calcext:value-type="float">
            <text:p>4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121" calcext:value-type="float">
            <text:p>121</text:p>
          </table:table-cell>
          <table:table-cell office:value-type="float" office:value="235" calcext:value-type="float">
            <text:p>235</text:p>
          </table:table-cell>
          <table:table-cell office:value-type="float" office:value="198" calcext:value-type="float">
            <text:p>198</text:p>
          </table:table-cell>
          <table:table-cell office:value-type="float" office:value="32" calcext:value-type="float">
            <text:p>32</text:p>
          </table:table-cell>
          <table:table-cell table:formula="of:=SUM([.C346:.G346])" office:value-type="float" office:value="1068" calcext:value-type="float">
            <text:p>1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8" calcext:value-type="date">
            <text:p>2020-10-18</text:p>
          </table:table-cell>
          <table:table-cell office:value-type="string" calcext:value-type="string">
            <text:p>disponible</text:p>
          </table:table-cell>
          <table:table-cell office:value-type="float" office:value="143" calcext:value-type="float">
            <text:p>143</text:p>
          </table:table-cell>
          <table:table-cell office:value-type="float" office:value="62" calcext:value-type="float">
            <text:p>62</text:p>
          </table:table-cell>
          <table:table-cell office:value-type="float" office:value="35" calcext:value-type="float">
            <text:p>35</text:p>
          </table:table-cell>
          <table:table-cell office:value-type="float" office:value="163" calcext:value-type="float">
            <text:p>163</text:p>
          </table:table-cell>
          <table:table-cell office:value-type="float" office:value="27" calcext:value-type="float">
            <text:p>27</text:p>
          </table:table-cell>
          <table:table-cell table:formula="of:=SUM([.C347:.G347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21" calcext:value-type="float">
            <text:p>121</text:p>
          </table:table-cell>
          <table:table-cell office:value-type="float" office:value="270" calcext:value-type="float">
            <text:p>270</text:p>
          </table:table-cell>
          <table:table-cell office:value-type="float" office:value="197" calcext:value-type="float">
            <text:p>197</text:p>
          </table:table-cell>
          <table:table-cell office:value-type="float" office:value="34" calcext:value-type="float">
            <text:p>34</text:p>
          </table:table-cell>
          <table:table-cell table:formula="of:=SUM([.C348:.G348])" office:value-type="float" office:value="1094" calcext:value-type="float">
            <text:p>10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19" calcext:value-type="date">
            <text:p>2020-10-19</text:p>
          </table:table-cell>
          <table:table-cell office:value-type="string" calcext:value-type="string">
            <text:p>disponible</text:p>
          </table:table-cell>
          <table:table-cell office:value-type="float" office:value="158" calcext:value-type="float">
            <text:p>158</text:p>
          </table:table-cell>
          <table:table-cell office:value-type="float" office:value="62" calcext:value-type="float">
            <text:p>62</text:p>
          </table:table-cell>
          <table:table-cell office:value-type="float" office:value="41" calcext:value-type="float">
            <text:p>41</text:p>
          </table:table-cell>
          <table:table-cell office:value-type="float" office:value="162" calcext:value-type="float">
            <text:p>162</text:p>
          </table:table-cell>
          <table:table-cell office:value-type="float" office:value="25" calcext:value-type="float">
            <text:p>25</text:p>
          </table:table-cell>
          <table:table-cell table:formula="of:=SUM([.C349:.G349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120" calcext:value-type="float">
            <text:p>120</text:p>
          </table:table-cell>
          <table:table-cell office:value-type="float" office:value="276" calcext:value-type="float">
            <text:p>276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50:.G350])" office:value-type="float" office:value="1090" calcext:value-type="float">
            <text:p>10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0" calcext:value-type="date">
            <text:p>2020-10-20</text:p>
          </table:table-cell>
          <table:table-cell office:value-type="string" calcext:value-type="string">
            <text:p>disponible</text:p>
          </table:table-cell>
          <table:table-cell office:value-type="float" office:value="150" calcext:value-type="float">
            <text:p>150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167" calcext:value-type="float">
            <text:p>167</text:p>
          </table:table-cell>
          <table:table-cell office:value-type="float" office:value="23" calcext:value-type="float">
            <text:p>23</text:p>
          </table:table-cell>
          <table:table-cell table:formula="of:=SUM([.C351:.G351])" office:value-type="float" office:value="438" calcext:value-type="float">
            <text:p>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18" calcext:value-type="float">
            <text:p>118</text:p>
          </table:table-cell>
          <table:table-cell office:value-type="float" office:value="272" calcext:value-type="float">
            <text:p>272</text:p>
          </table:table-cell>
          <table:table-cell office:value-type="float" office:value="195" calcext:value-type="float">
            <text:p>195</text:p>
          </table:table-cell>
          <table:table-cell office:value-type="float" office:value="32" calcext:value-type="float">
            <text:p>32</text:p>
          </table:table-cell>
          <table:table-cell table:formula="of:=SUM([.C352:.G352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1" calcext:value-type="date">
            <text:p>2020-10-2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65" calcext:value-type="float">
            <text:p>65</text:p>
          </table:table-cell>
          <table:table-cell office:value-type="float" office:value="36" calcext:value-type="float">
            <text:p>36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53:.G353])" office:value-type="float" office:value="461" calcext:value-type="float">
            <text:p>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en uso</text:p>
          </table:table-cell>
          <table:table-cell office:value-type="float" office:value="466" calcext:value-type="float">
            <text:p>466</text:p>
          </table:table-cell>
          <table:table-cell office:value-type="float" office:value="115" calcext:value-type="float">
            <text:p>115</text:p>
          </table:table-cell>
          <table:table-cell office:value-type="float" office:value="276" calcext:value-type="float">
            <text:p>276</text:p>
          </table:table-cell>
          <table:table-cell office:value-type="float" office:value="204" calcext:value-type="float">
            <text:p>204</text:p>
          </table:table-cell>
          <table:table-cell office:value-type="float" office:value="31" calcext:value-type="float">
            <text:p>31</text:p>
          </table:table-cell>
          <table:table-cell table:formula="of:=SUM([.C354:.G354])" office:value-type="float" office:value="1092" calcext:value-type="float">
            <text:p>10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2" calcext:value-type="date">
            <text:p>2020-10-22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40" calcext:value-type="float">
            <text:p>40</text:p>
          </table:table-cell>
          <table:table-cell office:value-type="float" office:value="160" calcext:value-type="float">
            <text:p>160</text:p>
          </table:table-cell>
          <table:table-cell office:value-type="float" office:value="28" calcext:value-type="float">
            <text:p>28</text:p>
          </table:table-cell>
          <table:table-cell table:formula="of:=SUM([.C355:.G355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12" calcext:value-type="float">
            <text:p>112</text:p>
          </table:table-cell>
          <table:table-cell office:value-type="float" office:value="274" calcext:value-type="float">
            <text:p>274</text:p>
          </table:table-cell>
          <table:table-cell office:value-type="float" office:value="199" calcext:value-type="float">
            <text:p>199</text:p>
          </table:table-cell>
          <table:table-cell office:value-type="float" office:value="32" calcext:value-type="float">
            <text:p>32</text:p>
          </table:table-cell>
          <table:table-cell table:formula="of:=SUM([.C356:.G356])" office:value-type="float" office:value="1080" calcext:value-type="float">
            <text:p>1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3" calcext:value-type="date">
            <text:p>2020-10-23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69" calcext:value-type="float">
            <text:p>69</text:p>
          </table:table-cell>
          <table:table-cell office:value-type="float" office:value="38" calcext:value-type="float">
            <text:p>38</text:p>
          </table:table-cell>
          <table:table-cell office:value-type="float" office:value="174" calcext:value-type="float">
            <text:p>174</text:p>
          </table:table-cell>
          <table:table-cell office:value-type="float" office:value="26" calcext:value-type="float">
            <text:p>26</text:p>
          </table:table-cell>
          <table:table-cell table:formula="of:=SUM([.C357:.G357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05" calcext:value-type="float">
            <text:p>105</text:p>
          </table:table-cell>
          <table:table-cell office:value-type="float" office:value="251" calcext:value-type="float">
            <text:p>251</text:p>
          </table:table-cell>
          <table:table-cell office:value-type="float" office:value="195" calcext:value-type="float">
            <text:p>195</text:p>
          </table:table-cell>
          <table:table-cell office:value-type="float" office:value="33" calcext:value-type="float">
            <text:p>33</text:p>
          </table:table-cell>
          <table:table-cell table:formula="of:=SUM([.C358:.G35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4" calcext:value-type="date">
            <text:p>2020-10-24</text:p>
          </table:table-cell>
          <table:table-cell office:value-type="string" calcext:value-type="string">
            <text:p>disponible</text:p>
          </table:table-cell>
          <table:table-cell office:value-type="float" office:value="168" calcext:value-type="float">
            <text:p>168</text:p>
          </table:table-cell>
          <table:table-cell office:value-type="float" office:value="66" calcext:value-type="float">
            <text:p>66</text:p>
          </table:table-cell>
          <table:table-cell office:value-type="float" office:value="49" calcext:value-type="float">
            <text:p>49</text:p>
          </table:table-cell>
          <table:table-cell office:value-type="float" office:value="172" calcext:value-type="float">
            <text:p>172</text:p>
          </table:table-cell>
          <table:table-cell office:value-type="float" office:value="26" calcext:value-type="float">
            <text:p>26</text:p>
          </table:table-cell>
          <table:table-cell table:formula="of:=SUM([.C359:.G359])" office:value-type="float" office:value="481" calcext:value-type="float">
            <text:p>4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en uso</text:p>
          </table:table-cell>
          <table:table-cell office:value-type="float" office:value="446" calcext:value-type="float">
            <text:p>446</text:p>
          </table:table-cell>
          <table:table-cell office:value-type="float" office:value="109" calcext:value-type="float">
            <text:p>109</text:p>
          </table:table-cell>
          <table:table-cell office:value-type="float" office:value="261" calcext:value-type="float">
            <text:p>261</text:p>
          </table:table-cell>
          <table:table-cell office:value-type="float" office:value="201" calcext:value-type="float">
            <text:p>201</text:p>
          </table:table-cell>
          <table:table-cell office:value-type="float" office:value="33" calcext:value-type="float">
            <text:p>33</text:p>
          </table:table-cell>
          <table:table-cell table:formula="of:=SUM([.C360:.G360])" office:value-type="float" office:value="1050" calcext:value-type="float">
            <text:p>10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5" calcext:value-type="date">
            <text:p>2020-10-25</text:p>
          </table:table-cell>
          <table:table-cell office:value-type="string" calcext:value-type="string">
            <text:p>disponible</text:p>
          </table:table-cell>
          <table:table-cell office:value-type="float" office:value="182" calcext:value-type="float">
            <text:p>182</text:p>
          </table:table-cell>
          <table:table-cell office:value-type="float" office:value="63" calcext:value-type="float">
            <text:p>63</text:p>
          </table:table-cell>
          <table:table-cell office:value-type="float" office:value="41" calcext:value-type="float">
            <text:p>41</text:p>
          </table:table-cell>
          <table:table-cell office:value-type="float" office:value="167" calcext:value-type="float">
            <text:p>167</text:p>
          </table:table-cell>
          <table:table-cell office:value-type="float" office:value="26" calcext:value-type="float">
            <text:p>26</text:p>
          </table:table-cell>
          <table:table-cell table:formula="of:=SUM([.C361:.G361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0" calcext:value-type="float">
            <text:p>110</text:p>
          </table:table-cell>
          <table:table-cell office:value-type="float" office:value="270" calcext:value-type="float">
            <text:p>270</text:p>
          </table:table-cell>
          <table:table-cell office:value-type="float" office:value="199" calcext:value-type="float">
            <text:p>199</text:p>
          </table:table-cell>
          <table:table-cell office:value-type="float" office:value="31" calcext:value-type="float">
            <text:p>31</text:p>
          </table:table-cell>
          <table:table-cell table:formula="of:=SUM([.C362:.G362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6" calcext:value-type="date">
            <text:p>2020-10-26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3" calcext:value-type="float">
            <text:p>63</text:p>
          </table:table-cell>
          <table:table-cell office:value-type="float" office:value="45" calcext:value-type="float">
            <text:p>45</text:p>
          </table:table-cell>
          <table:table-cell office:value-type="float" office:value="166" calcext:value-type="float">
            <text:p>166</text:p>
          </table:table-cell>
          <table:table-cell office:value-type="float" office:value="28" calcext:value-type="float">
            <text:p>28</text:p>
          </table:table-cell>
          <table:table-cell table:formula="of:=SUM([.C363:.G363])" office:value-type="float" office:value="472" calcext:value-type="float">
            <text:p>4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65" calcext:value-type="float">
            <text:p>265</text:p>
          </table:table-cell>
          <table:table-cell office:value-type="float" office:value="189" calcext:value-type="float">
            <text:p>189</text:p>
          </table:table-cell>
          <table:table-cell office:value-type="float" office:value="31" calcext:value-type="float">
            <text:p>31</text:p>
          </table:table-cell>
          <table:table-cell table:formula="of:=SUM([.C364:.G364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7" calcext:value-type="date">
            <text:p>2020-10-27</text:p>
          </table:table-cell>
          <table:table-cell office:value-type="string" calcext:value-type="string">
            <text:p>disponible</text:p>
          </table:table-cell>
          <table:table-cell office:value-type="float" office:value="181" calcext:value-type="float">
            <text:p>181</text:p>
          </table:table-cell>
          <table:table-cell office:value-type="float" office:value="56" calcext:value-type="float">
            <text:p>56</text:p>
          </table:table-cell>
          <table:table-cell office:value-type="float" office:value="45" calcext:value-type="float">
            <text:p>45</text:p>
          </table:table-cell>
          <table:table-cell office:value-type="float" office:value="169" calcext:value-type="float">
            <text:p>169</text:p>
          </table:table-cell>
          <table:table-cell office:value-type="float" office:value="28" calcext:value-type="float">
            <text:p>28</text:p>
          </table:table-cell>
          <table:table-cell table:formula="of:=SUM([.C365:.G365])" office:value-type="float" office:value="479" calcext:value-type="float">
            <text:p>4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110" calcext:value-type="float">
            <text:p>110</text:p>
          </table:table-cell>
          <table:table-cell office:value-type="float" office:value="275" calcext:value-type="float">
            <text:p>275</text:p>
          </table:table-cell>
          <table:table-cell office:value-type="float" office:value="197" calcext:value-type="float">
            <text:p>197</text:p>
          </table:table-cell>
          <table:table-cell office:value-type="float" office:value="30" calcext:value-type="float">
            <text:p>30</text:p>
          </table:table-cell>
          <table:table-cell table:formula="of:=SUM([.C366:.G366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8" calcext:value-type="date">
            <text:p>2020-10-28</text:p>
          </table:table-cell>
          <table:table-cell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367:.G367])" office:value-type="float" office:value="465" calcext:value-type="float">
            <text:p>4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111" calcext:value-type="float">
            <text:p>111</text:p>
          </table:table-cell>
          <table:table-cell office:value-type="float" office:value="271" calcext:value-type="float">
            <text:p>271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table:formula="of:=SUM([.C368:.G368])" office:value-type="float" office:value="1052" calcext:value-type="float">
            <text:p>1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29" calcext:value-type="date">
            <text:p>2020-10-29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55" calcext:value-type="float">
            <text:p>55</text:p>
          </table:table-cell>
          <table:table-cell office:value-type="float" office:value="43" calcext:value-type="float">
            <text:p>43</text:p>
          </table:table-cell>
          <table:table-cell office:value-type="float" office:value="164" calcext:value-type="float">
            <text:p>164</text:p>
          </table:table-cell>
          <table:table-cell office:value-type="float" office:value="29" calcext:value-type="float">
            <text:p>29</text:p>
          </table:table-cell>
          <table:table-cell table:formula="of:=SUM([.C369:.G369])" office:value-type="float" office:value="474" calcext:value-type="float">
            <text:p>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114" calcext:value-type="float">
            <text:p>114</text:p>
          </table:table-cell>
          <table:table-cell office:value-type="float" office:value="270" calcext:value-type="float">
            <text:p>270</text:p>
          </table:table-cell>
          <table:table-cell office:value-type="float" office:value="184" calcext:value-type="float">
            <text:p>184</text:p>
          </table:table-cell>
          <table:table-cell office:value-type="float" office:value="29" calcext:value-type="float">
            <text:p>29</text:p>
          </table:table-cell>
          <table:table-cell table:formula="of:=SUM([.C370:.G370])" office:value-type="float" office:value="1055" calcext:value-type="float">
            <text:p>10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0" calcext:value-type="date">
            <text:p>2020-10-30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office:value-type="float" office:value="167" calcext:value-type="float">
            <text:p>167</text:p>
          </table:table-cell>
          <table:table-cell office:value-type="float" office:value="30" calcext:value-type="float">
            <text:p>30</text:p>
          </table:table-cell>
          <table:table-cell table:formula="of:=SUM([.C371:.G371])" office:value-type="float" office:value="473" calcext:value-type="float">
            <text:p>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115" calcext:value-type="float">
            <text:p>115</text:p>
          </table:table-cell>
          <table:table-cell office:value-type="float" office:value="271" calcext:value-type="float">
            <text:p>271</text:p>
          </table:table-cell>
          <table:table-cell office:value-type="float" office:value="181" calcext:value-type="float">
            <text:p>181</text:p>
          </table:table-cell>
          <table:table-cell office:value-type="float" office:value="26" calcext:value-type="float">
            <text:p>26</text:p>
          </table:table-cell>
          <table:table-cell table:formula="of:=SUM([.C372:.G372])" office:value-type="float" office:value="1053" calcext:value-type="float">
            <text:p>10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0-31" calcext:value-type="date">
            <text:p>2020-10-31</text:p>
          </table:table-cell>
          <table:table-cell office:value-type="string" calcext:value-type="string">
            <text:p>disponible</text:p>
          </table:table-cell>
          <table:table-cell office:value-type="float" office:value="164" calcext:value-type="float">
            <text:p>164</text:p>
          </table:table-cell>
          <table:table-cell office:value-type="float" office:value="56" calcext:value-type="float">
            <text:p>56</text:p>
          </table:table-cell>
          <table:table-cell office:value-type="float" office:value="40" calcext:value-type="float">
            <text:p>40</text:p>
          </table:table-cell>
          <table:table-cell office:value-type="float" office:value="171" calcext:value-type="float">
            <text:p>171</text:p>
          </table:table-cell>
          <table:table-cell office:value-type="float" office:value="33" calcext:value-type="float">
            <text:p>33</text:p>
          </table:table-cell>
          <table:table-cell table:formula="of:=SUM([.C373:.G373])" office:value-type="float" office:value="464" calcext:value-type="float">
            <text:p>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1" calcext:value-type="date">
            <text:p>2020-1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2" calcext:value-type="date">
            <text:p>2020-11-0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3" calcext:value-type="date">
            <text:p>2020-11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en uso</text:p>
          </table:table-cell>
          <table:table-cell office:value-type="float" office:value="463" calcext:value-type="float">
            <text:p>463</text:p>
          </table:table-cell>
          <table:table-cell office:value-type="float" office:value="109" calcext:value-type="float">
            <text:p>109</text:p>
          </table:table-cell>
          <table:table-cell office:value-type="float" office:value="259" calcext:value-type="float">
            <text:p>259</text:p>
          </table:table-cell>
          <table:table-cell office:value-type="float" office:value="176" calcext:value-type="float">
            <text:p>176</text:p>
          </table:table-cell>
          <table:table-cell office:value-type="float" office:value="30" calcext:value-type="float">
            <text:p>30</text:p>
          </table:table-cell>
          <table:table-cell table:formula="of:=SUM([.C380:.G380])" office:value-type="float" office:value="1037" calcext:value-type="float">
            <text:p>10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4" calcext:value-type="date">
            <text:p>2020-11-04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3" calcext:value-type="float">
            <text:p>173</text:p>
          </table:table-cell>
          <table:table-cell office:value-type="float" office:value="29" calcext:value-type="float">
            <text:p>29</text:p>
          </table:table-cell>
          <table:table-cell table:formula="of:=SUM([.C381:.G38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en uso</text:p>
          </table:table-cell>
          <table:table-cell office:value-type="float" office:value="461" calcext:value-type="float">
            <text:p>461</text:p>
          </table:table-cell>
          <table:table-cell office:value-type="float" office:value="111" calcext:value-type="float">
            <text:p>111</text:p>
          </table:table-cell>
          <table:table-cell office:value-type="float" office:value="264" calcext:value-type="float">
            <text:p>264</text:p>
          </table:table-cell>
          <table:table-cell office:value-type="float" office:value="177" calcext:value-type="float">
            <text:p>177</text:p>
          </table:table-cell>
          <table:table-cell office:value-type="float" office:value="31" calcext:value-type="float">
            <text:p>31</text:p>
          </table:table-cell>
          <table:table-cell table:formula="of:=SUM([.C382:.G382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5" calcext:value-type="date">
            <text:p>2020-11-05</text:p>
          </table:table-cell>
          <table:table-cell office:value-type="string" calcext:value-type="string">
            <text:p>disponible</text:p>
          </table:table-cell>
          <table:table-cell office:value-type="float" office:value="172" calcext:value-type="float">
            <text:p>172</text:p>
          </table:table-cell>
          <table:table-cell office:value-type="float" office:value="59" calcext:value-type="float">
            <text:p>59</text:p>
          </table:table-cell>
          <table:table-cell office:value-type="float" office:value="39" calcext:value-type="float">
            <text:p>39</text:p>
          </table:table-cell>
          <table:table-cell office:value-type="float" office:value="165" calcext:value-type="float">
            <text:p>165</text:p>
          </table:table-cell>
          <table:table-cell office:value-type="float" office:value="28" calcext:value-type="float">
            <text:p>28</text:p>
          </table:table-cell>
          <table:table-cell table:formula="of:=SUM([.C383:.G383])" office:value-type="float" office:value="463" calcext:value-type="float">
            <text:p>4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en uso</text:p>
          </table:table-cell>
          <table:table-cell office:value-type="float" office:value="457" calcext:value-type="float">
            <text:p>457</text:p>
          </table:table-cell>
          <table:table-cell office:value-type="float" office:value="101" calcext:value-type="float">
            <text:p>101</text:p>
          </table:table-cell>
          <table:table-cell office:value-type="float" office:value="254" calcext:value-type="float">
            <text:p>254</text:p>
          </table:table-cell>
          <table:table-cell office:value-type="float" office:value="178" calcext:value-type="float">
            <text:p>178</text:p>
          </table:table-cell>
          <table:table-cell office:value-type="float" office:value="32" calcext:value-type="float">
            <text:p>32</text:p>
          </table:table-cell>
          <table:table-cell table:formula="of:=SUM([.C384:.G384])" office:value-type="float" office:value="1022" calcext:value-type="float">
            <text:p>1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6" calcext:value-type="date">
            <text:p>2020-11-06</text:p>
          </table:table-cell>
          <table:table-cell office:value-type="string" calcext:value-type="string">
            <text:p>disponible</text:p>
          </table:table-cell>
          <table:table-cell office:value-type="float" office:value="178" calcext:value-type="float">
            <text:p>178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2" calcext:value-type="float">
            <text:p>162</text:p>
          </table:table-cell>
          <table:table-cell office:value-type="float" office:value="27" calcext:value-type="float">
            <text:p>27</text:p>
          </table:table-cell>
          <table:table-cell table:formula="of:=SUM([.C385:.G385])" office:value-type="float" office:value="477" calcext:value-type="float">
            <text:p>4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102" calcext:value-type="float">
            <text:p>102</text:p>
          </table:table-cell>
          <table:table-cell office:value-type="float" office:value="252" calcext:value-type="float">
            <text:p>252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  <table:table-cell table:formula="of:=SUM([.C386:.G386])" office:value-type="float" office:value="1014" calcext:value-type="float">
            <text:p>10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7" calcext:value-type="date">
            <text:p>2020-11-07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7:.G387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en uso</text:p>
          </table:table-cell>
          <table:table-cell office:value-type="float" office:value="543" calcext:value-type="float">
            <text:p>543</text:p>
          </table:table-cell>
          <table:table-cell office:value-type="float" office:value="99" calcext:value-type="float">
            <text:p>99</text:p>
          </table:table-cell>
          <table:table-cell office:value-type="float" office:value="253" calcext:value-type="float">
            <text:p>253</text:p>
          </table:table-cell>
          <table:table-cell office:value-type="float" office:value="174" calcext:value-type="float">
            <text:p>174</text:p>
          </table:table-cell>
          <table:table-cell office:value-type="float" office:value="31" calcext:value-type="float">
            <text:p>31</text:p>
          </table:table-cell>
          <table:table-cell table:formula="of:=SUM([.C388:.G388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8" calcext:value-type="date">
            <text:p>2020-11-08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68" calcext:value-type="float">
            <text:p>68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8" calcext:value-type="float">
            <text:p>28</text:p>
          </table:table-cell>
          <table:table-cell table:formula="of:=SUM([.C389:.G389])" office:value-type="float" office:value="493" calcext:value-type="float">
            <text:p>4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en uso</text:p>
          </table:table-cell>
          <table:table-cell office:value-type="float" office:value="455" calcext:value-type="float">
            <text:p>455</text:p>
          </table:table-cell>
          <table:table-cell office:value-type="float" office:value="99" calcext:value-type="float">
            <text:p>99</text:p>
          </table:table-cell>
          <table:table-cell office:value-type="float" office:value="252" calcext:value-type="float">
            <text:p>252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0:.G390])" office:value-type="float" office:value="1017" calcext:value-type="float">
            <text:p>10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09" calcext:value-type="date">
            <text:p>2020-11-09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office:value-type="float" office:value="69" calcext:value-type="float">
            <text:p>69</text:p>
          </table:table-cell>
          <table:table-cell office:value-type="float" office:value="54" calcext:value-type="float">
            <text:p>54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391:.G391])" office:value-type="float" office:value="494" calcext:value-type="float">
            <text:p>4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5" calcext:value-type="float">
            <text:p>95</text:p>
          </table:table-cell>
          <table:table-cell office:value-type="float" office:value="255" calcext:value-type="float">
            <text:p>255</text:p>
          </table:table-cell>
          <table:table-cell office:value-type="float" office:value="175" calcext:value-type="float">
            <text:p>175</text:p>
          </table:table-cell>
          <table:table-cell office:value-type="float" office:value="32" calcext:value-type="float">
            <text:p>32</text:p>
          </table:table-cell>
          <table:table-cell table:formula="of:=SUM([.C392:.G392])" office:value-type="float" office:value="1008" calcext:value-type="float">
            <text:p>10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0" calcext:value-type="date">
            <text:p>2020-11-10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1" calcext:value-type="float">
            <text:p>71</text:p>
          </table:table-cell>
          <table:table-cell office:value-type="float" office:value="44" calcext:value-type="float">
            <text:p>44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3:.G393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90" calcext:value-type="float">
            <text:p>90</text:p>
          </table:table-cell>
          <table:table-cell office:value-type="float" office:value="241" calcext:value-type="float">
            <text:p>241</text:p>
          </table:table-cell>
          <table:table-cell office:value-type="float" office:value="179" calcext:value-type="float">
            <text:p>179</text:p>
          </table:table-cell>
          <table:table-cell office:value-type="float" office:value="32" calcext:value-type="float">
            <text:p>32</text:p>
          </table:table-cell>
          <table:table-cell table:formula="of:=SUM([.C394:.G394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1" calcext:value-type="date">
            <text:p>2020-11-11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3" calcext:value-type="float">
            <text:p>73</text:p>
          </table:table-cell>
          <table:table-cell office:value-type="float" office:value="51" calcext:value-type="float">
            <text:p>51</text:p>
          </table:table-cell>
          <table:table-cell office:value-type="float" office:value="169" calcext:value-type="float">
            <text:p>169</text:p>
          </table:table-cell>
          <table:table-cell office:value-type="float" office:value="27" calcext:value-type="float">
            <text:p>27</text:p>
          </table:table-cell>
          <table:table-cell table:formula="of:=SUM([.C395:.G395])" office:value-type="float" office:value="496" calcext:value-type="float">
            <text:p>4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6:.G396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2" calcext:value-type="date">
            <text:p>2020-11-12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7:.G397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7" calcext:value-type="float">
            <text:p>87</text:p>
          </table:table-cell>
          <table:table-cell office:value-type="float" office:value="242" calcext:value-type="float">
            <text:p>242</text:p>
          </table:table-cell>
          <table:table-cell office:value-type="float" office:value="178" calcext:value-type="float">
            <text:p>178</text:p>
          </table:table-cell>
          <table:table-cell office:value-type="float" office:value="31" calcext:value-type="float">
            <text:p>31</text:p>
          </table:table-cell>
          <table:table-cell table:formula="of:=SUM([.C398:.G398])"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3" calcext:value-type="date">
            <text:p>2020-11-13</text:p>
          </table:table-cell>
          <table:table-cell office:value-type="string" calcext:value-type="string">
            <text:p>disponible</text:p>
          </table:table-cell>
          <table:table-cell office:value-type="float" office:value="183" calcext:value-type="float">
            <text:p>183</text:p>
          </table:table-cell>
          <table:table-cell office:value-type="float" office:value="73" calcext:value-type="float">
            <text:p>73</text:p>
          </table:table-cell>
          <table:table-cell office:value-type="float" office:value="55" calcext:value-type="float">
            <text:p>55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399:.G399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en uso</text:p>
          </table:table-cell>
          <table:table-cell office:value-type="float" office:value="459" calcext:value-type="float">
            <text:p>45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31" calcext:value-type="float">
            <text:p>31</text:p>
          </table:table-cell>
          <table:table-cell table:formula="of:=SUM([.C400:.G400])" office:value-type="float" office:value="991" calcext:value-type="float">
            <text:p>9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4" calcext:value-type="date">
            <text:p>2020-11-14</text:p>
          </table:table-cell>
          <table:table-cell office:value-type="string" calcext:value-type="string">
            <text:p>disponible</text:p>
          </table:table-cell>
          <table:table-cell office:value-type="float" office:value="176" calcext:value-type="float">
            <text:p>176</text:p>
          </table:table-cell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float" office:value="170" calcext:value-type="float">
            <text:p>170</text:p>
          </table:table-cell>
          <table:table-cell office:value-type="float" office:value="28" calcext:value-type="float">
            <text:p>28</text:p>
          </table:table-cell>
          <table:table-cell table:formula="of:=SUM([.C401:.G401])" office:value-type="float" office:value="498" calcext:value-type="float">
            <text:p>4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en uso</text:p>
          </table:table-cell>
          <table:table-cell office:value-type="float" office:value="460" calcext:value-type="float">
            <text:p>460</text:p>
          </table:table-cell>
          <table:table-cell office:value-type="float" office:value="88" calcext:value-type="float">
            <text:p>88</text:p>
          </table:table-cell>
          <table:table-cell office:value-type="float" office:value="237" calcext:value-type="float">
            <text:p>237</text:p>
          </table:table-cell>
          <table:table-cell office:value-type="float" office:value="180" calcext:value-type="float">
            <text:p>180</text:p>
          </table:table-cell>
          <table:table-cell office:value-type="float" office:value="32" calcext:value-type="float">
            <text:p>32</text:p>
          </table:table-cell>
          <table:table-cell table:formula="of:=SUM([.C402:.G402])"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5" calcext:value-type="date">
            <text:p>2020-11-15</text:p>
          </table:table-cell>
          <table:table-cell office:value-type="string" calcext:value-type="string">
            <text:p>disponible</text:p>
          </table:table-cell>
          <table:table-cell office:value-type="float" office:value="175" calcext:value-type="float">
            <text:p>175</text:p>
          </table:table-cell>
          <table:table-cell office:value-type="float" office:value="68" calcext:value-type="float">
            <text:p>68</text:p>
          </table:table-cell>
          <table:table-cell office:value-type="float" office:value="50" calcext:value-type="float">
            <text:p>50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3:.G403])" office:value-type="float" office:value="484" calcext:value-type="float">
            <text:p>4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en uso</text:p>
          </table:table-cell>
          <table:table-cell office:value-type="float" office:value="450" calcext:value-type="float">
            <text:p>450</text:p>
          </table:table-cell>
          <table:table-cell office:value-type="float" office:value="89" calcext:value-type="float">
            <text:p>89</text:p>
          </table:table-cell>
          <table:table-cell office:value-type="float" office:value="246" calcext:value-type="float">
            <text:p>246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table:formula="of:=SUM([.C404:.G404])" office:value-type="float" office:value="994" calcext:value-type="float">
            <text:p>9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6" calcext:value-type="date">
            <text:p>2020-11-16</text:p>
          </table:table-cell>
          <table:table-cell office:value-type="string" calcext:value-type="string">
            <text:p>disponible</text:p>
          </table:table-cell>
          <table:table-cell office:value-type="float" office:value="185" calcext:value-type="float">
            <text:p>185</text:p>
          </table:table-cell>
          <table:table-cell office:value-type="float" office:value="64" calcext:value-type="float">
            <text:p>64</text:p>
          </table:table-cell>
          <table:table-cell office:value-type="float" office:value="46" calcext:value-type="float">
            <text:p>46</text:p>
          </table:table-cell>
          <table:table-cell office:value-type="float" office:value="164" calcext:value-type="float">
            <text:p>164</text:p>
          </table:table-cell>
          <table:table-cell office:value-type="float" office:value="27" calcext:value-type="float">
            <text:p>27</text:p>
          </table:table-cell>
          <table:table-cell table:formula="of:=SUM([.C405:.G405])" office:value-type="float" office:value="486" calcext:value-type="float">
            <text:p>4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2" calcext:value-type="float">
            <text:p>82</text:p>
          </table:table-cell>
          <table:table-cell office:value-type="float" office:value="241" calcext:value-type="float">
            <text:p>241</text:p>
          </table:table-cell>
          <table:table-cell office:value-type="float" office:value="171" calcext:value-type="float">
            <text:p>171</text:p>
          </table:table-cell>
          <table:table-cell office:value-type="float" office:value="28" calcext:value-type="float">
            <text:p>28</text:p>
          </table:table-cell>
          <table:table-cell table:formula="of:=SUM([.C406:.G406])"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7" calcext:value-type="date">
            <text:p>2020-11-17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7" calcext:value-type="float">
            <text:p>67</text:p>
          </table:table-cell>
          <table:table-cell office:value-type="float" office:value="59" calcext:value-type="float">
            <text:p>59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table:formula="of:=SUM([.C407:.G407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68" calcext:value-type="float">
            <text:p>9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8" calcext:value-type="date">
            <text:p>2020-1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1" calcext:value-type="float">
            <text:p>81</text:p>
          </table:table-cell>
          <table:table-cell office:value-type="float" office:value="242" calcext:value-type="float">
            <text:p>242</text:p>
          </table:table-cell>
          <table:table-cell office:value-type="float" office:value="176" calcext:value-type="float">
            <text:p>176</text:p>
          </table:table-cell>
          <table:table-cell office:value-type="float" office:value="26" calcext:value-type="float">
            <text:p>26</text:p>
          </table:table-cell>
          <table:table-cell table:formula="of:=SUM([.C410:.G410])" office:value-type="float" office:value="973" calcext:value-type="float">
            <text:p>9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19" calcext:value-type="date">
            <text:p>2020-11-19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8" calcext:value-type="float">
            <text:p>68</text:p>
          </table:table-cell>
          <table:table-cell office:value-type="float" office:value="60" calcext:value-type="float">
            <text:p>60</text:p>
          </table:table-cell>
          <table:table-cell office:value-type="float" office:value="161" calcext:value-type="float">
            <text:p>161</text:p>
          </table:table-cell>
          <table:table-cell office:value-type="float" office:value="28" calcext:value-type="float">
            <text:p>28</text:p>
          </table:table-cell>
          <table:table-cell table:formula="of:=SUM([.C411:.G411])" office:value-type="float" office:value="507" calcext:value-type="float">
            <text:p>5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85" calcext:value-type="float">
            <text:p>85</text:p>
          </table:table-cell>
          <table:table-cell office:value-type="float" office:value="239" calcext:value-type="float">
            <text:p>239</text:p>
          </table:table-cell>
          <table:table-cell office:value-type="float" office:value="182" calcext:value-type="float">
            <text:p>182</text:p>
          </table:table-cell>
          <table:table-cell office:value-type="float" office:value="27" calcext:value-type="float">
            <text:p>27</text:p>
          </table:table-cell>
          <table:table-cell table:formula="of:=SUM([.C412:.G412])" office:value-type="float" office:value="984" calcext:value-type="float">
            <text:p>9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0" calcext:value-type="date">
            <text:p>2020-11-20</text:p>
          </table:table-cell>
          <table:table-cell office:value-type="string" calcext:value-type="string">
            <text:p>disponible</text:p>
          </table:table-cell>
          <table:table-cell office:value-type="float" office:value="180" calcext:value-type="float">
            <text:p>18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60" calcext:value-type="float">
            <text:p>160</text:p>
          </table:table-cell>
          <table:table-cell office:value-type="float" office:value="27" calcext:value-type="float">
            <text:p>27</text:p>
          </table:table-cell>
          <table:table-cell table:formula="of:=SUM([.C413:.G413])" office:value-type="float" office:value="495" calcext:value-type="float">
            <text:p>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en uso</text:p>
          </table:table-cell>
          <table:table-cell office:value-type="float" office:value="448" calcext:value-type="float">
            <text:p>448</text:p>
          </table:table-cell>
          <table:table-cell office:value-type="float" office:value="82" calcext:value-type="float">
            <text:p>82</text:p>
          </table:table-cell>
          <table:table-cell office:value-type="float" office:value="236" calcext:value-type="float">
            <text:p>236</text:p>
          </table:table-cell>
          <table:table-cell office:value-type="float" office:value="179" calcext:value-type="float">
            <text:p>179</text:p>
          </table:table-cell>
          <table:table-cell office:value-type="float" office:value="24" calcext:value-type="float">
            <text:p>24</text:p>
          </table:table-cell>
          <table:table-cell table:formula="of:=SUM([.C414:.G414])"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1" calcext:value-type="date">
            <text:p>2020-11-21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70" calcext:value-type="float">
            <text:p>170</text:p>
          </table:table-cell>
          <table:table-cell office:value-type="float" office:value="30" calcext:value-type="float">
            <text:p>30</text:p>
          </table:table-cell>
          <table:table-cell table:formula="of:=SUM([.C415:.G415])" office:value-type="float" office:value="505" calcext:value-type="float">
            <text:p>5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en uso</text:p>
          </table:table-cell>
          <table:table-cell office:value-type="float" office:value="454" calcext:value-type="float">
            <text:p>454</text:p>
          </table:table-cell>
          <table:table-cell office:value-type="float" office:value="83" calcext:value-type="float">
            <text:p>83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6:.G416])"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2" calcext:value-type="date">
            <text:p>2020-11-22</text:p>
          </table:table-cell>
          <table:table-cell office:value-type="string" calcext:value-type="string">
            <text:p>disponible</text:p>
          </table:table-cell>
          <table:table-cell office:value-type="float" office:value="189" calcext:value-type="float">
            <text:p>189</text:p>
          </table:table-cell>
          <table:table-cell office:value-type="float" office:value="63" calcext:value-type="float">
            <text:p>63</text:p>
          </table:table-cell>
          <table:table-cell office:value-type="float" office:value="66" calcext:value-type="float">
            <text:p>66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17:.G417])" office:value-type="float" office:value="512" calcext:value-type="float">
            <text:p>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7" calcext:value-type="float">
            <text:p>237</text:p>
          </table:table-cell>
          <table:table-cell office:value-type="float" office:value="190" calcext:value-type="float">
            <text:p>190</text:p>
          </table:table-cell>
          <table:table-cell office:value-type="float" office:value="24" calcext:value-type="float">
            <text:p>24</text:p>
          </table:table-cell>
          <table:table-cell table:formula="of:=SUM([.C418:.G418])" office:value-type="float" office:value="989" calcext:value-type="float">
            <text:p>9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3" calcext:value-type="date">
            <text:p>2020-11-23</text:p>
          </table:table-cell>
          <table:table-cell office:value-type="string" calcext:value-type="string">
            <text:p>disponible</text:p>
          </table:table-cell>
          <table:table-cell office:value-type="float" office:value="190" calcext:value-type="float">
            <text:p>190</text:p>
          </table:table-cell>
          <table:table-cell office:value-type="float" office:value="61" calcext:value-type="float">
            <text:p>61</text:p>
          </table:table-cell>
          <table:table-cell office:value-type="float" office:value="57" calcext:value-type="float">
            <text:p>57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  <table:table-cell table:formula="of:=SUM([.C419:.G419])" office:value-type="float" office:value="500" calcext:value-type="float">
            <text:p>5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4" calcext:value-type="float">
            <text:p>84</text:p>
          </table:table-cell>
          <table:table-cell office:value-type="float" office:value="241" calcext:value-type="float">
            <text:p>241</text:p>
          </table:table-cell>
          <table:table-cell office:value-type="float" office:value="180" calcext:value-type="float">
            <text:p>180</text:p>
          </table:table-cell>
          <table:table-cell office:value-type="float" office:value="25" calcext:value-type="float">
            <text:p>25</text:p>
          </table:table-cell>
          <table:table-cell table:formula="of:=SUM([.C420:.G42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4" calcext:value-type="date">
            <text:p>2020-11-24</text:p>
          </table:table-cell>
          <table:table-cell office:value-type="string" calcext:value-type="string">
            <text:p>disponible</text:p>
          </table:table-cell>
          <table:table-cell office:value-type="float" office:value="179" calcext:value-type="float">
            <text:p>179</text:p>
          </table:table-cell>
          <table:table-cell office:value-type="float" office:value="70" calcext:value-type="float">
            <text:p>70</text:p>
          </table:table-cell>
          <table:table-cell office:value-type="float" office:value="61" calcext:value-type="float">
            <text:p>61</text:p>
          </table:table-cell>
          <table:table-cell office:value-type="float" office:value="164" calcext:value-type="float">
            <text:p>164</text:p>
          </table:table-cell>
          <table:table-cell office:value-type="float" office:value="30" calcext:value-type="float">
            <text:p>30</text:p>
          </table:table-cell>
          <table:table-cell table:formula="of:=SUM([.C421:.G421])" office:value-type="float" office:value="504" calcext:value-type="float">
            <text:p>5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85" calcext:value-type="float">
            <text:p>9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5" calcext:value-type="date">
            <text:p>2020-11-2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en uso</text:p>
          </table:table-cell>
          <table:table-cell office:value-type="float" office:value="449" calcext:value-type="float">
            <text:p>449</text:p>
          </table:table-cell>
          <table:table-cell office:value-type="float" office:value="84" calcext:value-type="float">
            <text:p>84</text:p>
          </table:table-cell>
          <table:table-cell office:value-type="float" office:value="236" calcext:value-type="float">
            <text:p>236</text:p>
          </table:table-cell>
          <table:table-cell office:value-type="float" office:value="172" calcext:value-type="float">
            <text:p>172</text:p>
          </table:table-cell>
          <table:table-cell office:value-type="float" office:value="25" calcext:value-type="float">
            <text:p>25</text:p>
          </table:table-cell>
          <table:table-cell table:formula="of:=SUM([.C424:.G424])"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6" calcext:value-type="date">
            <text:p>2020-11-26</text:p>
          </table:table-cell>
          <table:table-cell office:value-type="string" calcext:value-type="string">
            <text:p>disponible</text:p>
          </table:table-cell>
          <table:table-cell office:value-type="float" office:value="166" calcext:value-type="float">
            <text:p>166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25:.G425])" office:value-type="float" office:value="491" calcext:value-type="float">
            <text:p>4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5" calcext:value-type="float">
            <text:p>85</text:p>
          </table:table-cell>
          <table:table-cell office:value-type="float" office:value="235" calcext:value-type="float">
            <text:p>235</text:p>
          </table:table-cell>
          <table:table-cell office:value-type="float" office:value="177" calcext:value-type="float">
            <text:p>177</text:p>
          </table:table-cell>
          <table:table-cell office:value-type="float" office:value="24" calcext:value-type="float">
            <text:p>24</text:p>
          </table:table-cell>
          <table:table-cell table:formula="of:=SUM([.C426:.G426])" office:value-type="float" office:value="974" calcext:value-type="float">
            <text:p>9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7" calcext:value-type="date">
            <text:p>2020-11-27</text:p>
          </table:table-cell>
          <table:table-cell office:value-type="string" calcext:value-type="string">
            <text:p>disponible</text:p>
          </table:table-cell>
          <table:table-cell office:value-type="float" office:value="186" calcext:value-type="float">
            <text:p>186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161" calcext:value-type="float">
            <text:p>161</text:p>
          </table:table-cell>
          <table:table-cell office:value-type="float" office:value="30" calcext:value-type="float">
            <text:p>30</text:p>
          </table:table-cell>
          <table:table-cell table:formula="of:=SUM([.C427:.G427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en uso</text:p>
          </table:table-cell>
          <table:table-cell office:value-type="float" office:value="453" calcext:value-type="float">
            <text:p>453</text:p>
          </table:table-cell>
          <table:table-cell office:value-type="float" office:value="83" calcext:value-type="float">
            <text:p>83</text:p>
          </table:table-cell>
          <table:table-cell office:value-type="float" office:value="229" calcext:value-type="float">
            <text:p>2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SUM([.C428:.G428])"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8" calcext:value-type="date">
            <text:p>2020-11-28</text:p>
          </table:table-cell>
          <table:table-cell office:value-type="string" calcext:value-type="string">
            <text:p>disponible</text:p>
          </table:table-cell>
          <table:table-cell office:value-type="float" office:value="177" calcext:value-type="float">
            <text:p>177</text:p>
          </table:table-cell>
          <table:table-cell office:value-type="float" office:value="66" calcext:value-type="float">
            <text:p>66</text:p>
          </table:table-cell>
          <table:table-cell office:value-type="float" office:value="62" calcext:value-type="float">
            <text:p>62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  <table:table-cell table:formula="of:=SUM([.C429:.G429])" office:value-type="float" office:value="490" calcext:value-type="float">
            <text:p>4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en uso</text:p>
          </table:table-cell>
          <table:table-cell office:value-type="float" office:value="458" calcext:value-type="float">
            <text:p>458</text:p>
          </table:table-cell>
          <table:table-cell office:value-type="float" office:value="83" calcext:value-type="float">
            <text:p>83</text:p>
          </table:table-cell>
          <table:table-cell office:value-type="float" office:value="233" calcext:value-type="float">
            <text:p>233</text:p>
          </table:table-cell>
          <table:table-cell office:value-type="float" office:value="184" calcext:value-type="float">
            <text:p>184</text:p>
          </table:table-cell>
          <table:table-cell office:value-type="float" office:value="25" calcext:value-type="float">
            <text:p>25</text:p>
          </table:table-cell>
          <table:table-cell table:formula="of:=SUM([.C430:.G430])" office:value-type="float" office:value="983" calcext:value-type="float">
            <text:p>9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29" calcext:value-type="date">
            <text:p>2020-11-29</text:p>
          </table:table-cell>
          <table:table-cell office:value-type="string" calcext:value-type="string">
            <text:p>disponible</text:p>
          </table:table-cell>
          <table:table-cell office:value-type="float" office:value="170" calcext:value-type="float">
            <text:p>170</text:p>
          </table:table-cell>
          <table:table-cell table:number-columns-repeated="2" office:value-type="float" office:value="64" calcext:value-type="float">
            <text:p>64</text:p>
          </table:table-cell>
          <table:table-cell office:value-type="float" office:value="153" calcext:value-type="float">
            <text:p>153</text:p>
          </table:table-cell>
          <table:table-cell office:value-type="float" office:value="29" calcext:value-type="float">
            <text:p>29</text:p>
          </table:table-cell>
          <table:table-cell table:formula="of:=SUM([.C431:.G431])" office:value-type="float" office:value="480" calcext:value-type="float">
            <text:p>4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en uso</text:p>
          </table:table-cell>
          <table:table-cell office:value-type="float" office:value="439" calcext:value-type="float">
            <text:p>439</text:p>
          </table:table-cell>
          <table:table-cell office:value-type="float" office:value="81" calcext:value-type="float">
            <text:p>81</text:p>
          </table:table-cell>
          <table:table-cell office:value-type="float" office:value="178" calcext:value-type="float">
            <text:p>178</text:p>
          </table:table-cell>
          <table:table-cell office:value-type="float" office:value="167" calcext:value-type="float">
            <text:p>167</text:p>
          </table:table-cell>
          <table:table-cell office:value-type="float" office:value="25" calcext:value-type="float">
            <text:p>25</text:p>
          </table:table-cell>
          <table:table-cell table:formula="of:=SUM([.C432:.G432])"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1-30" calcext:value-type="date">
            <text:p>2020-11-30</text:p>
          </table:table-cell>
          <table:table-cell office:value-type="string" calcext:value-type="string">
            <text:p>disponible</text:p>
          </table:table-cell>
          <table:table-cell office:value-type="float" office:value="165" calcext:value-type="float">
            <text:p>165</text:p>
          </table:table-cell>
          <table:table-cell office:value-type="float" office:value="67" calcext:value-type="float">
            <text:p>67</text:p>
          </table:table-cell>
          <table:table-cell office:value-type="float" office:value="52" calcext:value-type="float">
            <text:p>52</text:p>
          </table:table-cell>
          <table:table-cell office:value-type="float" office:value="146" calcext:value-type="float">
            <text:p>146</text:p>
          </table:table-cell>
          <table:table-cell office:value-type="float" office:value="29" calcext:value-type="float">
            <text:p>29</text:p>
          </table:table-cell>
          <table:table-cell table:formula="of:=SUM([.C433:.G433])" office:value-type="float" office:value="459" calcext:value-type="float">
            <text:p>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8" calcext:value-type="float">
            <text:p>9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1" calcext:value-type="date">
            <text:p>2020-12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85" calcext:value-type="float">
            <text:p>85</text:p>
          </table:table-cell>
          <table:table-cell office:value-type="float" office:value="236" calcext:value-type="float">
            <text:p>23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formula="of:=SUM([.C436:.G436])"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2" calcext:value-type="date">
            <text:p>2020-12-02</text:p>
          </table:table-cell>
          <table:table-cell office:value-type="string" calcext:value-type="string">
            <text:p>disponible</text:p>
          </table:table-cell>
          <table:table-cell office:value-type="float" office:value="149" calcext:value-type="float">
            <text:p>149</text:p>
          </table:table-cell>
          <table:table-cell office:value-type="float" office:value="66" calcext:value-type="float">
            <text:p>66</text:p>
          </table:table-cell>
          <table:table-cell office:value-type="float" office:value="60" calcext:value-type="float">
            <text:p>60</text:p>
          </table:table-cell>
          <table:table-cell office:value-type="float" office:value="167" calcext:value-type="float">
            <text:p>167</text:p>
          </table:table-cell>
          <table:table-cell office:value-type="float" office:value="33" calcext:value-type="float">
            <text:p>33</text:p>
          </table:table-cell>
          <table:table-cell table:formula="of:=SUM([.C437:.G437])" office:value-type="float" office:value="475" calcext:value-type="float">
            <text:p>4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3" calcext:value-type="date">
            <text:p>2020-12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35" calcext:value-type="float">
            <text:p>235</text:p>
          </table:table-cell>
          <table:table-cell office:value-type="float" office:value="175" calcext:value-type="float">
            <text:p>175</text:p>
          </table:table-cell>
          <table:table-cell office:value-type="float" office:value="21" calcext:value-type="float">
            <text:p>21</text:p>
          </table:table-cell>
          <table:table-cell table:formula="of:=SUM([.C440:.G440])" office:value-type="float" office:value="965" calcext:value-type="float">
            <text:p>9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4" calcext:value-type="date">
            <text:p>2020-12-04</text:p>
          </table:table-cell>
          <table:table-cell office:value-type="string" calcext:value-type="string">
            <text:p>disponible</text:p>
          </table:table-cell>
          <table:table-cell office:value-type="float" office:value="148" calcext:value-type="float">
            <text:p>148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  <table:table-cell table:formula="of:=SUM([.C441:.G441])" office:value-type="float" office:value="462" calcext:value-type="float">
            <text:p>4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en uso</text:p>
          </table:table-cell>
          <table:table-cell office:value-type="float" office:value="444" calcext:value-type="float">
            <text:p>444</text:p>
          </table:table-cell>
          <table:table-cell office:value-type="float" office:value="90" calcext:value-type="float">
            <text:p>90</text:p>
          </table:table-cell>
          <table:table-cell office:value-type="float" office:value="246" calcext:value-type="float">
            <text:p>246</text:p>
          </table:table-cell>
          <table:table-cell office:value-type="float" office:value="176" calcext:value-type="float">
            <text:p>176</text:p>
          </table:table-cell>
          <table:table-cell office:value-type="float" office:value="20" calcext:value-type="float">
            <text:p>20</text:p>
          </table:table-cell>
          <table:table-cell table:formula="of:=SUM([.C442:.G442])"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5" calcext:value-type="date">
            <text:p>2020-12-05</text:p>
          </table:table-cell>
          <table:table-cell office:value-type="string" calcext:value-type="string">
            <text:p>disponible</text:p>
          </table:table-cell>
          <table:table-cell office:value-type="float" office:value="136" calcext:value-type="float">
            <text:p>136</text:p>
          </table:table-cell>
          <table:table-cell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171" calcext:value-type="float">
            <text:p>171</text:p>
          </table:table-cell>
          <table:table-cell office:value-type="float" office:value="34" calcext:value-type="float">
            <text:p>34</text:p>
          </table:table-cell>
          <table:table-cell table:formula="of:=SUM([.C443:.G443])" office:value-type="float" office:value="448" calcext:value-type="float">
            <text:p>4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en uso</text:p>
          </table:table-cell>
          <table:table-cell office:value-type="float" office:value="247" calcext:value-type="float">
            <text:p>247</text:p>
          </table:table-cell>
          <table:table-cell office:value-type="float" office:value="92" calcext:value-type="float">
            <text:p>92</text:p>
          </table:table-cell>
          <table:table-cell office:value-type="float" office:value="246" calcext:value-type="float">
            <text:p>246</text:p>
          </table:table-cell>
          <table:table-cell office:value-type="float" office:value="181" calcext:value-type="float">
            <text:p>181</text:p>
          </table:table-cell>
          <table:table-cell office:value-type="float" office:value="21" calcext:value-type="float">
            <text:p>21</text:p>
          </table:table-cell>
          <table:table-cell table:formula="of:=SUM([.C444:.G444])" office:value-type="float" office:value="787" calcext:value-type="float">
            <text:p>7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6" calcext:value-type="date">
            <text:p>2020-12-06</text:p>
          </table:table-cell>
          <table:table-cell office:value-type="string" calcext:value-type="string">
            <text:p>disponible</text:p>
          </table:table-cell>
          <table:table-cell office:value-type="float" office:value="146" calcext:value-type="float">
            <text:p>146</text:p>
          </table:table-cell>
          <table:table-cell office:value-type="float" office:value="52" calcext:value-type="float">
            <text:p>52</text:p>
          </table:table-cell>
          <table:table-cell office:value-type="float" office:value="56" calcext:value-type="float">
            <text:p>56</text:p>
          </table:table-cell>
          <table:table-cell office:value-type="float" office:value="166" calcext:value-type="float">
            <text:p>166</text:p>
          </table:table-cell>
          <table:table-cell office:value-type="float" office:value="33" calcext:value-type="float">
            <text:p>33</text:p>
          </table:table-cell>
          <table:table-cell table:formula="of:=SUM([.C445:.G445])" office:value-type="float" office:value="453" calcext:value-type="float">
            <text:p>4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2" calcext:value-type="float">
            <text:p>1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7" calcext:value-type="date">
            <text:p>2020-12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en uso</text:p>
          </table:table-cell>
          <table:table-cell office:value-type="float" office:value="452" calcext:value-type="float">
            <text:p>452</text:p>
          </table:table-cell>
          <table:table-cell office:value-type="float" office:value="95" calcext:value-type="float">
            <text:p>95</text:p>
          </table:table-cell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4" calcext:value-type="float">
            <text:p>24</text:p>
          </table:table-cell>
          <table:table-cell table:formula="of:=SUM([.C448:.G448])"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8" calcext:value-type="date">
            <text:p>2020-12-08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68" calcext:value-type="float">
            <text:p>168</text:p>
          </table:table-cell>
          <table:table-cell office:value-type="float" office:value="30" calcext:value-type="float">
            <text:p>30</text:p>
          </table:table-cell>
          <table:table-cell table:formula="of:=SUM([.C449:.G449])" office:value-type="float" office:value="430" calcext:value-type="float">
            <text:p>4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09" calcext:value-type="date">
            <text:p>2020-12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en uso</text:p>
          </table:table-cell>
          <table:table-cell office:value-type="float" office:value="451" calcext:value-type="float">
            <text:p>451</text:p>
          </table:table-cell>
          <table:table-cell office:value-type="float" office:value="90" calcext:value-type="float">
            <text:p>90</text:p>
          </table:table-cell>
          <table:table-cell office:value-type="float" office:value="250" calcext:value-type="float">
            <text:p>250</text:p>
          </table:table-cell>
          <table:table-cell office:value-type="float" office:value="200" calcext:value-type="float">
            <text:p>200</text:p>
          </table:table-cell>
          <table:table-cell office:value-type="float" office:value="28" calcext:value-type="float">
            <text:p>28</text:p>
          </table:table-cell>
          <table:table-cell table:formula="of:=SUM([.C452:.G452])" office:value-type="float" office:value="1019" calcext:value-type="float">
            <text:p>10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0" calcext:value-type="date">
            <text:p>2020-12-10</text:p>
          </table:table-cell>
          <table:table-cell office:value-type="string" calcext:value-type="string">
            <text:p>disponible</text:p>
          </table:table-cell>
          <table:table-cell office:value-type="float" office:value="142" calcext:value-type="float">
            <text:p>142</text:p>
          </table:table-cell>
          <table:table-cell office:value-type="float" office:value="49" calcext:value-type="float">
            <text:p>49</text:p>
          </table:table-cell>
          <table:table-cell office:value-type="float" office:value="47" calcext:value-type="float">
            <text:p>47</text:p>
          </table:table-cell>
          <table:table-cell office:value-type="float" office:value="165" calcext:value-type="float">
            <text:p>165</text:p>
          </table:table-cell>
          <table:table-cell office:value-type="float" office:value="26" calcext:value-type="float">
            <text:p>26</text:p>
          </table:table-cell>
          <table:table-cell table:formula="of:=SUM([.C453:.G453])" office:value-type="float" office:value="429" calcext:value-type="float">
            <text:p>4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en uso</text:p>
          </table:table-cell>
          <table:table-cell office:value-type="float" office:value="447" calcext:value-type="float">
            <text:p>447</text:p>
          </table:table-cell>
          <table:table-cell office:value-type="float" office:value="87" calcext:value-type="float">
            <text:p>87</text:p>
          </table:table-cell>
          <table:table-cell office:value-type="float" office:value="260" calcext:value-type="float">
            <text:p>260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  <table:table-cell table:formula="of:=SUM([.C454:.G454])"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1" calcext:value-type="date">
            <text:p>2020-12-11</text:p>
          </table:table-cell>
          <table:table-cell office:value-type="string" calcext:value-type="string">
            <text:p>disponible</text:p>
          </table:table-cell>
          <table:table-cell office:value-type="float" office:value="131" calcext:value-type="float">
            <text:p>131</text:p>
          </table:table-cell>
          <table:table-cell office:value-type="float" office:value="50" calcext:value-type="float">
            <text:p>50</text:p>
          </table:table-cell>
          <table:table-cell office:value-type="float" office:value="41" calcext:value-type="float">
            <text:p>41</text:p>
          </table:table-cell>
          <table:table-cell office:value-type="float" office:value="160" calcext:value-type="float">
            <text:p>160</text:p>
          </table:table-cell>
          <table:table-cell office:value-type="float" office:value="26" calcext:value-type="float">
            <text:p>26</text:p>
          </table:table-cell>
          <table:table-cell table:formula="of:=SUM([.C455:.G455])" office:value-type="float" office:value="408" calcext:value-type="float">
            <text:p>4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39" calcext:value-type="float">
            <text:p>10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2" calcext:value-type="date">
            <text:p>2020-12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en uso</text:p>
          </table:table-cell>
          <table:table-cell office:value-type="float" office:value="482" calcext:value-type="float">
            <text:p>482</text:p>
          </table:table-cell>
          <table:table-cell office:value-type="float" office:value="92" calcext:value-type="float">
            <text:p>92</text:p>
          </table:table-cell>
          <table:table-cell office:value-type="float" office:value="251" calcext:value-type="float">
            <text:p>251</text:p>
          </table:table-cell>
          <table:table-cell office:value-type="float" office:value="204" calcext:value-type="float">
            <text:p>204</text:p>
          </table:table-cell>
          <table:table-cell office:value-type="float" office:value="28" calcext:value-type="float">
            <text:p>28</text:p>
          </table:table-cell>
          <table:table-cell table:formula="of:=SUM([.C458:.G458])" office:value-type="float" office:value="1057" calcext:value-type="float">
            <text:p>10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3" calcext:value-type="date">
            <text:p>2020-12-13</text:p>
          </table:table-cell>
          <table:table-cell office:value-type="string" calcext:value-type="string">
            <text:p>disponible</text:p>
          </table:table-cell>
          <table:table-cell office:value-type="float" office:value="127" calcext:value-type="float">
            <text:p>127</text:p>
          </table:table-cell>
          <table:table-cell office:value-type="float" office:value="41" calcext:value-type="float">
            <text:p>41</text:p>
          </table:table-cell>
          <table:table-cell office:value-type="float" office:value="48" calcext:value-type="float">
            <text:p>48</text:p>
          </table:table-cell>
          <table:table-cell office:value-type="float" office:value="155" calcext:value-type="float">
            <text:p>155</text:p>
          </table:table-cell>
          <table:table-cell office:value-type="float" office:value="26" calcext:value-type="float">
            <text:p>26</text:p>
          </table:table-cell>
          <table:table-cell table:formula="of:=SUM([.C459:.G459])" office:value-type="float" office:value="397" calcext:value-type="float">
            <text:p>3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en uso</text:p>
          </table:table-cell>
          <table:table-cell office:value-type="float" office:value="486" calcext:value-type="float">
            <text:p>486</text:p>
          </table:table-cell>
          <table:table-cell office:value-type="float" office:value="104" calcext:value-type="float">
            <text:p>104</text:p>
          </table:table-cell>
          <table:table-cell office:value-type="float" office:value="246" calcext:value-type="float">
            <text:p>246</text:p>
          </table:table-cell>
          <table:table-cell office:value-type="float" office:value="215" calcext:value-type="float">
            <text:p>215</text:p>
          </table:table-cell>
          <table:table-cell office:value-type="float" office:value="27" calcext:value-type="float">
            <text:p>27</text:p>
          </table:table-cell>
          <table:table-cell table:formula="of:=SUM([.C460:.G460])"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4" calcext:value-type="date">
            <text:p>2020-12-14</text:p>
          </table:table-cell>
          <table:table-cell office:value-type="string" calcext:value-type="string">
            <text:p>disponible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float" office:value="64" calcext:value-type="float">
            <text:p>64</text:p>
          </table:table-cell>
          <table:table-cell office:value-type="float" office:value="146" calcext:value-type="float">
            <text:p>146</text:p>
          </table:table-cell>
          <table:table-cell office:value-type="float" office:value="27" calcext:value-type="float">
            <text:p>27</text:p>
          </table:table-cell>
          <table:table-cell table:formula="of:=SUM([.C461:.G461])" office:value-type="float" office:value="391" calcext:value-type="float">
            <text:p>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78" calcext:value-type="float">
            <text:p>10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5" calcext:value-type="date">
            <text:p>2020-12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en uso</text:p>
          </table:table-cell>
          <table:table-cell office:value-type="float" office:value="497" calcext:value-type="float">
            <text:p>497</text:p>
          </table:table-cell>
          <table:table-cell office:value-type="float" office:value="111" calcext:value-type="float">
            <text:p>111</text:p>
          </table:table-cell>
          <table:table-cell office:value-type="float" office:value="254" calcext:value-type="float">
            <text:p>254</text:p>
          </table:table-cell>
          <table:table-cell office:value-type="float" office:value="213" calcext:value-type="float">
            <text:p>213</text:p>
          </table:table-cell>
          <table:table-cell office:value-type="float" office:value="27" calcext:value-type="float">
            <text:p>27</text:p>
          </table:table-cell>
          <table:table-cell table:formula="of:=SUM([.C464:.G464])" office:value-type="float" office:value="1102" calcext:value-type="float">
            <text:p>1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6" calcext:value-type="date">
            <text:p>2020-12-16</text:p>
          </table:table-cell>
          <table:table-cell office:value-type="string" calcext:value-type="string">
            <text:p>disponible</text:p>
          </table:table-cell>
          <table:table-cell office:value-type="float" office:value="105" calcext:value-type="float">
            <text:p>105</text:p>
          </table:table-cell>
          <table:table-cell office:value-type="float" office:value="37" calcext:value-type="float">
            <text:p>37</text:p>
          </table:table-cell>
          <table:table-cell office:value-type="float" office:value="62" calcext:value-type="float">
            <text:p>62</text:p>
          </table:table-cell>
          <table:table-cell office:value-type="float" office:value="138" calcext:value-type="float">
            <text:p>138</text:p>
          </table:table-cell>
          <table:table-cell office:value-type="float" office:value="26" calcext:value-type="float">
            <text:p>26</text:p>
          </table:table-cell>
          <table:table-cell table:formula="of:=SUM([.C465:.G465])" office:value-type="float" office:value="368" calcext:value-type="float">
            <text:p>3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7" calcext:value-type="date">
            <text:p>2020-1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096" calcext:value-type="float">
            <text:p>10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8" calcext:value-type="date">
            <text:p>2020-1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en uso</text:p>
          </table:table-cell>
          <table:table-cell office:value-type="float" office:value="472" calcext:value-type="float">
            <text:p>472</text:p>
          </table:table-cell>
          <table:table-cell office:value-type="float" office:value="109" calcext:value-type="float">
            <text:p>109</text:p>
          </table:table-cell>
          <table:table-cell office:value-type="float" office:value="263" calcext:value-type="float">
            <text:p>263</text:p>
          </table:table-cell>
          <table:table-cell office:value-type="float" office:value="216" calcext:value-type="float">
            <text:p>216</text:p>
          </table:table-cell>
          <table:table-cell office:value-type="float" office:value="23" calcext:value-type="float">
            <text:p>23</text:p>
          </table:table-cell>
          <table:table-cell table:formula="of:=SUM([.C470:.G470])" office:value-type="float" office:value="1083" calcext:value-type="float">
            <text:p>1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19" calcext:value-type="date">
            <text:p>2020-12-19</text:p>
          </table:table-cell>
          <table:table-cell office:value-type="string" calcext:value-type="string">
            <text:p>disponible</text:p>
          </table:table-cell>
          <table:table-cell office:value-type="float" office:value="128" calcext:value-type="float">
            <text:p>128</text:p>
          </table:table-cell>
          <table:table-cell office:value-type="float" office:value="42" calcext:value-type="float">
            <text:p>42</text:p>
          </table:table-cell>
          <table:table-cell office:value-type="float" office:value="47" calcext:value-type="float">
            <text:p>47</text:p>
          </table:table-cell>
          <table:table-cell office:value-type="float" office:value="145" calcext:value-type="float">
            <text:p>145</text:p>
          </table:table-cell>
          <table:table-cell office:value-type="float" office:value="26" calcext:value-type="float">
            <text:p>26</text:p>
          </table:table-cell>
          <table:table-cell table:formula="of:=SUM([.C471:.G471])" office:value-type="float" office:value="388" calcext:value-type="float">
            <text:p>3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2:.G472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0" calcext:value-type="date">
            <text:p>2020-12-20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3:.G473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en uso</text:p>
          </table:table-cell>
          <table:table-cell office:value-type="float" office:value="484" calcext:value-type="float">
            <text:p>484</text:p>
          </table:table-cell>
          <table:table-cell office:value-type="float" office:value="107" calcext:value-type="float">
            <text:p>107</text:p>
          </table:table-cell>
          <table:table-cell office:value-type="float" office:value="268" calcext:value-type="float">
            <text:p>268</text:p>
          </table:table-cell>
          <table:table-cell office:value-type="float" office:value="212" calcext:value-type="float">
            <text:p>212</text:p>
          </table:table-cell>
          <table:table-cell office:value-type="float" office:value="22" calcext:value-type="float">
            <text:p>22</text:p>
          </table:table-cell>
          <table:table-cell table:formula="of:=SUM([.C474:.G474])" office:value-type="float" office:value="1093" calcext:value-type="float">
            <text:p>10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1" calcext:value-type="date">
            <text:p>2020-12-21</text:p>
          </table:table-cell>
          <table:table-cell office:value-type="string" calcext:value-type="string">
            <text:p>disponible</text:p>
          </table:table-cell>
          <table:table-cell office:value-type="float" office:value="120" calcext:value-type="float">
            <text:p>120</text:p>
          </table:table-cell>
          <table:table-cell office:value-type="float" office:value="44" calcext:value-type="float">
            <text:p>44</text:p>
          </table:table-cell>
          <table:table-cell office:value-type="float" office:value="43" calcext:value-type="float">
            <text:p>43</text:p>
          </table:table-cell>
          <table:table-cell office:value-type="float" office:value="150" calcext:value-type="float">
            <text:p>150</text:p>
          </table:table-cell>
          <table:table-cell office:value-type="float" office:value="27" calcext:value-type="float">
            <text:p>27</text:p>
          </table:table-cell>
          <table:table-cell table:formula="of:=SUM([.C475:.G475])" office:value-type="float" office:value="384" calcext:value-type="float">
            <text:p>3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2" calcext:value-type="float">
            <text:p>112</text:p>
          </table:table-cell>
          <table:table-cell office:value-type="float" office:value="268" calcext:value-type="float">
            <text:p>268</text:p>
          </table:table-cell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SUM([.C476:.G476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2" calcext:value-type="date">
            <text:p>2020-12-22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office:value-type="float" office:value="144" calcext:value-type="float">
            <text:p>144</text:p>
          </table:table-cell>
          <table:table-cell office:value-type="float" office:value="28" calcext:value-type="float">
            <text:p>28</text:p>
          </table:table-cell>
          <table:table-cell table:formula="of:=SUM([.C477:.G477])" office:value-type="float" office:value="364" calcext:value-type="float">
            <text:p>3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29" calcext:value-type="float">
            <text:p>1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3" calcext:value-type="date">
            <text:p>2020-12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en uso</text:p>
          </table:table-cell>
          <table:table-cell office:value-type="float" office:value="491" calcext:value-type="float">
            <text:p>491</text:p>
          </table:table-cell>
          <table:table-cell office:value-type="float" office:value="118" calcext:value-type="float">
            <text:p>118</text:p>
          </table:table-cell>
          <table:table-cell office:value-type="float" office:value="265" calcext:value-type="float">
            <text:p>265</text:p>
          </table:table-cell>
          <table:table-cell office:value-type="float" office:value="226" calcext:value-type="float">
            <text:p>226</text:p>
          </table:table-cell>
          <table:table-cell office:value-type="float" office:value="24" calcext:value-type="float">
            <text:p>24</text:p>
          </table:table-cell>
          <table:table-cell table:formula="of:=SUM([.C480:.G480])" office:value-type="float" office:value="1124" calcext:value-type="float">
            <text:p>1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4" calcext:value-type="date">
            <text:p>2020-12-24</text:p>
          </table:table-cell>
          <table:table-cell office:value-type="string" calcext:value-type="string">
            <text:p>disponible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office:value-type="float" office:value="145" calcext:value-type="float">
            <text:p>145</text:p>
          </table:table-cell>
          <table:table-cell office:value-type="float" office:value="22" calcext:value-type="float">
            <text:p>22</text:p>
          </table:table-cell>
          <table:table-cell table:formula="of:=SUM([.C481:.G481])" office:value-type="float" office:value="359" calcext:value-type="float">
            <text:p>3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en uso</text:p>
          </table:table-cell>
          <table:table-cell office:value-type="float" office:value="499" calcext:value-type="float">
            <text:p>499</text:p>
          </table:table-cell>
          <table:table-cell office:value-type="float" office:value="119" calcext:value-type="float">
            <text:p>119</text:p>
          </table:table-cell>
          <table:table-cell office:value-type="float" office:value="270" calcext:value-type="float">
            <text:p>270</text:p>
          </table:table-cell>
          <table:table-cell office:value-type="float" office:value="228" calcext:value-type="float">
            <text:p>228</text:p>
          </table:table-cell>
          <table:table-cell office:value-type="float" office:value="25" calcext:value-type="float">
            <text:p>25</text:p>
          </table:table-cell>
          <table:table-cell table:formula="of:=SUM([.C482:.G482])" office:value-type="float" office:value="1141" calcext:value-type="float">
            <text:p>1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5" calcext:value-type="date">
            <text:p>2020-12-25</text:p>
          </table:table-cell>
          <table:table-cell office:value-type="string" calcext:value-type="string">
            <text:p>disponible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49" calcext:value-type="float">
            <text:p>49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table:formula="of:=SUM([.C483:.G483])" office:value-type="float" office:value="387" calcext:value-type="float">
            <text:p>3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6" calcext:value-type="date">
            <text:p>2020-12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en uso</text:p>
          </table:table-cell>
          <table:table-cell office:value-type="float" office:value="494" calcext:value-type="float">
            <text:p>494</text:p>
          </table:table-cell>
          <table:table-cell office:value-type="float" office:value="122" calcext:value-type="float">
            <text:p>122</text:p>
          </table:table-cell>
          <table:table-cell office:value-type="float" office:value="270" calcext:value-type="float">
            <text:p>270</text:p>
          </table:table-cell>
          <table:table-cell office:value-type="float" office:value="234" calcext:value-type="float">
            <text:p>234</text:p>
          </table:table-cell>
          <table:table-cell office:value-type="float" office:value="24" calcext:value-type="float">
            <text:p>24</text:p>
          </table:table-cell>
          <table:table-cell table:formula="of:=SUM([.C486:.G486])" office:value-type="float" office:value="1144" calcext:value-type="float">
            <text:p>1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7" calcext:value-type="date">
            <text:p>2020-12-27</text:p>
          </table:table-cell>
          <table:table-cell office:value-type="string" calcext:value-type="string">
            <text:p>disponible</text:p>
          </table:table-cell>
          <table:table-cell office:value-type="float" office:value="117" calcext:value-type="float">
            <text:p>117</text:p>
          </table:table-cell>
          <table:table-cell office:value-type="float" office:value="44" calcext:value-type="float">
            <text:p>44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float" office:value="22" calcext:value-type="float">
            <text:p>22</text:p>
          </table:table-cell>
          <table:table-cell table:formula="of:=SUM([.C487:.G487])" office:value-type="float" office:value="375" calcext:value-type="float">
            <text:p>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88:.G488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8" calcext:value-type="date">
            <text:p>2020-12-28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89:.G489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22" calcext:value-type="float">
            <text:p>122</text:p>
          </table:table-cell>
          <table:table-cell office:value-type="float" office:value="278" calcext:value-type="float">
            <text:p>278</text:p>
          </table:table-cell>
          <table:table-cell office:value-type="float" office:value="230" calcext:value-type="float">
            <text:p>230</text:p>
          </table:table-cell>
          <table:table-cell office:value-type="float" office:value="24" calcext:value-type="float">
            <text:p>24</text:p>
          </table:table-cell>
          <table:table-cell table:formula="of:=SUM([.C490:.G490])" office:value-type="float" office:value="1157" calcext:value-type="float">
            <text:p>11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29" calcext:value-type="date">
            <text:p>2020-12-29</text:p>
          </table:table-cell>
          <table:table-cell office:value-type="string" calcext:value-type="string">
            <text:p>disponible</text:p>
          </table:table-cell>
          <table:table-cell office:value-type="float" office:value="109" calcext:value-type="float">
            <text:p>109</text:p>
          </table:table-cell>
          <table:table-cell table:number-columns-repeated="2" office:value-type="float" office:value="41" calcext:value-type="float">
            <text:p>41</text:p>
          </table:table-cell>
          <table:table-cell office:value-type="float" office:value="147" calcext:value-type="float">
            <text:p>147</text:p>
          </table:table-cell>
          <table:table-cell office:value-type="float" office:value="22" calcext:value-type="float">
            <text:p>22</text:p>
          </table:table-cell>
          <table:table-cell table:formula="of:=SUM([.C491:.G491])" office:value-type="float" office:value="360" calcext:value-type="float">
            <text:p>3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22" calcext:value-type="float">
            <text:p>12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0" calcext:value-type="date">
            <text:p>2020-12-3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en uso</text:p>
          </table:table-cell>
          <table:table-cell office:value-type="float" office:value="518" calcext:value-type="float">
            <text:p>518</text:p>
          </table:table-cell>
          <table:table-cell office:value-type="float" office:value="156" calcext:value-type="float">
            <text:p>156</text:p>
          </table:table-cell>
          <table:table-cell office:value-type="float" office:value="287" calcext:value-type="float">
            <text:p>287</text:p>
          </table:table-cell>
          <table:table-cell office:value-type="float" office:value="242" calcext:value-type="float">
            <text:p>242</text:p>
          </table:table-cell>
          <table:table-cell office:value-type="float" office:value="27" calcext:value-type="float">
            <text:p>27</text:p>
          </table:table-cell>
          <table:table-cell table:formula="of:=SUM([.C494:.G494])" office:value-type="float" office:value="1230" calcext:value-type="float">
            <text:p>12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0-12-31" calcext:value-type="date">
            <text:p>2020-12-31</text:p>
          </table:table-cell>
          <table:table-cell office:value-type="string" calcext:value-type="string">
            <text:p>disponible</text:p>
          </table:table-cell>
          <table:table-cell office:value-type="float" office:value="95" calcext:value-type="float">
            <text:p>95</text:p>
          </table:table-cell>
          <table:table-cell office:value-type="float" office:value="31" calcext:value-type="float">
            <text:p>31</text:p>
          </table:table-cell>
          <table:table-cell office:value-type="float" office:value="44" calcext:value-type="float">
            <text:p>44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table:formula="of:=SUM([.C495:.G495])" office:value-type="float" office:value="323" calcext:value-type="float">
            <text:p>3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53" calcext:value-type="float">
            <text:p>1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1" calcext:value-type="date">
            <text:p>2021-01-0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498:.G498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2" calcext:value-type="date">
            <text:p>2021-01-02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499:.G499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en uso</text:p>
          </table:table-cell>
          <table:table-cell office:value-type="float" office:value="538" calcext:value-type="float">
            <text:p>538</text:p>
          </table:table-cell>
          <table:table-cell office:value-type="float" office:value="164" calcext:value-type="float">
            <text:p>164</text:p>
          </table:table-cell>
          <table:table-cell office:value-type="float" office:value="290" calcext:value-type="float">
            <text:p>290</text:p>
          </table:table-cell>
          <table:table-cell office:value-type="float" office:value="245" calcext:value-type="float">
            <text:p>245</text:p>
          </table:table-cell>
          <table:table-cell office:value-type="float" office:value="33" calcext:value-type="float">
            <text:p>33</text:p>
          </table:table-cell>
          <table:table-cell table:formula="of:=SUM([.C500:.G500])" office:value-type="float" office:value="1270" calcext:value-type="float">
            <text:p>1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3" calcext:value-type="date">
            <text:p>2021-01-03</text:p>
          </table:table-cell>
          <table:table-cell office:value-type="string" calcext:value-type="string">
            <text:p>disponible</text:p>
          </table:table-cell>
          <table:table-cell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107" calcext:value-type="float">
            <text:p>107</text:p>
          </table:table-cell>
          <table:table-cell office:value-type="float" office:value="13" calcext:value-type="float">
            <text:p>13</text:p>
          </table:table-cell>
          <table:table-cell table:formula="of:=SUM([.C501:.G501])" office:value-type="float" office:value="258" calcext:value-type="float">
            <text:p>2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293" calcext:value-type="float">
            <text:p>12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4" calcext:value-type="date">
            <text:p>2021-01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4:.G504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5" calcext:value-type="date">
            <text:p>2021-01-05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5:.G505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339" calcext:value-type="float">
            <text:p>13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6" calcext:value-type="date">
            <text:p>2021-01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en uso</text:p>
          </table:table-cell>
          <table:table-cell office:value-type="float" office:value="552" calcext:value-type="float">
            <text:p>552</text:p>
          </table:table-cell>
          <table:table-cell office:value-type="float" office:value="167" calcext:value-type="float">
            <text:p>167</text:p>
          </table:table-cell>
          <table:table-cell office:value-type="float" office:value="301" calcext:value-type="float">
            <text:p>301</text:p>
          </table:table-cell>
          <table:table-cell office:value-type="float" office:value="263" calcext:value-type="float">
            <text:p>263</text:p>
          </table:table-cell>
          <table:table-cell office:value-type="float" office:value="34" calcext:value-type="float">
            <text:p>34</text:p>
          </table:table-cell>
          <table:table-cell table:formula="of:=SUM([.C508:.G508])" office:value-type="float" office:value="1317" calcext:value-type="float">
            <text:p>13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7" calcext:value-type="date">
            <text:p>2021-01-0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37" calcext:value-type="float">
            <text:p>137</text:p>
          </table:table-cell>
          <table:table-cell office:value-type="float" office:value="12" calcext:value-type="float">
            <text:p>12</text:p>
          </table:table-cell>
          <table:table-cell table:formula="of:=SUM([.C509:.G509])" office:value-type="float" office:value="265" calcext:value-type="float">
            <text:p>2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10" calcext:value-type="float">
            <text:p>14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8" calcext:value-type="date">
            <text:p>2021-01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424" calcext:value-type="float">
            <text:p>14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09" calcext:value-type="date">
            <text:p>2021-01-0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en uso</text:p>
          </table:table-cell>
          <table:table-cell office:value-type="float" office:value="575" calcext:value-type="float">
            <text:p>575</text:p>
          </table:table-cell>
          <table:table-cell office:value-type="float" office:value="211" calcext:value-type="float">
            <text:p>211</text:p>
          </table:table-cell>
          <table:table-cell office:value-type="float" office:value="336" calcext:value-type="float">
            <text:p>336</text:p>
          </table:table-cell>
          <table:table-cell office:value-type="float" office:value="282" calcext:value-type="float">
            <text:p>282</text:p>
          </table:table-cell>
          <table:table-cell office:value-type="float" office:value="34" calcext:value-type="float">
            <text:p>34</text:p>
          </table:table-cell>
          <table:table-cell table:formula="of:=SUM([.C514:.G514])" office:value-type="float" office:value="1438" calcext:value-type="float">
            <text:p>14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0" calcext:value-type="date">
            <text:p>2021-01-10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office:value-type="float" office:value="11" calcext:value-type="float">
            <text:p>11</text:p>
          </table:table-cell>
          <table:table-cell office:value-type="float" office:value="25" calcext:value-type="float">
            <text:p>25</text:p>
          </table:table-cell>
          <table:table-cell office:value-type="float" office:value="96" calcext:value-type="float">
            <text:p>96</text:p>
          </table:table-cell>
          <table:table-cell office:value-type="float" office:value="19" calcext:value-type="float">
            <text:p>19</text:p>
          </table:table-cell>
          <table:table-cell table:formula="of:=SUM([.C515:.G515])" office:value-type="float" office:value="218" calcext:value-type="float">
            <text:p>2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en uso</text:p>
          </table:table-cell>
          <table:table-cell office:value-type="float" office:value="571" calcext:value-type="float">
            <text:p>571</text:p>
          </table:table-cell>
          <table:table-cell office:value-type="float" office:value="214" calcext:value-type="float">
            <text:p>214</text:p>
          </table:table-cell>
          <table:table-cell office:value-type="float" office:value="333" calcext:value-type="float">
            <text:p>333</text:p>
          </table:table-cell>
          <table:table-cell office:value-type="float" office:value="285" calcext:value-type="float">
            <text:p>285</text:p>
          </table:table-cell>
          <table:table-cell office:value-type="float" office:value="41" calcext:value-type="float">
            <text:p>41</text:p>
          </table:table-cell>
          <table:table-cell table:formula="of:=SUM([.C516:.G516])" office:value-type="float" office:value="1444" calcext:value-type="float">
            <text:p>14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1" calcext:value-type="date">
            <text:p>2021-01-11</text:p>
          </table:table-cell>
          <table:table-cell office:value-type="string" calcext:value-type="string">
            <text:p>disponible</text:p>
          </table:table-cell>
          <table:table-cell office:value-type="float" office:value="65" calcext:value-type="float">
            <text:p>65</text:p>
          </table:table-cell>
          <table:table-cell office:value-type="float" office:value="14" calcext:value-type="float">
            <text:p>14</text:p>
          </table:table-cell>
          <table:table-cell office:value-type="float" office:value="25" calcext:value-type="float">
            <text:p>25</text:p>
          </table:table-cell>
          <table:table-cell office:value-type="float" office:value="94" calcext:value-type="float">
            <text:p>94</text:p>
          </table:table-cell>
          <table:table-cell office:value-type="float" office:value="12" calcext:value-type="float">
            <text:p>12</text:p>
          </table:table-cell>
          <table:table-cell table:formula="of:=SUM([.C517:.G517])" office:value-type="float" office:value="210" calcext:value-type="float">
            <text:p>2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18:.G518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2" calcext:value-type="date">
            <text:p>2021-01-12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19:.G519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541" calcext:value-type="float">
            <text:p>15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3" calcext:value-type="date">
            <text:p>2021-01-1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48" calcext:value-type="float">
            <text:p>348</text:p>
          </table:table-cell>
          <table:table-cell office:value-type="float" office:value="319" calcext:value-type="float">
            <text:p>319</text:p>
          </table:table-cell>
          <table:table-cell office:value-type="float" office:value="49" calcext:value-type="float">
            <text:p>49</text:p>
          </table:table-cell>
          <table:table-cell table:formula="of:=SUM([.C522:.G522])" office:value-type="float" office:value="1553" calcext:value-type="float">
            <text:p>15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4" calcext:value-type="date">
            <text:p>2021-01-14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table:formula="of:=SUM([.C523:.G523])" office:value-type="float" office:value="165" calcext:value-type="float">
            <text:p>16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28" calcext:value-type="float">
            <text:p>228</text:p>
          </table:table-cell>
          <table:table-cell office:value-type="float" office:value="356" calcext:value-type="float">
            <text:p>356</text:p>
          </table:table-cell>
          <table:table-cell office:value-type="float" office:value="333" calcext:value-type="float">
            <text:p>333</text:p>
          </table:table-cell>
          <table:table-cell office:value-type="float" office:value="50" calcext:value-type="float">
            <text:p>50</text:p>
          </table:table-cell>
          <table:table-cell table:formula="of:=SUM([.C524:.G524])" office:value-type="float" office:value="1594" calcext:value-type="float">
            <text:p>1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5" calcext:value-type="date">
            <text:p>2021-01-15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80" calcext:value-type="float">
            <text:p>80</text:p>
          </table:table-cell>
          <table:table-cell office:value-type="float" office:value="4" calcext:value-type="float">
            <text:p>4</text:p>
          </table:table-cell>
          <table:table-cell table:formula="of:=SUM([.C525:.G525])" office:value-type="float" office:value="152" calcext:value-type="float">
            <text:p>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32" calcext:value-type="float">
            <text:p>232</text:p>
          </table:table-cell>
          <table:table-cell office:value-type="float" office:value="362" calcext:value-type="float">
            <text:p>362</text:p>
          </table:table-cell>
          <table:table-cell office:value-type="float" office:value="338" calcext:value-type="float">
            <text:p>338</text:p>
          </table:table-cell>
          <table:table-cell office:value-type="float" office:value="51" calcext:value-type="float">
            <text:p>51</text:p>
          </table:table-cell>
          <table:table-cell table:formula="of:=SUM([.C526:.G526])" office:value-type="float" office:value="1610" calcext:value-type="float">
            <text:p>16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6" calcext:value-type="date">
            <text:p>2021-01-16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527:.G527])" office:value-type="float" office:value="145" calcext:value-type="float">
            <text:p>1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46" calcext:value-type="float">
            <text:p>1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7" calcext:value-type="date">
            <text:p>2021-01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670" calcext:value-type="float">
            <text:p>1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8" calcext:value-type="date">
            <text:p>2021-01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2:.G532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19" calcext:value-type="date">
            <text:p>2021-01-19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3:.G533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11" calcext:value-type="float">
            <text:p>17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0" calcext:value-type="date">
            <text:p>2021-01-2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50" calcext:value-type="float">
            <text:p>250</text:p>
          </table:table-cell>
          <table:table-cell office:value-type="float" office:value="368" calcext:value-type="float">
            <text:p>368</text:p>
          </table:table-cell>
          <table:table-cell office:value-type="float" office:value="349" calcext:value-type="float">
            <text:p>349</text:p>
          </table:table-cell>
          <table:table-cell office:value-type="float" office:value="56" calcext:value-type="float">
            <text:p>56</text:p>
          </table:table-cell>
          <table:table-cell table:formula="of:=SUM([.C536:.G536])" office:value-type="float" office:value="1650" calcext:value-type="float">
            <text:p>16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1" calcext:value-type="date">
            <text:p>2021-01-21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68" calcext:value-type="float">
            <text:p>68</text:p>
          </table:table-cell>
          <table:table-cell office:value-type="float" office:value="6" calcext:value-type="float">
            <text:p>6</text:p>
          </table:table-cell>
          <table:table-cell table:formula="of:=SUM([.C537:.G537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58" calcext:value-type="float">
            <text:p>17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2" calcext:value-type="date">
            <text:p>2021-01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779" calcext:value-type="float">
            <text:p>17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3" calcext:value-type="date">
            <text:p>2021-01-2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en uso</text:p>
          </table:table-cell>
          <table:table-cell office:value-type="float" office:value="627" calcext:value-type="float">
            <text:p>627</text:p>
          </table:table-cell>
          <table:table-cell office:value-type="float" office:value="273" calcext:value-type="float">
            <text:p>27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59" calcext:value-type="float">
            <text:p>59</text:p>
          </table:table-cell>
          <table:table-cell table:formula="of:=SUM([.C542:.G542])" office:value-type="float" office:value="1727" calcext:value-type="float">
            <text:p>17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4" calcext:value-type="date">
            <text:p>2021-01-24</text:p>
          </table:table-cell>
          <table:table-cell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formula="of:=SUM([.C543:.G543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en uso</text:p>
          </table:table-cell>
          <table:table-cell office:value-type="float" office:value="693" calcext:value-type="float">
            <text:p>693</text:p>
          </table:table-cell>
          <table:table-cell office:value-type="float" office:value="270" calcext:value-type="float">
            <text:p>270</text:p>
          </table:table-cell>
          <table:table-cell office:value-type="float" office:value="387" calcext:value-type="float">
            <text:p>387</text:p>
          </table:table-cell>
          <table:table-cell office:value-type="float" office:value="376" calcext:value-type="float">
            <text:p>376</text:p>
          </table:table-cell>
          <table:table-cell office:value-type="float" office:value="59" calcext:value-type="float">
            <text:p>59</text:p>
          </table:table-cell>
          <table:table-cell table:formula="of:=SUM([.C544:.G544])" office:value-type="float" office:value="1785" calcext:value-type="float">
            <text:p>17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5" calcext:value-type="date">
            <text:p>2021-01-2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table:formula="of:=SUM([.C545:.G545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6" calcext:value-type="date">
            <text:p>2021-01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en uso</text:p>
          </table:table-cell>
          <table:table-cell office:value-type="float" office:value="699" calcext:value-type="float">
            <text:p>699</text:p>
          </table:table-cell>
          <table:table-cell office:value-type="float" office:value="285" calcext:value-type="float">
            <text:p>285</text:p>
          </table:table-cell>
          <table:table-cell office:value-type="float" office:value="387" calcext:value-type="float">
            <text:p>387</text:p>
          </table:table-cell>
          <table:table-cell office:value-type="float" office:value="385" calcext:value-type="float">
            <text:p>385</text:p>
          </table:table-cell>
          <table:table-cell office:value-type="float" office:value="63" calcext:value-type="float">
            <text:p>63</text:p>
          </table:table-cell>
          <table:table-cell table:formula="of:=SUM([.C548:.G548])" office:value-type="float" office:value="1819" calcext:value-type="float">
            <text:p>18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7" calcext:value-type="date">
            <text:p>2021-01-27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table:formula="of:=SUM([.C549:.G549])" office:value-type="float" office:value="97" calcext:value-type="float">
            <text:p>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833" calcext:value-type="float">
            <text:p>18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8" calcext:value-type="date">
            <text:p>2021-01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2:.G55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29" calcext:value-type="date">
            <text:p>2021-01-29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3:.G55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54:.G554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0" calcext:value-type="date">
            <text:p>2021-01-30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55:.G555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3" calcext:value-type="float">
            <text:p>293</text:p>
          </table:table-cell>
          <table:table-cell office:value-type="float" office:value="389" calcext:value-type="float">
            <text:p>389</text:p>
          </table:table-cell>
          <table:table-cell office:value-type="float" office:value="403" calcext:value-type="float">
            <text:p>403</text:p>
          </table:table-cell>
          <table:table-cell office:value-type="float" office:value="64" calcext:value-type="float">
            <text:p>64</text:p>
          </table:table-cell>
          <table:table-cell table:formula="of:=SUM([.C556:.G556])" office:value-type="float" office:value="1857" calcext:value-type="float">
            <text:p>1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1-31" calcext:value-type="date">
            <text:p>2021-01-31</text:p>
          </table:table-cell>
          <table:table-cell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office:value-type="float" office:value="6" calcext:value-type="float">
            <text:p>6</text:p>
          </table:table-cell>
          <table:table-cell table:formula="of:=SUM([.C557:.G557])" office:value-type="float" office:value="90" calcext:value-type="float">
            <text:p>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en uso</text:p>
          </table:table-cell>
          <table:table-cell office:value-type="float" office:value="708" calcext:value-type="float">
            <text:p>708</text:p>
          </table:table-cell>
          <table:table-cell office:value-type="float" office:value="296" calcext:value-type="float">
            <text:p>296</text:p>
          </table:table-cell>
          <table:table-cell office:value-type="float" office:value="386" calcext:value-type="float">
            <text:p>386</text:p>
          </table:table-cell>
          <table:table-cell office:value-type="float" office:value="400" calcext:value-type="float">
            <text:p>400</text:p>
          </table:table-cell>
          <table:table-cell office:value-type="float" office:value="65" calcext:value-type="float">
            <text:p>65</text:p>
          </table:table-cell>
          <table:table-cell table:formula="of:=SUM([.C558:.G558])" office:value-type="float" office:value="1855" calcext:value-type="float">
            <text:p>1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1" calcext:value-type="date">
            <text:p>2021-02-01</text:p>
          </table:table-cell>
          <table:table-cell office:value-type="string" calcext:value-type="string">
            <text:p>disponible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formula="of:=SUM([.C559:.G559])" office:value-type="float" office:value="81" calcext:value-type="float">
            <text:p>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en uso</text:p>
          </table:table-cell>
          <table:table-cell office:value-type="float" office:value="787" calcext:value-type="float">
            <text:p>787</text:p>
          </table:table-cell>
          <table:table-cell office:value-type="float" office:value="301" calcext:value-type="float">
            <text:p>301</text:p>
          </table:table-cell>
          <table:table-cell office:value-type="float" office:value="389" calcext:value-type="float">
            <text:p>389</text:p>
          </table:table-cell>
          <table:table-cell office:value-type="float" office:value="400" calcext:value-type="float">
            <text:p>400</text:p>
          </table:table-cell>
          <table:table-cell office:value-type="float" office:value="66" calcext:value-type="float">
            <text:p>66</text:p>
          </table:table-cell>
          <table:table-cell table:formula="of:=SUM([.C560:.G560])" office:value-type="float" office:value="1943" calcext:value-type="float">
            <text:p>1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2" calcext:value-type="date">
            <text:p>2021-02-0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table:formula="of:=SUM([.C561:.G561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en uso</text:p>
          </table:table-cell>
          <table:table-cell office:value-type="float" office:value="618" calcext:value-type="float">
            <text:p>618</text:p>
          </table:table-cell>
          <table:table-cell office:value-type="float" office:value="219" calcext:value-type="float">
            <text:p>219</text:p>
          </table:table-cell>
          <table:table-cell office:value-type="float" office:value="337" calcext:value-type="float">
            <text:p>337</text:p>
          </table:table-cell>
          <table:table-cell office:value-type="float" office:value="296" calcext:value-type="float">
            <text:p>296</text:p>
          </table:table-cell>
          <table:table-cell office:value-type="float" office:value="42" calcext:value-type="float">
            <text:p>42</text:p>
          </table:table-cell>
          <table:table-cell table:formula="of:=SUM([.C562:.G562])" office:value-type="float" office:value="1512" calcext:value-type="float">
            <text:p>15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3" calcext:value-type="date">
            <text:p>2021-02-03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table:formula="of:=SUM([.C563:.G563])" office:value-type="float" office:value="184" calcext:value-type="float">
            <text:p>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1953" calcext:value-type="float">
            <text:p>19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4" calcext:value-type="date">
            <text:p>2021-02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en uso</text:p>
          </table:table-cell>
          <table:table-cell office:value-type="float" office:value="793" calcext:value-type="float">
            <text:p>793</text:p>
          </table:table-cell>
          <table:table-cell office:value-type="float" office:value="320" calcext:value-type="float">
            <text:p>320</text:p>
          </table:table-cell>
          <table:table-cell office:value-type="float" office:value="400" calcext:value-type="float">
            <text:p>400</text:p>
          </table:table-cell>
          <table:table-cell office:value-type="float" office:value="431" calcext:value-type="float">
            <text:p>431</text:p>
          </table:table-cell>
          <table:table-cell office:value-type="float" office:value="68" calcext:value-type="float">
            <text:p>68</text:p>
          </table:table-cell>
          <table:table-cell table:formula="of:=SUM([.C566:.G566])" office:value-type="float" office:value="2012" calcext:value-type="float">
            <text:p>20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5" calcext:value-type="date">
            <text:p>2021-02-0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67:.G567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en uso</text:p>
          </table:table-cell>
          <table:table-cell office:value-type="float" office:value="776" calcext:value-type="float">
            <text:p>776</text:p>
          </table:table-cell>
          <table:table-cell office:value-type="float" office:value="325" calcext:value-type="float">
            <text:p>325</text:p>
          </table:table-cell>
          <table:table-cell office:value-type="float" office:value="400" calcext:value-type="float">
            <text:p>400</text:p>
          </table:table-cell>
          <table:table-cell office:value-type="float" office:value="438" calcext:value-type="float">
            <text:p>438</text:p>
          </table:table-cell>
          <table:table-cell office:value-type="float" office:value="70" calcext:value-type="float">
            <text:p>70</text:p>
          </table:table-cell>
          <table:table-cell table:formula="of:=SUM([.C568:.G568])" office:value-type="float" office:value="2009" calcext:value-type="float">
            <text:p>20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6" calcext:value-type="date">
            <text:p>2021-02-06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  <table:table-cell table:formula="of:=SUM([.C569:.G569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en uso</text:p>
          </table:table-cell>
          <table:table-cell office:value-type="float" office:value="785" calcext:value-type="float">
            <text:p>785</text:p>
          </table:table-cell>
          <table:table-cell office:value-type="float" office:value="330" calcext:value-type="float">
            <text:p>330</text:p>
          </table:table-cell>
          <table:table-cell office:value-type="float" office:value="400" calcext:value-type="float">
            <text:p>400</text:p>
          </table:table-cell>
          <table:table-cell office:value-type="float" office:value="426" calcext:value-type="float">
            <text:p>426</text:p>
          </table:table-cell>
          <table:table-cell office:value-type="float" office:value="70" calcext:value-type="float">
            <text:p>70</text:p>
          </table:table-cell>
          <table:table-cell table:formula="of:=SUM([.C570:.G570])" office:value-type="float" office:value="2011" calcext:value-type="float">
            <text:p>20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7" calcext:value-type="date">
            <text:p>2021-02-07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1:.G571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en uso</text:p>
          </table:table-cell>
          <table:table-cell office:value-type="float" office:value="769" calcext:value-type="float">
            <text:p>769</text:p>
          </table:table-cell>
          <table:table-cell office:value-type="float" office:value="330" calcext:value-type="float">
            <text:p>330</text:p>
          </table:table-cell>
          <table:table-cell office:value-type="float" office:value="407" calcext:value-type="float">
            <text:p>407</text:p>
          </table:table-cell>
          <table:table-cell office:value-type="float" office:value="430" calcext:value-type="float">
            <text:p>430</text:p>
          </table:table-cell>
          <table:table-cell office:value-type="float" office:value="70" calcext:value-type="float">
            <text:p>70</text:p>
          </table:table-cell>
          <table:table-cell table:formula="of:=SUM([.C572:.G572])" office:value-type="float" office:value="2006" calcext:value-type="float">
            <text:p>20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8" calcext:value-type="date">
            <text:p>2021-02-08</text:p>
          </table:table-cell>
          <table:table-cell office:value-type="string" calcext:value-type="string">
            <text:p>disponible</text:p>
          </table:table-cell>
          <table:table-cell office:value-type="float" office:value="66" calcext:value-type="float">
            <text:p>66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61" calcext:value-type="float">
            <text:p>61</text:p>
          </table:table-cell>
          <table:table-cell office:value-type="float" office:value="3" calcext:value-type="float">
            <text:p>3</text:p>
          </table:table-cell>
          <table:table-cell table:formula="of:=SUM([.C573:.G573])" office:value-type="float" office:value="147" calcext:value-type="float">
            <text:p>1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en uso</text:p>
          </table:table-cell>
          <table:table-cell office:value-type="float" office:value="800" calcext:value-type="float">
            <text:p>800</text:p>
          </table:table-cell>
          <table:table-cell office:value-type="float" office:value="331" calcext:value-type="float">
            <text:p>331</text:p>
          </table:table-cell>
          <table:table-cell office:value-type="float" office:value="407" calcext:value-type="float">
            <text:p>407</text:p>
          </table:table-cell>
          <table:table-cell office:value-type="float" office:value="432" calcext:value-type="float">
            <text:p>432</text:p>
          </table:table-cell>
          <table:table-cell office:value-type="float" office:value="66" calcext:value-type="float">
            <text:p>66</text:p>
          </table:table-cell>
          <table:table-cell table:formula="of:=SUM([.C574:.G574])" office:value-type="float" office:value="2036" calcext:value-type="float">
            <text:p>20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09" calcext:value-type="date">
            <text:p>2021-02-09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  <table:table-cell table:formula="of:=SUM([.C575:.G575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22" calcext:value-type="float">
            <text:p>20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0" calcext:value-type="date">
            <text:p>2021-02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43" calcext:value-type="float">
            <text:p>343</text:p>
          </table:table-cell>
          <table:table-cell office:value-type="float" office:value="400" calcext:value-type="float">
            <text:p>400</text:p>
          </table:table-cell>
          <table:table-cell office:value-type="float" office:value="432" calcext:value-type="float">
            <text:p>432</text:p>
          </table:table-cell>
          <table:table-cell office:value-type="float" office:value="67" calcext:value-type="float">
            <text:p>67</text:p>
          </table:table-cell>
          <table:table-cell table:formula="of:=SUM([.C578:.G578])" office:value-type="float" office:value="2047" calcext:value-type="float">
            <text:p>204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1" calcext:value-type="date">
            <text:p>2021-02-11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12" calcext:value-type="float">
            <text:p>12</text:p>
          </table:table-cell>
          <table:table-cell office:value-type="float" office:value="7" calcext:value-type="float">
            <text:p>7</text:p>
          </table:table-cell>
          <table:table-cell office:value-type="float" office:value="60" calcext:value-type="float">
            <text:p>60</text:p>
          </table:table-cell>
          <table:table-cell office:value-type="float" office:value="3" calcext:value-type="float">
            <text:p>3</text:p>
          </table:table-cell>
          <table:table-cell table:formula="of:=SUM([.C579:.G579])" office:value-type="float" office:value="138" calcext:value-type="float">
            <text:p>1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en uso</text:p>
          </table:table-cell>
          <table:table-cell office:value-type="float" office:value="812" calcext:value-type="float">
            <text:p>812</text:p>
          </table:table-cell>
          <table:table-cell office:value-type="float" office:value="344" calcext:value-type="float">
            <text:p>344</text:p>
          </table:table-cell>
          <table:table-cell office:value-type="float" office:value="401" calcext:value-type="float">
            <text:p>401</text:p>
          </table:table-cell>
          <table:table-cell office:value-type="float" office:value="428" calcext:value-type="float">
            <text:p>428</text:p>
          </table:table-cell>
          <table:table-cell office:value-type="float" office:value="66" calcext:value-type="float">
            <text:p>66</text:p>
          </table:table-cell>
          <table:table-cell table:formula="of:=SUM([.C580:.G580])" office:value-type="float" office:value="2051" calcext:value-type="float">
            <text:p>20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2" calcext:value-type="date">
            <text:p>2021-02-12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table:formula="of:=SUM([.C581:.G581])" office:value-type="float" office:value="139" calcext:value-type="float">
            <text:p>1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2:.G582])" office:value-type="float" office:value="2075" calcext:value-type="float">
            <text:p>20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3" calcext:value-type="date">
            <text:p>2021-02-13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3:.G583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en uso</text:p>
          </table:table-cell>
          <table:table-cell office:value-type="float" office:value="795" calcext:value-type="float">
            <text:p>795</text:p>
          </table:table-cell>
          <table:table-cell office:value-type="float" office:value="348" calcext:value-type="float">
            <text:p>348</text:p>
          </table:table-cell>
          <table:table-cell office:value-type="float" office:value="401" calcext:value-type="float">
            <text:p>401</text:p>
          </table:table-cell>
          <table:table-cell office:value-type="float" office:value="442" calcext:value-type="float">
            <text:p>442</text:p>
          </table:table-cell>
          <table:table-cell office:value-type="float" office:value="66" calcext:value-type="float">
            <text:p>66</text:p>
          </table:table-cell>
          <table:table-cell table:formula="of:=SUM([.C584:.G584])" office:value-type="float" office:value="2052" calcext:value-type="float">
            <text:p>20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4" calcext:value-type="date">
            <text:p>2021-02-14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3" calcext:value-type="float">
            <text:p>53</text:p>
          </table:table-cell>
          <table:table-cell office:value-type="float" office:value="3" calcext:value-type="float">
            <text:p>3</text:p>
          </table:table-cell>
          <table:table-cell table:formula="of:=SUM([.C585:.G58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7" calcext:value-type="float">
            <text:p>347</text:p>
          </table:table-cell>
          <table:table-cell office:value-type="float" office:value="406" calcext:value-type="float">
            <text:p>406</text:p>
          </table:table-cell>
          <table:table-cell office:value-type="float" office:value="447" calcext:value-type="float">
            <text:p>447</text:p>
          </table:table-cell>
          <table:table-cell office:value-type="float" office:value="66" calcext:value-type="float">
            <text:p>66</text:p>
          </table:table-cell>
          <table:table-cell table:formula="of:=SUM([.C586:.G586])"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5" calcext:value-type="date">
            <text:p>2021-02-15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587:.G587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en uso</text:p>
          </table:table-cell>
          <table:table-cell office:value-type="float" office:value="814" calcext:value-type="float">
            <text:p>814</text:p>
          </table:table-cell>
          <table:table-cell office:value-type="float" office:value="348" calcext:value-type="float">
            <text:p>348</text:p>
          </table:table-cell>
          <table:table-cell office:value-type="float" office:value="408" calcext:value-type="float">
            <text:p>408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588:.G588])" office:value-type="float" office:value="2086" calcext:value-type="float">
            <text:p>20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6" calcext:value-type="date">
            <text:p>2021-02-16</text:p>
          </table:table-cell>
          <table:table-cell office:value-type="string" calcext:value-type="string">
            <text:p>disponible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SUM([.C589:.G589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3" calcext:value-type="float">
            <text:p>2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7" calcext:value-type="date">
            <text:p>2021-02-1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79" calcext:value-type="float">
            <text:p>20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8" calcext:value-type="date">
            <text:p>2021-02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en uso</text:p>
          </table:table-cell>
          <table:table-cell office:value-type="float" office:value="818" calcext:value-type="float">
            <text:p>818</text:p>
          </table:table-cell>
          <table:table-cell office:value-type="float" office:value="347" calcext:value-type="float">
            <text:p>347</text:p>
          </table:table-cell>
          <table:table-cell office:value-type="float" office:value="408" calcext:value-type="float">
            <text:p>408</text:p>
          </table:table-cell>
          <table:table-cell office:value-type="float" office:value="445" calcext:value-type="float">
            <text:p>445</text:p>
          </table:table-cell>
          <table:table-cell office:value-type="float" office:value="69" calcext:value-type="float">
            <text:p>69</text:p>
          </table:table-cell>
          <table:table-cell table:formula="of:=SUM([.C594:.G594])"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19" calcext:value-type="date">
            <text:p>2021-02-19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SUM([.C595:.G59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en uso</text:p>
          </table:table-cell>
          <table:table-cell office:value-type="float" office:value="805" calcext:value-type="float">
            <text:p>805</text:p>
          </table:table-cell>
          <table:table-cell office:value-type="float" office:value="352" calcext:value-type="float">
            <text:p>352</text:p>
          </table:table-cell>
          <table:table-cell office:value-type="float" office:value="402" calcext:value-type="float">
            <text:p>402</text:p>
          </table:table-cell>
          <table:table-cell office:value-type="float" office:value="439" calcext:value-type="float">
            <text:p>439</text:p>
          </table:table-cell>
          <table:table-cell office:value-type="float" office:value="70" calcext:value-type="float">
            <text:p>70</text:p>
          </table:table-cell>
          <table:table-cell table:formula="of:=SUM([.C596:.G596])" office:value-type="float" office:value="2068" calcext:value-type="float">
            <text:p>20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0" calcext:value-type="date">
            <text:p>2021-02-20</text:p>
          </table:table-cell>
          <table:table-cell office:value-type="string" calcext:value-type="string">
            <text:p>disponible</text:p>
          </table:table-cell>
          <table:table-cell office:value-type="float" office:value="62" calcext:value-type="float">
            <text:p>62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597:.G597])" office:value-type="float" office:value="129" calcext:value-type="float">
            <text:p>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080" calcext:value-type="float">
            <text:p>20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1" calcext:value-type="date">
            <text:p>2021-02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en uso</text:p>
          </table:table-cell>
          <table:table-cell office:value-type="float" office:value="813" calcext:value-type="float">
            <text:p>813</text:p>
          </table:table-cell>
          <table:table-cell office:value-type="float" office:value="351" calcext:value-type="float">
            <text:p>351</text:p>
          </table:table-cell>
          <table:table-cell office:value-type="float" office:value="405" calcext:value-type="float">
            <text:p>405</text:p>
          </table:table-cell>
          <table:table-cell office:value-type="float" office:value="447" calcext:value-type="float">
            <text:p>447</text:p>
          </table:table-cell>
          <table:table-cell office:value-type="float" office:value="67" calcext:value-type="float">
            <text:p>67</text:p>
          </table:table-cell>
          <table:table-cell table:formula="of:=SUM([.C600:.G600])" office:value-type="float" office:value="2083" calcext:value-type="float">
            <text:p>20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2" calcext:value-type="date">
            <text:p>2021-02-22</text:p>
          </table:table-cell>
          <table:table-cell office:value-type="string" calcext:value-type="string">
            <text:p>disponible</text:p>
          </table:table-cell>
          <table:table-cell office:value-type="float" office:value="54" calcext:value-type="float">
            <text:p>54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SUM([.C601:.G601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en uso</text:p>
          </table:table-cell>
          <table:table-cell office:value-type="float" office:value="817" calcext:value-type="float">
            <text:p>817</text:p>
          </table:table-cell>
          <table:table-cell office:value-type="float" office:value="345" calcext:value-type="float">
            <text:p>345</text:p>
          </table:table-cell>
          <table:table-cell office:value-type="float" office:value="408" calcext:value-type="float">
            <text:p>408</text:p>
          </table:table-cell>
          <table:table-cell office:value-type="float" office:value="458" calcext:value-type="float">
            <text:p>458</text:p>
          </table:table-cell>
          <table:table-cell office:value-type="float" office:value="67" calcext:value-type="float">
            <text:p>67</text:p>
          </table:table-cell>
          <table:table-cell table:formula="of:=SUM([.C602:.G602])" office:value-type="float" office:value="2095" calcext:value-type="float">
            <text:p>20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3" calcext:value-type="date">
            <text:p>2021-02-23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03:.G60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en uso</text:p>
          </table:table-cell>
          <table:table-cell office:value-type="float" office:value="832" calcext:value-type="float">
            <text:p>832</text:p>
          </table:table-cell>
          <table:table-cell office:value-type="float" office:value="356" calcext:value-type="float">
            <text:p>356</text:p>
          </table:table-cell>
          <table:table-cell office:value-type="float" office:value="407" calcext:value-type="float">
            <text:p>407</text:p>
          </table:table-cell>
          <table:table-cell office:value-type="float" office:value="459" calcext:value-type="float">
            <text:p>459</text:p>
          </table:table-cell>
          <table:table-cell office:value-type="float" office:value="67" calcext:value-type="float">
            <text:p>67</text:p>
          </table:table-cell>
          <table:table-cell table:formula="of:=SUM([.C604:.G604])" office:value-type="float" office:value="2121" calcext:value-type="float">
            <text:p>2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4" calcext:value-type="date">
            <text:p>2021-02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05:.G605])" office:value-type="float" office:value="105" calcext:value-type="float">
            <text:p>1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en uso</text:p>
          </table:table-cell>
          <table:table-cell office:value-type="float" office:value="829" calcext:value-type="float">
            <text:p>829</text:p>
          </table:table-cell>
          <table:table-cell office:value-type="float" office:value="368" calcext:value-type="float">
            <text:p>368</text:p>
          </table:table-cell>
          <table:table-cell office:value-type="float" office:value="409" calcext:value-type="float">
            <text:p>409</text:p>
          </table:table-cell>
          <table:table-cell office:value-type="float" office:value="457" calcext:value-type="float">
            <text:p>457</text:p>
          </table:table-cell>
          <table:table-cell office:value-type="float" office:value="67" calcext:value-type="float">
            <text:p>67</text:p>
          </table:table-cell>
          <table:table-cell table:formula="of:=SUM([.C606:.G606])" office:value-type="float" office:value="2130" calcext:value-type="float">
            <text:p>2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5" calcext:value-type="date">
            <text:p>2021-02-25</text:p>
          </table:table-cell>
          <table:table-cell office:value-type="string" calcext:value-type="string">
            <text:p>disponible</text:p>
          </table:table-cell>
          <table:table-cell office:value-type="float" office:value="53" calcext:value-type="float">
            <text:p>53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SUM([.C607:.G607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en uso</text:p>
          </table:table-cell>
          <table:table-cell office:value-type="float" office:value="833" calcext:value-type="float">
            <text:p>833</text:p>
          </table:table-cell>
          <table:table-cell office:value-type="float" office:value="361" calcext:value-type="float">
            <text:p>361</text:p>
          </table:table-cell>
          <table:table-cell office:value-type="float" office:value="409" calcext:value-type="float">
            <text:p>409</text:p>
          </table:table-cell>
          <table:table-cell office:value-type="float" office:value="449" calcext:value-type="float">
            <text:p>449</text:p>
          </table:table-cell>
          <table:table-cell office:value-type="float" office:value="67" calcext:value-type="float">
            <text:p>67</text:p>
          </table:table-cell>
          <table:table-cell table:formula="of:=SUM([.C608:.G608])" office:value-type="float" office:value="2119" calcext:value-type="float">
            <text:p>2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6" calcext:value-type="date">
            <text:p>2021-02-26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SUM([.C609:.G609])" office:value-type="float" office:value="117" calcext:value-type="float">
            <text:p>1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41" calcext:value-type="float">
            <text:p>2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7" calcext:value-type="date">
            <text:p>2021-02-2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en uso</text:p>
          </table:table-cell>
          <table:table-cell office:value-type="float" office:value="857" calcext:value-type="float">
            <text:p>857</text:p>
          </table:table-cell>
          <table:table-cell office:value-type="float" office:value="367" calcext:value-type="float">
            <text:p>367</text:p>
          </table:table-cell>
          <table:table-cell office:value-type="float" office:value="406" calcext:value-type="float">
            <text:p>406</text:p>
          </table:table-cell>
          <table:table-cell office:value-type="float" office:value="453" calcext:value-type="float">
            <text:p>453</text:p>
          </table:table-cell>
          <table:table-cell office:value-type="float" office:value="67" calcext:value-type="float">
            <text:p>67</text:p>
          </table:table-cell>
          <table:table-cell table:formula="of:=SUM([.C612:.G612])" office:value-type="float" office:value="2150" calcext:value-type="float">
            <text:p>215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2-28" calcext:value-type="date">
            <text:p>2021-02-28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3:.G613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408" calcext:value-type="float">
            <text:p>408</text:p>
          </table:table-cell>
          <table:table-cell office:value-type="float" office:value="455" calcext:value-type="float">
            <text:p>455</text:p>
          </table:table-cell>
          <table:table-cell office:value-type="float" office:value="67" calcext:value-type="float">
            <text:p>67</text:p>
          </table:table-cell>
          <table:table-cell table:formula="of:=SUM([.C614:.G614])" office:value-type="float" office:value="2152" calcext:value-type="float">
            <text:p>21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1" calcext:value-type="date">
            <text:p>2021-03-0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SUM([.C615:.G615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en uso</text:p>
          </table:table-cell>
          <table:table-cell office:value-type="float" office:value="849" calcext:value-type="float">
            <text:p>849</text:p>
          </table:table-cell>
          <table:table-cell office:value-type="float" office:value="370" calcext:value-type="float">
            <text:p>370</text:p>
          </table:table-cell>
          <table:table-cell office:value-type="float" office:value="407" calcext:value-type="float">
            <text:p>407</text:p>
          </table:table-cell>
          <table:table-cell office:value-type="float" office:value="450" calcext:value-type="float">
            <text:p>450</text:p>
          </table:table-cell>
          <table:table-cell office:value-type="float" office:value="66" calcext:value-type="float">
            <text:p>66</text:p>
          </table:table-cell>
          <table:table-cell table:formula="of:=SUM([.C616:.G616])" office:value-type="float" office:value="2142" calcext:value-type="float">
            <text:p>21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2" calcext:value-type="date">
            <text:p>2021-03-02</text:p>
          </table:table-cell>
          <table:table-cell office:value-type="string" calcext:value-type="string">
            <text:p>disponible</text:p>
          </table:table-cell>
          <table:table-cell office:value-type="float" office:value="59" calcext:value-type="float">
            <text:p>59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formula="of:=SUM([.C617:.G617])" office:value-type="float" office:value="134" calcext:value-type="float">
            <text:p>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371" calcext:value-type="float">
            <text:p>371</text:p>
          </table:table-cell>
          <table:table-cell office:value-type="float" office:value="408" calcext:value-type="float">
            <text:p>408</text:p>
          </table:table-cell>
          <table:table-cell office:value-type="float" office:value="451" calcext:value-type="float">
            <text:p>451</text:p>
          </table:table-cell>
          <table:table-cell office:value-type="float" office:value="68" calcext:value-type="float">
            <text:p>68</text:p>
          </table:table-cell>
          <table:table-cell table:formula="of:=SUM([.C618:.G618])" office:value-type="float" office:value="2153" calcext:value-type="float">
            <text:p>21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3" calcext:value-type="date">
            <text:p>2021-03-03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19:.G619])" office:value-type="float" office:value="120" calcext:value-type="float">
            <text:p>1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76" calcext:value-type="float">
            <text:p>21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4" calcext:value-type="date">
            <text:p>2021-03-0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en uso</text:p>
          </table:table-cell>
          <table:table-cell office:value-type="float" office:value="854" calcext:value-type="float">
            <text:p>854</text:p>
          </table:table-cell>
          <table:table-cell office:value-type="float" office:value="368" calcext:value-type="float">
            <text:p>368</text:p>
          </table:table-cell>
          <table:table-cell office:value-type="float" office:value="399" calcext:value-type="float">
            <text:p>399</text:p>
          </table:table-cell>
          <table:table-cell office:value-type="float" office:value="457" calcext:value-type="float">
            <text:p>457</text:p>
          </table:table-cell>
          <table:table-cell office:value-type="float" office:value="71" calcext:value-type="float">
            <text:p>71</text:p>
          </table:table-cell>
          <table:table-cell table:formula="of:=SUM([.C622:.G622])" office:value-type="float" office:value="2149" calcext:value-type="float">
            <text:p>21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5" calcext:value-type="date">
            <text:p>2021-03-05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SUM([.C623:.G623])" office:value-type="float" office:value="125" calcext:value-type="float">
            <text:p>1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6" calcext:value-type="date">
            <text:p>2021-03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84" calcext:value-type="float">
            <text:p>21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7" calcext:value-type="date">
            <text:p>2021-03-07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199" calcext:value-type="float">
            <text:p>21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8" calcext:value-type="date">
            <text:p>2021-03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383" calcext:value-type="float">
            <text:p>38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2" calcext:value-type="float">
            <text:p>72</text:p>
          </table:table-cell>
          <table:table-cell table:formula="of:=SUM([.C630:.G630])" office:value-type="float" office:value="2192" calcext:value-type="float">
            <text:p>21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09" calcext:value-type="date">
            <text:p>2021-03-09</text:p>
          </table:table-cell>
          <table:table-cell office:value-type="string" calcext:value-type="string">
            <text:p>disponible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SUM([.C631:.G63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en uso</text:p>
          </table:table-cell>
          <table:table-cell office:value-type="float" office:value="864" calcext:value-type="float">
            <text:p>864</text:p>
          </table:table-cell>
          <table:table-cell office:value-type="float" office:value="382" calcext:value-type="float">
            <text:p>382</text:p>
          </table:table-cell>
          <table:table-cell office:value-type="float" office:value="405" calcext:value-type="float">
            <text:p>405</text:p>
          </table:table-cell>
          <table:table-cell office:value-type="float" office:value="481" calcext:value-type="float">
            <text:p>481</text:p>
          </table:table-cell>
          <table:table-cell office:value-type="float" office:value="72" calcext:value-type="float">
            <text:p>72</text:p>
          </table:table-cell>
          <table:table-cell table:formula="of:=SUM([.C632:.G632])" office:value-type="float" office:value="2204" calcext:value-type="float">
            <text:p>22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0" calcext:value-type="date">
            <text:p>2021-03-10</text:p>
          </table:table-cell>
          <table:table-cell office:value-type="string" calcext:value-type="string">
            <text:p>disponible</text:p>
          </table:table-cell>
          <table:table-cell office:value-type="float" office:value="61" calcext:value-type="float">
            <text:p>61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33:.G633])" office:value-type="float" office:value="119" calcext:value-type="float">
            <text:p>1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en uso</text:p>
          </table:table-cell>
          <table:table-cell office:value-type="float" office:value="862" calcext:value-type="float">
            <text:p>862</text:p>
          </table:table-cell>
          <table:table-cell office:value-type="float" office:value="382" calcext:value-type="float">
            <text:p>382</text:p>
          </table:table-cell>
          <table:table-cell office:value-type="float" office:value="410" calcext:value-type="float">
            <text:p>410</text:p>
          </table:table-cell>
          <table:table-cell office:value-type="float" office:value="474" calcext:value-type="float">
            <text:p>474</text:p>
          </table:table-cell>
          <table:table-cell office:value-type="float" office:value="73" calcext:value-type="float">
            <text:p>73</text:p>
          </table:table-cell>
          <table:table-cell table:formula="of:=SUM([.C634:.G634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1" calcext:value-type="date">
            <text:p>2021-03-11</text:p>
          </table:table-cell>
          <table:table-cell office:value-type="string" calcext:value-type="string">
            <text:p>disponible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2" calcext:value-type="float">
            <text:p>12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SUM([.C635:.G635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en uso</text:p>
          </table:table-cell>
          <table:table-cell office:value-type="float" office:value="869" calcext:value-type="float">
            <text:p>869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72" calcext:value-type="float">
            <text:p>472</text:p>
          </table:table-cell>
          <table:table-cell office:value-type="float" office:value="74" calcext:value-type="float">
            <text:p>74</text:p>
          </table:table-cell>
          <table:table-cell table:formula="of:=SUM([.C636:.G636])"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2" calcext:value-type="date">
            <text:p>2021-03-12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7:.G6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en uso</text:p>
          </table:table-cell>
          <table:table-cell office:value-type="float" office:value="859" calcext:value-type="float">
            <text:p>859</text:p>
          </table:table-cell>
          <table:table-cell office:value-type="float" office:value="391" calcext:value-type="float">
            <text:p>391</text:p>
          </table:table-cell>
          <table:table-cell office:value-type="float" office:value="404" calcext:value-type="float">
            <text:p>404</text:p>
          </table:table-cell>
          <table:table-cell office:value-type="float" office:value="473" calcext:value-type="float">
            <text:p>473</text:p>
          </table:table-cell>
          <table:table-cell office:value-type="float" office:value="74" calcext:value-type="float">
            <text:p>74</text:p>
          </table:table-cell>
          <table:table-cell table:formula="of:=SUM([.C638:.G638])" office:value-type="float" office:value="2201" calcext:value-type="float">
            <text:p>22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3" calcext:value-type="date">
            <text:p>2021-03-13</text:p>
          </table:table-cell>
          <table:table-cell office:value-type="string" calcext:value-type="string">
            <text:p>disponible</text:p>
          </table:table-cell>
          <table:table-cell office:value-type="float" office:value="51" calcext:value-type="float">
            <text:p>5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SUM([.C639:.G639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12" calcext:value-type="float">
            <text:p>22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4" calcext:value-type="date">
            <text:p>2021-03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5" calcext:value-type="float">
            <text:p>22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5" calcext:value-type="date">
            <text:p>2021-03-15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en uso</text:p>
          </table:table-cell>
          <table:table-cell office:value-type="float" office:value="860" calcext:value-type="float">
            <text:p>860</text:p>
          </table:table-cell>
          <table:table-cell office:value-type="float" office:value="398" calcext:value-type="float">
            <text:p>398</text:p>
          </table:table-cell>
          <table:table-cell office:value-type="float" office:value="404" calcext:value-type="float">
            <text:p>404</text:p>
          </table:table-cell>
          <table:table-cell office:value-type="float" office:value="501" calcext:value-type="float">
            <text:p>501</text:p>
          </table:table-cell>
          <table:table-cell office:value-type="float" office:value="73" calcext:value-type="float">
            <text:p>73</text:p>
          </table:table-cell>
          <table:table-cell table:formula="of:=SUM([.C644:.G644])" office:value-type="float" office:value="2236" calcext:value-type="float">
            <text:p>22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6" calcext:value-type="date">
            <text:p>2021-03-16</text:p>
          </table:table-cell>
          <table:table-cell office:value-type="string" calcext:value-type="string">
            <text:p>disponible</text:p>
          </table:table-cell>
          <table:table-cell office:value-type="float" office:value="55" calcext:value-type="float">
            <text:p>5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SUM([.C645:.G645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en uso</text:p>
          </table:table-cell>
          <table:table-cell office:value-type="float" office:value="853" calcext:value-type="float">
            <text:p>853</text:p>
          </table:table-cell>
          <table:table-cell office:value-type="float" office:value="397" calcext:value-type="float">
            <text:p>397</text:p>
          </table:table-cell>
          <table:table-cell office:value-type="float" office:value="404" calcext:value-type="float">
            <text:p>404</text:p>
          </table:table-cell>
          <table:table-cell office:value-type="float" office:value="500" calcext:value-type="float">
            <text:p>500</text:p>
          </table:table-cell>
          <table:table-cell office:value-type="float" office:value="73" calcext:value-type="float">
            <text:p>73</text:p>
          </table:table-cell>
          <table:table-cell table:formula="of:=SUM([.C646:.G646])" office:value-type="float" office:value="2227" calcext:value-type="float">
            <text:p>22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7" calcext:value-type="date">
            <text:p>2021-03-17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formula="of:=SUM([.C647:.G647])" office:value-type="float" office:value="113" calcext:value-type="float">
            <text:p>1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26" calcext:value-type="float">
            <text:p>22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8" calcext:value-type="date">
            <text:p>2021-03-1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19" calcext:value-type="date">
            <text:p>2021-03-1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en uso</text:p>
          </table:table-cell>
          <table:table-cell office:value-type="float" office:value="846" calcext:value-type="float">
            <text:p>846</text:p>
          </table:table-cell>
          <table:table-cell office:value-type="float" office:value="410" calcext:value-type="float">
            <text:p>410</text:p>
          </table:table-cell>
          <table:table-cell office:value-type="float" office:value="406" calcext:value-type="float">
            <text:p>406</text:p>
          </table:table-cell>
          <table:table-cell office:value-type="float" office:value="506" calcext:value-type="float">
            <text:p>506</text:p>
          </table:table-cell>
          <table:table-cell office:value-type="float" office:value="73" calcext:value-type="float">
            <text:p>73</text:p>
          </table:table-cell>
          <table:table-cell table:formula="of:=SUM([.C652:.G652])" office:value-type="float" office:value="2241" calcext:value-type="float">
            <text:p>22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0" calcext:value-type="date">
            <text:p>2021-03-20</text:p>
          </table:table-cell>
          <table:table-cell office:value-type="string" calcext:value-type="string">
            <text:p>disponible</text:p>
          </table:table-cell>
          <table:table-cell office:value-type="float" office:value="70" calcext:value-type="float">
            <text:p>70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formula="of:=SUM([.C653:.G65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en uso</text:p>
          </table:table-cell>
          <table:table-cell office:value-type="float" office:value="830" calcext:value-type="float">
            <text:p>830</text:p>
          </table:table-cell>
          <table:table-cell table:number-columns-repeated="2" office:value-type="float" office:value="406" calcext:value-type="float">
            <text:p>406</text:p>
          </table:table-cell>
          <table:table-cell office:value-type="float" office:value="499" calcext:value-type="float">
            <text:p>499</text:p>
          </table:table-cell>
          <table:table-cell office:value-type="float" office:value="73" calcext:value-type="float">
            <text:p>73</text:p>
          </table:table-cell>
          <table:table-cell table:formula="of:=SUM([.C654:.G654])" office:value-type="float" office:value="2214" calcext:value-type="float">
            <text:p>22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1" calcext:value-type="date">
            <text:p>2021-03-21</text:p>
          </table:table-cell>
          <table:table-cell office:value-type="string" calcext:value-type="string">
            <text:p>disponible</text:p>
          </table:table-cell>
          <table:table-cell office:value-type="float" office:value="58" calcext:value-type="float">
            <text:p>58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table:formula="of:=SUM([.C655:.G65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3" calcext:value-type="float">
            <text:p>22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2" calcext:value-type="date">
            <text:p>2021-03-2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en uso</text:p>
          </table:table-cell>
          <table:table-cell office:value-type="float" office:value="863" calcext:value-type="float">
            <text:p>863</text:p>
          </table:table-cell>
          <table:table-cell office:value-type="float" office:value="410" calcext:value-type="float">
            <text:p>410</text:p>
          </table:table-cell>
          <table:table-cell office:value-type="float" office:value="405" calcext:value-type="float">
            <text:p>405</text:p>
          </table:table-cell>
          <table:table-cell office:value-type="float" office:value="503" calcext:value-type="float">
            <text:p>503</text:p>
          </table:table-cell>
          <table:table-cell office:value-type="float" office:value="70" calcext:value-type="float">
            <text:p>70</text:p>
          </table:table-cell>
          <table:table-cell table:formula="of:=SUM([.C658:.G658])" office:value-type="float" office:value="2251" calcext:value-type="float">
            <text:p>22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3" calcext:value-type="date">
            <text:p>2021-03-23</text:p>
          </table:table-cell>
          <table:table-cell office:value-type="string" calcext:value-type="string">
            <text:p>disponible</text:p>
          </table:table-cell>
          <table:table-cell office:value-type="float" office:value="57" calcext:value-type="float">
            <text:p>57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SUM([.C659:.G65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en uso</text:p>
          </table:table-cell>
          <table:table-cell office:value-type="float" office:value="855" calcext:value-type="float">
            <text:p>855</text:p>
          </table:table-cell>
          <table:table-cell office:value-type="float" office:value="410" calcext:value-type="float">
            <text:p>410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0:.G660])" office:value-type="float" office:value="2253" calcext:value-type="float">
            <text:p>225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4" calcext:value-type="date">
            <text:p>2021-03-24</text:p>
          </table:table-cell>
          <table:table-cell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1:.G661])" office:value-type="float" office:value="100" calcext:value-type="float">
            <text:p>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en uso</text:p>
          </table:table-cell>
          <table:table-cell office:value-type="float" office:value="850" calcext:value-type="float">
            <text:p>850</text:p>
          </table:table-cell>
          <table:table-cell office:value-type="float" office:value="411" calcext:value-type="float">
            <text:p>411</text:p>
          </table:table-cell>
          <table:table-cell office:value-type="float" office:value="408" calcext:value-type="float">
            <text:p>408</text:p>
          </table:table-cell>
          <table:table-cell office:value-type="float" office:value="510" calcext:value-type="float">
            <text:p>510</text:p>
          </table:table-cell>
          <table:table-cell office:value-type="float" office:value="70" calcext:value-type="float">
            <text:p>70</text:p>
          </table:table-cell>
          <table:table-cell table:formula="of:=SUM([.C662:.G662])"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5" calcext:value-type="date">
            <text:p>2021-03-25</text:p>
          </table:table-cell>
          <table:table-cell office:value-type="string" calcext:value-type="string">
            <text:p>disponible</text:p>
          </table:table-cell>
          <table:table-cell office:value-type="float" office:value="47" calcext:value-type="float">
            <text:p>4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formula="of:=SUM([.C663:.G663])" office:value-type="float" office:value="95" calcext:value-type="float">
            <text:p>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85" calcext:value-type="float">
            <text:p>22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6" calcext:value-type="date">
            <text:p>2021-03-2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en uso</text:p>
          </table:table-cell>
          <table:table-cell office:value-type="float" office:value="867" calcext:value-type="float">
            <text:p>867</text:p>
          </table:table-cell>
          <table:table-cell office:value-type="float" office:value="418" calcext:value-type="float">
            <text:p>418</text:p>
          </table:table-cell>
          <table:table-cell office:value-type="float" office:value="404" calcext:value-type="float">
            <text:p>404</text:p>
          </table:table-cell>
          <table:table-cell office:value-type="float" office:value="518" calcext:value-type="float">
            <text:p>518</text:p>
          </table:table-cell>
          <table:table-cell office:value-type="float" office:value="70" calcext:value-type="float">
            <text:p>70</text:p>
          </table:table-cell>
          <table:table-cell table:formula="of:=SUM([.C666:.G666])" office:value-type="float" office:value="2277" calcext:value-type="float">
            <text:p>22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7" calcext:value-type="date">
            <text:p>2021-03-27</text:p>
          </table:table-cell>
          <table:table-cell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SUM([.C667:.G667])" office:value-type="float" office:value="85" calcext:value-type="float">
            <text:p>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55" calcext:value-type="float">
            <text:p>22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8" calcext:value-type="date">
            <text:p>2021-03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78" calcext:value-type="float">
            <text:p>22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29" calcext:value-type="date">
            <text:p>2021-03-29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en uso</text:p>
          </table:table-cell>
          <table:table-cell office:value-type="float" office:value="861" calcext:value-type="float">
            <text:p>861</text:p>
          </table:table-cell>
          <table:table-cell office:value-type="float" office:value="421" calcext:value-type="float">
            <text:p>421</text:p>
          </table:table-cell>
          <table:table-cell office:value-type="float" office:value="404" calcext:value-type="float">
            <text:p>404</text:p>
          </table:table-cell>
          <table:table-cell office:value-type="float" office:value="530" calcext:value-type="float">
            <text:p>530</text:p>
          </table:table-cell>
          <table:table-cell office:value-type="float" office:value="72" calcext:value-type="float">
            <text:p>72</text:p>
          </table:table-cell>
          <table:table-cell table:formula="of:=SUM([.C672:.G672])" office:value-type="float" office:value="2288" calcext:value-type="float">
            <text:p>22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0" calcext:value-type="date">
            <text:p>2021-03-30</text:p>
          </table:table-cell>
          <table:table-cell office:value-type="string" calcext:value-type="string">
            <text:p>disponible</text:p>
          </table:table-cell>
          <table:table-cell office:value-type="float" office:value="56" calcext:value-type="float">
            <text:p>56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formula="of:=SUM([.C673:.G673])" office:value-type="float" office:value="104" calcext:value-type="float">
            <text:p>1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6" calcext:value-type="float">
            <text:p>536</text:p>
          </table:table-cell>
          <table:table-cell office:value-type="float" office:value="72" calcext:value-type="float">
            <text:p>72</text:p>
          </table:table-cell>
          <table:table-cell table:formula="of:=SUM([.C674:.G674])" office:value-type="float" office:value="2328" calcext:value-type="float">
            <text:p>23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3-31" calcext:value-type="date">
            <text:p>2021-03-3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5:.G675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6:.G676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1" calcext:value-type="date">
            <text:p>2021-04-01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7:.G677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32" calcext:value-type="float">
            <text:p>432</text:p>
          </table:table-cell>
          <table:table-cell office:value-type="float" office:value="400" calcext:value-type="float">
            <text:p>400</text:p>
          </table:table-cell>
          <table:table-cell office:value-type="float" office:value="535" calcext:value-type="float">
            <text:p>535</text:p>
          </table:table-cell>
          <table:table-cell office:value-type="float" office:value="72" calcext:value-type="float">
            <text:p>72</text:p>
          </table:table-cell>
          <table:table-cell table:formula="of:=SUM([.C678:.G678])" office:value-type="float" office:value="2327" calcext:value-type="float">
            <text:p>23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2" calcext:value-type="date">
            <text:p>2021-04-02</text:p>
          </table:table-cell>
          <table:table-cell office:value-type="string" calcext:value-type="string">
            <text:p>disponible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SUM([.C679:.G679])" office:value-type="float" office:value="87" calcext:value-type="float">
            <text:p>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en uso</text:p>
          </table:table-cell>
          <table:table-cell office:value-type="float" office:value="887" calcext:value-type="float">
            <text:p>887</text:p>
          </table:table-cell>
          <table:table-cell office:value-type="float" office:value="408" calcext:value-type="float">
            <text:p>408</text:p>
          </table:table-cell>
          <table:table-cell office:value-type="float" office:value="403" calcext:value-type="float">
            <text:p>403</text:p>
          </table:table-cell>
          <table:table-cell office:value-type="float" office:value="597" calcext:value-type="float">
            <text:p>597</text:p>
          </table:table-cell>
          <table:table-cell office:value-type="float" office:value="80" calcext:value-type="float">
            <text:p>80</text:p>
          </table:table-cell>
          <table:table-cell table:formula="of:=SUM([.C680:.G680])" office:value-type="float" office:value="2375" calcext:value-type="float">
            <text:p>23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3" calcext:value-type="date">
            <text:p>2021-04-03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93" calcext:value-type="float">
            <text:p>93</text:p>
          </table:table-cell>
          <table:table-cell office:value-type="float" office:value="3" calcext:value-type="float">
            <text:p>3</text:p>
          </table:table-cell>
          <table:table-cell table:formula="of:=SUM([.C681:.G681])" office:value-type="float" office:value="155" calcext:value-type="float">
            <text:p>1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8" calcext:value-type="float">
            <text:p>598</text:p>
          </table:table-cell>
          <table:table-cell office:value-type="float" office:value="80" calcext:value-type="float">
            <text:p>80</text:p>
          </table:table-cell>
          <table:table-cell table:formula="of:=SUM([.C682:.G682])" office:value-type="float" office:value="2373" calcext:value-type="float">
            <text:p>23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4" calcext:value-type="date">
            <text:p>2021-04-04</text:p>
          </table:table-cell>
          <table:table-cell office:value-type="string" calcext:value-type="string">
            <text:p>disponible</text:p>
          </table:table-cell>
          <table:table-cell office:value-type="float" office:value="45" calcext:value-type="float">
            <text:p>45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SUM([.C683:.G683])" office:value-type="float" office:value="159" calcext:value-type="float">
            <text:p>1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en uso</text:p>
          </table:table-cell>
          <table:table-cell office:value-type="float" office:value="893" calcext:value-type="float">
            <text:p>893</text:p>
          </table:table-cell>
          <table:table-cell office:value-type="float" office:value="408" calcext:value-type="float">
            <text:p>408</text:p>
          </table:table-cell>
          <table:table-cell office:value-type="float" office:value="405" calcext:value-type="float">
            <text:p>405</text:p>
          </table:table-cell>
          <table:table-cell office:value-type="float" office:value="594" calcext:value-type="float">
            <text:p>594</text:p>
          </table:table-cell>
          <table:table-cell office:value-type="float" office:value="80" calcext:value-type="float">
            <text:p>80</text:p>
          </table:table-cell>
          <table:table-cell table:formula="of:=SUM([.C684:.G684])" office:value-type="float" office:value="2380" calcext:value-type="float">
            <text:p>23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5" calcext:value-type="date">
            <text:p>2021-04-05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  <table:table-cell table:formula="of:=SUM([.C685:.G685])" office:value-type="float" office:value="160" calcext:value-type="float">
            <text:p>1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en uso</text:p>
          </table:table-cell>
          <table:table-cell office:value-type="float" office:value="898" calcext:value-type="float">
            <text:p>898</text:p>
          </table:table-cell>
          <table:table-cell office:value-type="float" office:value="417" calcext:value-type="float">
            <text:p>417</text:p>
          </table:table-cell>
          <table:table-cell office:value-type="float" office:value="412" calcext:value-type="float">
            <text:p>412</text:p>
          </table:table-cell>
          <table:table-cell office:value-type="float" office:value="647" calcext:value-type="float">
            <text:p>647</text:p>
          </table:table-cell>
          <table:table-cell office:value-type="float" office:value="80" calcext:value-type="float">
            <text:p>80</text:p>
          </table:table-cell>
          <table:table-cell table:formula="of:=SUM([.C686:.G686])" office:value-type="float" office:value="2454" calcext:value-type="float">
            <text:p>24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6" calcext:value-type="date">
            <text:p>2021-04-06</text:p>
          </table:table-cell>
          <table:table-cell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3" calcext:value-type="float">
            <text:p>3</text:p>
          </table:table-cell>
          <table:table-cell table:formula="of:=SUM([.C687:.G687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249" calcext:value-type="float">
            <text:p>224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7" calcext:value-type="date">
            <text:p>2021-04-07</text:p>
          </table:table-cell>
          <table:table-cell office:value-type="string" calcext:value-type="string">
            <text:p>disponible</text:p>
          </table:table-cell>
          <table:table-cell table:number-columns-repeated="5"/>
          <table:table-cell table:formula="of:=SUM([.C689:.G689])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en uso</text:p>
          </table:table-cell>
          <table:table-cell office:value-type="float" office:value="899" calcext:value-type="float">
            <text:p>899</text:p>
          </table:table-cell>
          <table:table-cell office:value-type="float" office:value="456" calcext:value-type="float">
            <text:p>456</text:p>
          </table:table-cell>
          <table:table-cell office:value-type="float" office:value="407" calcext:value-type="float">
            <text:p>407</text:p>
          </table:table-cell>
          <table:table-cell office:value-type="float" office:value="682" calcext:value-type="float">
            <text:p>682</text:p>
          </table:table-cell>
          <table:table-cell office:value-type="float" office:value="76" calcext:value-type="float">
            <text:p>76</text:p>
          </table:table-cell>
          <table:table-cell table:formula="of:=SUM([.C690:.G690])" office:value-type="float" office:value="2520" calcext:value-type="float">
            <text:p>25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8" calcext:value-type="date">
            <text:p>2021-04-0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  <table:table-cell table:formula="of:=SUM([.C691:.G691])" office:value-type="float" office:value="107" calcext:value-type="float">
            <text:p>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en uso</text:p>
          </table:table-cell>
          <table:table-cell office:value-type="float" office:value="902" calcext:value-type="float">
            <text:p>902</text:p>
          </table:table-cell>
          <table:table-cell office:value-type="float" office:value="445" calcext:value-type="float">
            <text:p>445</text:p>
          </table:table-cell>
          <table:table-cell office:value-type="float" office:value="406" calcext:value-type="float">
            <text:p>406</text:p>
          </table:table-cell>
          <table:table-cell office:value-type="float" office:value="775" calcext:value-type="float">
            <text:p>775</text:p>
          </table:table-cell>
          <table:table-cell office:value-type="float" office:value="77" calcext:value-type="float">
            <text:p>77</text:p>
          </table:table-cell>
          <table:table-cell table:formula="of:=SUM([.C692:.G692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09" calcext:value-type="date">
            <text:p>2021-04-09</text:p>
          </table:table-cell>
          <table:table-cell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table:formula="of:=SUM([.C693:.G693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4:.G694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0" calcext:value-type="date">
            <text:p>2021-04-10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5:.G695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en uso</text:p>
          </table:table-cell>
          <table:table-cell office:value-type="float" office:value="888" calcext:value-type="float">
            <text:p>888</text:p>
          </table:table-cell>
          <table:table-cell office:value-type="float" office:value="462" calcext:value-type="float">
            <text:p>462</text:p>
          </table:table-cell>
          <table:table-cell office:value-type="float" office:value="437" calcext:value-type="float">
            <text:p>437</text:p>
          </table:table-cell>
          <table:table-cell office:value-type="float" office:value="802" calcext:value-type="float">
            <text:p>802</text:p>
          </table:table-cell>
          <table:table-cell office:value-type="float" office:value="77" calcext:value-type="float">
            <text:p>77</text:p>
          </table:table-cell>
          <table:table-cell table:formula="of:=SUM([.C696:.G696])" office:value-type="float" office:value="2666" calcext:value-type="float">
            <text:p>26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1" calcext:value-type="date">
            <text:p>2021-04-11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697:.G697])" office:value-type="float" office:value="127" calcext:value-type="float">
            <text:p>1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461" calcext:value-type="float">
            <text:p>461</text:p>
          </table:table-cell>
          <table:table-cell office:value-type="float" office:value="434" calcext:value-type="float">
            <text:p>434</text:p>
          </table:table-cell>
          <table:table-cell office:value-type="float" office:value="715" calcext:value-type="float">
            <text:p>715</text:p>
          </table:table-cell>
          <table:table-cell office:value-type="float" office:value="76" calcext:value-type="float">
            <text:p>76</text:p>
          </table:table-cell>
          <table:table-cell table:formula="of:=SUM([.C698:.G698])" office:value-type="float" office:value="2592" calcext:value-type="float">
            <text:p>259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2" calcext:value-type="date">
            <text:p>2021-04-12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64" calcext:value-type="float">
            <text:p>64</text:p>
          </table:table-cell>
          <table:table-cell office:value-type="float" office:value="3" calcext:value-type="float">
            <text:p>3</text:p>
          </table:table-cell>
          <table:table-cell table:formula="of:=SUM([.C699:.G699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en uso</text:p>
          </table:table-cell>
          <table:table-cell office:value-type="float" office:value="920" calcext:value-type="float">
            <text:p>920</text:p>
          </table:table-cell>
          <table:table-cell office:value-type="float" office:value="463" calcext:value-type="float">
            <text:p>463</text:p>
          </table:table-cell>
          <table:table-cell office:value-type="float" office:value="434" calcext:value-type="float">
            <text:p>434</text:p>
          </table:table-cell>
          <table:table-cell office:value-type="float" office:value="708" calcext:value-type="float">
            <text:p>708</text:p>
          </table:table-cell>
          <table:table-cell office:value-type="float" office:value="76" calcext:value-type="float">
            <text:p>76</text:p>
          </table:table-cell>
          <table:table-cell table:formula="of:=SUM([.C700:.G700])" office:value-type="float" office:value="2601" calcext:value-type="float">
            <text:p>26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3" calcext:value-type="date">
            <text:p>2021-04-13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67" calcext:value-type="float">
            <text:p>67</text:p>
          </table:table-cell>
          <table:table-cell office:value-type="float" office:value="3" calcext:value-type="float">
            <text:p>3</text:p>
          </table:table-cell>
          <table:table-cell table:formula="of:=SUM([.C701:.G70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475" calcext:value-type="float">
            <text:p>475</text:p>
          </table:table-cell>
          <table:table-cell office:value-type="float" office:value="435" calcext:value-type="float">
            <text:p>435</text:p>
          </table:table-cell>
          <table:table-cell office:value-type="float" office:value="709" calcext:value-type="float">
            <text:p>709</text:p>
          </table:table-cell>
          <table:table-cell office:value-type="float" office:value="75" calcext:value-type="float">
            <text:p>75</text:p>
          </table:table-cell>
          <table:table-cell table:formula="of:=SUM([.C702:.G702])" office:value-type="float" office:value="2615" calcext:value-type="float">
            <text:p>26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4" calcext:value-type="date">
            <text:p>2021-04-14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 table:formula="of:=SUM([.C703:.G703])" office:value-type="float" office:value="140" calcext:value-type="float">
            <text:p>1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1" calcext:value-type="float">
            <text:p>461</text:p>
          </table:table-cell>
          <table:table-cell office:value-type="float" office:value="437" calcext:value-type="float">
            <text:p>437</text:p>
          </table:table-cell>
          <table:table-cell office:value-type="float" office:value="721" calcext:value-type="float">
            <text:p>721</text:p>
          </table:table-cell>
          <table:table-cell office:value-type="float" office:value="75" calcext:value-type="float">
            <text:p>75</text:p>
          </table:table-cell>
          <table:table-cell table:formula="of:=SUM([.C704:.G704])" office:value-type="float" office:value="2604" calcext:value-type="float">
            <text:p>26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5" calcext:value-type="date">
            <text:p>2021-04-15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72" calcext:value-type="float">
            <text:p>72</text:p>
          </table:table-cell>
          <table:table-cell office:value-type="float" office:value="4" calcext:value-type="float">
            <text:p>4</text:p>
          </table:table-cell>
          <table:table-cell table:formula="of:=SUM([.C705:.G705])" office:value-type="float" office:value="146" calcext:value-type="float">
            <text:p>1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en uso</text:p>
          </table:table-cell>
          <table:table-cell office:value-type="float" office:value="891" calcext:value-type="float">
            <text:p>891</text:p>
          </table:table-cell>
          <table:table-cell office:value-type="float" office:value="466" calcext:value-type="float">
            <text:p>466</text:p>
          </table:table-cell>
          <table:table-cell office:value-type="float" office:value="438" calcext:value-type="float">
            <text:p>438</text:p>
          </table:table-cell>
          <table:table-cell office:value-type="float" office:value="719" calcext:value-type="float">
            <text:p>719</text:p>
          </table:table-cell>
          <table:table-cell office:value-type="float" office:value="77" calcext:value-type="float">
            <text:p>77</text:p>
          </table:table-cell>
          <table:table-cell table:formula="of:=SUM([.C706:.G706])" office:value-type="float" office:value="2591" calcext:value-type="float">
            <text:p>25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6" calcext:value-type="date">
            <text:p>2021-04-16</text:p>
          </table:table-cell>
          <table:table-cell office:value-type="string" calcext:value-type="string">
            <text:p>disponible</text:p>
          </table:table-cell>
          <table:table-cell office:value-type="float" office:value="44" calcext:value-type="float">
            <text:p>44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table:formula="of:=SUM([.C707:.G707])" office:value-type="float" office:value="162" calcext:value-type="float">
            <text:p>1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473" calcext:value-type="float">
            <text:p>473</text:p>
          </table:table-cell>
          <table:table-cell office:value-type="float" office:value="442" calcext:value-type="float">
            <text:p>442</text:p>
          </table:table-cell>
          <table:table-cell office:value-type="float" office:value="723" calcext:value-type="float">
            <text:p>723</text:p>
          </table:table-cell>
          <table:table-cell office:value-type="float" office:value="77" calcext:value-type="float">
            <text:p>77</text:p>
          </table:table-cell>
          <table:table-cell table:formula="of:=SUM([.C708:.G708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7" calcext:value-type="date">
            <text:p>2021-04-1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table:formula="of:=SUM([.C709:.G709])" office:value-type="float" office:value="137" calcext:value-type="float">
            <text:p>1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en uso</text:p>
          </table:table-cell>
          <table:table-cell office:value-type="float" office:value="909" calcext:value-type="float">
            <text:p>909</text:p>
          </table:table-cell>
          <table:table-cell office:value-type="float" office:value="472" calcext:value-type="float">
            <text:p>472</text:p>
          </table:table-cell>
          <table:table-cell office:value-type="float" office:value="444" calcext:value-type="float">
            <text:p>444</text:p>
          </table:table-cell>
          <table:table-cell office:value-type="float" office:value="734" calcext:value-type="float">
            <text:p>734</text:p>
          </table:table-cell>
          <table:table-cell office:value-type="float" office:value="77" calcext:value-type="float">
            <text:p>77</text:p>
          </table:table-cell>
          <table:table-cell table:formula="of:=SUM([.C710:.G710])" office:value-type="float" office:value="2636" calcext:value-type="float">
            <text:p>263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8" calcext:value-type="date">
            <text:p>2021-04-18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formula="of:=SUM([.C711:.G711])" office:value-type="float" office:value="141" calcext:value-type="float">
            <text:p>1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en uso</text:p>
          </table:table-cell>
          <table:table-cell office:value-type="float" office:value="904" calcext:value-type="float">
            <text:p>904</text:p>
          </table:table-cell>
          <table:table-cell office:value-type="float" office:value="471" calcext:value-type="float">
            <text:p>471</text:p>
          </table:table-cell>
          <table:table-cell office:value-type="float" office:value="446" calcext:value-type="float">
            <text:p>446</text:p>
          </table:table-cell>
          <table:table-cell office:value-type="float" office:value="675" calcext:value-type="float">
            <text:p>675</text:p>
          </table:table-cell>
          <table:table-cell office:value-type="float" office:value="77" calcext:value-type="float">
            <text:p>77</text:p>
          </table:table-cell>
          <table:table-cell table:formula="of:=SUM([.C712:.G712])" office:value-type="float" office:value="2573" calcext:value-type="float">
            <text:p>2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19" calcext:value-type="date">
            <text:p>2021-04-19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formula="of:=SUM([.C713:.G713])" office:value-type="float" office:value="110" calcext:value-type="float">
            <text:p>1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en uso</text:p>
          </table:table-cell>
          <table:table-cell office:value-type="float" office:value="907" calcext:value-type="float">
            <text:p>907</text:p>
          </table:table-cell>
          <table:table-cell office:value-type="float" office:value="479" calcext:value-type="float">
            <text:p>479</text:p>
          </table:table-cell>
          <table:table-cell office:value-type="float" office:value="448" calcext:value-type="float">
            <text:p>448</text:p>
          </table:table-cell>
          <table:table-cell office:value-type="float" office:value="669" calcext:value-type="float">
            <text:p>669</text:p>
          </table:table-cell>
          <table:table-cell office:value-type="float" office:value="77" calcext:value-type="float">
            <text:p>77</text:p>
          </table:table-cell>
          <table:table-cell table:formula="of:=SUM([.C714:.G714])" office:value-type="float" office:value="2580" calcext:value-type="float">
            <text:p>25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0" calcext:value-type="date">
            <text:p>2021-04-20</text:p>
          </table:table-cell>
          <table:table-cell office:value-type="string" calcext:value-type="string">
            <text:p>disponible</text:p>
          </table:table-cell>
          <table:table-cell office:value-type="float" office:value="31" calcext:value-type="float">
            <text:p>31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formula="of:=SUM([.C715:.G715])" office:value-type="float" office:value="102" calcext:value-type="float">
            <text:p>1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1" calcext:value-type="date">
            <text:p>2021-04-21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en uso</text:p>
          </table:table-cell>
          <table:table-cell office:value-type="float" office:value="926" calcext:value-type="float">
            <text:p>926</text:p>
          </table:table-cell>
          <table:table-cell office:value-type="float" office:value="480" calcext:value-type="float">
            <text:p>480</text:p>
          </table:table-cell>
          <table:table-cell office:value-type="float" office:value="474" calcext:value-type="float">
            <text:p>474</text:p>
          </table:table-cell>
          <table:table-cell office:value-type="float" office:value="665" calcext:value-type="float">
            <text:p>665</text:p>
          </table:table-cell>
          <table:table-cell office:value-type="float" office:value="77" calcext:value-type="float">
            <text:p>77</text:p>
          </table:table-cell>
          <table:table-cell table:formula="of:=SUM([.C718:.G718])" office:value-type="float" office:value="2622" calcext:value-type="float">
            <text:p>26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2" calcext:value-type="date">
            <text:p>2021-04-22</text:p>
          </table:table-cell>
          <table:table-cell office:value-type="string" calcext:value-type="string">
            <text:p>disponible</text:p>
          </table:table-cell>
          <table:table-cell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formula="of:=SUM([.C719:.G71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en uso</text:p>
          </table:table-cell>
          <table:table-cell office:value-type="float" office:value="936" calcext:value-type="float">
            <text:p>936</text:p>
          </table:table-cell>
          <table:table-cell office:value-type="float" office:value="488" calcext:value-type="float">
            <text:p>488</text:p>
          </table:table-cell>
          <table:table-cell office:value-type="float" office:value="476" calcext:value-type="float">
            <text:p>476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0:.G720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3" calcext:value-type="date">
            <text:p>2021-04-23</text:p>
          </table:table-cell>
          <table:table-cell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21:.G721])" office:value-type="float" office:value="109" calcext:value-type="float">
            <text:p>1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en uso</text:p>
          </table:table-cell>
          <table:table-cell office:value-type="float" office:value="939" calcext:value-type="float">
            <text:p>939</text:p>
          </table:table-cell>
          <table:table-cell office:value-type="float" office:value="490" calcext:value-type="float">
            <text:p>490</text:p>
          </table:table-cell>
          <table:table-cell office:value-type="float" office:value="472" calcext:value-type="float">
            <text:p>472</text:p>
          </table:table-cell>
          <table:table-cell office:value-type="float" office:value="668" calcext:value-type="float">
            <text:p>668</text:p>
          </table:table-cell>
          <table:table-cell office:value-type="float" office:value="77" calcext:value-type="float">
            <text:p>77</text:p>
          </table:table-cell>
          <table:table-cell table:formula="of:=SUM([.C722:.G722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4" calcext:value-type="date">
            <text:p>2021-04-24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8" calcext:value-type="float">
            <text:p>8</text:p>
          </table:table-cell>
          <table:table-cell office:value-type="float" office:value="11" calcext:value-type="float">
            <text:p>11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23:.G723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489" calcext:value-type="float">
            <text:p>489</text:p>
          </table:table-cell>
          <table:table-cell office:value-type="float" office:value="470" calcext:value-type="float">
            <text:p>470</text:p>
          </table:table-cell>
          <table:table-cell office:value-type="float" office:value="664" calcext:value-type="float">
            <text:p>664</text:p>
          </table:table-cell>
          <table:table-cell office:value-type="float" office:value="77" calcext:value-type="float">
            <text:p>77</text:p>
          </table:table-cell>
          <table:table-cell table:formula="of:=SUM([.C724:.G724])" office:value-type="float" office:value="2618" calcext:value-type="float">
            <text:p>26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5" calcext:value-type="date">
            <text:p>2021-04-25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SUM([.C725:.G725])" office:value-type="float" office:value="116" calcext:value-type="float">
            <text:p>1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486" calcext:value-type="float">
            <text:p>486</text:p>
          </table:table-cell>
          <table:table-cell office:value-type="float" office:value="469" calcext:value-type="float">
            <text:p>469</text:p>
          </table:table-cell>
          <table:table-cell office:value-type="float" office:value="668" calcext:value-type="float">
            <text:p>668</text:p>
          </table:table-cell>
          <table:table-cell office:value-type="float" office:value="76" calcext:value-type="float">
            <text:p>76</text:p>
          </table:table-cell>
          <table:table-cell table:formula="of:=SUM([.C726:.G726])" office:value-type="float" office:value="2628" calcext:value-type="float">
            <text:p>26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6" calcext:value-type="date">
            <text:p>2021-04-26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51" calcext:value-type="float">
            <text:p>51</text:p>
          </table:table-cell>
          <table:table-cell office:value-type="float" office:value="3" calcext:value-type="float">
            <text:p>3</text:p>
          </table:table-cell>
          <table:table-cell table:formula="of:=SUM([.C727:.G727])" office:value-type="float" office:value="108" calcext:value-type="float">
            <text:p>1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en uso</text:p>
          </table:table-cell>
          <table:table-cell office:value-type="float" office:value="941" calcext:value-type="float">
            <text:p>941</text:p>
          </table:table-cell>
          <table:table-cell office:value-type="float" office:value="486" calcext:value-type="float">
            <text:p>486</text:p>
          </table:table-cell>
          <table:table-cell office:value-type="float" office:value="466" calcext:value-type="float">
            <text:p>466</text:p>
          </table:table-cell>
          <table:table-cell office:value-type="float" office:value="672" calcext:value-type="float">
            <text:p>672</text:p>
          </table:table-cell>
          <table:table-cell office:value-type="float" office:value="76" calcext:value-type="float">
            <text:p>76</text:p>
          </table:table-cell>
          <table:table-cell table:formula="of:=SUM([.C728:.G728])" office:value-type="float" office:value="2641" calcext:value-type="float">
            <text:p>2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7" calcext:value-type="date">
            <text:p>2021-04-27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table:formula="of:=SUM([.C729:.G729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33" calcext:value-type="float">
            <text:p>26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8" calcext:value-type="date">
            <text:p>2021-04-2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en uso</text:p>
          </table:table-cell>
          <table:table-cell office:value-type="float" office:value="937" calcext:value-type="float">
            <text:p>937</text:p>
          </table:table-cell>
          <table:table-cell office:value-type="float" office:value="525" calcext:value-type="float">
            <text:p>525</text:p>
          </table:table-cell>
          <table:table-cell office:value-type="float" office:value="464" calcext:value-type="float">
            <text:p>464</text:p>
          </table:table-cell>
          <table:table-cell office:value-type="float" office:value="677" calcext:value-type="float">
            <text:p>677</text:p>
          </table:table-cell>
          <table:table-cell office:value-type="float" office:value="76" calcext:value-type="float">
            <text:p>76</text:p>
          </table:table-cell>
          <table:table-cell table:formula="of:=SUM([.C732:.G732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29" calcext:value-type="date">
            <text:p>2021-04-29</text:p>
          </table:table-cell>
          <table:table-cell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7" calcext:value-type="float">
            <text:p>7</text:p>
          </table:table-cell>
          <table:table-cell office:value-type="float" office:value="20" calcext:value-type="float">
            <text:p>2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 table:formula="of:=SUM([.C733:.G733])" office:value-type="float" office:value="103" calcext:value-type="float">
            <text:p>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4:.G734])"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4-30" calcext:value-type="date">
            <text:p>2021-04-30</text:p>
          </table:table-cell>
          <table:table-cell office:value-type="string" calcext:value-type="string">
            <text:p>disponible</text:p>
          </table:table-cell>
          <table:table-cell office:value-type="float" office:value="38" calcext:value-type="float">
            <text:p>38</text:p>
          </table:table-cell>
          <table:table-cell office:value-type="float" office:value="7" calcext:value-type="float">
            <text:p>7</text:p>
          </table:table-cell>
          <table:table-cell office:value-type="float" office:value="23" calcext:value-type="float">
            <text:p>23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SUM([.C735:.G735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en uso</text:p>
          </table:table-cell>
          <table:table-cell office:value-type="float" office:value="923" calcext:value-type="float">
            <text:p>923</text:p>
          </table:table-cell>
          <table:table-cell office:value-type="float" office:value="526" calcext:value-type="float">
            <text:p>526</text:p>
          </table:table-cell>
          <table:table-cell office:value-type="float" office:value="469" calcext:value-type="float">
            <text:p>469</text:p>
          </table:table-cell>
          <table:table-cell office:value-type="float" office:value="672" calcext:value-type="float">
            <text:p>672</text:p>
          </table:table-cell>
          <table:table-cell office:value-type="float" office:value="77" calcext:value-type="float">
            <text:p>77</text:p>
          </table:table-cell>
          <table:table-cell table:formula="of:=SUM([.C736:.G736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1" calcext:value-type="date">
            <text:p>2021-05-01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7" calcext:value-type="float">
            <text:p>7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 table:formula="of:=SUM([.C737:.G737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738:.G738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2" calcext:value-type="date">
            <text:p>2021-05-02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39:.G739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3" calcext:value-type="date">
            <text:p>2021-05-03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en uso</text:p>
          </table:table-cell>
          <table:table-cell office:value-type="float" office:value="929" calcext:value-type="float">
            <text:p>929</text:p>
          </table:table-cell>
          <table:table-cell office:value-type="float" office:value="531" calcext:value-type="float">
            <text:p>531</text:p>
          </table:table-cell>
          <table:table-cell office:value-type="float" office:value="470" calcext:value-type="float">
            <text:p>470</text:p>
          </table:table-cell>
          <table:table-cell office:value-type="float" office:value="694" calcext:value-type="float">
            <text:p>694</text:p>
          </table:table-cell>
          <table:table-cell office:value-type="float" office:value="77" calcext:value-type="float">
            <text:p>77</text:p>
          </table:table-cell>
          <table:table-cell table:formula="of:=SUM([.C742:.G742])" office:value-type="float" office:value="2701" calcext:value-type="float">
            <text:p>270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4" calcext:value-type="date">
            <text:p>2021-05-04</text:p>
          </table:table-cell>
          <table:table-cell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table:formula="of:=SUM([.C743:.G743])" office:value-type="float" office:value="121" calcext:value-type="float">
            <text:p>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34" calcext:value-type="float">
            <text:p>534</text:p>
          </table:table-cell>
          <table:table-cell office:value-type="float" office:value="466" calcext:value-type="float">
            <text:p>466</text:p>
          </table:table-cell>
          <table:table-cell office:value-type="float" office:value="662" calcext:value-type="float">
            <text:p>662</text:p>
          </table:table-cell>
          <table:table-cell office:value-type="float" office:value="77" calcext:value-type="float">
            <text:p>77</text:p>
          </table:table-cell>
          <table:table-cell table:formula="of:=SUM([.C744:.G744])" office:value-type="float" office:value="2661" calcext:value-type="float">
            <text:p>26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5" calcext:value-type="date">
            <text:p>2021-05-05</text:p>
          </table:table-cell>
          <table:table-cell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745:.G745])" office:value-type="float" office:value="124" calcext:value-type="float">
            <text:p>1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58" calcext:value-type="float">
            <text:p>26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6" calcext:value-type="date">
            <text:p>2021-05-06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en uso</text:p>
          </table:table-cell>
          <table:table-cell office:value-type="float" office:value="933" calcext:value-type="float">
            <text:p>933</text:p>
          </table:table-cell>
          <table:table-cell office:value-type="float" office:value="537" calcext:value-type="float">
            <text:p>537</text:p>
          </table:table-cell>
          <table:table-cell office:value-type="float" office:value="470" calcext:value-type="float">
            <text:p>470</text:p>
          </table:table-cell>
          <table:table-cell office:value-type="float" office:value="653" calcext:value-type="float">
            <text:p>653</text:p>
          </table:table-cell>
          <table:table-cell office:value-type="float" office:value="74" calcext:value-type="float">
            <text:p>74</text:p>
          </table:table-cell>
          <table:table-cell table:formula="of:=SUM([.C748:.G748])" office:value-type="float" office:value="2667" calcext:value-type="float">
            <text:p>26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7" calcext:value-type="date">
            <text:p>2021-05-07</text:p>
          </table:table-cell>
          <table:table-cell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49:.G749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8" calcext:value-type="date">
            <text:p>2021-05-08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en uso</text:p>
          </table:table-cell>
          <table:table-cell office:value-type="float" office:value="928" calcext:value-type="float">
            <text:p>928</text:p>
          </table:table-cell>
          <table:table-cell office:value-type="float" office:value="534" calcext:value-type="float">
            <text:p>534</text:p>
          </table:table-cell>
          <table:table-cell office:value-type="float" office:value="473" calcext:value-type="float">
            <text:p>473</text:p>
          </table:table-cell>
          <table:table-cell office:value-type="float" office:value="660" calcext:value-type="float">
            <text:p>660</text:p>
          </table:table-cell>
          <table:table-cell office:value-type="float" office:value="74" calcext:value-type="float">
            <text:p>74</text:p>
          </table:table-cell>
          <table:table-cell table:formula="of:=SUM([.C752:.G752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09" calcext:value-type="date">
            <text:p>2021-05-09</text:p>
          </table:table-cell>
          <table:table-cell office:value-type="string" calcext:value-type="string">
            <text:p>disponible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SUM([.C753:.G753])" office:value-type="float" office:value="115" calcext:value-type="float">
            <text:p>1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0" calcext:value-type="date">
            <text:p>2021-05-10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en uso</text:p>
          </table:table-cell>
          <table:table-cell office:value-type="float" office:value="914" calcext:value-type="float">
            <text:p>914</text:p>
          </table:table-cell>
          <table:table-cell office:value-type="float" office:value="537" calcext:value-type="float">
            <text:p>537</text:p>
          </table:table-cell>
          <table:table-cell office:value-type="float" office:value="477" calcext:value-type="float">
            <text:p>477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56:.G756])"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1" calcext:value-type="date">
            <text:p>2021-05-11</text:p>
          </table:table-cell>
          <table:table-cell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 office:value-type="float" office:value="65" calcext:value-type="float">
            <text:p>65</text:p>
          </table:table-cell>
          <table:table-cell office:value-type="float" office:value="3" calcext:value-type="float">
            <text:p>3</text:p>
          </table:table-cell>
          <table:table-cell table:formula="of:=SUM([.C757:.G757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2" calcext:value-type="date">
            <text:p>2021-05-12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76" calcext:value-type="float">
            <text:p>476</text:p>
          </table:table-cell>
          <table:table-cell office:value-type="float" office:value="673" calcext:value-type="float">
            <text:p>673</text:p>
          </table:table-cell>
          <table:table-cell office:value-type="float" office:value="73" calcext:value-type="float">
            <text:p>73</text:p>
          </table:table-cell>
          <table:table-cell table:formula="of:=SUM([.C760:.G760])" office:value-type="float" office:value="2681" calcext:value-type="float">
            <text:p>26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3" calcext:value-type="date">
            <text:p>2021-05-13</text:p>
          </table:table-cell>
          <table:table-cell office:value-type="string" calcext:value-type="string">
            <text:p>disponible</text:p>
          </table:table-cell>
          <table:table-cell office:value-type="float" office:value="32" calcext:value-type="float">
            <text:p>32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SUM([.C761:.G761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en uso</text:p>
          </table:table-cell>
          <table:table-cell table:number-columns-repeated="5"/>
          <table:table-cell office:value-type="float" office:value="2685" calcext:value-type="float">
            <text:p>26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4" calcext:value-type="date">
            <text:p>2021-05-14</text:p>
          </table:table-cell>
          <table:table-cell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en uso</text:p>
          </table:table-cell>
          <table:table-cell office:value-type="float" office:value="921" calcext:value-type="float">
            <text:p>921</text:p>
          </table:table-cell>
          <table:table-cell office:value-type="float" office:value="545" calcext:value-type="float">
            <text:p>545</text:p>
          </table:table-cell>
          <table:table-cell office:value-type="float" office:value="475" calcext:value-type="float">
            <text:p>475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64:.G764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5" calcext:value-type="date">
            <text:p>2021-05-15</text:p>
          </table:table-cell>
          <table:table-cell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65:.G765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6" calcext:value-type="date">
            <text:p>2021-05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45" calcext:value-type="float">
            <text:p>645</text:p>
          </table:table-cell>
          <table:table-cell office:value-type="float" office:value="73" calcext:value-type="float">
            <text:p>73</text:p>
          </table:table-cell>
          <table:table-cell table:formula="of:=SUM([.C768:.G768])" office:value-type="float" office:value="2668" calcext:value-type="float">
            <text:p>2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7" calcext:value-type="date">
            <text:p>2021-05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" calcext:value-type="float">
            <text:p>35</text:p>
          </table:table-cell>
          <table:table-cell office:value-type="float" office:value="11" calcext:value-type="float">
            <text:p>11</text:p>
          </table:table-cell>
          <table:table-cell office:value-type="float" office:value="16" calcext:value-type="float">
            <text:p>16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SUM([.C769:.G769])" office:value-type="float" office:value="131" calcext:value-type="float">
            <text:p>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1" calcext:value-type="float">
            <text:p>911</text:p>
          </table:table-cell>
          <table:table-cell office:value-type="float" office:value="538" calcext:value-type="float">
            <text:p>538</text:p>
          </table:table-cell>
          <table:table-cell office:value-type="float" office:value="483" calcext:value-type="float">
            <text:p>483</text:p>
          </table:table-cell>
          <table:table-cell office:value-type="float" office:value="650" calcext:value-type="float">
            <text:p>650</text:p>
          </table:table-cell>
          <table:table-cell office:value-type="float" office:value="72" calcext:value-type="float">
            <text:p>72</text:p>
          </table:table-cell>
          <table:table-cell table:formula="of:=SUM([.C770:.G770])"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8" calcext:value-type="date">
            <text:p>2021-05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office:value-type="float" office:value="3" calcext:value-type="float">
            <text:p>3</text:p>
          </table:table-cell>
          <table:table-cell table:formula="of:=SUM([.C771:.G771])" office:value-type="float" office:value="144" calcext:value-type="float">
            <text:p>1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60" calcext:value-type="float">
            <text:p>2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19" calcext:value-type="date">
            <text:p>2021-05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5" calcext:value-type="float">
            <text:p>925</text:p>
          </table:table-cell>
          <table:table-cell office:value-type="float" office:value="548" calcext:value-type="float">
            <text:p>548</text:p>
          </table:table-cell>
          <table:table-cell office:value-type="float" office:value="483" calcext:value-type="float">
            <text:p>483</text:p>
          </table:table-cell>
          <table:table-cell office:value-type="float" office:value="651" calcext:value-type="float">
            <text:p>651</text:p>
          </table:table-cell>
          <table:table-cell office:value-type="float" office:value="70" calcext:value-type="float">
            <text:p>70</text:p>
          </table:table-cell>
          <table:table-cell table:formula="of:=SUM([.C774:.G774])" office:value-type="float" office:value="2677" calcext:value-type="float">
            <text:p>26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0" calcext:value-type="date">
            <text:p>2021-05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" calcext:value-type="float">
            <text:p>28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SUM([.C775:.G775])" office:value-type="float" office:value="123" calcext:value-type="float">
            <text:p>1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8" calcext:value-type="float">
            <text:p>918</text:p>
          </table:table-cell>
          <table:table-cell office:value-type="float" office:value="544" calcext:value-type="float">
            <text:p>544</text:p>
          </table:table-cell>
          <table:table-cell office:value-type="float" office:value="484" calcext:value-type="float">
            <text:p>484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76:.G776])" office:value-type="float" office:value="2670" calcext:value-type="float">
            <text:p>26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1" calcext:value-type="date">
            <text:p>2021-05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" calcext:value-type="float">
            <text:p>26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table:formula="of:=SUM([.C777:.G777])" office:value-type="float" office:value="118" calcext:value-type="float">
            <text:p>1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2" calcext:value-type="float">
            <text:p>542</text:p>
          </table:table-cell>
          <table:table-cell office:value-type="float" office:value="482" calcext:value-type="float">
            <text:p>482</text:p>
          </table:table-cell>
          <table:table-cell office:value-type="float" office:value="654" calcext:value-type="float">
            <text:p>654</text:p>
          </table:table-cell>
          <table:table-cell office:value-type="float" office:value="71" calcext:value-type="float">
            <text:p>71</text:p>
          </table:table-cell>
          <table:table-cell table:formula="of:=SUM([.C778:.G778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2" calcext:value-type="date">
            <text:p>2021-05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table:formula="of:=SUM([.C779:.G779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47" calcext:value-type="float">
            <text:p>547</text:p>
          </table:table-cell>
          <table:table-cell office:value-type="float" office:value="482" calcext:value-type="float">
            <text:p>482</text:p>
          </table:table-cell>
          <table:table-cell office:value-type="float" office:value="653" calcext:value-type="float">
            <text:p>653</text:p>
          </table:table-cell>
          <table:table-cell office:value-type="float" office:value="71" calcext:value-type="float">
            <text:p>71</text:p>
          </table:table-cell>
          <table:table-cell table:formula="of:=SUM([.C780:.G780])" office:value-type="float" office:value="2669" calcext:value-type="float">
            <text:p>26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3" calcext:value-type="date">
            <text:p>2021-05-2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" calcext:value-type="float">
            <text:p>2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table:formula="of:=SUM([.C781:.G781])" office:value-type="float" office:value="122" calcext:value-type="float">
            <text:p>1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82" calcext:value-type="float">
            <text:p>268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4" calcext:value-type="date">
            <text:p>2021-05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8" calcext:value-type="float">
            <text:p>548</text:p>
          </table:table-cell>
          <table:table-cell office:value-type="float" office:value="481" calcext:value-type="float">
            <text:p>481</text:p>
          </table:table-cell>
          <table:table-cell office:value-type="float" office:value="662" calcext:value-type="float">
            <text:p>662</text:p>
          </table:table-cell>
          <table:table-cell office:value-type="float" office:value="73" calcext:value-type="float">
            <text:p>73</text:p>
          </table:table-cell>
          <table:table-cell table:formula="of:=SUM([.C784:.G784])" office:value-type="float" office:value="2679" calcext:value-type="float">
            <text:p>26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5" calcext:value-type="date">
            <text:p>2021-05-2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formula="of:=SUM([.C785:.G785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49" calcext:value-type="float">
            <text:p>549</text:p>
          </table:table-cell>
          <table:table-cell office:value-type="float" office:value="480" calcext:value-type="float">
            <text:p>480</text:p>
          </table:table-cell>
          <table:table-cell office:value-type="float" office:value="659" calcext:value-type="float">
            <text:p>659</text:p>
          </table:table-cell>
          <table:table-cell office:value-type="float" office:value="73" calcext:value-type="float">
            <text:p>73</text:p>
          </table:table-cell>
          <table:table-cell table:formula="of:=SUM([.C786:.G786])" office:value-type="float" office:value="2676" calcext:value-type="float">
            <text:p>26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6" calcext:value-type="date">
            <text:p>2021-05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" calcext:value-type="float">
            <text:p>34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formula="of:=SUM([.C787:.G787])" office:value-type="float" office:value="128" calcext:value-type="float">
            <text:p>1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6" calcext:value-type="float">
            <text:p>906</text:p>
          </table:table-cell>
          <table:table-cell office:value-type="float" office:value="544" calcext:value-type="float">
            <text:p>544</text:p>
          </table:table-cell>
          <table:table-cell office:value-type="float" office:value="482" calcext:value-type="float">
            <text:p>482</text:p>
          </table:table-cell>
          <table:table-cell office:value-type="float" office:value="667" calcext:value-type="float">
            <text:p>667</text:p>
          </table:table-cell>
          <table:table-cell office:value-type="float" office:value="73" calcext:value-type="float">
            <text:p>73</text:p>
          </table:table-cell>
          <table:table-cell table:formula="of:=SUM([.C788:.G788])" office:value-type="float" office:value="2672" calcext:value-type="float">
            <text:p>267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7" calcext:value-type="date">
            <text:p>2021-05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18" calcext:value-type="float">
            <text:p>18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formula="of:=SUM([.C789:.G789])" office:value-type="float" office:value="111" calcext:value-type="float">
            <text:p>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9" calcext:value-type="float">
            <text:p>919</text:p>
          </table:table-cell>
          <table:table-cell office:value-type="float" office:value="540" calcext:value-type="float">
            <text:p>540</text:p>
          </table:table-cell>
          <table:table-cell office:value-type="float" office:value="481" calcext:value-type="float">
            <text:p>481</text:p>
          </table:table-cell>
          <table:table-cell office:value-type="float" office:value="665" calcext:value-type="float">
            <text:p>665</text:p>
          </table:table-cell>
          <table:table-cell office:value-type="float" office:value="73" calcext:value-type="float">
            <text:p>73</text:p>
          </table:table-cell>
          <table:table-cell table:formula="of:=SUM([.C790:.G790])" office:value-type="float" office:value="2678" calcext:value-type="float">
            <text:p>2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8" calcext:value-type="date">
            <text:p>2021-05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formula="of:=SUM([.C791:.G791])" office:value-type="float" office:value="112" calcext:value-type="float">
            <text:p>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71" calcext:value-type="float">
            <text:p>26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29" calcext:value-type="date">
            <text:p>2021-05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7" calcext:value-type="float">
            <text:p>927</text:p>
          </table:table-cell>
          <table:table-cell office:value-type="float" office:value="540" calcext:value-type="float">
            <text:p>540</text:p>
          </table:table-cell>
          <table:table-cell office:value-type="float" office:value="479" calcext:value-type="float">
            <text:p>479</text:p>
          </table:table-cell>
          <table:table-cell office:value-type="float" office:value="647" calcext:value-type="float">
            <text:p>647</text:p>
          </table:table-cell>
          <table:table-cell office:value-type="float" office:value="71" calcext:value-type="float">
            <text:p>71</text:p>
          </table:table-cell>
          <table:table-cell table:formula="of:=SUM([.C794:.G794])" office:value-type="float" office:value="2664" calcext:value-type="float">
            <text:p>26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0" calcext:value-type="date">
            <text:p>2021-05-3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table:formula="of:=SUM([.C795:.G795])" office:value-type="float" office:value="130" calcext:value-type="float">
            <text:p>1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5-31" calcext:value-type="date">
            <text:p>2021-05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2" calcext:value-type="float">
            <text:p>26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1" calcext:value-type="date">
            <text:p>2021-06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42" calcext:value-type="float">
            <text:p>942</text:p>
          </table:table-cell>
          <table:table-cell office:value-type="float" office:value="528" calcext:value-type="float">
            <text:p>528</text:p>
          </table:table-cell>
          <table:table-cell office:value-type="float" office:value="467" calcext:value-type="float">
            <text:p>467</text:p>
          </table:table-cell>
          <table:table-cell office:value-type="float" office:value="666" calcext:value-type="float">
            <text:p>666</text:p>
          </table:table-cell>
          <table:table-cell office:value-type="float" office:value="77" calcext:value-type="float">
            <text:p>77</text:p>
          </table:table-cell>
          <table:table-cell table:formula="of:=SUM([.C800:.G800])" office:value-type="float" office:value="2680" calcext:value-type="float">
            <text:p>26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2" calcext:value-type="date">
            <text:p>2021-06-0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" calcext:value-type="float">
            <text:p>33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table:formula="of:=SUM([.C801:.G801])" office:value-type="float" office:value="114" calcext:value-type="float">
            <text:p>1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4" calcext:value-type="float">
            <text:p>26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3" calcext:value-type="date">
            <text:p>2021-06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51" calcext:value-type="float">
            <text:p>26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4" calcext:value-type="date">
            <text:p>2021-06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5" calcext:value-type="date">
            <text:p>2021-06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2" calcext:value-type="float">
            <text:p>922</text:p>
          </table:table-cell>
          <table:table-cell office:value-type="float" office:value="527" calcext:value-type="float">
            <text:p>527</text:p>
          </table:table-cell>
          <table:table-cell office:value-type="float" office:value="484" calcext:value-type="float">
            <text:p>484</text:p>
          </table:table-cell>
          <table:table-cell office:value-type="float" office:value="646" calcext:value-type="float">
            <text:p>646</text:p>
          </table:table-cell>
          <table:table-cell office:value-type="float" office:value="67" calcext:value-type="float">
            <text:p>67</text:p>
          </table:table-cell>
          <table:table-cell table:formula="of:=SUM([.C808:.G808])" office:value-type="float" office:value="2646" calcext:value-type="float">
            <text:p>26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6" calcext:value-type="date">
            <text:p>2021-06-0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5" calcext:value-type="float">
            <text:p>75</text:p>
          </table:table-cell>
          <table:table-cell office:value-type="float" office:value="5" calcext:value-type="float">
            <text:p>5</text:p>
          </table:table-cell>
          <table:table-cell table:formula="of:=SUM([.C809:.G809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642" calcext:value-type="float">
            <text:p>2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7" calcext:value-type="date">
            <text:p>2021-06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5" calcext:value-type="float">
            <text:p>915</text:p>
          </table:table-cell>
          <table:table-cell office:value-type="float" office:value="522" calcext:value-type="float">
            <text:p>522</text:p>
          </table:table-cell>
          <table:table-cell office:value-type="float" office:value="476" calcext:value-type="float">
            <text:p>476</text:p>
          </table:table-cell>
          <table:table-cell office:value-type="float" office:value="650" calcext:value-type="float">
            <text:p>650</text:p>
          </table:table-cell>
          <table:table-cell office:value-type="float" office:value="66" calcext:value-type="float">
            <text:p>66</text:p>
          </table:table-cell>
          <table:table-cell table:formula="of:=SUM([.C812:.G812])" office:value-type="float" office:value="2629" calcext:value-type="float">
            <text:p>26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8" calcext:value-type="date">
            <text:p>2021-06-0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9" calcext:value-type="float">
            <text:p>39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office:value-type="float" office:value="76" calcext:value-type="float">
            <text:p>76</text:p>
          </table:table-cell>
          <table:table-cell office:value-type="float" office:value="4" calcext:value-type="float">
            <text:p>4</text:p>
          </table:table-cell>
          <table:table-cell table:formula="of:=SUM([.C813:.G813])" office:value-type="float" office:value="163" calcext:value-type="float">
            <text:p>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520" calcext:value-type="float">
            <text:p>520</text:p>
          </table:table-cell>
          <table:table-cell office:value-type="float" office:value="466" calcext:value-type="float">
            <text:p>466</text:p>
          </table:table-cell>
          <table:table-cell office:value-type="float" office:value="646" calcext:value-type="float">
            <text:p>646</text:p>
          </table:table-cell>
          <table:table-cell office:value-type="float" office:value="63" calcext:value-type="float">
            <text:p>63</text:p>
          </table:table-cell>
          <table:table-cell table:formula="of:=SUM([.C814:.G814])" office:value-type="float" office:value="2605" calcext:value-type="float">
            <text:p>26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09" calcext:value-type="date">
            <text:p>2021-06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2" calcext:value-type="float">
            <text:p>4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table:formula="of:=SUM([.C815:.G815])" office:value-type="float" office:value="161" calcext:value-type="float">
            <text:p>1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6" calcext:value-type="float">
            <text:p>916</text:p>
          </table:table-cell>
          <table:table-cell office:value-type="float" office:value="514" calcext:value-type="float">
            <text:p>514</text:p>
          </table:table-cell>
          <table:table-cell office:value-type="float" office:value="459" calcext:value-type="float">
            <text:p>459</text:p>
          </table:table-cell>
          <table:table-cell office:value-type="float" office:value="645" calcext:value-type="float">
            <text:p>645</text:p>
          </table:table-cell>
          <table:table-cell office:value-type="float" office:value="60" calcext:value-type="float">
            <text:p>60</text:p>
          </table:table-cell>
          <table:table-cell table:formula="of:=SUM([.C816:.G816])" office:value-type="float" office:value="2594" calcext:value-type="float">
            <text:p>259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0" calcext:value-type="date">
            <text:p>2021-06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  <table:table-cell office:value-type="float" office:value="90" calcext:value-type="float">
            <text:p>90</text:p>
          </table:table-cell>
          <table:table-cell office:value-type="float" office:value="5" calcext:value-type="float">
            <text:p>5</text:p>
          </table:table-cell>
          <table:table-cell table:formula="of:=SUM([.C817:.G817])" office:value-type="float" office:value="196" calcext:value-type="float">
            <text:p>1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24" calcext:value-type="float">
            <text:p>924</text:p>
          </table:table-cell>
          <table:table-cell office:value-type="float" office:value="507" calcext:value-type="float">
            <text:p>507</text:p>
          </table:table-cell>
          <table:table-cell office:value-type="float" office:value="452" calcext:value-type="float">
            <text:p>452</text:p>
          </table:table-cell>
          <table:table-cell office:value-type="float" office:value="653" calcext:value-type="float">
            <text:p>653</text:p>
          </table:table-cell>
          <table:table-cell office:value-type="float" office:value="61" calcext:value-type="float">
            <text:p>61</text:p>
          </table:table-cell>
          <table:table-cell table:formula="of:=SUM([.C818:.G818])" office:value-type="float" office:value="2597" calcext:value-type="float">
            <text:p>25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1" calcext:value-type="date">
            <text:p>2021-06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1" calcext:value-type="float">
            <text:p>41</text:p>
          </table:table-cell>
          <table:table-cell office:value-type="float" office:value="27" calcext:value-type="float">
            <text:p>27</text:p>
          </table:table-cell>
          <table:table-cell office:value-type="float" office:value="26" calcext:value-type="float">
            <text:p>26</text:p>
          </table:table-cell>
          <table:table-cell office:value-type="float" office:value="81" calcext:value-type="float">
            <text:p>81</text:p>
          </table:table-cell>
          <table:table-cell office:value-type="float" office:value="4" calcext:value-type="float">
            <text:p>4</text:p>
          </table:table-cell>
          <table:table-cell table:formula="of:=SUM([.C819:.G819])" office:value-type="float" office:value="179" calcext:value-type="float">
            <text:p>1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48" calcext:value-type="float">
            <text:p>25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2" calcext:value-type="date">
            <text:p>2021-06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10" calcext:value-type="float">
            <text:p>910</text:p>
          </table:table-cell>
          <table:table-cell office:value-type="float" office:value="466" calcext:value-type="float">
            <text:p>466</text:p>
          </table:table-cell>
          <table:table-cell office:value-type="float" office:value="453" calcext:value-type="float">
            <text:p>453</text:p>
          </table:table-cell>
          <table:table-cell office:value-type="float" office:value="646" calcext:value-type="float">
            <text:p>646</text:p>
          </table:table-cell>
          <table:table-cell office:value-type="float" office:value="59" calcext:value-type="float">
            <text:p>59</text:p>
          </table:table-cell>
          <table:table-cell table:formula="of:=SUM([.C822:.G822])" office:value-type="float" office:value="2534" calcext:value-type="float">
            <text:p>25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3" calcext:value-type="date">
            <text:p>2021-06-1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" calcext:value-type="float">
            <text:p>36</text:p>
          </table:table-cell>
          <table:table-cell office:value-type="float" office:value="43" calcext:value-type="float">
            <text:p>43</text:p>
          </table:table-cell>
          <table:table-cell office:value-type="float" office:value="26" calcext:value-type="float">
            <text:p>26</text:p>
          </table:table-cell>
          <table:table-cell office:value-type="float" office:value="88" calcext:value-type="float">
            <text:p>88</text:p>
          </table:table-cell>
          <table:table-cell office:value-type="float" office:value="4" calcext:value-type="float">
            <text:p>4</text:p>
          </table:table-cell>
          <table:table-cell table:formula="of:=SUM([.C823:.G823])" office:value-type="float" office:value="197" calcext:value-type="float">
            <text:p>1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5" calcext:value-type="float">
            <text:p>253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4" calcext:value-type="date">
            <text:p>2021-06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5" calcext:value-type="date">
            <text:p>2021-06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38" calcext:value-type="float">
            <text:p>25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6" calcext:value-type="date">
            <text:p>2021-06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905" calcext:value-type="float">
            <text:p>905</text:p>
          </table:table-cell>
          <table:table-cell office:value-type="float" office:value="466" calcext:value-type="float">
            <text:p>466</text:p>
          </table:table-cell>
          <table:table-cell office:value-type="float" office:value="449" calcext:value-type="float">
            <text:p>449</text:p>
          </table:table-cell>
          <table:table-cell office:value-type="float" office:value="649" calcext:value-type="float">
            <text:p>649</text:p>
          </table:table-cell>
          <table:table-cell office:value-type="float" office:value="60" calcext:value-type="float">
            <text:p>60</text:p>
          </table:table-cell>
          <table:table-cell table:formula="of:=SUM([.C830:.G830])"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7" calcext:value-type="date">
            <text:p>2021-06-1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46" calcext:value-type="float">
            <text:p>46</text:p>
          </table:table-cell>
          <table:table-cell office:value-type="float" office:value="35" calcext:value-type="float">
            <text:p>35</text:p>
          </table:table-cell>
          <table:table-cell office:value-type="float" office:value="25" calcext:value-type="float">
            <text:p>25</text:p>
          </table:table-cell>
          <table:table-cell office:value-type="float" office:value="64" calcext:value-type="float">
            <text:p>64</text:p>
          </table:table-cell>
          <table:table-cell office:value-type="float" office:value="4" calcext:value-type="float">
            <text:p>4</text:p>
          </table:table-cell>
          <table:table-cell table:formula="of:=SUM([.C831:.G831])" office:value-type="float" office:value="174" calcext:value-type="float">
            <text:p>1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9" calcext:value-type="float">
            <text:p>25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8" calcext:value-type="date">
            <text:p>2021-06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15" calcext:value-type="float">
            <text:p>25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19" calcext:value-type="date">
            <text:p>2021-06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1" calcext:value-type="float">
            <text:p>25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0" calcext:value-type="date">
            <text:p>2021-06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528" calcext:value-type="float">
            <text:p>252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1" calcext:value-type="date">
            <text:p>2021-06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96" calcext:value-type="float">
            <text:p>896</text:p>
          </table:table-cell>
          <table:table-cell office:value-type="float" office:value="437" calcext:value-type="float">
            <text:p>437</text:p>
          </table:table-cell>
          <table:table-cell office:value-type="float" office:value="441" calcext:value-type="float">
            <text:p>441</text:p>
          </table:table-cell>
          <table:table-cell office:value-type="float" office:value="638" calcext:value-type="float">
            <text:p>638</text:p>
          </table:table-cell>
          <table:table-cell office:value-type="float" office:value="61" calcext:value-type="float">
            <text:p>61</text:p>
          </table:table-cell>
          <table:table-cell table:formula="of:=SUM([.C840:.G840])" office:value-type="float" office:value="2473" calcext:value-type="float">
            <text:p>24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2" calcext:value-type="date">
            <text:p>2021-06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office:value-type="float" office:value="29" calcext:value-type="float">
            <text:p>29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table:formula="of:=SUM([.C841:.G841])" office:value-type="float" office:value="205" calcext:value-type="float">
            <text:p>2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74" calcext:value-type="float">
            <text:p>24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3" calcext:value-type="date">
            <text:p>2021-06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1" calcext:value-type="float">
            <text:p>24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4" calcext:value-type="date">
            <text:p>2021-06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64" calcext:value-type="float">
            <text:p>24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5" calcext:value-type="date">
            <text:p>2021-06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41" calcext:value-type="float">
            <text:p>24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6" calcext:value-type="date">
            <text:p>2021-06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1" calcext:value-type="float">
            <text:p>24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7" calcext:value-type="date">
            <text:p>2021-06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422" calcext:value-type="float">
            <text:p>24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8" calcext:value-type="date">
            <text:p>2021-06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91" calcext:value-type="float">
            <text:p>23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6-29" calcext:value-type="date">
            <text:p>2021-06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en uso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6-30" calcext:value-type="date">
            <text:p>2021-06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46" calcext:value-type="float">
            <text:p>234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1" calcext:value-type="date">
            <text:p>2021-07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22" calcext:value-type="float">
            <text:p>23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2" calcext:value-type="date">
            <text:p>2021-07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16" calcext:value-type="float">
            <text:p>23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3" calcext:value-type="date">
            <text:p>2021-07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82" calcext:value-type="float">
            <text:p>882</text:p>
          </table:table-cell>
          <table:table-cell office:value-type="float" office:value="435" calcext:value-type="float">
            <text:p>435</text:p>
          </table:table-cell>
          <table:table-cell office:value-type="float" office:value="371" calcext:value-type="float">
            <text:p>371</text:p>
          </table:table-cell>
          <table:table-cell office:value-type="float" office:value="605" calcext:value-type="float">
            <text:p>605</text:p>
          </table:table-cell>
          <table:table-cell office:value-type="float" office:value="37" calcext:value-type="float">
            <text:p>37</text:p>
          </table:table-cell>
          <table:table-cell table:formula="of:=SUM([.C864:.G864])" office:value-type="float" office:value="2330" calcext:value-type="float">
            <text:p>2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4" calcext:value-type="date">
            <text:p>2021-07-0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83" calcext:value-type="float">
            <text:p>83</text:p>
          </table:table-cell>
          <table:table-cell office:value-type="float" office:value="35" calcext:value-type="float">
            <text:p>35</text:p>
          </table:table-cell>
          <table:table-cell office:value-type="float" office:value="82" calcext:value-type="float">
            <text:p>82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SUM([.C865:.G865])" office:value-type="float" office:value="319" calcext:value-type="float">
            <text:p>31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300" calcext:value-type="float">
            <text:p>23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5" calcext:value-type="date">
            <text:p>2021-07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89" calcext:value-type="float">
            <text:p>22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6" calcext:value-type="date">
            <text:p>2021-07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70" calcext:value-type="float">
            <text:p>22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7" calcext:value-type="date">
            <text:p>2021-07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59" calcext:value-type="float">
            <text:p>22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8" calcext:value-type="date">
            <text:p>2021-07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206" calcext:value-type="float">
            <text:p>22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09" calcext:value-type="date">
            <text:p>2021-07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91" calcext:value-type="float">
            <text:p>21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0" calcext:value-type="date">
            <text:p>2021-07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1" calcext:value-type="date">
            <text:p>2021-07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8" calcext:value-type="float">
            <text:p>878</text:p>
          </table:table-cell>
          <table:table-cell office:value-type="float" office:value="281" calcext:value-type="float">
            <text:p>281</text:p>
          </table:table-cell>
          <table:table-cell office:value-type="float" office:value="400" calcext:value-type="float">
            <text:p>400</text:p>
          </table:table-cell>
          <table:table-cell office:value-type="float" office:value="569" calcext:value-type="float">
            <text:p>569</text:p>
          </table:table-cell>
          <table:table-cell office:value-type="float" office:value="36" calcext:value-type="float">
            <text:p>36</text:p>
          </table:table-cell>
          <table:table-cell table:formula="of:=SUM([.C880:.G880])" office:value-type="float" office:value="2164" calcext:value-type="float">
            <text:p>216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2" calcext:value-type="date">
            <text:p>2021-07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2" calcext:value-type="float">
            <text:p>92</text:p>
          </table:table-cell>
          <table:table-cell office:value-type="float" office:value="144" calcext:value-type="float">
            <text:p>144</text:p>
          </table:table-cell>
          <table:table-cell office:value-type="float" office:value="43" calcext:value-type="float">
            <text:p>43</text:p>
          </table:table-cell>
          <table:table-cell office:value-type="float" office:value="127" calcext:value-type="float">
            <text:p>127</text:p>
          </table:table-cell>
          <table:table-cell office:value-type="float" office:value="19" calcext:value-type="float">
            <text:p>19</text:p>
          </table:table-cell>
          <table:table-cell table:formula="of:=SUM([.C881:.G881])" office:value-type="float" office:value="425" calcext:value-type="float">
            <text:p>4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3" calcext:value-type="date">
            <text:p>2021-07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70" calcext:value-type="float">
            <text:p>870</text:p>
          </table:table-cell>
          <table:table-cell office:value-type="float" office:value="269" calcext:value-type="float">
            <text:p>269</text:p>
          </table:table-cell>
          <table:table-cell office:value-type="float" office:value="385" calcext:value-type="float">
            <text:p>385</text:p>
          </table:table-cell>
          <table:table-cell office:value-type="float" office:value="570" calcext:value-type="float">
            <text:p>570</text:p>
          </table:table-cell>
          <table:table-cell office:value-type="float" office:value="35" calcext:value-type="float">
            <text:p>35</text:p>
          </table:table-cell>
          <table:table-cell table:formula="of:=SUM([.C884:.G884])" office:value-type="float" office:value="2129" calcext:value-type="float">
            <text:p>21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4" calcext:value-type="date">
            <text:p>2021-07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99" calcext:value-type="float">
            <text:p>99</text:p>
          </table:table-cell>
          <table:table-cell office:value-type="float" office:value="135" calcext:value-type="float">
            <text:p>135</text:p>
          </table:table-cell>
          <table:table-cell office:value-type="float" office:value="58" calcext:value-type="float">
            <text:p>58</text:p>
          </table:table-cell>
          <table:table-cell office:value-type="float" office:value="133" calcext:value-type="float">
            <text:p>133</text:p>
          </table:table-cell>
          <table:table-cell office:value-type="float" office:value="20" calcext:value-type="float">
            <text:p>20</text:p>
          </table:table-cell>
          <table:table-cell table:formula="of:=SUM([.C885:.G885])" office:value-type="float" office:value="445" calcext:value-type="float">
            <text:p>4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111" calcext:value-type="float">
            <text:p>2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5" calcext:value-type="date">
            <text:p>2021-07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87" calcext:value-type="float">
            <text:p>20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6" calcext:value-type="date">
            <text:p>2021-07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9" calcext:value-type="float">
            <text:p>20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7" calcext:value-type="date">
            <text:p>2021-07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866" calcext:value-type="float">
            <text:p>866</text:p>
          </table:table-cell>
          <table:table-cell office:value-type="float" office:value="268" calcext:value-type="float">
            <text:p>268</text:p>
          </table:table-cell>
          <table:table-cell office:value-type="float" office:value="386" calcext:value-type="float">
            <text:p>386</text:p>
          </table:table-cell>
          <table:table-cell office:value-type="float" office:value="560" calcext:value-type="float">
            <text:p>560</text:p>
          </table:table-cell>
          <table:table-cell office:value-type="float" office:value="27" calcext:value-type="float">
            <text:p>27</text:p>
          </table:table-cell>
          <table:table-cell table:formula="of:=SUM([.C892:.G892])" office:value-type="float" office:value="2107" calcext:value-type="float">
            <text:p>21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8" calcext:value-type="date">
            <text:p>2021-07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35" calcext:value-type="float">
            <text:p>135</text:p>
          </table:table-cell>
          <table:table-cell office:value-type="float" office:value="155" calcext:value-type="float">
            <text:p>155</text:p>
          </table:table-cell>
          <table:table-cell office:value-type="float" office:value="48" calcext:value-type="float">
            <text:p>48</text:p>
          </table:table-cell>
          <table:table-cell office:value-type="float" office:value="143" calcext:value-type="float">
            <text:p>143</text:p>
          </table:table-cell>
          <table:table-cell office:value-type="float" office:value="28" calcext:value-type="float">
            <text:p>28</text:p>
          </table:table-cell>
          <table:table-cell table:formula="of:=SUM([.C893:.G893])" office:value-type="float" office:value="509" calcext:value-type="float">
            <text:p>50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2067" calcext:value-type="float">
            <text:p>20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19" calcext:value-type="date">
            <text:p>2021-07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81" calcext:value-type="float">
            <text:p>198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0" calcext:value-type="date">
            <text:p>2021-07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60" calcext:value-type="float">
            <text:p>19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1" calcext:value-type="date">
            <text:p>2021-07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51" calcext:value-type="float">
            <text:p>195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2" calcext:value-type="date">
            <text:p>2021-07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926" calcext:value-type="float">
            <text:p>192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3" calcext:value-type="date">
            <text:p>2021-07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55" calcext:value-type="float">
            <text:p>755</text:p>
          </table:table-cell>
          <table:table-cell office:value-type="float" office:value="249" calcext:value-type="float">
            <text:p>249</text:p>
          </table:table-cell>
          <table:table-cell office:value-type="float" office:value="372" calcext:value-type="float">
            <text:p>372</text:p>
          </table:table-cell>
          <table:table-cell office:value-type="float" office:value="551" calcext:value-type="float">
            <text:p>551</text:p>
          </table:table-cell>
          <table:table-cell office:value-type="float" office:value="25" calcext:value-type="float">
            <text:p>25</text:p>
          </table:table-cell>
          <table:table-cell table:formula="of:=SUM([.C904:.G904])" office:value-type="float" office:value="1952" calcext:value-type="float">
            <text:p>195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4" calcext:value-type="date">
            <text:p>2021-07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24" calcext:value-type="float">
            <text:p>124</text:p>
          </table:table-cell>
          <table:table-cell office:value-type="float" office:value="165" calcext:value-type="float">
            <text:p>165</text:p>
          </table:table-cell>
          <table:table-cell office:value-type="float" office:value="53" calcext:value-type="float">
            <text:p>53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table:formula="of:=SUM([.C905:.G905])" office:value-type="float" office:value="510" calcext:value-type="float">
            <text:p>5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6" calcext:value-type="float">
            <text:p>188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5" calcext:value-type="date">
            <text:p>2021-07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85" calcext:value-type="float">
            <text:p>1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6" calcext:value-type="date">
            <text:p>2021-07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59" calcext:value-type="float">
            <text:p>1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7" calcext:value-type="date">
            <text:p>2021-07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727" calcext:value-type="float">
            <text:p>727</text:p>
          </table:table-cell>
          <table:table-cell office:value-type="float" office:value="209" calcext:value-type="float">
            <text:p>209</text:p>
          </table:table-cell>
          <table:table-cell office:value-type="float" office:value="360" calcext:value-type="float">
            <text:p>360</text:p>
          </table:table-cell>
          <table:table-cell office:value-type="float" office:value="535" calcext:value-type="float">
            <text:p>535</text:p>
          </table:table-cell>
          <table:table-cell office:value-type="float" office:value="27" calcext:value-type="float">
            <text:p>27</text:p>
          </table:table-cell>
          <table:table-cell table:formula="of:=SUM([.C912:.G912])" office:value-type="float" office:value="1858" calcext:value-type="float">
            <text:p>18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8" calcext:value-type="date">
            <text:p>2021-07-2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56" calcext:value-type="float">
            <text:p>156</text:p>
          </table:table-cell>
          <table:table-cell office:value-type="float" office:value="197" calcext:value-type="float">
            <text:p>197</text:p>
          </table:table-cell>
          <table:table-cell office:value-type="float" office:value="61" calcext:value-type="float">
            <text:p>61</text:p>
          </table:table-cell>
          <table:table-cell office:value-type="float" office:value="168" calcext:value-type="float">
            <text:p>168</text:p>
          </table:table-cell>
          <table:table-cell office:value-type="float" office:value="29" calcext:value-type="float">
            <text:p>29</text:p>
          </table:table-cell>
          <table:table-cell table:formula="of:=SUM([.C913:.G913])" office:value-type="float" office:value="611" calcext:value-type="float">
            <text:p>6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05" calcext:value-type="float">
            <text:p>18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29" calcext:value-type="date">
            <text:p>2021-07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814" calcext:value-type="float">
            <text:p>18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0" calcext:value-type="date">
            <text:p>2021-07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97" calcext:value-type="float">
            <text:p>17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7-31" calcext:value-type="date">
            <text:p>2021-07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0" calcext:value-type="float">
            <text:p>17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1" calcext:value-type="date">
            <text:p>2021-08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83" calcext:value-type="float">
            <text:p>17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2" calcext:value-type="date">
            <text:p>2021-08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55" calcext:value-type="float">
            <text:p>17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3" calcext:value-type="date">
            <text:p>2021-08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714" calcext:value-type="float">
            <text:p>171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4" calcext:value-type="date">
            <text:p>2021-08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59" calcext:value-type="float">
            <text:p>659</text:p>
          </table:table-cell>
          <table:table-cell office:value-type="float" office:value="192" calcext:value-type="float">
            <text:p>192</text:p>
          </table:table-cell>
          <table:table-cell office:value-type="float" office:value="333" calcext:value-type="float">
            <text:p>333</text:p>
          </table:table-cell>
          <table:table-cell office:value-type="float" office:value="495" calcext:value-type="float">
            <text:p>495</text:p>
          </table:table-cell>
          <table:table-cell office:value-type="float" office:value="26" calcext:value-type="float">
            <text:p>26</text:p>
          </table:table-cell>
          <table:table-cell table:formula="of:=SUM([.C928:.G928])" office:value-type="float" office:value="1705" calcext:value-type="float">
            <text:p>17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5" calcext:value-type="date">
            <text:p>2021-08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71" calcext:value-type="float">
            <text:p>171</text:p>
          </table:table-cell>
          <table:table-cell office:value-type="float" office:value="180" calcext:value-type="float">
            <text:p>180</text:p>
          </table:table-cell>
          <table:table-cell office:value-type="float" office:value="65" calcext:value-type="float">
            <text:p>65</text:p>
          </table:table-cell>
          <table:table-cell office:value-type="float" office:value="204" calcext:value-type="float">
            <text:p>204</text:p>
          </table:table-cell>
          <table:table-cell office:value-type="float" office:value="22" calcext:value-type="float">
            <text:p>22</text:p>
          </table:table-cell>
          <table:table-cell table:formula="of:=SUM([.C929:.G929])" office:value-type="float" office:value="642" calcext:value-type="float">
            <text:p>6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90" calcext:value-type="float">
            <text:p>16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6" calcext:value-type="date">
            <text:p>2021-08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78" calcext:value-type="float">
            <text:p>16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7" calcext:value-type="date">
            <text:p>2021-08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60" calcext:value-type="float">
            <text:p>16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8" calcext:value-type="date">
            <text:p>2021-08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641" calcext:value-type="float">
            <text:p>641</text:p>
          </table:table-cell>
          <table:table-cell office:value-type="float" office:value="173" calcext:value-type="float">
            <text:p>173</text:p>
          </table:table-cell>
          <table:table-cell office:value-type="float" office:value="325" calcext:value-type="float">
            <text:p>325</text:p>
          </table:table-cell>
          <table:table-cell office:value-type="float" office:value="478" calcext:value-type="float">
            <text:p>478</text:p>
          </table:table-cell>
          <table:table-cell office:value-type="float" office:value="26" calcext:value-type="float">
            <text:p>26</text:p>
          </table:table-cell>
          <table:table-cell table:formula="of:=SUM([.C936:.G936])" office:value-type="float" office:value="1643" calcext:value-type="float">
            <text:p>16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09" calcext:value-type="date">
            <text:p>2021-08-0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184" calcext:value-type="float">
            <text:p>184</text:p>
          </table:table-cell>
          <table:table-cell office:value-type="float" office:value="190" calcext:value-type="float">
            <text:p>190</text:p>
          </table:table-cell>
          <table:table-cell office:value-type="float" office:value="72" calcext:value-type="float">
            <text:p>72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  <table:table-cell table:formula="of:=SUM([.C937:.G937])" office:value-type="float" office:value="668" calcext:value-type="float">
            <text:p>6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5" calcext:value-type="float">
            <text:p>16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0" calcext:value-type="date">
            <text:p>2021-08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41" calcext:value-type="float">
            <text:p>16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1" calcext:value-type="date">
            <text:p>2021-08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13" calcext:value-type="float">
            <text:p>161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2" calcext:value-type="date">
            <text:p>2021-08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608" calcext:value-type="float">
            <text:p>16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3" calcext:value-type="date">
            <text:p>2021-08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73" calcext:value-type="float">
            <text:p>15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4" calcext:value-type="date">
            <text:p>2021-08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61" calcext:value-type="float">
            <text:p>15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5" calcext:value-type="date">
            <text:p>2021-08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45" calcext:value-type="float">
            <text:p>154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6" calcext:value-type="date">
            <text:p>2021-08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506" calcext:value-type="float">
            <text:p>15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7" calcext:value-type="date">
            <text:p>2021-08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95" calcext:value-type="float">
            <text:p>149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8" calcext:value-type="date">
            <text:p>2021-08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78" calcext:value-type="float">
            <text:p>14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19" calcext:value-type="date">
            <text:p>2021-08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83" calcext:value-type="float">
            <text:p>14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0" calcext:value-type="date">
            <text:p>2021-08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67" calcext:value-type="float">
            <text:p>14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1" calcext:value-type="date">
            <text:p>2021-08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98" calcext:value-type="float">
            <text:p>598</text:p>
          </table:table-cell>
          <table:table-cell office:value-type="float" office:value="142" calcext:value-type="float">
            <text:p>142</text:p>
          </table:table-cell>
          <table:table-cell office:value-type="float" office:value="294" calcext:value-type="float">
            <text:p>294</text:p>
          </table:table-cell>
          <table:table-cell office:value-type="float" office:value="423" calcext:value-type="float">
            <text:p>423</text:p>
          </table:table-cell>
          <table:table-cell office:value-type="float" office:value="19" calcext:value-type="float">
            <text:p>19</text:p>
          </table:table-cell>
          <table:table-cell office:value-type="float" office:value="1459" calcext:value-type="float">
            <text:p>14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2" calcext:value-type="date">
            <text:p>2021-08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24" calcext:value-type="float">
            <text:p>224</text:p>
          </table:table-cell>
          <table:table-cell office:value-type="float" office:value="210" calcext:value-type="float">
            <text:p>210</text:p>
          </table:table-cell>
          <table:table-cell office:value-type="float" office:value="101" calcext:value-type="float">
            <text:p>101</text:p>
          </table:table-cell>
          <table:table-cell office:value-type="float" office:value="239" calcext:value-type="float">
            <text:p>239</text:p>
          </table:table-cell>
          <table:table-cell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58" calcext:value-type="float">
            <text:p>14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3" calcext:value-type="date">
            <text:p>2021-08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404" calcext:value-type="float">
            <text:p>140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4" calcext:value-type="date">
            <text:p>2021-08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90" calcext:value-type="float">
            <text:p>13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5" calcext:value-type="date">
            <text:p>2021-08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56" calcext:value-type="float">
            <text:p>13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6" calcext:value-type="date">
            <text:p>2021-08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7" calcext:value-type="date">
            <text:p>2021-08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44" calcext:value-type="float">
            <text:p>13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8" calcext:value-type="date">
            <text:p>2021-08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24" calcext:value-type="float">
            <text:p>132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29" calcext:value-type="date">
            <text:p>2021-08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3" calcext:value-type="float">
            <text:p>13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0" calcext:value-type="date">
            <text:p>2021-08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330" calcext:value-type="float">
            <text:p>133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8-31" calcext:value-type="date">
            <text:p>2021-08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56" calcext:value-type="float">
            <text:p>12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1" calcext:value-type="date">
            <text:p>2021-09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2" calcext:value-type="date">
            <text:p>2021-09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86:.G986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3" calcext:value-type="date">
            <text:p>2021-09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87:.G987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89" calcext:value-type="float">
            <text:p>118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4" calcext:value-type="date">
            <text:p>2021-09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503" calcext:value-type="float">
            <text:p>503</text:p>
          </table:table-cell>
          <table:table-cell office:value-type="float" office:value="105" calcext:value-type="float">
            <text:p>105</text:p>
          </table:table-cell>
          <table:table-cell office:value-type="float" office:value="274" calcext:value-type="float">
            <text:p>274</text:p>
          </table:table-cell>
          <table:table-cell office:value-type="float" office:value="338" calcext:value-type="float">
            <text:p>338</text:p>
          </table:table-cell>
          <table:table-cell office:value-type="float" office:value="17" calcext:value-type="float">
            <text:p>17</text:p>
          </table:table-cell>
          <table:table-cell table:formula="of:=SUM([.C990:.G990])" office:value-type="float" office:value="1237" calcext:value-type="float">
            <text:p>123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5" calcext:value-type="date">
            <text:p>2021-09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69" calcext:value-type="float">
            <text:p>269</text:p>
          </table:table-cell>
          <table:table-cell office:value-type="float" office:value="208" calcext:value-type="float">
            <text:p>208</text:p>
          </table:table-cell>
          <table:table-cell office:value-type="float" office:value="107" calcext:value-type="float">
            <text:p>107</text:p>
          </table:table-cell>
          <table:table-cell office:value-type="float" office:value="318" calcext:value-type="float">
            <text:p>318</text:p>
          </table:table-cell>
          <table:table-cell office:value-type="float" office:value="19" calcext:value-type="float">
            <text:p>19</text:p>
          </table:table-cell>
          <table:table-cell table:formula="of:=SUM([.C991:.G991])" office:value-type="float" office:value="921" calcext:value-type="float">
            <text:p>9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58" calcext:value-type="float">
            <text:p>11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6" calcext:value-type="date">
            <text:p>2021-09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74" calcext:value-type="float">
            <text:p>474</text:p>
          </table:table-cell>
          <table:table-cell office:value-type="float" office:value="96" calcext:value-type="float">
            <text:p>96</text:p>
          </table:table-cell>
          <table:table-cell office:value-type="float" office:value="258" calcext:value-type="float">
            <text:p>258</text:p>
          </table:table-cell>
          <table:table-cell office:value-type="float" office:value="323" calcext:value-type="float">
            <text:p>323</text:p>
          </table:table-cell>
          <table:table-cell office:value-type="float" office:value="17" calcext:value-type="float">
            <text:p>17</text:p>
          </table:table-cell>
          <table:table-cell table:formula="of:=SUM([.C994:.G994])" office:value-type="float" office:value="1168" calcext:value-type="float">
            <text:p>116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7" calcext:value-type="date">
            <text:p>2021-09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8" calcext:value-type="float">
            <text:p>298</text:p>
          </table:table-cell>
          <table:table-cell office:value-type="float" office:value="205" calcext:value-type="float">
            <text:p>205</text:p>
          </table:table-cell>
          <table:table-cell office:value-type="float" office:value="119" calcext:value-type="float">
            <text:p>119</text:p>
          </table:table-cell>
          <table:table-cell office:value-type="float" office:value="339" calcext:value-type="float">
            <text:p>339</text:p>
          </table:table-cell>
          <table:table-cell office:value-type="float" office:value="19" calcext:value-type="float">
            <text:p>19</text:p>
          </table:table-cell>
          <table:table-cell table:formula="of:=SUM([.C995:.G995])" office:value-type="float" office:value="980" calcext:value-type="float">
            <text:p>98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63" calcext:value-type="float">
            <text:p>116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8" calcext:value-type="date">
            <text:p>2021-09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1" calcext:value-type="float">
            <text:p>113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09" calcext:value-type="date">
            <text:p>2021-09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134" calcext:value-type="float">
            <text:p>11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0" calcext:value-type="date">
            <text:p>2021-09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99" calcext:value-type="float">
            <text:p>10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1" calcext:value-type="date">
            <text:p>2021-09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56" calcext:value-type="float">
            <text:p>456</text:p>
          </table:table-cell>
          <table:table-cell office:value-type="float" office:value="96" calcext:value-type="float">
            <text:p>96</text:p>
          </table:table-cell>
          <table:table-cell office:value-type="float" office:value="254" calcext:value-type="float">
            <text:p>254</text:p>
          </table:table-cell>
          <table:table-cell office:value-type="float" office:value="299" calcext:value-type="float">
            <text:p>299</text:p>
          </table:table-cell>
          <table:table-cell office:value-type="float" office:value="16" calcext:value-type="float">
            <text:p>16</text:p>
          </table:table-cell>
          <table:table-cell table:formula="of:=SUM([.C1004:.G1004])" office:value-type="float" office:value="1121" calcext:value-type="float">
            <text:p>11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2" calcext:value-type="date">
            <text:p>2021-09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7" calcext:value-type="float">
            <text:p>317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349" calcext:value-type="float">
            <text:p>349</text:p>
          </table:table-cell>
          <table:table-cell office:value-type="float" office:value="20" calcext:value-type="float">
            <text:p>20</text:p>
          </table:table-cell>
          <table:table-cell table:formula="of:=SUM([.C1005:.G1005])" office:value-type="float" office:value="1003" calcext:value-type="float">
            <text:p>10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1" calcext:value-type="float">
            <text:p>10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3" calcext:value-type="date">
            <text:p>2021-09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33" calcext:value-type="float">
            <text:p>103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4" calcext:value-type="date">
            <text:p>2021-09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0" calcext:value-type="float">
            <text:p>102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5" calcext:value-type="date">
            <text:p>2021-09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6" calcext:value-type="float">
            <text:p>101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6" calcext:value-type="date">
            <text:p>2021-09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8" calcext:value-type="float">
            <text:p>98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7" calcext:value-type="date">
            <text:p>2021-09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8" calcext:value-type="date">
            <text:p>2021-09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86" calcext:value-type="float">
            <text:p>86</text:p>
          </table:table-cell>
          <table:table-cell office:value-type="float" office:value="224" calcext:value-type="float">
            <text:p>224</text:p>
          </table:table-cell>
          <table:table-cell office:value-type="float" office:value="293" calcext:value-type="float">
            <text:p>293</text:p>
          </table:table-cell>
          <table:table-cell office:value-type="float" office:value="14" calcext:value-type="float">
            <text:p>14</text:p>
          </table:table-cell>
          <table:table-cell table:formula="of:=SUM([.C1018:.G1018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19" calcext:value-type="date">
            <text:p>2021-09-19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5" calcext:value-type="float">
            <text:p>345</text:p>
          </table:table-cell>
          <table:table-cell office:value-type="float" office:value="200" calcext:value-type="float">
            <text:p>200</text:p>
          </table:table-cell>
          <table:table-cell office:value-type="float" office:value="144" calcext:value-type="float">
            <text:p>144</text:p>
          </table:table-cell>
          <table:table-cell office:value-type="float" office:value="362" calcext:value-type="float">
            <text:p>362</text:p>
          </table:table-cell>
          <table:table-cell office:value-type="float" office:value="22" calcext:value-type="float">
            <text:p>22</text:p>
          </table:table-cell>
          <table:table-cell table:formula="of:=SUM([.C1019:.G1019])" office:value-type="float" office:value="1073" calcext:value-type="float">
            <text:p>10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1" calcext:value-type="float">
            <text:p>91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office:value-type="float" office:value="15" calcext:value-type="float">
            <text:p>15</text:p>
          </table:table-cell>
          <table:table-cell table:formula="of:=SUM([.C1020:.G1020])" office:value-type="float" office:value="1060" calcext:value-type="float">
            <text:p>10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0" calcext:value-type="date">
            <text:p>2021-09-2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3" calcext:value-type="float">
            <text:p>193</text:p>
          </table:table-cell>
          <table:table-cell office:value-type="float" office:value="132" calcext:value-type="float">
            <text:p>132</text:p>
          </table:table-cell>
          <table:table-cell office:value-type="float" office:value="357" calcext:value-type="float">
            <text:p>357</text:p>
          </table:table-cell>
          <table:table-cell office:value-type="float" office:value="20" calcext:value-type="float">
            <text:p>20</text:p>
          </table:table-cell>
          <table:table-cell table:formula="of:=SUM([.C1021:.G1021])" office:value-type="float" office:value="1048" calcext:value-type="float">
            <text:p>10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3" calcext:value-type="float">
            <text:p>413</text:p>
          </table:table-cell>
          <table:table-cell office:value-type="float" office:value="90" calcext:value-type="float">
            <text:p>90</text:p>
          </table:table-cell>
          <table:table-cell office:value-type="float" office:value="234" calcext:value-type="float">
            <text:p>234</text:p>
          </table:table-cell>
          <table:table-cell office:value-type="float" office:value="282" calcext:value-type="float">
            <text:p>282</text:p>
          </table:table-cell>
          <table:table-cell office:value-type="float" office:value="13" calcext:value-type="float">
            <text:p>13</text:p>
          </table:table-cell>
          <table:table-cell table:formula="of:=SUM([.C1022:.G1022])" office:value-type="float" office:value="1032" calcext:value-type="float">
            <text:p>103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1" calcext:value-type="date">
            <text:p>2021-09-2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0" calcext:value-type="float">
            <text:p>350</text:p>
          </table:table-cell>
          <table:table-cell office:value-type="float" office:value="196" calcext:value-type="float">
            <text:p>196</text:p>
          </table:table-cell>
          <table:table-cell office:value-type="float" office:value="134" calcext:value-type="float">
            <text:p>134</text:p>
          </table:table-cell>
          <table:table-cell office:value-type="float" office:value="355" calcext:value-type="float">
            <text:p>355</text:p>
          </table:table-cell>
          <table:table-cell office:value-type="float" office:value="23" calcext:value-type="float">
            <text:p>23</text:p>
          </table:table-cell>
          <table:table-cell table:formula="of:=SUM([.C1023:.G1023])" office:value-type="float" office:value="1058" calcext:value-type="float">
            <text:p>105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1" calcext:value-type="float">
            <text:p>421</text:p>
          </table:table-cell>
          <table:table-cell office:value-type="float" office:value="92" calcext:value-type="float">
            <text:p>92</text:p>
          </table:table-cell>
          <table:table-cell office:value-type="float" office:value="231" calcext:value-type="float">
            <text:p>231</text:p>
          </table:table-cell>
          <table:table-cell office:value-type="float" office:value="282" calcext:value-type="float">
            <text:p>282</text:p>
          </table:table-cell>
          <table:table-cell office:value-type="float" office:value="12" calcext:value-type="float">
            <text:p>12</text:p>
          </table:table-cell>
          <table:table-cell table:formula="of:=SUM([.C1024:.G1024])" office:value-type="float" office:value="1038" calcext:value-type="float">
            <text:p>103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2" calcext:value-type="date">
            <text:p>2021-09-2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6" calcext:value-type="float">
            <text:p>346</text:p>
          </table:table-cell>
          <table:table-cell office:value-type="float" office:value="194" calcext:value-type="float">
            <text:p>194</text:p>
          </table:table-cell>
          <table:table-cell office:value-type="float" office:value="139" calcext:value-type="float">
            <text:p>139</text:p>
          </table:table-cell>
          <table:table-cell office:value-type="float" office:value="356" calcext:value-type="float">
            <text:p>356</text:p>
          </table:table-cell>
          <table:table-cell office:value-type="float" office:value="24" calcext:value-type="float">
            <text:p>24</text:p>
          </table:table-cell>
          <table:table-cell table:formula="of:=SUM([.C1025:.G1025])" office:value-type="float" office:value="1059" calcext:value-type="float">
            <text:p>10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1" calcext:value-type="float">
            <text:p>96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3" calcext:value-type="date">
            <text:p>2021-09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4" calcext:value-type="float">
            <text:p>424</text:p>
          </table:table-cell>
          <table:table-cell office:value-type="float" office:value="87" calcext:value-type="float">
            <text:p>87</text:p>
          </table:table-cell>
          <table:table-cell office:value-type="float" office:value="238" calcext:value-type="float">
            <text:p>238</text:p>
          </table:table-cell>
          <table:table-cell office:value-type="float" office:value="283" calcext:value-type="float">
            <text:p>283</text:p>
          </table:table-cell>
          <table:table-cell office:value-type="float" office:value="12" calcext:value-type="float">
            <text:p>12</text:p>
          </table:table-cell>
          <table:table-cell table:formula="of:=SUM([.C1028:.G1028])" office:value-type="float" office:value="1044" calcext:value-type="float">
            <text:p>104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4" calcext:value-type="date">
            <text:p>2021-09-2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0" calcext:value-type="float">
            <text:p>340</text:p>
          </table:table-cell>
          <table:table-cell office:value-type="float" office:value="195" calcext:value-type="float">
            <text:p>195</text:p>
          </table:table-cell>
          <table:table-cell office:value-type="float" office:value="132" calcext:value-type="float">
            <text:p>132</text:p>
          </table:table-cell>
          <table:table-cell office:value-type="float" office:value="351" calcext:value-type="float">
            <text:p>351</text:p>
          </table:table-cell>
          <table:table-cell office:value-type="float" office:value="24" calcext:value-type="float">
            <text:p>24</text:p>
          </table:table-cell>
          <table:table-cell table:formula="of:=SUM([.C1029:.G1029])" office:value-type="float" office:value="1042" calcext:value-type="float">
            <text:p>10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43" calcext:value-type="float">
            <text:p>10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5" calcext:value-type="date">
            <text:p>2021-09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3" calcext:value-type="float">
            <text:p>102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6" calcext:value-type="date">
            <text:p>2021-09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9" calcext:value-type="float">
            <text:p>419</text:p>
          </table:table-cell>
          <table:table-cell office:value-type="float" office:value="86" calcext:value-type="float">
            <text:p>86</text:p>
          </table:table-cell>
          <table:table-cell office:value-type="float" office:value="236" calcext:value-type="float">
            <text:p>236</text:p>
          </table:table-cell>
          <table:table-cell office:value-type="float" office:value="274" calcext:value-type="float">
            <text:p>274</text:p>
          </table:table-cell>
          <table:table-cell office:value-type="float" office:value="12" calcext:value-type="float">
            <text:p>12</text:p>
          </table:table-cell>
          <table:table-cell table:formula="of:=SUM([.C1034:.G1034])" office:value-type="float" office:value="1027" calcext:value-type="float">
            <text:p>102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7" calcext:value-type="date">
            <text:p>2021-09-2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52" calcext:value-type="float">
            <text:p>352</text:p>
          </table:table-cell>
          <table:table-cell office:value-type="float" office:value="195" calcext:value-type="float">
            <text:p>195</text:p>
          </table:table-cell>
          <table:table-cell office:value-type="float" office:value="133" calcext:value-type="float">
            <text:p>133</text:p>
          </table:table-cell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table:formula="of:=SUM([.C1035:.G1035])" office:value-type="float" office:value="1070" calcext:value-type="float">
            <text:p>10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1" calcext:value-type="float">
            <text:p>102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8" calcext:value-type="date">
            <text:p>2021-09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25" calcext:value-type="float">
            <text:p>10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29" calcext:value-type="date">
            <text:p>2021-09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1010" calcext:value-type="float">
            <text:p>101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09-30" calcext:value-type="date">
            <text:p>2021-09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27" calcext:value-type="float">
            <text:p>427</text:p>
          </table:table-cell>
          <table:table-cell office:value-type="float" office:value="79" calcext:value-type="float">
            <text:p>79</text:p>
          </table:table-cell>
          <table:table-cell office:value-type="float" office:value="228" calcext:value-type="float">
            <text:p>228</text:p>
          </table:table-cell>
          <table:table-cell office:value-type="float" office:value="253" calcext:value-type="float">
            <text:p>253</text:p>
          </table:table-cell>
          <table:table-cell office:value-type="float" office:value="13" calcext:value-type="float">
            <text:p>13</text:p>
          </table:table-cell>
          <table:table-cell table:formula="of:=SUM([.C1042:.G1042])" office:value-type="float" office:value="1000" calcext:value-type="float">
            <text:p>10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1" calcext:value-type="date">
            <text:p>2021-10-0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24" calcext:value-type="float">
            <text:p>324</text:p>
          </table:table-cell>
          <table:table-cell office:value-type="float" office:value="199" calcext:value-type="float">
            <text:p>199</text:p>
          </table:table-cell>
          <table:table-cell office:value-type="float" office:value="138" calcext:value-type="float">
            <text:p>138</text:p>
          </table:table-cell>
          <table:table-cell office:value-type="float" office:value="393" calcext:value-type="float">
            <text:p>393</text:p>
          </table:table-cell>
          <table:table-cell office:value-type="float" office:value="22" calcext:value-type="float">
            <text:p>22</text:p>
          </table:table-cell>
          <table:table-cell table:formula="of:=SUM([.C1043:.G1043])" office:value-type="float" office:value="1076" calcext:value-type="float">
            <text:p>10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2" calcext:value-type="date">
            <text:p>2021-10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415" calcext:value-type="float">
            <text:p>415</text:p>
          </table:table-cell>
          <table:table-cell office:value-type="float" office:value="79" calcext:value-type="float">
            <text:p>79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office:value-type="float" office:value="13" calcext:value-type="float">
            <text:p>13</text:p>
          </table:table-cell>
          <table:table-cell table:formula="of:=SUM([.C1046:.G1046])" office:value-type="float" office:value="996" calcext:value-type="float">
            <text:p>9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3" calcext:value-type="date">
            <text:p>2021-10-03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39" calcext:value-type="float">
            <text:p>339</text:p>
          </table:table-cell>
          <table:table-cell office:value-type="float" office:value="201" calcext:value-type="float">
            <text:p>201</text:p>
          </table:table-cell>
          <table:table-cell office:value-type="float" office:value="124" calcext:value-type="float">
            <text:p>124</text:p>
          </table:table-cell>
          <table:table-cell office:value-type="float" office:value="391" calcext:value-type="float">
            <text:p>391</text:p>
          </table:table-cell>
          <table:table-cell office:value-type="float" office:value="22" calcext:value-type="float">
            <text:p>22</text:p>
          </table:table-cell>
          <table:table-cell table:formula="of:=SUM([.C1047:.G1047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6" calcext:value-type="float">
            <text:p>96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4" calcext:value-type="date">
            <text:p>2021-10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5" calcext:value-type="date">
            <text:p>2021-10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5" calcext:value-type="float">
            <text:p>92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6" calcext:value-type="date">
            <text:p>2021-10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7" calcext:value-type="date">
            <text:p>2021-10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8" calcext:value-type="date">
            <text:p>2021-10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7" calcext:value-type="float">
            <text:p>91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09" calcext:value-type="date">
            <text:p>2021-10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0:.G1060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0" calcext:value-type="date">
            <text:p>2021-10-10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1:.G1061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76" calcext:value-type="float">
            <text:p>376</text:p>
          </table:table-cell>
          <table:table-cell office:value-type="float" office:value="67" calcext:value-type="float">
            <text:p>67</text:p>
          </table:table-cell>
          <table:table-cell office:value-type="float" office:value="228" calcext:value-type="float">
            <text:p>228</text:p>
          </table:table-cell>
          <table:table-cell office:value-type="float" office:value="240" calcext:value-type="float">
            <text:p>240</text:p>
          </table:table-cell>
          <table:table-cell office:value-type="float" office:value="11" calcext:value-type="float">
            <text:p>11</text:p>
          </table:table-cell>
          <table:table-cell table:formula="of:=SUM([.C1062:.G106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1" calcext:value-type="date">
            <text:p>2021-10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47" calcext:value-type="float">
            <text:p>347</text:p>
          </table:table-cell>
          <table:table-cell office:value-type="float" office:value="199" calcext:value-type="float">
            <text:p>199</text:p>
          </table:table-cell>
          <table:table-cell office:value-type="float" office:value="136" calcext:value-type="float">
            <text:p>136</text:p>
          </table:table-cell>
          <table:table-cell office:value-type="float" office:value="393" calcext:value-type="float">
            <text:p>393</text:p>
          </table:table-cell>
          <table:table-cell office:value-type="float" office:value="25" calcext:value-type="float">
            <text:p>25</text:p>
          </table:table-cell>
          <table:table-cell table:formula="of:=SUM([.C1063:.G1063])" office:value-type="float" office:value="1100" calcext:value-type="float">
            <text:p>11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1" calcext:value-type="float">
            <text:p>361</text:p>
          </table:table-cell>
          <table:table-cell office:value-type="float" office:value="72" calcext:value-type="float">
            <text:p>72</text:p>
          </table:table-cell>
          <table:table-cell table:number-columns-repeated="2" office:value-type="float" office:value="234" calcext:value-type="float">
            <text:p>234</text:p>
          </table:table-cell>
          <table:table-cell office:value-type="float" office:value="14" calcext:value-type="float">
            <text:p>14</text:p>
          </table:table-cell>
          <table:table-cell table:formula="of:=SUM([.C1064:.G1064])" office:value-type="float" office:value="915" calcext:value-type="float">
            <text:p>91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2" calcext:value-type="date">
            <text:p>2021-10-12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198" calcext:value-type="float">
            <text:p>198</text:p>
          </table:table-cell>
          <table:table-cell office:value-type="float" office:value="125" calcext:value-type="float">
            <text:p>125</text:p>
          </table:table-cell>
          <table:table-cell office:value-type="float" office:value="403" calcext:value-type="float">
            <text:p>403</text:p>
          </table:table-cell>
          <table:table-cell office:value-type="float" office:value="22" calcext:value-type="float">
            <text:p>22</text:p>
          </table:table-cell>
          <table:table-cell table:formula="of:=SUM([.C1065:.G1065])" office:value-type="float" office:value="1112" calcext:value-type="float">
            <text:p>111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6" calcext:value-type="float">
            <text:p>90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3" calcext:value-type="date">
            <text:p>2021-10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3" calcext:value-type="float">
            <text:p>353</text:p>
          </table:table-cell>
          <table:table-cell office:value-type="float" office:value="65" calcext:value-type="float">
            <text:p>65</text:p>
          </table:table-cell>
          <table:table-cell office:value-type="float" office:value="244" calcext:value-type="float">
            <text:p>244</text:p>
          </table:table-cell>
          <table:table-cell office:value-type="float" office:value="236" calcext:value-type="float">
            <text:p>236</text:p>
          </table:table-cell>
          <table:table-cell office:value-type="float" office:value="13" calcext:value-type="float">
            <text:p>13</text:p>
          </table:table-cell>
          <table:table-cell table:formula="of:=SUM([.C1068:.G1068])"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4" calcext:value-type="date">
            <text:p>2021-10-14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72" calcext:value-type="float">
            <text:p>372</text:p>
          </table:table-cell>
          <table:table-cell office:value-type="float" office:value="203" calcext:value-type="float">
            <text:p>203</text:p>
          </table:table-cell>
          <table:table-cell office:value-type="float" office:value="114" calcext:value-type="float">
            <text:p>114</text:p>
          </table:table-cell>
          <table:table-cell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SUM([.C1069:.G1069])" office:value-type="float" office:value="1111" calcext:value-type="float">
            <text:p>11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5" calcext:value-type="date">
            <text:p>2021-10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56" calcext:value-type="float">
            <text:p>356</text:p>
          </table:table-cell>
          <table:table-cell office:value-type="float" office:value="64" calcext:value-type="float">
            <text:p>64</text:p>
          </table:table-cell>
          <table:table-cell office:value-type="float" office:value="250" calcext:value-type="float">
            <text:p>250</text:p>
          </table:table-cell>
          <table:table-cell office:value-type="float" office:value="239" calcext:value-type="float">
            <text:p>239</text:p>
          </table:table-cell>
          <table:table-cell office:value-type="float" office:value="13" calcext:value-type="float">
            <text:p>13</text:p>
          </table:table-cell>
          <table:table-cell table:formula="of:=SUM([.C1072:.G1072])"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6" calcext:value-type="date">
            <text:p>2021-10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64" calcext:value-type="float">
            <text:p>364</text:p>
          </table:table-cell>
          <table:table-cell office:value-type="float" office:value="204" calcext:value-type="float">
            <text:p>204</text:p>
          </table:table-cell>
          <table:table-cell office:value-type="float" office:value="116" calcext:value-type="float">
            <text:p>116</text:p>
          </table:table-cell>
          <table:table-cell office:value-type="float" office:value="397" calcext:value-type="float">
            <text:p>397</text:p>
          </table:table-cell>
          <table:table-cell office:value-type="float" office:value="22" calcext:value-type="float">
            <text:p>22</text:p>
          </table:table-cell>
          <table:table-cell table:formula="of:=SUM([.C1073:.G1073])" office:value-type="float" office:value="1103" calcext:value-type="float">
            <text:p>11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9" calcext:value-type="float">
            <text:p>9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7" calcext:value-type="date">
            <text:p>2021-10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8" calcext:value-type="date">
            <text:p>2021-10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19" calcext:value-type="date">
            <text:p>2021-10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0" calcext:value-type="date">
            <text:p>2021-10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1" calcext:value-type="date">
            <text:p>2021-10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3" calcext:value-type="float">
            <text:p>87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2" calcext:value-type="date">
            <text:p>2021-10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2" calcext:value-type="float">
            <text:p>8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3" calcext:value-type="date">
            <text:p>2021-10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5" calcext:value-type="float">
            <text:p>85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4" calcext:value-type="date">
            <text:p>2021-10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5" calcext:value-type="date">
            <text:p>2021-10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7" calcext:value-type="float">
            <text:p>367</text:p>
          </table:table-cell>
          <table:table-cell office:value-type="float" office:value="58" calcext:value-type="float">
            <text:p>58</text:p>
          </table:table-cell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9" calcext:value-type="float">
            <text:p>9</text:p>
          </table:table-cell>
          <table:table-cell table:formula="of:=SUM([.C1092:.G1092])"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6" calcext:value-type="date">
            <text:p>2021-10-2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5" calcext:value-type="float">
            <text:p>205</text:p>
          </table:table-cell>
          <table:table-cell office:value-type="float" office:value="113" calcext:value-type="float">
            <text:p>113</text:p>
          </table:table-cell>
          <table:table-cell office:value-type="float" office:value="415" calcext:value-type="float">
            <text:p>415</text:p>
          </table:table-cell>
          <table:table-cell office:value-type="float" office:value="26" calcext:value-type="float">
            <text:p>26</text:p>
          </table:table-cell>
          <table:table-cell table:formula="of:=SUM([.C1093:.G1093])" office:value-type="float" office:value="1077" calcext:value-type="float">
            <text:p>10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9" calcext:value-type="float">
            <text:p>87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7" calcext:value-type="date">
            <text:p>2021-10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8" calcext:value-type="date">
            <text:p>2021-10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48" calcext:value-type="float">
            <text:p>84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29" calcext:value-type="date">
            <text:p>2021-10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9" calcext:value-type="float">
            <text:p>85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0" calcext:value-type="date">
            <text:p>2021-10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57" calcext:value-type="float">
            <text:p>8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0-31" calcext:value-type="date">
            <text:p>2021-10-3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0" calcext:value-type="float">
            <text:p>86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1" calcext:value-type="date">
            <text:p>2021-11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2" calcext:value-type="date">
            <text:p>2021-11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4" calcext:value-type="float">
            <text:p>87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3" calcext:value-type="date">
            <text:p>2021-11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1" calcext:value-type="float">
            <text:p>8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4" calcext:value-type="date">
            <text:p>2021-11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5" calcext:value-type="date">
            <text:p>2021-11-0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6" calcext:value-type="date">
            <text:p>2021-11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0" calcext:value-type="float">
            <text:p>360</text:p>
          </table:table-cell>
          <table:table-cell office:value-type="float" office:value="50" calcext:value-type="float">
            <text:p>50</text:p>
          </table:table-cell>
          <table:table-cell office:value-type="float" office:value="232" calcext:value-type="float">
            <text:p>232</text:p>
          </table:table-cell>
          <table:table-cell office:value-type="float" office:value="223" calcext:value-type="float">
            <text:p>223</text:p>
          </table:table-cell>
          <table:table-cell office:value-type="float" office:value="12" calcext:value-type="float">
            <text:p>12</text:p>
          </table:table-cell>
          <table:table-cell table:formula="of:=SUM([.C1116:.G1116])" office:value-type="float" office:value="877" calcext:value-type="float">
            <text:p>8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7" calcext:value-type="date">
            <text:p>2021-11-07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8" calcext:value-type="float">
            <text:p>318</text:p>
          </table:table-cell>
          <table:table-cell office:value-type="float" office:value="200" calcext:value-type="float">
            <text:p>200</text:p>
          </table:table-cell>
          <table:table-cell office:value-type="float" office:value="115" calcext:value-type="float">
            <text:p>115</text:p>
          </table:table-cell>
          <table:table-cell office:value-type="float" office:value="368" calcext:value-type="float">
            <text:p>368</text:p>
          </table:table-cell>
          <table:table-cell office:value-type="float" office:value="17" calcext:value-type="float">
            <text:p>17</text:p>
          </table:table-cell>
          <table:table-cell table:formula="of:=SUM([.C1117:.G1117])" office:value-type="float" office:value="1018" calcext:value-type="float">
            <text:p>101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8" calcext:value-type="date">
            <text:p>2021-11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5" calcext:value-type="float">
            <text:p>90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09" calcext:value-type="date">
            <text:p>2021-11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1" calcext:value-type="float">
            <text:p>89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0" calcext:value-type="date">
            <text:p>2021-11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1" calcext:value-type="date">
            <text:p>2021-11-1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2" calcext:value-type="date">
            <text:p>2021-11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3" calcext:value-type="float">
            <text:p>8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3" calcext:value-type="date">
            <text:p>2021-11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0" calcext:value-type="float">
            <text:p>90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4" calcext:value-type="date">
            <text:p>2021-11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7" calcext:value-type="float">
            <text:p>90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5" calcext:value-type="date">
            <text:p>2021-11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65" calcext:value-type="float">
            <text:p>365</text:p>
          </table:table-cell>
          <table:table-cell office:value-type="float" office:value="53" calcext:value-type="float">
            <text:p>53</text:p>
          </table:table-cell>
          <table:table-cell office:value-type="float" office:value="257" calcext:value-type="float">
            <text:p>257</text:p>
          </table:table-cell>
          <table:table-cell office:value-type="float" office:value="217" calcext:value-type="float">
            <text:p>217</text:p>
          </table:table-cell>
          <table:table-cell office:value-type="float" office:value="16" calcext:value-type="float">
            <text:p>16</text:p>
          </table:table-cell>
          <table:table-cell table:formula="of:=SUM([.C1134:.G1134])" office:value-type="float" office:value="908" calcext:value-type="float">
            <text:p>90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6" calcext:value-type="date">
            <text:p>2021-11-16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316" calcext:value-type="float">
            <text:p>316</text:p>
          </table:table-cell>
          <table:table-cell office:value-type="float" office:value="173" calcext:value-type="float">
            <text:p>173</text:p>
          </table:table-cell>
          <table:table-cell office:value-type="float" office:value="102" calcext:value-type="float">
            <text:p>102</text:p>
          </table:table-cell>
          <table:table-cell office:value-type="float" office:value="352" calcext:value-type="float">
            <text:p>352</text:p>
          </table:table-cell>
          <table:table-cell office:value-type="float" office:value="14" calcext:value-type="float">
            <text:p>14</text:p>
          </table:table-cell>
          <table:table-cell table:formula="of:=SUM([.C1135:.G1135])" office:value-type="float" office:value="957" calcext:value-type="float">
            <text:p>95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8" calcext:value-type="float">
            <text:p>89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7" calcext:value-type="date">
            <text:p>2021-11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0" calcext:value-type="float">
            <text:p>87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8" calcext:value-type="date">
            <text:p>2021-11-1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19" calcext:value-type="date">
            <text:p>2021-11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7" calcext:value-type="float">
            <text:p>8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0" calcext:value-type="date">
            <text:p>2021-11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5" calcext:value-type="float">
            <text:p>88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1" calcext:value-type="date">
            <text:p>2021-11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6" calcext:value-type="float">
            <text:p>89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2" calcext:value-type="date">
            <text:p>2021-11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3" calcext:value-type="float">
            <text:p>90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3" calcext:value-type="date">
            <text:p>2021-11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9" calcext:value-type="float">
            <text:p>89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4" calcext:value-type="date">
            <text:p>2021-11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9" calcext:value-type="float">
            <text:p>92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5" calcext:value-type="date">
            <text:p>2021-11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6" calcext:value-type="date">
            <text:p>2021-11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4" calcext:value-type="float">
            <text:p>95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7" calcext:value-type="date">
            <text:p>2021-11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56" calcext:value-type="float">
            <text:p>9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8" calcext:value-type="date">
            <text:p>2021-11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2" calcext:value-type="float">
            <text:p>96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29" calcext:value-type="date">
            <text:p>2021-11-2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1" calcext:value-type="float">
            <text:p>97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1-30" calcext:value-type="date">
            <text:p>2021-11-3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1" calcext:value-type="date">
            <text:p>2021-12-0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2" calcext:value-type="date">
            <text:p>2021-12-0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7" calcext:value-type="float">
            <text:p>9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3" calcext:value-type="date">
            <text:p>2021-12-0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4" calcext:value-type="date">
            <text:p>2021-12-0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7" calcext:value-type="float">
            <text:p>387</text:p>
          </table:table-cell>
          <table:table-cell office:value-type="float" office:value="68" calcext:value-type="float">
            <text:p>68</text:p>
          </table:table-cell>
          <table:table-cell office:value-type="float" office:value="244" calcext:value-type="float">
            <text:p>244</text:p>
          </table:table-cell>
          <table:table-cell office:value-type="float" office:value="263" calcext:value-type="float">
            <text:p>263</text:p>
          </table:table-cell>
          <table:table-cell office:value-type="float" office:value="16" calcext:value-type="float">
            <text:p>16</text:p>
          </table:table-cell>
          <table:table-cell table:formula="of:=SUM([.C1172:.G1172])" office:value-type="float" office:value="978" calcext:value-type="float">
            <text:p>978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5" calcext:value-type="date">
            <text:p>2021-12-05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5" calcext:value-type="float">
            <text:p>165</text:p>
          </table:table-cell>
          <table:table-cell office:value-type="float" office:value="51" calcext:value-type="float">
            <text:p>51</text:p>
          </table:table-cell>
          <table:table-cell office:value-type="float" office:value="346" calcext:value-type="float">
            <text:p>346</text:p>
          </table:table-cell>
          <table:table-cell office:value-type="float" office:value="14" calcext:value-type="float">
            <text:p>14</text:p>
          </table:table-cell>
          <table:table-cell table:formula="of:=SUM([.C1173:.G1173])" office:value-type="float" office:value="867" calcext:value-type="float">
            <text:p>86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6" calcext:value-type="float">
            <text:p>9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6" calcext:value-type="date">
            <text:p>2021-12-0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7" calcext:value-type="float">
            <text:p>99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7" calcext:value-type="date">
            <text:p>2021-12-0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87" calcext:value-type="float">
            <text:p>98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8" calcext:value-type="date">
            <text:p>2021-12-0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09" calcext:value-type="date">
            <text:p>2021-12-0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93" calcext:value-type="float">
            <text:p>99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0" calcext:value-type="date">
            <text:p>2021-12-1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6" calcext:value-type="float">
            <text:p>386</text:p>
          </table:table-cell>
          <table:table-cell office:value-type="float" office:value="66" calcext:value-type="float">
            <text:p>66</text:p>
          </table:table-cell>
          <table:table-cell office:value-type="float" office:value="248" calcext:value-type="float">
            <text:p>248</text:p>
          </table:table-cell>
          <table:table-cell office:value-type="float" office:value="260" calcext:value-type="float">
            <text:p>260</text:p>
          </table:table-cell>
          <table:table-cell office:value-type="float" office:value="17" calcext:value-type="float">
            <text:p>17</text:p>
          </table:table-cell>
          <table:table-cell table:formula="of:=SUM([.C1184:.G1184])" office:value-type="float" office:value="977" calcext:value-type="float">
            <text:p>977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1" calcext:value-type="date">
            <text:p>2021-12-11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91" calcext:value-type="float">
            <text:p>291</text:p>
          </table:table-cell>
          <table:table-cell office:value-type="float" office:value="167" calcext:value-type="float">
            <text:p>167</text:p>
          </table:table-cell>
          <table:table-cell office:value-type="float" office:value="50" calcext:value-type="float">
            <text:p>50</text:p>
          </table:table-cell>
          <table:table-cell office:value-type="float" office:value="335" calcext:value-type="float">
            <text:p>335</text:p>
          </table:table-cell>
          <table:table-cell office:value-type="float" office:value="13" calcext:value-type="float">
            <text:p>13</text:p>
          </table:table-cell>
          <table:table-cell table:formula="of:=SUM([.C1185:.G1185])" office:value-type="float" office:value="856" calcext:value-type="float">
            <text:p>85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69" calcext:value-type="float">
            <text:p>9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2" calcext:value-type="date">
            <text:p>2021-12-1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75" calcext:value-type="float">
            <text:p>9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3" calcext:value-type="date">
            <text:p>2021-12-1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2" calcext:value-type="float">
            <text:p>94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4" calcext:value-type="date">
            <text:p>2021-12-1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1" calcext:value-type="float">
            <text:p>94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5" calcext:value-type="date">
            <text:p>2021-12-1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3" calcext:value-type="float">
            <text:p>94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6" calcext:value-type="date">
            <text:p>2021-12-1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7" calcext:value-type="date">
            <text:p>2021-12-1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en uso</text:p>
          </table:table-cell>
          <table:table-cell office:value-type="float" office:value="385" calcext:value-type="float">
            <text:p>385</text:p>
          </table:table-cell>
          <table:table-cell office:value-type="float" office:value="61" calcext:value-type="float">
            <text:p>61</text:p>
          </table:table-cell>
          <table:table-cell office:value-type="float" office:value="241" calcext:value-type="float">
            <text:p>241</text:p>
          </table:table-cell>
          <table:table-cell office:value-type="float" office:value="239" calcext:value-type="float">
            <text:p>239</text:p>
          </table:table-cell>
          <table:table-cell office:value-type="float" office:value="14" calcext:value-type="float">
            <text:p>14</text:p>
          </table:table-cell>
          <table:table-cell table:formula="of:=SUM([.C1198:.G1198])" office:value-type="float" office:value="940" calcext:value-type="float">
            <text:p>94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8" calcext:value-type="date">
            <text:p>2021-12-18</text:p>
          </table:table-cell>
          <table:table-cell table:style-name="ce4" office:value-type="string" calcext:value-type="string">
            <text:p>disponible</text:p>
          </table:table-cell>
          <table:table-cell office:value-type="float" office:value="285" calcext:value-type="float">
            <text:p>285</text:p>
          </table:table-cell>
          <table:table-cell office:value-type="float" office:value="176" calcext:value-type="float">
            <text:p>176</text:p>
          </table:table-cell>
          <table:table-cell office:value-type="float" office:value="56" calcext:value-type="float">
            <text:p>56</text:p>
          </table:table-cell>
          <table:table-cell office:value-type="float" office:value="343" calcext:value-type="float">
            <text:p>343</text:p>
          </table:table-cell>
          <table:table-cell office:value-type="float" office:value="16" calcext:value-type="float">
            <text:p>16</text:p>
          </table:table-cell>
          <table:table-cell table:formula="of:=SUM([.C1199:.G1199])" office:value-type="float" office:value="876" calcext:value-type="float">
            <text:p>876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9" calcext:value-type="float">
            <text:p>93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19" calcext:value-type="date">
            <text:p>2021-12-19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34" calcext:value-type="float">
            <text:p>93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0" calcext:value-type="date">
            <text:p>2021-12-20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22" calcext:value-type="float">
            <text:p>92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1" calcext:value-type="date">
            <text:p>2021-12-21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11" calcext:value-type="float">
            <text:p>911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2" calcext:value-type="date">
            <text:p>2021-12-22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90" calcext:value-type="float">
            <text:p>890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3" calcext:value-type="date">
            <text:p>2021-12-23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4" calcext:value-type="float">
            <text:p>884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4" calcext:value-type="date">
            <text:p>2021-12-24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75" calcext:value-type="float">
            <text:p>875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5" calcext:value-type="date">
            <text:p>2021-12-25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69" calcext:value-type="float">
            <text:p>869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6" calcext:value-type="date">
            <text:p>2021-12-26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883" calcext:value-type="float">
            <text:p>883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7" calcext:value-type="date">
            <text:p>2021-12-27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en uso</text:p>
          </table:table-cell>
          <table:table-cell table:number-columns-repeated="5"/>
          <table:table-cell office:value-type="float" office:value="902" calcext:value-type="float">
            <text:p>902</text:p>
          </table:table-cell>
          <table:table-cell table:number-columns-repeated="6"/>
        </table:table-row>
        <table:table-row table:style-name="ro1">
          <table:table-cell table:style-name="ce1" office:value-type="date" office:date-value="2021-12-28" calcext:value-type="date">
            <text:p>2021-12-28</text:p>
          </table:table-cell>
          <table:table-cell table:style-name="ce4" office:value-type="string" calcext:value-type="string">
            <text:p>disponible</text:p>
          </table:table-cell>
          <table:table-cell table:number-columns-repeated="12"/>
        </table:table-row>
        <table:table-row table:style-name="ro1" table:number-rows-repeated="1047356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  <table:database-ranges>
        <table:database-range table:name="__Anonymous_Sheet_DB__0" table:target-range-address="Sheet1.L33:Sheet1.O38" table:contains-header="false">
          <table:sort>
            <table:sort-by table:field-number="3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ans" svg:font-family="Sans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>
      <style:table-cell-properties fo:padding="0.028in" style:rotation-align="none"/>
      <style:text-properties fo:color="#000000" style:font-name="Sans" fo:font-family="Sans" style:font-name-complex="Sans" style:font-family-complex="Sans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6665in" fo:margin-bottom="1.6665in" fo:margin-left="1in" fo:margin-right="1in" style:first-page-number="continue" style:scale-to="100%" style:writing-mode="lr-tb" style:print="annotations charts drawings objects zero-values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09:29:46.704442921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4-27T22:59:06.574377190</meta:creation-date>
    <dc:date>2021-12-29T09:38:14.093809049</dc:date>
    <dc:creator>Jesus Castagnetto</dc:creator>
    <meta:editing-duration>P9DT14H11M14S</meta:editing-duration>
    <meta:editing-cycles>791</meta:editing-cycles>
    <meta:generator>LibreOffice/7.2.3.2$Linux_X86_64 LibreOffice_project/20$Build-2</meta:generator>
    <meta:document-statistic meta:table-count="1" meta:cell-count="7131" meta:object-count="0"/>
  </office:meta>
</office:document-meta>
</file>